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0.852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style:rotation-align="none"/>
    </style:style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-Trial-3-MY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4" table:default-cell-style-name="ce2"/>
        <table:table-column table:style-name="co4" table:default-cell-style-name="ce3"/>
        <table:table-column table:style-name="co4" table:default-cell-style-name="ce55"/>
        <table:table-column table:style-name="co4" table:default-cell-style-name="ce103"/>
        <table:table-column table:style-name="co4" table:default-cell-style-name="ce3"/>
        <table:table-row table:style-name="ro1">
          <table:table-cell office:value-type="string" calcext:value-type="string">
            <text:p>plate_alias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Default" office:value-type="string" calcext:value-type="string">
            <text:p>Neon-raw</text:p>
          </table:table-cell>
          <table:table-cell table:style-name="Default" office:value-type="string" calcext:value-type="string">
            <text:p>Neon-std</text:p>
          </table:table-cell>
          <table:table-cell table:style-name="Default" office:value-type="string" calcext:value-type="string">
            <text:p>neon-od-blanked</text:p>
          </table:table-cell>
          <table:table-cell table:style-name="Default" office:value-type="string" calcext:value-type="string">
            <text:p>Crim-raw</text:p>
          </table:table-cell>
          <table:table-cell table:style-name="Default" office:value-type="string" calcext:value-type="string">
            <text:p>Crim-std</text:p>
          </table:table-cell>
          <table:table-cell table:style-name="Default" office:value-type="string" calcext:value-type="string">
            <text:p>crim-od-blanked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5576" calcext:value-type="float">
            <text:p>65576</text:p>
          </table:table-cell>
          <table:table-cell table:formula="of:=0.000000148*[.D2] + 0.000151317" office:value-type="float" office:value="0.009856565" calcext:value-type="float">
            <text:p>0.009856565</text:p>
          </table:table-cell>
          <table:table-cell table:formula="of:=0.000000148*([.D2]-AVERAGE([.$D$29];[.$D$61];[.$D$33];[.$D$65];[.$D$93];[.$D$97])) + 0.000151317" office:value-type="float" office:value="0.00794013766666667" calcext:value-type="float">
            <text:p>0.007940137666667</text:p>
          </table:table-cell>
          <table:table-cell office:value-type="float" office:value="93144" calcext:value-type="float">
            <text:p>93144</text:p>
          </table:table-cell>
          <table:table-cell table:formula="of:=0.0000015*[.G2]+ 0.0023022" office:value-type="float" office:value="0.1420182" calcext:value-type="float">
            <text:p>0.1420182</text:p>
          </table:table-cell>
          <table:table-cell table:formula="of:=0.0000015*([.G2]-AVERAGE([.$G$29];[.$G$33];[.$G$61];[.$G$65];[.$G$93];[.$G$97]))+ 0.0023022" office:value-type="float" office:value="0.1381572" calcext:value-type="float">
            <text:p>0.138157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52785" calcext:value-type="float">
            <text:p>152785</text:p>
          </table:table-cell>
          <table:table-cell table:formula="of:=0.000000148*[.D3] + 0.000151317" office:value-type="float" office:value="0.022763497" calcext:value-type="float">
            <text:p>0.022763497</text:p>
          </table:table-cell>
          <table:table-cell table:formula="of:=0.000000148*([.D3]-AVERAGE([.$D$29];[.$D$61];[.$D$33];[.$D$65];[.$D$93];[.$D$97])) + 0.000151317" office:value-type="float" office:value="0.0208470696666667" calcext:value-type="float">
            <text:p>0.020847069666667</text:p>
          </table:table-cell>
          <table:table-cell office:value-type="float" office:value="3142" calcext:value-type="float">
            <text:p>3142</text:p>
          </table:table-cell>
          <table:table-cell table:formula="of:=0.0000015*[.G3]+ 0.0023022" office:value-type="float" office:value="0.0070152" calcext:value-type="float">
            <text:p>0.0070152</text:p>
          </table:table-cell>
          <table:table-cell table:formula="of:=0.0000015*([.G3]-AVERAGE([.$G$29];[.$G$33];[.$G$61];[.$G$65];[.$G$93];[.$G$97]))+ 0.0023022" office:value-type="float" office:value="0.0031542" calcext:value-type="float">
            <text:p>0.003154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05244" calcext:value-type="float">
            <text:p>205244</text:p>
          </table:table-cell>
          <table:table-cell table:formula="of:=0.000000148*[.D4] + 0.000151317" office:value-type="float" office:value="0.030527429" calcext:value-type="float">
            <text:p>0.030527429</text:p>
          </table:table-cell>
          <table:table-cell table:formula="of:=0.000000148*([.D4]-AVERAGE([.$D$29];[.$D$61];[.$D$33];[.$D$65];[.$D$93];[.$D$97])) + 0.000151317" office:value-type="float" office:value="0.0286110016666667" calcext:value-type="float">
            <text:p>0.028611001666667</text:p>
          </table:table-cell>
          <table:table-cell office:value-type="float" office:value="2615" calcext:value-type="float">
            <text:p>2615</text:p>
          </table:table-cell>
          <table:table-cell table:formula="of:=0.0000015*[.G4]+ 0.0023022" office:value-type="float" office:value="0.0062247" calcext:value-type="float">
            <text:p>0.0062247</text:p>
          </table:table-cell>
          <table:table-cell table:formula="of:=0.0000015*([.G4]-AVERAGE([.$G$29];[.$G$33];[.$G$61];[.$G$65];[.$G$93];[.$G$97]))+ 0.0023022" office:value-type="float" office:value="0.0023637" calcext:value-type="float">
            <text:p>0.002363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85162" calcext:value-type="float">
            <text:p>285162</text:p>
          </table:table-cell>
          <table:table-cell table:formula="of:=0.000000148*[.D5] + 0.000151317" office:value-type="float" office:value="0.042355293" calcext:value-type="float">
            <text:p>0.042355293</text:p>
          </table:table-cell>
          <table:table-cell table:formula="of:=0.000000148*([.D5]-AVERAGE([.$D$29];[.$D$61];[.$D$33];[.$D$65];[.$D$93];[.$D$97])) + 0.000151317" office:value-type="float" office:value="0.0404388656666667" calcext:value-type="float">
            <text:p>0.040438865666667</text:p>
          </table:table-cell>
          <table:table-cell office:value-type="float" office:value="1309" calcext:value-type="float">
            <text:p>1309</text:p>
          </table:table-cell>
          <table:table-cell table:formula="of:=0.0000015*[.G5]+ 0.0023022" office:value-type="float" office:value="0.0042657" calcext:value-type="float">
            <text:p>0.0042657</text:p>
          </table:table-cell>
          <table:table-cell table:formula="of:=0.0000015*([.G5]-AVERAGE([.$G$29];[.$G$33];[.$G$61];[.$G$65];[.$G$93];[.$G$97]))+ 0.0023022" office:value-type="float" office:value="0.0004047" calcext:value-type="float">
            <text:p>0.000404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0010" calcext:value-type="float">
            <text:p>50010</text:p>
          </table:table-cell>
          <table:table-cell table:formula="of:=0.000000148*[.D6] + 0.000151317" office:value-type="float" office:value="0.007552797" calcext:value-type="float">
            <text:p>0.007552797</text:p>
          </table:table-cell>
          <table:table-cell table:formula="of:=0.000000148*([.D6]-AVERAGE([.$D$29];[.$D$61];[.$D$33];[.$D$65];[.$D$93];[.$D$97])) + 0.000151317" office:value-type="float" office:value="0.00563636966666667" calcext:value-type="float">
            <text:p>0.005636369666667</text:p>
          </table:table-cell>
          <table:table-cell office:value-type="float" office:value="57540" calcext:value-type="float">
            <text:p>57540</text:p>
          </table:table-cell>
          <table:table-cell table:formula="of:=0.0000015*[.G6]+ 0.0023022" office:value-type="float" office:value="0.0886122" calcext:value-type="float">
            <text:p>0.0886122</text:p>
          </table:table-cell>
          <table:table-cell table:formula="of:=0.0000015*([.G6]-AVERAGE([.$G$29];[.$G$33];[.$G$61];[.$G$65];[.$G$93];[.$G$97]))+ 0.0023022" office:value-type="float" office:value="0.0847512" calcext:value-type="float">
            <text:p>0.084751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38323" calcext:value-type="float">
            <text:p>138323</text:p>
          </table:table-cell>
          <table:table-cell table:formula="of:=0.000000148*[.D7] + 0.000151317" office:value-type="float" office:value="0.020623121" calcext:value-type="float">
            <text:p>0.020623121</text:p>
          </table:table-cell>
          <table:table-cell table:formula="of:=0.000000148*([.D7]-AVERAGE([.$D$29];[.$D$61];[.$D$33];[.$D$65];[.$D$93];[.$D$97])) + 0.000151317" office:value-type="float" office:value="0.0187066936666667" calcext:value-type="float">
            <text:p>0.018706693666667</text:p>
          </table:table-cell>
          <table:table-cell office:value-type="float" office:value="3928" calcext:value-type="float">
            <text:p>3928</text:p>
          </table:table-cell>
          <table:table-cell table:formula="of:=0.0000015*[.G7]+ 0.0023022" office:value-type="float" office:value="0.0081942" calcext:value-type="float">
            <text:p>0.0081942</text:p>
          </table:table-cell>
          <table:table-cell table:formula="of:=0.0000015*([.G7]-AVERAGE([.$G$29];[.$G$33];[.$G$61];[.$G$65];[.$G$93];[.$G$97]))+ 0.0023022" office:value-type="float" office:value="0.0043332" calcext:value-type="float">
            <text:p>0.004333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96098" calcext:value-type="float">
            <text:p>196098</text:p>
          </table:table-cell>
          <table:table-cell table:formula="of:=0.000000148*[.D8] + 0.000151317" office:value-type="float" office:value="0.029173821" calcext:value-type="float">
            <text:p>0.029173821</text:p>
          </table:table-cell>
          <table:table-cell table:formula="of:=0.000000148*([.D8]-AVERAGE([.$D$29];[.$D$61];[.$D$33];[.$D$65];[.$D$93];[.$D$97])) + 0.000151317" office:value-type="float" office:value="0.0272573936666667" calcext:value-type="float">
            <text:p>0.027257393666667</text:p>
          </table:table-cell>
          <table:table-cell office:value-type="float" office:value="3662" calcext:value-type="float">
            <text:p>3662</text:p>
          </table:table-cell>
          <table:table-cell table:formula="of:=0.0000015*[.G8]+ 0.0023022" office:value-type="float" office:value="0.0077952" calcext:value-type="float">
            <text:p>0.0077952</text:p>
          </table:table-cell>
          <table:table-cell table:formula="of:=0.0000015*([.G8]-AVERAGE([.$G$29];[.$G$33];[.$G$61];[.$G$65];[.$G$93];[.$G$97]))+ 0.0023022" office:value-type="float" office:value="0.0039342" calcext:value-type="float">
            <text:p>0.003934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155315" calcext:value-type="float">
            <text:p>155315</text:p>
          </table:table-cell>
          <table:table-cell table:formula="of:=0.000000148*[.D9] + 0.000151317" office:value-type="float" office:value="0.023137937" calcext:value-type="float">
            <text:p>0.023137937</text:p>
          </table:table-cell>
          <table:table-cell table:formula="of:=0.000000148*([.D9]-AVERAGE([.$D$29];[.$D$61];[.$D$33];[.$D$65];[.$D$93];[.$D$97])) + 0.000151317" office:value-type="float" office:value="0.0212215096666667" calcext:value-type="float">
            <text:p>0.021221509666667</text:p>
          </table:table-cell>
          <table:table-cell office:value-type="float" office:value="3143" calcext:value-type="float">
            <text:p>3143</text:p>
          </table:table-cell>
          <table:table-cell table:formula="of:=0.0000015*[.G9]+ 0.0023022" office:value-type="float" office:value="0.0070167" calcext:value-type="float">
            <text:p>0.0070167</text:p>
          </table:table-cell>
          <table:table-cell table:formula="of:=0.0000015*([.G9]-AVERAGE([.$G$29];[.$G$33];[.$G$61];[.$G$65];[.$G$93];[.$G$97]))+ 0.0023022" office:value-type="float" office:value="0.0031557" calcext:value-type="float">
            <text:p>0.003155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3928" calcext:value-type="float">
            <text:p>13928</text:p>
          </table:table-cell>
          <table:table-cell table:formula="of:=0.000000148*[.D10] + 0.000151317" office:value-type="float" office:value="0.002212661" calcext:value-type="float">
            <text:p>0.002212661</text:p>
          </table:table-cell>
          <table:table-cell table:formula="of:=0.000000148*([.D10]-AVERAGE([.$D$29];[.$D$61];[.$D$33];[.$D$65];[.$D$93];[.$D$97])) + 0.000151317" office:value-type="float" office:value="0.000296233666666667" calcext:value-type="float">
            <text:p>0.000296233666667</text:p>
          </table:table-cell>
          <table:table-cell table:style-name="ce56" office:value-type="float" office:value="67036" calcext:value-type="float">
            <text:p>67036</text:p>
          </table:table-cell>
          <table:table-cell table:formula="of:=0.0000015*[.G10]+ 0.0023022" office:value-type="float" office:value="0.1028562" calcext:value-type="float">
            <text:p>0.1028562</text:p>
          </table:table-cell>
          <table:table-cell table:formula="of:=0.0000015*([.G10]-AVERAGE([.$G$29];[.$G$33];[.$G$61];[.$G$65];[.$G$93];[.$G$97]))+ 0.0023022" office:value-type="float" office:value="0.0989952" calcext:value-type="float">
            <text:p>0.098995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83913" calcext:value-type="float">
            <text:p>583913</text:p>
          </table:table-cell>
          <table:table-cell table:formula="of:=0.000000148*[.D11] + 0.000151317" office:value-type="float" office:value="0.086570441" calcext:value-type="float">
            <text:p>0.086570441</text:p>
          </table:table-cell>
          <table:table-cell table:formula="of:=0.000000148*([.D11]-AVERAGE([.$D$29];[.$D$61];[.$D$33];[.$D$65];[.$D$93];[.$D$97])) + 0.000151317" office:value-type="float" office:value="0.0846540136666667" calcext:value-type="float">
            <text:p>0.084654013666667</text:p>
          </table:table-cell>
          <table:table-cell table:style-name="ce56" office:value-type="float" office:value="52630" calcext:value-type="float">
            <text:p>52630</text:p>
          </table:table-cell>
          <table:table-cell table:formula="of:=0.0000015*[.G11]+ 0.0023022" office:value-type="float" office:value="0.0812472" calcext:value-type="float">
            <text:p>0.0812472</text:p>
          </table:table-cell>
          <table:table-cell table:formula="of:=0.0000015*([.G11]-AVERAGE([.$G$29];[.$G$33];[.$G$61];[.$G$65];[.$G$93];[.$G$97]))+ 0.0023022" office:value-type="float" office:value="0.0773862" calcext:value-type="float">
            <text:p>0.077386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55753" calcext:value-type="float">
            <text:p>455753</text:p>
          </table:table-cell>
          <table:table-cell table:formula="of:=0.000000148*[.D12] + 0.000151317" office:value-type="float" office:value="0.067602761" calcext:value-type="float">
            <text:p>0.067602761</text:p>
          </table:table-cell>
          <table:table-cell table:formula="of:=0.000000148*([.D12]-AVERAGE([.$D$29];[.$D$61];[.$D$33];[.$D$65];[.$D$93];[.$D$97])) + 0.000151317" office:value-type="float" office:value="0.0656863336666667" calcext:value-type="float">
            <text:p>0.065686333666667</text:p>
          </table:table-cell>
          <table:table-cell table:style-name="ce56" office:value-type="float" office:value="6280" calcext:value-type="float">
            <text:p>6280</text:p>
          </table:table-cell>
          <table:table-cell table:formula="of:=0.0000015*[.G12]+ 0.0023022" office:value-type="float" office:value="0.0117222" calcext:value-type="float">
            <text:p>0.0117222</text:p>
          </table:table-cell>
          <table:table-cell table:formula="of:=0.0000015*([.G12]-AVERAGE([.$G$29];[.$G$33];[.$G$61];[.$G$65];[.$G$93];[.$G$97]))+ 0.0023022" office:value-type="float" office:value="0.0078612" calcext:value-type="float">
            <text:p>0.007861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23487" calcext:value-type="float">
            <text:p>423487</text:p>
          </table:table-cell>
          <table:table-cell table:formula="of:=0.000000148*[.D13] + 0.000151317" office:value-type="float" office:value="0.062827393" calcext:value-type="float">
            <text:p>0.062827393</text:p>
          </table:table-cell>
          <table:table-cell table:formula="of:=0.000000148*([.D13]-AVERAGE([.$D$29];[.$D$61];[.$D$33];[.$D$65];[.$D$93];[.$D$97])) + 0.000151317" office:value-type="float" office:value="0.0609109656666667" calcext:value-type="float">
            <text:p>0.060910965666667</text:p>
          </table:table-cell>
          <table:table-cell table:style-name="ce56" office:value-type="float" office:value="3666" calcext:value-type="float">
            <text:p>3666</text:p>
          </table:table-cell>
          <table:table-cell table:formula="of:=0.0000015*[.G13]+ 0.0023022" office:value-type="float" office:value="0.0078012" calcext:value-type="float">
            <text:p>0.0078012</text:p>
          </table:table-cell>
          <table:table-cell table:formula="of:=0.0000015*([.G13]-AVERAGE([.$G$29];[.$G$33];[.$G$61];[.$G$65];[.$G$93];[.$G$97]))+ 0.0023022" office:value-type="float" office:value="0.0039402" calcext:value-type="float">
            <text:p>0.003940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616" calcext:value-type="float">
            <text:p>18616</text:p>
          </table:table-cell>
          <table:table-cell table:formula="of:=0.000000148*[.D14] + 0.000151317" office:value-type="float" office:value="0.002906485" calcext:value-type="float">
            <text:p>0.002906485</text:p>
          </table:table-cell>
          <table:table-cell table:formula="of:=0.000000148*([.D14]-AVERAGE([.$D$29];[.$D$61];[.$D$33];[.$D$65];[.$D$93];[.$D$97])) + 0.000151317" office:value-type="float" office:value="0.000990057666666667" calcext:value-type="float">
            <text:p>0.000990057666667</text:p>
          </table:table-cell>
          <table:table-cell table:style-name="ce56" office:value-type="float" office:value="142647" calcext:value-type="float">
            <text:p>142647</text:p>
          </table:table-cell>
          <table:table-cell table:formula="of:=0.0000015*[.G14]+ 0.0023022" office:value-type="float" office:value="0.2162727" calcext:value-type="float">
            <text:p>0.2162727</text:p>
          </table:table-cell>
          <table:table-cell table:formula="of:=0.0000015*([.G14]-AVERAGE([.$G$29];[.$G$33];[.$G$61];[.$G$65];[.$G$93];[.$G$97]))+ 0.0023022" office:value-type="float" office:value="0.2124117" calcext:value-type="float">
            <text:p>0.212411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81036" calcext:value-type="float">
            <text:p>281036</text:p>
          </table:table-cell>
          <table:table-cell table:formula="of:=0.000000148*[.D15] + 0.000151317" office:value-type="float" office:value="0.041744645" calcext:value-type="float">
            <text:p>0.041744645</text:p>
          </table:table-cell>
          <table:table-cell table:formula="of:=0.000000148*([.D15]-AVERAGE([.$D$29];[.$D$61];[.$D$33];[.$D$65];[.$D$93];[.$D$97])) + 0.000151317" office:value-type="float" office:value="0.0398282176666667" calcext:value-type="float">
            <text:p>0.039828217666667</text:p>
          </table:table-cell>
          <table:table-cell table:style-name="ce56" office:value-type="float" office:value="108151" calcext:value-type="float">
            <text:p>108151</text:p>
          </table:table-cell>
          <table:table-cell table:formula="of:=0.0000015*[.G15]+ 0.0023022" office:value-type="float" office:value="0.1645287" calcext:value-type="float">
            <text:p>0.1645287</text:p>
          </table:table-cell>
          <table:table-cell table:formula="of:=0.0000015*([.G15]-AVERAGE([.$G$29];[.$G$33];[.$G$61];[.$G$65];[.$G$93];[.$G$97]))+ 0.0023022" office:value-type="float" office:value="0.1606677" calcext:value-type="float">
            <text:p>0.160667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96381" calcext:value-type="float">
            <text:p>396381</text:p>
          </table:table-cell>
          <table:table-cell table:formula="of:=0.000000148*[.D16] + 0.000151317" office:value-type="float" office:value="0.058815705" calcext:value-type="float">
            <text:p>0.058815705</text:p>
          </table:table-cell>
          <table:table-cell table:formula="of:=0.000000148*([.D16]-AVERAGE([.$D$29];[.$D$61];[.$D$33];[.$D$65];[.$D$93];[.$D$97])) + 0.000151317" office:value-type="float" office:value="0.0568992776666667" calcext:value-type="float">
            <text:p>0.056899277666667</text:p>
          </table:table-cell>
          <table:table-cell table:style-name="ce56" office:value-type="float" office:value="4972" calcext:value-type="float">
            <text:p>4972</text:p>
          </table:table-cell>
          <table:table-cell table:formula="of:=0.0000015*[.G16]+ 0.0023022" office:value-type="float" office:value="0.0097602" calcext:value-type="float">
            <text:p>0.0097602</text:p>
          </table:table-cell>
          <table:table-cell table:formula="of:=0.0000015*([.G16]-AVERAGE([.$G$29];[.$G$33];[.$G$61];[.$G$65];[.$G$93];[.$G$97]))+ 0.0023022" office:value-type="float" office:value="0.0058992" calcext:value-type="float">
            <text:p>0.005899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19034" calcext:value-type="float">
            <text:p>119034</text:p>
          </table:table-cell>
          <table:table-cell table:formula="of:=0.000000148*[.D17] + 0.000151317" office:value-type="float" office:value="0.017768349" calcext:value-type="float">
            <text:p>0.017768349</text:p>
          </table:table-cell>
          <table:table-cell table:formula="of:=0.000000148*([.D17]-AVERAGE([.$D$29];[.$D$61];[.$D$33];[.$D$65];[.$D$93];[.$D$97])) + 0.000151317" office:value-type="float" office:value="0.0158519216666667" calcext:value-type="float">
            <text:p>0.015851921666667</text:p>
          </table:table-cell>
          <table:table-cell table:style-name="ce56" office:value-type="float" office:value="1572" calcext:value-type="float">
            <text:p>1572</text:p>
          </table:table-cell>
          <table:table-cell table:formula="of:=0.0000015*[.G17]+ 0.0023022" office:value-type="float" office:value="0.0046602" calcext:value-type="float">
            <text:p>0.0046602</text:p>
          </table:table-cell>
          <table:table-cell table:formula="of:=0.0000015*([.G17]-AVERAGE([.$G$29];[.$G$33];[.$G$61];[.$G$65];[.$G$93];[.$G$97]))+ 0.0023022" office:value-type="float" office:value="0.0007992" calcext:value-type="float">
            <text:p>0.000799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477" calcext:value-type="float">
            <text:p>14477</text:p>
          </table:table-cell>
          <table:table-cell table:formula="of:=0.000000148*[.D18] + 0.000151317" office:value-type="float" office:value="0.002293913" calcext:value-type="float">
            <text:p>0.002293913</text:p>
          </table:table-cell>
          <table:table-cell table:formula="of:=0.000000148*([.D18]-AVERAGE([.$D$29];[.$D$61];[.$D$33];[.$D$65];[.$D$93];[.$D$97])) + 0.000151317" office:value-type="float" office:value="0.000377485666666667" calcext:value-type="float">
            <text:p>0.000377485666667</text:p>
          </table:table-cell>
          <table:table-cell table:style-name="ce57" office:value-type="float" office:value="70356" calcext:value-type="float">
            <text:p>70356</text:p>
          </table:table-cell>
          <table:table-cell table:formula="of:=0.0000015*[.G18]+ 0.0023022" office:value-type="float" office:value="0.1078362" calcext:value-type="float">
            <text:p>0.1078362</text:p>
          </table:table-cell>
          <table:table-cell table:formula="of:=0.0000015*([.G18]-AVERAGE([.$G$29];[.$G$33];[.$G$61];[.$G$65];[.$G$93];[.$G$97]))+ 0.0023022" office:value-type="float" office:value="0.1039752" calcext:value-type="float">
            <text:p>0.103975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4608" calcext:value-type="float">
            <text:p>24608</text:p>
          </table:table-cell>
          <table:table-cell table:formula="of:=0.000000148*[.D19] + 0.000151317" office:value-type="float" office:value="0.003793301" calcext:value-type="float">
            <text:p>0.003793301</text:p>
          </table:table-cell>
          <table:table-cell table:formula="of:=0.000000148*([.D19]-AVERAGE([.$D$29];[.$D$61];[.$D$33];[.$D$65];[.$D$93];[.$D$97])) + 0.000151317" office:value-type="float" office:value="0.00187687366666667" calcext:value-type="float">
            <text:p>0.001876873666667</text:p>
          </table:table-cell>
          <table:table-cell table:style-name="ce57" office:value-type="float" office:value="194285" calcext:value-type="float">
            <text:p>194285</text:p>
          </table:table-cell>
          <table:table-cell table:formula="of:=0.0000015*[.G19]+ 0.0023022" office:value-type="float" office:value="0.2937297" calcext:value-type="float">
            <text:p>0.2937297</text:p>
          </table:table-cell>
          <table:table-cell table:formula="of:=0.0000015*([.G19]-AVERAGE([.$G$29];[.$G$33];[.$G$61];[.$G$65];[.$G$93];[.$G$97]))+ 0.0023022" office:value-type="float" office:value="0.2898687" calcext:value-type="float">
            <text:p>0.289868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71674" calcext:value-type="float">
            <text:p>71674</text:p>
          </table:table-cell>
          <table:table-cell table:formula="of:=0.000000148*[.D20] + 0.000151317" office:value-type="float" office:value="0.010759069" calcext:value-type="float">
            <text:p>0.010759069</text:p>
          </table:table-cell>
          <table:table-cell table:formula="of:=0.000000148*([.D20]-AVERAGE([.$D$29];[.$D$61];[.$D$33];[.$D$65];[.$D$93];[.$D$97])) + 0.000151317" office:value-type="float" office:value="0.00884264166666667" calcext:value-type="float">
            <text:p>0.008842641666667</text:p>
          </table:table-cell>
          <table:table-cell table:style-name="ce57" office:value-type="float" office:value="54443" calcext:value-type="float">
            <text:p>54443</text:p>
          </table:table-cell>
          <table:table-cell table:formula="of:=0.0000015*[.G20]+ 0.0023022" office:value-type="float" office:value="0.0839667" calcext:value-type="float">
            <text:p>0.0839667</text:p>
          </table:table-cell>
          <table:table-cell table:formula="of:=0.0000015*([.G20]-AVERAGE([.$G$29];[.$G$33];[.$G$61];[.$G$65];[.$G$93];[.$G$97]))+ 0.0023022" office:value-type="float" office:value="0.0801057" calcext:value-type="float">
            <text:p>0.080105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19823" calcext:value-type="float">
            <text:p>1219823</text:p>
          </table:table-cell>
          <table:table-cell table:formula="of:=0.000000148*[.D21] + 0.000151317" office:value-type="float" office:value="0.180685121" calcext:value-type="float">
            <text:p>0.180685121</text:p>
          </table:table-cell>
          <table:table-cell table:formula="of:=0.000000148*([.D21]-AVERAGE([.$D$29];[.$D$61];[.$D$33];[.$D$65];[.$D$93];[.$D$97])) + 0.000151317" office:value-type="float" office:value="0.178768693666667" calcext:value-type="float">
            <text:p>0.178768693666667</text:p>
          </table:table-cell>
          <table:table-cell table:style-name="ce57" office:value-type="float" office:value="117586" calcext:value-type="float">
            <text:p>117586</text:p>
          </table:table-cell>
          <table:table-cell table:formula="of:=0.0000015*[.G21]+ 0.0023022" office:value-type="float" office:value="0.1786812" calcext:value-type="float">
            <text:p>0.1786812</text:p>
          </table:table-cell>
          <table:table-cell table:formula="of:=0.0000015*([.G21]-AVERAGE([.$G$29];[.$G$33];[.$G$61];[.$G$65];[.$G$93];[.$G$97]))+ 0.0023022" office:value-type="float" office:value="0.1748202" calcext:value-type="float">
            <text:p>0.174820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032" calcext:value-type="float">
            <text:p>20032</text:p>
          </table:table-cell>
          <table:table-cell table:formula="of:=0.000000148*[.D22] + 0.000151317" office:value-type="float" office:value="0.003116053" calcext:value-type="float">
            <text:p>0.003116053</text:p>
          </table:table-cell>
          <table:table-cell table:formula="of:=0.000000148*([.D22]-AVERAGE([.$D$29];[.$D$61];[.$D$33];[.$D$65];[.$D$93];[.$D$97])) + 0.000151317" office:value-type="float" office:value="0.00119962566666667" calcext:value-type="float">
            <text:p>0.001199625666667</text:p>
          </table:table-cell>
          <table:table-cell table:style-name="ce57" office:value-type="float" office:value="88747" calcext:value-type="float">
            <text:p>88747</text:p>
          </table:table-cell>
          <table:table-cell table:formula="of:=0.0000015*[.G22]+ 0.0023022" office:value-type="float" office:value="0.1354227" calcext:value-type="float">
            <text:p>0.1354227</text:p>
          </table:table-cell>
          <table:table-cell table:formula="of:=0.0000015*([.G22]-AVERAGE([.$G$29];[.$G$33];[.$G$61];[.$G$65];[.$G$93];[.$G$97]))+ 0.0023022" office:value-type="float" office:value="0.1315617" calcext:value-type="float">
            <text:p>0.131561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2695" calcext:value-type="float">
            <text:p>22695</text:p>
          </table:table-cell>
          <table:table-cell table:formula="of:=0.000000148*[.D23] + 0.000151317" office:value-type="float" office:value="0.003510177" calcext:value-type="float">
            <text:p>0.003510177</text:p>
          </table:table-cell>
          <table:table-cell table:formula="of:=0.000000148*([.D23]-AVERAGE([.$D$29];[.$D$61];[.$D$33];[.$D$65];[.$D$93];[.$D$97])) + 0.000151317" office:value-type="float" office:value="0.00159374966666667" calcext:value-type="float">
            <text:p>0.001593749666667</text:p>
          </table:table-cell>
          <table:table-cell table:style-name="ce57" office:value-type="float" office:value="154784" calcext:value-type="float">
            <text:p>154784</text:p>
          </table:table-cell>
          <table:table-cell table:formula="of:=0.0000015*[.G23]+ 0.0023022" office:value-type="float" office:value="0.2344782" calcext:value-type="float">
            <text:p>0.2344782</text:p>
          </table:table-cell>
          <table:table-cell table:formula="of:=0.0000015*([.G23]-AVERAGE([.$G$29];[.$G$33];[.$G$61];[.$G$65];[.$G$93];[.$G$97]))+ 0.0023022" office:value-type="float" office:value="0.2306172" calcext:value-type="float">
            <text:p>0.230617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53804" calcext:value-type="float">
            <text:p>453804</text:p>
          </table:table-cell>
          <table:table-cell table:formula="of:=0.000000148*[.D24] + 0.000151317" office:value-type="float" office:value="0.067314309" calcext:value-type="float">
            <text:p>0.067314309</text:p>
          </table:table-cell>
          <table:table-cell table:formula="of:=0.000000148*([.D24]-AVERAGE([.$D$29];[.$D$61];[.$D$33];[.$D$65];[.$D$93];[.$D$97])) + 0.000151317" office:value-type="float" office:value="0.0653978816666667" calcext:value-type="float">
            <text:p>0.065397881666667</text:p>
          </table:table-cell>
          <table:table-cell table:style-name="ce57" office:value-type="float" office:value="79588" calcext:value-type="float">
            <text:p>79588</text:p>
          </table:table-cell>
          <table:table-cell table:formula="of:=0.0000015*[.G24]+ 0.0023022" office:value-type="float" office:value="0.1216842" calcext:value-type="float">
            <text:p>0.1216842</text:p>
          </table:table-cell>
          <table:table-cell table:formula="of:=0.0000015*([.G24]-AVERAGE([.$G$29];[.$G$33];[.$G$61];[.$G$65];[.$G$93];[.$G$97]))+ 0.0023022" office:value-type="float" office:value="0.1178232" calcext:value-type="float">
            <text:p>0.117823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28520" calcext:value-type="float">
            <text:p>228520</text:p>
          </table:table-cell>
          <table:table-cell table:formula="of:=0.000000148*[.D25] + 0.000151317" office:value-type="float" office:value="0.033972277" calcext:value-type="float">
            <text:p>0.033972277</text:p>
          </table:table-cell>
          <table:table-cell table:formula="of:=0.000000148*([.D25]-AVERAGE([.$D$29];[.$D$61];[.$D$33];[.$D$65];[.$D$93];[.$D$97])) + 0.000151317" office:value-type="float" office:value="0.0320558496666667" calcext:value-type="float">
            <text:p>0.032055849666667</text:p>
          </table:table-cell>
          <table:table-cell table:style-name="ce57" office:value-type="float" office:value="1310" calcext:value-type="float">
            <text:p>1310</text:p>
          </table:table-cell>
          <table:table-cell table:formula="of:=0.0000015*[.G25]+ 0.0023022" office:value-type="float" office:value="0.0042672" calcext:value-type="float">
            <text:p>0.0042672</text:p>
          </table:table-cell>
          <table:table-cell table:formula="of:=0.0000015*([.G25]-AVERAGE([.$G$29];[.$G$33];[.$G$61];[.$G$65];[.$G$93];[.$G$97]))+ 0.0023022" office:value-type="float" office:value="0.0004062" calcext:value-type="float">
            <text:p>0.000406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8844" calcext:value-type="float">
            <text:p>18844</text:p>
          </table:table-cell>
          <table:table-cell table:formula="of:=0.000000148*[.D26] + 0.000151317" office:value-type="float" office:value="0.002940229" calcext:value-type="float">
            <text:p>0.002940229</text:p>
          </table:table-cell>
          <table:table-cell table:formula="of:=0.000000148*([.D26]-AVERAGE([.$D$29];[.$D$61];[.$D$33];[.$D$65];[.$D$93];[.$D$97])) + 0.000151317" office:value-type="float" office:value="0.00102380166666667" calcext:value-type="float">
            <text:p>0.001023801666667</text:p>
          </table:table-cell>
          <table:table-cell table:style-name="ce58" office:value-type="float" office:value="122402" calcext:value-type="float">
            <text:p>122402</text:p>
          </table:table-cell>
          <table:table-cell table:formula="of:=0.0000015*[.G26]+ 0.0023022" office:value-type="float" office:value="0.1859052" calcext:value-type="float">
            <text:p>0.1859052</text:p>
          </table:table-cell>
          <table:table-cell table:formula="of:=0.0000015*([.G26]-AVERAGE([.$G$29];[.$G$33];[.$G$61];[.$G$65];[.$G$93];[.$G$97]))+ 0.0023022" office:value-type="float" office:value="0.1820442" calcext:value-type="float">
            <text:p>0.182044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6308" calcext:value-type="float">
            <text:p>26308</text:p>
          </table:table-cell>
          <table:table-cell table:formula="of:=0.000000148*[.D27] + 0.000151317" office:value-type="float" office:value="0.004044901" calcext:value-type="float">
            <text:p>0.004044901</text:p>
          </table:table-cell>
          <table:table-cell table:formula="of:=0.000000148*([.D27]-AVERAGE([.$D$29];[.$D$61];[.$D$33];[.$D$65];[.$D$93];[.$D$97])) + 0.000151317" office:value-type="float" office:value="0.00212847366666667" calcext:value-type="float">
            <text:p>0.002128473666667</text:p>
          </table:table-cell>
          <table:table-cell table:style-name="ce58" office:value-type="float" office:value="120431" calcext:value-type="float">
            <text:p>120431</text:p>
          </table:table-cell>
          <table:table-cell table:formula="of:=0.0000015*[.G27]+ 0.0023022" office:value-type="float" office:value="0.1829487" calcext:value-type="float">
            <text:p>0.1829487</text:p>
          </table:table-cell>
          <table:table-cell table:formula="of:=0.0000015*([.G27]-AVERAGE([.$G$29];[.$G$33];[.$G$61];[.$G$65];[.$G$93];[.$G$97]))+ 0.0023022" office:value-type="float" office:value="0.1790877" calcext:value-type="float">
            <text:p>0.179087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2233" calcext:value-type="float">
            <text:p>32233</text:p>
          </table:table-cell>
          <table:table-cell table:formula="of:=0.000000148*[.D28] + 0.000151317" office:value-type="float" office:value="0.004921801" calcext:value-type="float">
            <text:p>0.004921801</text:p>
          </table:table-cell>
          <table:table-cell table:formula="of:=0.000000148*([.D28]-AVERAGE([.$D$29];[.$D$61];[.$D$33];[.$D$65];[.$D$93];[.$D$97])) + 0.000151317" office:value-type="float" office:value="0.00300537366666667" calcext:value-type="float">
            <text:p>0.003005373666667</text:p>
          </table:table-cell>
          <table:table-cell table:style-name="ce58" office:value-type="float" office:value="201066" calcext:value-type="float">
            <text:p>201066</text:p>
          </table:table-cell>
          <table:table-cell table:formula="of:=0.0000015*[.G28]+ 0.0023022" office:value-type="float" office:value="0.3039012" calcext:value-type="float">
            <text:p>0.3039012</text:p>
          </table:table-cell>
          <table:table-cell table:formula="of:=0.0000015*([.G28]-AVERAGE([.$G$29];[.$G$33];[.$G$61];[.$G$65];[.$G$93];[.$G$97]))+ 0.0023022" office:value-type="float" office:value="0.3000402" calcext:value-type="float">
            <text:p>0.300040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693" calcext:value-type="float">
            <text:p>12693</text:p>
          </table:table-cell>
          <table:table-cell table:formula="of:=0.000000148*[.D29] + 0.000151317" office:value-type="float" office:value="0.002029881" calcext:value-type="float">
            <text:p>0.002029881</text:p>
          </table:table-cell>
          <table:table-cell table:formula="of:=0.000000148*([.D29]-AVERAGE([.$D$29];[.$D$61];[.$D$33];[.$D$65];[.$D$93];[.$D$97])) + 0.000151317" office:value-type="float" office:value="0.000113453666666667" calcext:value-type="float">
            <text:p>0.000113453666667</text:p>
          </table:table-cell>
          <table:table-cell table:style-name="ce58" office:value-type="float" office:value="1833" calcext:value-type="float">
            <text:p>1833</text:p>
          </table:table-cell>
          <table:table-cell table:formula="of:=0.0000015*[.G29]+ 0.0023022" office:value-type="float" office:value="0.0050517" calcext:value-type="float">
            <text:p>0.0050517</text:p>
          </table:table-cell>
          <table:table-cell table:formula="of:=0.0000015*([.G29]-AVERAGE([.$G$29];[.$G$33];[.$G$61];[.$G$65];[.$G$93];[.$G$97]))+ 0.0023022" office:value-type="float" office:value="0.0011907" calcext:value-type="float">
            <text:p>0.001190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0168" calcext:value-type="float">
            <text:p>20168</text:p>
          </table:table-cell>
          <table:table-cell table:formula="of:=0.000000148*[.D30] + 0.000151317" office:value-type="float" office:value="0.003136181" calcext:value-type="float">
            <text:p>0.003136181</text:p>
          </table:table-cell>
          <table:table-cell table:formula="of:=0.000000148*([.D30]-AVERAGE([.$D$29];[.$D$61];[.$D$33];[.$D$65];[.$D$93];[.$D$97])) + 0.000151317" office:value-type="float" office:value="0.00121975366666667" calcext:value-type="float">
            <text:p>0.001219753666667</text:p>
          </table:table-cell>
          <table:table-cell table:style-name="ce58" office:value-type="float" office:value="110741" calcext:value-type="float">
            <text:p>110741</text:p>
          </table:table-cell>
          <table:table-cell table:formula="of:=0.0000015*[.G30]+ 0.0023022" office:value-type="float" office:value="0.1684137" calcext:value-type="float">
            <text:p>0.1684137</text:p>
          </table:table-cell>
          <table:table-cell table:formula="of:=0.0000015*([.G30]-AVERAGE([.$G$29];[.$G$33];[.$G$61];[.$G$65];[.$G$93];[.$G$97]))+ 0.0023022" office:value-type="float" office:value="0.1645527" calcext:value-type="float">
            <text:p>0.164552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1212" calcext:value-type="float">
            <text:p>21212</text:p>
          </table:table-cell>
          <table:table-cell table:formula="of:=0.000000148*[.D31] + 0.000151317" office:value-type="float" office:value="0.003290693" calcext:value-type="float">
            <text:p>0.003290693</text:p>
          </table:table-cell>
          <table:table-cell table:formula="of:=0.000000148*([.D31]-AVERAGE([.$D$29];[.$D$61];[.$D$33];[.$D$65];[.$D$93];[.$D$97])) + 0.000151317" office:value-type="float" office:value="0.00137426566666667" calcext:value-type="float">
            <text:p>0.001374265666667</text:p>
          </table:table-cell>
          <table:table-cell table:style-name="ce58" office:value-type="float" office:value="147709" calcext:value-type="float">
            <text:p>147709</text:p>
          </table:table-cell>
          <table:table-cell table:formula="of:=0.0000015*[.G31]+ 0.0023022" office:value-type="float" office:value="0.2238657" calcext:value-type="float">
            <text:p>0.2238657</text:p>
          </table:table-cell>
          <table:table-cell table:formula="of:=0.0000015*([.G31]-AVERAGE([.$G$29];[.$G$33];[.$G$61];[.$G$65];[.$G$93];[.$G$97]))+ 0.0023022" office:value-type="float" office:value="0.2200047" calcext:value-type="float">
            <text:p>0.220004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9385" calcext:value-type="float">
            <text:p>19385</text:p>
          </table:table-cell>
          <table:table-cell table:formula="of:=0.000000148*[.D32] + 0.000151317" office:value-type="float" office:value="0.003020297" calcext:value-type="float">
            <text:p>0.003020297</text:p>
          </table:table-cell>
          <table:table-cell table:formula="of:=0.000000148*([.D32]-AVERAGE([.$D$29];[.$D$61];[.$D$33];[.$D$65];[.$D$93];[.$D$97])) + 0.000151317" office:value-type="float" office:value="0.00110386966666667" calcext:value-type="float">
            <text:p>0.001103869666667</text:p>
          </table:table-cell>
          <table:table-cell table:style-name="ce58" office:value-type="float" office:value="140091" calcext:value-type="float">
            <text:p>140091</text:p>
          </table:table-cell>
          <table:table-cell table:formula="of:=0.0000015*[.G32]+ 0.0023022" office:value-type="float" office:value="0.2124387" calcext:value-type="float">
            <text:p>0.2124387</text:p>
          </table:table-cell>
          <table:table-cell table:formula="of:=0.0000015*([.G32]-AVERAGE([.$G$29];[.$G$33];[.$G$61];[.$G$65];[.$G$93];[.$G$97]))+ 0.0023022" office:value-type="float" office:value="0.2085777" calcext:value-type="float">
            <text:p>0.208577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895" calcext:value-type="float">
            <text:p>12895</text:p>
          </table:table-cell>
          <table:table-cell table:formula="of:=0.000000148*[.D33] + 0.000151317" office:value-type="float" office:value="0.002059777" calcext:value-type="float">
            <text:p>0.002059777</text:p>
          </table:table-cell>
          <table:table-cell table:formula="of:=0.000000148*([.D33]-AVERAGE([.$D$29];[.$D$61];[.$D$33];[.$D$65];[.$D$93];[.$D$97])) + 0.000151317" office:value-type="float" office:value="0.000143349666666667" calcext:value-type="float">
            <text:p>0.000143349666667</text:p>
          </table:table-cell>
          <table:table-cell table:style-name="ce58" office:value-type="float" office:value="3405" calcext:value-type="float">
            <text:p>3405</text:p>
          </table:table-cell>
          <table:table-cell table:formula="of:=0.0000015*[.G33]+ 0.0023022" office:value-type="float" office:value="0.0074097" calcext:value-type="float">
            <text:p>0.0074097</text:p>
          </table:table-cell>
          <table:table-cell table:formula="of:=0.0000015*([.G33]-AVERAGE([.$G$29];[.$G$33];[.$G$61];[.$G$65];[.$G$93];[.$G$97]))+ 0.0023022" office:value-type="float" office:value="0.0035487" calcext:value-type="float">
            <text:p>0.003548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24727" calcext:value-type="float">
            <text:p>224727</text:p>
          </table:table-cell>
          <table:table-cell table:formula="of:=0.000000148*[.D34] + 0.000151317" office:value-type="float" office:value="0.033410913" calcext:value-type="float">
            <text:p>0.033410913</text:p>
          </table:table-cell>
          <table:table-cell table:formula="of:=0.000000148*([.D34]-AVERAGE([.$D$29];[.$D$61];[.$D$33];[.$D$65];[.$D$93];[.$D$97])) + 0.000151317" office:value-type="float" office:value="0.0314944856666667" calcext:value-type="float">
            <text:p>0.031494485666667</text:p>
          </table:table-cell>
          <table:table-cell table:style-name="ce59" office:value-type="float" office:value="69218" calcext:value-type="float">
            <text:p>69218</text:p>
          </table:table-cell>
          <table:table-cell table:formula="of:=0.0000015*[.G34]+ 0.0023022" office:value-type="float" office:value="0.1061292" calcext:value-type="float">
            <text:p>0.1061292</text:p>
          </table:table-cell>
          <table:table-cell table:formula="of:=0.0000015*([.G34]-AVERAGE([.$G$29];[.$G$33];[.$G$61];[.$G$65];[.$G$93];[.$G$97]))+ 0.0023022" office:value-type="float" office:value="0.1022682" calcext:value-type="float">
            <text:p>0.102268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59234" calcext:value-type="float">
            <text:p>159234</text:p>
          </table:table-cell>
          <table:table-cell table:formula="of:=0.000000148*[.D35] + 0.000151317" office:value-type="float" office:value="0.023717949" calcext:value-type="float">
            <text:p>0.023717949</text:p>
          </table:table-cell>
          <table:table-cell table:formula="of:=0.000000148*([.D35]-AVERAGE([.$D$29];[.$D$61];[.$D$33];[.$D$65];[.$D$93];[.$D$97])) + 0.000151317" office:value-type="float" office:value="0.0218015216666667" calcext:value-type="float">
            <text:p>0.021801521666667</text:p>
          </table:table-cell>
          <table:table-cell table:style-name="ce59" office:value-type="float" office:value="1833" calcext:value-type="float">
            <text:p>1833</text:p>
          </table:table-cell>
          <table:table-cell table:formula="of:=0.0000015*[.G35]+ 0.0023022" office:value-type="float" office:value="0.0050517" calcext:value-type="float">
            <text:p>0.0050517</text:p>
          </table:table-cell>
          <table:table-cell table:formula="of:=0.0000015*([.G35]-AVERAGE([.$G$29];[.$G$33];[.$G$61];[.$G$65];[.$G$93];[.$G$97]))+ 0.0023022" office:value-type="float" office:value="0.0011907" calcext:value-type="float">
            <text:p>0.001190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73897" calcext:value-type="float">
            <text:p>573897</text:p>
          </table:table-cell>
          <table:table-cell table:formula="of:=0.000000148*[.D36] + 0.000151317" office:value-type="float" office:value="0.085088073" calcext:value-type="float">
            <text:p>0.085088073</text:p>
          </table:table-cell>
          <table:table-cell table:formula="of:=0.000000148*([.D36]-AVERAGE([.$D$29];[.$D$61];[.$D$33];[.$D$65];[.$D$93];[.$D$97])) + 0.000151317" office:value-type="float" office:value="0.0831716456666667" calcext:value-type="float">
            <text:p>0.083171645666667</text:p>
          </table:table-cell>
          <table:table-cell table:style-name="ce59" office:value-type="float" office:value="2094" calcext:value-type="float">
            <text:p>2094</text:p>
          </table:table-cell>
          <table:table-cell table:formula="of:=0.0000015*[.G36]+ 0.0023022" office:value-type="float" office:value="0.0054432" calcext:value-type="float">
            <text:p>0.0054432</text:p>
          </table:table-cell>
          <table:table-cell table:formula="of:=0.0000015*([.G36]-AVERAGE([.$G$29];[.$G$33];[.$G$61];[.$G$65];[.$G$93];[.$G$97]))+ 0.0023022" office:value-type="float" office:value="0.0015822" calcext:value-type="float">
            <text:p>0.001582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98756" calcext:value-type="float">
            <text:p>98756</text:p>
          </table:table-cell>
          <table:table-cell table:formula="of:=0.000000148*[.D37] + 0.000151317" office:value-type="float" office:value="0.014767205" calcext:value-type="float">
            <text:p>0.014767205</text:p>
          </table:table-cell>
          <table:table-cell table:formula="of:=0.000000148*([.D37]-AVERAGE([.$D$29];[.$D$61];[.$D$33];[.$D$65];[.$D$93];[.$D$97])) + 0.000151317" office:value-type="float" office:value="0.0128507776666667" calcext:value-type="float">
            <text:p>0.012850777666667</text:p>
          </table:table-cell>
          <table:table-cell table:style-name="ce59" office:value-type="float" office:value="4190" calcext:value-type="float">
            <text:p>4190</text:p>
          </table:table-cell>
          <table:table-cell table:formula="of:=0.0000015*[.G37]+ 0.0023022" office:value-type="float" office:value="0.0085872" calcext:value-type="float">
            <text:p>0.0085872</text:p>
          </table:table-cell>
          <table:table-cell table:formula="of:=0.0000015*([.G37]-AVERAGE([.$G$29];[.$G$33];[.$G$61];[.$G$65];[.$G$93];[.$G$97]))+ 0.0023022" office:value-type="float" office:value="0.0047262" calcext:value-type="float">
            <text:p>0.004726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8836" calcext:value-type="float">
            <text:p>68836</text:p>
          </table:table-cell>
          <table:table-cell table:formula="of:=0.000000148*[.D38] + 0.000151317" office:value-type="float" office:value="0.010339045" calcext:value-type="float">
            <text:p>0.010339045</text:p>
          </table:table-cell>
          <table:table-cell table:formula="of:=0.000000148*([.D38]-AVERAGE([.$D$29];[.$D$61];[.$D$33];[.$D$65];[.$D$93];[.$D$97])) + 0.000151317" office:value-type="float" office:value="0.00842261766666667" calcext:value-type="float">
            <text:p>0.008422617666667</text:p>
          </table:table-cell>
          <table:table-cell table:style-name="ce59" office:value-type="float" office:value="67556" calcext:value-type="float">
            <text:p>67556</text:p>
          </table:table-cell>
          <table:table-cell table:formula="of:=0.0000015*[.G38]+ 0.0023022" office:value-type="float" office:value="0.1036362" calcext:value-type="float">
            <text:p>0.1036362</text:p>
          </table:table-cell>
          <table:table-cell table:formula="of:=0.0000015*([.G38]-AVERAGE([.$G$29];[.$G$33];[.$G$61];[.$G$65];[.$G$93];[.$G$97]))+ 0.0023022" office:value-type="float" office:value="0.0997752" calcext:value-type="float">
            <text:p>0.099775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43474" calcext:value-type="float">
            <text:p>343474</text:p>
          </table:table-cell>
          <table:table-cell table:formula="of:=0.000000148*[.D39] + 0.000151317" office:value-type="float" office:value="0.050985469" calcext:value-type="float">
            <text:p>0.050985469</text:p>
          </table:table-cell>
          <table:table-cell table:formula="of:=0.000000148*([.D39]-AVERAGE([.$D$29];[.$D$61];[.$D$33];[.$D$65];[.$D$93];[.$D$97])) + 0.000151317" office:value-type="float" office:value="0.0490690416666667" calcext:value-type="float">
            <text:p>0.049069041666667</text:p>
          </table:table-cell>
          <table:table-cell table:style-name="ce59" office:value-type="float" office:value="4714" calcext:value-type="float">
            <text:p>4714</text:p>
          </table:table-cell>
          <table:table-cell table:formula="of:=0.0000015*[.G39]+ 0.0023022" office:value-type="float" office:value="0.0093732" calcext:value-type="float">
            <text:p>0.0093732</text:p>
          </table:table-cell>
          <table:table-cell table:formula="of:=0.0000015*([.G39]-AVERAGE([.$G$29];[.$G$33];[.$G$61];[.$G$65];[.$G$93];[.$G$97]))+ 0.0023022" office:value-type="float" office:value="0.0055122" calcext:value-type="float">
            <text:p>0.005512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35218" calcext:value-type="float">
            <text:p>335218</text:p>
          </table:table-cell>
          <table:table-cell table:formula="of:=0.000000148*[.D40] + 0.000151317" office:value-type="float" office:value="0.049763581" calcext:value-type="float">
            <text:p>0.049763581</text:p>
          </table:table-cell>
          <table:table-cell table:formula="of:=0.000000148*([.D40]-AVERAGE([.$D$29];[.$D$61];[.$D$33];[.$D$65];[.$D$93];[.$D$97])) + 0.000151317" office:value-type="float" office:value="0.0478471536666667" calcext:value-type="float">
            <text:p>0.047847153666667</text:p>
          </table:table-cell>
          <table:table-cell table:style-name="ce59" office:value-type="float" office:value="3404" calcext:value-type="float">
            <text:p>3404</text:p>
          </table:table-cell>
          <table:table-cell table:formula="of:=0.0000015*[.G40]+ 0.0023022" office:value-type="float" office:value="0.0074082" calcext:value-type="float">
            <text:p>0.0074082</text:p>
          </table:table-cell>
          <table:table-cell table:formula="of:=0.0000015*([.G40]-AVERAGE([.$G$29];[.$G$33];[.$G$61];[.$G$65];[.$G$93];[.$G$97]))+ 0.0023022" office:value-type="float" office:value="0.0035472" calcext:value-type="float">
            <text:p>0.003547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92451" calcext:value-type="float">
            <text:p>192451</text:p>
          </table:table-cell>
          <table:table-cell table:formula="of:=0.000000148*[.D41] + 0.000151317" office:value-type="float" office:value="0.028634065" calcext:value-type="float">
            <text:p>0.028634065</text:p>
          </table:table-cell>
          <table:table-cell table:formula="of:=0.000000148*([.D41]-AVERAGE([.$D$29];[.$D$61];[.$D$33];[.$D$65];[.$D$93];[.$D$97])) + 0.000151317" office:value-type="float" office:value="0.0267176376666667" calcext:value-type="float">
            <text:p>0.026717637666667</text:p>
          </table:table-cell>
          <table:table-cell table:style-name="ce59" office:value-type="float" office:value="4714" calcext:value-type="float">
            <text:p>4714</text:p>
          </table:table-cell>
          <table:table-cell table:formula="of:=0.0000015*[.G41]+ 0.0023022" office:value-type="float" office:value="0.0093732" calcext:value-type="float">
            <text:p>0.0093732</text:p>
          </table:table-cell>
          <table:table-cell table:formula="of:=0.0000015*([.G41]-AVERAGE([.$G$29];[.$G$33];[.$G$61];[.$G$65];[.$G$93];[.$G$97]))+ 0.0023022" office:value-type="float" office:value="0.0055122" calcext:value-type="float">
            <text:p>0.005512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5804" calcext:value-type="float">
            <text:p>15804</text:p>
          </table:table-cell>
          <table:table-cell table:formula="of:=0.000000148*[.D42] + 0.000151317" office:value-type="float" office:value="0.002490309" calcext:value-type="float">
            <text:p>0.002490309</text:p>
          </table:table-cell>
          <table:table-cell table:formula="of:=0.000000148*([.D42]-AVERAGE([.$D$29];[.$D$61];[.$D$33];[.$D$65];[.$D$93];[.$D$97])) + 0.000151317" office:value-type="float" office:value="0.000573881666666667" calcext:value-type="float">
            <text:p>0.000573881666667</text:p>
          </table:table-cell>
          <table:table-cell table:style-name="ce60" office:value-type="float" office:value="69771" calcext:value-type="float">
            <text:p>69771</text:p>
          </table:table-cell>
          <table:table-cell table:formula="of:=0.0000015*[.G42]+ 0.0023022" office:value-type="float" office:value="0.1069587" calcext:value-type="float">
            <text:p>0.1069587</text:p>
          </table:table-cell>
          <table:table-cell table:formula="of:=0.0000015*([.G42]-AVERAGE([.$G$29];[.$G$33];[.$G$61];[.$G$65];[.$G$93];[.$G$97]))+ 0.0023022" office:value-type="float" office:value="0.1030977" calcext:value-type="float">
            <text:p>0.103097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27122" calcext:value-type="float">
            <text:p>227122</text:p>
          </table:table-cell>
          <table:table-cell table:formula="of:=0.000000148*[.D43] + 0.000151317" office:value-type="float" office:value="0.033765373" calcext:value-type="float">
            <text:p>0.033765373</text:p>
          </table:table-cell>
          <table:table-cell table:formula="of:=0.000000148*([.D43]-AVERAGE([.$D$29];[.$D$61];[.$D$33];[.$D$65];[.$D$93];[.$D$97])) + 0.000151317" office:value-type="float" office:value="0.0318489456666667" calcext:value-type="float">
            <text:p>0.031848945666667</text:p>
          </table:table-cell>
          <table:table-cell table:style-name="ce60" office:value-type="float" office:value="15707" calcext:value-type="float">
            <text:p>15707</text:p>
          </table:table-cell>
          <table:table-cell table:formula="of:=0.0000015*[.G43]+ 0.0023022" office:value-type="float" office:value="0.0258627" calcext:value-type="float">
            <text:p>0.0258627</text:p>
          </table:table-cell>
          <table:table-cell table:formula="of:=0.0000015*([.G43]-AVERAGE([.$G$29];[.$G$33];[.$G$61];[.$G$65];[.$G$93];[.$G$97]))+ 0.0023022" office:value-type="float" office:value="0.0220017" calcext:value-type="float">
            <text:p>0.022001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18973" calcext:value-type="float">
            <text:p>218973</text:p>
          </table:table-cell>
          <table:table-cell table:formula="of:=0.000000148*[.D44] + 0.000151317" office:value-type="float" office:value="0.032559321" calcext:value-type="float">
            <text:p>0.032559321</text:p>
          </table:table-cell>
          <table:table-cell table:formula="of:=0.000000148*([.D44]-AVERAGE([.$D$29];[.$D$61];[.$D$33];[.$D$65];[.$D$93];[.$D$97])) + 0.000151317" office:value-type="float" office:value="0.0306428936666667" calcext:value-type="float">
            <text:p>0.030642893666667</text:p>
          </table:table-cell>
          <table:table-cell table:style-name="ce60" office:value-type="float" office:value="3665" calcext:value-type="float">
            <text:p>3665</text:p>
          </table:table-cell>
          <table:table-cell table:formula="of:=0.0000015*[.G44]+ 0.0023022" office:value-type="float" office:value="0.0077997" calcext:value-type="float">
            <text:p>0.0077997</text:p>
          </table:table-cell>
          <table:table-cell table:formula="of:=0.0000015*([.G44]-AVERAGE([.$G$29];[.$G$33];[.$G$61];[.$G$65];[.$G$93];[.$G$97]))+ 0.0023022" office:value-type="float" office:value="0.0039387" calcext:value-type="float">
            <text:p>0.003938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71285" calcext:value-type="float">
            <text:p>271285</text:p>
          </table:table-cell>
          <table:table-cell table:formula="of:=0.000000148*[.D45] + 0.000151317" office:value-type="float" office:value="0.040301497" calcext:value-type="float">
            <text:p>0.040301497</text:p>
          </table:table-cell>
          <table:table-cell table:formula="of:=0.000000148*([.D45]-AVERAGE([.$D$29];[.$D$61];[.$D$33];[.$D$65];[.$D$93];[.$D$97])) + 0.000151317" office:value-type="float" office:value="0.0383850696666667" calcext:value-type="float">
            <text:p>0.038385069666667</text:p>
          </table:table-cell>
          <table:table-cell table:style-name="ce60" office:value-type="float" office:value="3142" calcext:value-type="float">
            <text:p>3142</text:p>
          </table:table-cell>
          <table:table-cell table:formula="of:=0.0000015*[.G45]+ 0.0023022" office:value-type="float" office:value="0.0070152" calcext:value-type="float">
            <text:p>0.0070152</text:p>
          </table:table-cell>
          <table:table-cell table:formula="of:=0.0000015*([.G45]-AVERAGE([.$G$29];[.$G$33];[.$G$61];[.$G$65];[.$G$93];[.$G$97]))+ 0.0023022" office:value-type="float" office:value="0.0031542" calcext:value-type="float">
            <text:p>0.003154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2354" calcext:value-type="float">
            <text:p>22354</text:p>
          </table:table-cell>
          <table:table-cell table:formula="of:=0.000000148*[.D46] + 0.000151317" office:value-type="float" office:value="0.003459709" calcext:value-type="float">
            <text:p>0.003459709</text:p>
          </table:table-cell>
          <table:table-cell table:formula="of:=0.000000148*([.D46]-AVERAGE([.$D$29];[.$D$61];[.$D$33];[.$D$65];[.$D$93];[.$D$97])) + 0.000151317" office:value-type="float" office:value="0.00154328166666667" calcext:value-type="float">
            <text:p>0.001543281666667</text:p>
          </table:table-cell>
          <table:table-cell table:style-name="ce60" office:value-type="float" office:value="119130" calcext:value-type="float">
            <text:p>119130</text:p>
          </table:table-cell>
          <table:table-cell table:formula="of:=0.0000015*[.G46]+ 0.0023022" office:value-type="float" office:value="0.1809972" calcext:value-type="float">
            <text:p>0.1809972</text:p>
          </table:table-cell>
          <table:table-cell table:formula="of:=0.0000015*([.G46]-AVERAGE([.$G$29];[.$G$33];[.$G$61];[.$G$65];[.$G$93];[.$G$97]))+ 0.0023022" office:value-type="float" office:value="0.1771362" calcext:value-type="float">
            <text:p>0.177136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84406" calcext:value-type="float">
            <text:p>184406</text:p>
          </table:table-cell>
          <table:table-cell table:formula="of:=0.000000148*[.D47] + 0.000151317" office:value-type="float" office:value="0.027443405" calcext:value-type="float">
            <text:p>0.027443405</text:p>
          </table:table-cell>
          <table:table-cell table:formula="of:=0.000000148*([.D47]-AVERAGE([.$D$29];[.$D$61];[.$D$33];[.$D$65];[.$D$93];[.$D$97])) + 0.000151317" office:value-type="float" office:value="0.0255269776666667" calcext:value-type="float">
            <text:p>0.025526977666667</text:p>
          </table:table-cell>
          <table:table-cell table:style-name="ce60" office:value-type="float" office:value="81191" calcext:value-type="float">
            <text:p>81191</text:p>
          </table:table-cell>
          <table:table-cell table:formula="of:=0.0000015*[.G47]+ 0.0023022" office:value-type="float" office:value="0.1240887" calcext:value-type="float">
            <text:p>0.1240887</text:p>
          </table:table-cell>
          <table:table-cell table:formula="of:=0.0000015*([.G47]-AVERAGE([.$G$29];[.$G$33];[.$G$61];[.$G$65];[.$G$93];[.$G$97]))+ 0.0023022" office:value-type="float" office:value="0.1202277" calcext:value-type="float">
            <text:p>0.120227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78042" calcext:value-type="float">
            <text:p>578042</text:p>
          </table:table-cell>
          <table:table-cell table:formula="of:=0.000000148*[.D48] + 0.000151317" office:value-type="float" office:value="0.085701533" calcext:value-type="float">
            <text:p>0.085701533</text:p>
          </table:table-cell>
          <table:table-cell table:formula="of:=0.000000148*([.D48]-AVERAGE([.$D$29];[.$D$61];[.$D$33];[.$D$65];[.$D$93];[.$D$97])) + 0.000151317" office:value-type="float" office:value="0.0837851056666667" calcext:value-type="float">
            <text:p>0.083785105666667</text:p>
          </table:table-cell>
          <table:table-cell table:style-name="ce60" office:value-type="float" office:value="3142" calcext:value-type="float">
            <text:p>3142</text:p>
          </table:table-cell>
          <table:table-cell table:formula="of:=0.0000015*[.G48]+ 0.0023022" office:value-type="float" office:value="0.0070152" calcext:value-type="float">
            <text:p>0.0070152</text:p>
          </table:table-cell>
          <table:table-cell table:formula="of:=0.0000015*([.G48]-AVERAGE([.$G$29];[.$G$33];[.$G$61];[.$G$65];[.$G$93];[.$G$97]))+ 0.0023022" office:value-type="float" office:value="0.0031542" calcext:value-type="float">
            <text:p>0.003154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61463" calcext:value-type="float">
            <text:p>261463</text:p>
          </table:table-cell>
          <table:table-cell table:formula="of:=0.000000148*[.D49] + 0.000151317" office:value-type="float" office:value="0.038847841" calcext:value-type="float">
            <text:p>0.038847841</text:p>
          </table:table-cell>
          <table:table-cell table:formula="of:=0.000000148*([.D49]-AVERAGE([.$D$29];[.$D$61];[.$D$33];[.$D$65];[.$D$93];[.$D$97])) + 0.000151317" office:value-type="float" office:value="0.0369314136666667" calcext:value-type="float">
            <text:p>0.036931413666667</text:p>
          </table:table-cell>
          <table:table-cell table:style-name="ce60" office:value-type="float" office:value="4452" calcext:value-type="float">
            <text:p>4452</text:p>
          </table:table-cell>
          <table:table-cell table:formula="of:=0.0000015*[.G49]+ 0.0023022" office:value-type="float" office:value="0.0089802" calcext:value-type="float">
            <text:p>0.0089802</text:p>
          </table:table-cell>
          <table:table-cell table:formula="of:=0.0000015*([.G49]-AVERAGE([.$G$29];[.$G$33];[.$G$61];[.$G$65];[.$G$93];[.$G$97]))+ 0.0023022" office:value-type="float" office:value="0.0051192" calcext:value-type="float">
            <text:p>0.005119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4959" calcext:value-type="float">
            <text:p>14959</text:p>
          </table:table-cell>
          <table:table-cell table:formula="of:=0.000000148*[.D50] + 0.000151317" office:value-type="float" office:value="0.002365249" calcext:value-type="float">
            <text:p>0.002365249</text:p>
          </table:table-cell>
          <table:table-cell table:formula="of:=0.000000148*([.D50]-AVERAGE([.$D$29];[.$D$61];[.$D$33];[.$D$65];[.$D$93];[.$D$97])) + 0.000151317" office:value-type="float" office:value="0.000448821666666667" calcext:value-type="float">
            <text:p>0.000448821666667</text:p>
          </table:table-cell>
          <table:table-cell table:style-name="ce61" office:value-type="float" office:value="82608" calcext:value-type="float">
            <text:p>82608</text:p>
          </table:table-cell>
          <table:table-cell table:formula="of:=0.0000015*[.G50]+ 0.0023022" office:value-type="float" office:value="0.1262142" calcext:value-type="float">
            <text:p>0.1262142</text:p>
          </table:table-cell>
          <table:table-cell table:formula="of:=0.0000015*([.G50]-AVERAGE([.$G$29];[.$G$33];[.$G$61];[.$G$65];[.$G$93];[.$G$97]))+ 0.0023022" office:value-type="float" office:value="0.1223532" calcext:value-type="float">
            <text:p>0.122353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287733" calcext:value-type="float">
            <text:p>287733</text:p>
          </table:table-cell>
          <table:table-cell table:formula="of:=0.000000148*[.D51] + 0.000151317" office:value-type="float" office:value="0.042735801" calcext:value-type="float">
            <text:p>0.042735801</text:p>
          </table:table-cell>
          <table:table-cell table:formula="of:=0.000000148*([.D51]-AVERAGE([.$D$29];[.$D$61];[.$D$33];[.$D$65];[.$D$93];[.$D$97])) + 0.000151317" office:value-type="float" office:value="0.0408193736666667" calcext:value-type="float">
            <text:p>0.040819373666667</text:p>
          </table:table-cell>
          <table:table-cell table:style-name="ce61" office:value-type="float" office:value="66233" calcext:value-type="float">
            <text:p>66233</text:p>
          </table:table-cell>
          <table:table-cell table:formula="of:=0.0000015*[.G51]+ 0.0023022" office:value-type="float" office:value="0.1016517" calcext:value-type="float">
            <text:p>0.1016517</text:p>
          </table:table-cell>
          <table:table-cell table:formula="of:=0.0000015*([.G51]-AVERAGE([.$G$29];[.$G$33];[.$G$61];[.$G$65];[.$G$93];[.$G$97]))+ 0.0023022" office:value-type="float" office:value="0.0977907" calcext:value-type="float">
            <text:p>0.097790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383669" calcext:value-type="float">
            <text:p>383669</text:p>
          </table:table-cell>
          <table:table-cell table:formula="of:=0.000000148*[.D52] + 0.000151317" office:value-type="float" office:value="0.056934329" calcext:value-type="float">
            <text:p>0.056934329</text:p>
          </table:table-cell>
          <table:table-cell table:formula="of:=0.000000148*([.D52]-AVERAGE([.$D$29];[.$D$61];[.$D$33];[.$D$65];[.$D$93];[.$D$97])) + 0.000151317" office:value-type="float" office:value="0.0550179016666667" calcext:value-type="float">
            <text:p>0.055017901666667</text:p>
          </table:table-cell>
          <table:table-cell table:style-name="ce61" office:value-type="float" office:value="28011" calcext:value-type="float">
            <text:p>28011</text:p>
          </table:table-cell>
          <table:table-cell table:formula="of:=0.0000015*[.G52]+ 0.0023022" office:value-type="float" office:value="0.0443187" calcext:value-type="float">
            <text:p>0.0443187</text:p>
          </table:table-cell>
          <table:table-cell table:formula="of:=0.0000015*([.G52]-AVERAGE([.$G$29];[.$G$33];[.$G$61];[.$G$65];[.$G$93];[.$G$97]))+ 0.0023022" office:value-type="float" office:value="0.0404577" calcext:value-type="float">
            <text:p>0.040457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368456" calcext:value-type="float">
            <text:p>368456</text:p>
          </table:table-cell>
          <table:table-cell table:formula="of:=0.000000148*[.D53] + 0.000151317" office:value-type="float" office:value="0.054682805" calcext:value-type="float">
            <text:p>0.054682805</text:p>
          </table:table-cell>
          <table:table-cell table:formula="of:=0.000000148*([.D53]-AVERAGE([.$D$29];[.$D$61];[.$D$33];[.$D$65];[.$D$93];[.$D$97])) + 0.000151317" office:value-type="float" office:value="0.0527663776666667" calcext:value-type="float">
            <text:p>0.052766377666667</text:p>
          </table:table-cell>
          <table:table-cell table:style-name="ce61" office:value-type="float" office:value="5761" calcext:value-type="float">
            <text:p>5761</text:p>
          </table:table-cell>
          <table:table-cell table:formula="of:=0.0000015*[.G53]+ 0.0023022" office:value-type="float" office:value="0.0109437" calcext:value-type="float">
            <text:p>0.0109437</text:p>
          </table:table-cell>
          <table:table-cell table:formula="of:=0.0000015*([.G53]-AVERAGE([.$G$29];[.$G$33];[.$G$61];[.$G$65];[.$G$93];[.$G$97]))+ 0.0023022" office:value-type="float" office:value="0.0070827" calcext:value-type="float">
            <text:p>0.007082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7631" calcext:value-type="float">
            <text:p>17631</text:p>
          </table:table-cell>
          <table:table-cell table:formula="of:=0.000000148*[.D54] + 0.000151317" office:value-type="float" office:value="0.002760705" calcext:value-type="float">
            <text:p>0.002760705</text:p>
          </table:table-cell>
          <table:table-cell table:formula="of:=0.000000148*([.D54]-AVERAGE([.$D$29];[.$D$61];[.$D$33];[.$D$65];[.$D$93];[.$D$97])) + 0.000151317" office:value-type="float" office:value="0.000844277666666667" calcext:value-type="float">
            <text:p>0.000844277666667</text:p>
          </table:table-cell>
          <table:table-cell table:style-name="ce61" office:value-type="float" office:value="118078" calcext:value-type="float">
            <text:p>118078</text:p>
          </table:table-cell>
          <table:table-cell table:formula="of:=0.0000015*[.G54]+ 0.0023022" office:value-type="float" office:value="0.1794192" calcext:value-type="float">
            <text:p>0.1794192</text:p>
          </table:table-cell>
          <table:table-cell table:formula="of:=0.0000015*([.G54]-AVERAGE([.$G$29];[.$G$33];[.$G$61];[.$G$65];[.$G$93];[.$G$97]))+ 0.0023022" office:value-type="float" office:value="0.1755582" calcext:value-type="float">
            <text:p>0.175558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20721" calcext:value-type="float">
            <text:p>20721</text:p>
          </table:table-cell>
          <table:table-cell table:formula="of:=0.000000148*[.D55] + 0.000151317" office:value-type="float" office:value="0.003218025" calcext:value-type="float">
            <text:p>0.003218025</text:p>
          </table:table-cell>
          <table:table-cell table:formula="of:=0.000000148*([.D55]-AVERAGE([.$D$29];[.$D$61];[.$D$33];[.$D$65];[.$D$93];[.$D$97])) + 0.000151317" office:value-type="float" office:value="0.00130159766666667" calcext:value-type="float">
            <text:p>0.001301597666667</text:p>
          </table:table-cell>
          <table:table-cell table:style-name="ce61" office:value-type="float" office:value="145361" calcext:value-type="float">
            <text:p>145361</text:p>
          </table:table-cell>
          <table:table-cell table:formula="of:=0.0000015*[.G55]+ 0.0023022" office:value-type="float" office:value="0.2203437" calcext:value-type="float">
            <text:p>0.2203437</text:p>
          </table:table-cell>
          <table:table-cell table:formula="of:=0.0000015*([.G55]-AVERAGE([.$G$29];[.$G$33];[.$G$61];[.$G$65];[.$G$93];[.$G$97]))+ 0.0023022" office:value-type="float" office:value="0.2164827" calcext:value-type="float">
            <text:p>0.216482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367555" calcext:value-type="float">
            <text:p>367555</text:p>
          </table:table-cell>
          <table:table-cell table:formula="of:=0.000000148*[.D56] + 0.000151317" office:value-type="float" office:value="0.054549457" calcext:value-type="float">
            <text:p>0.054549457</text:p>
          </table:table-cell>
          <table:table-cell table:formula="of:=0.000000148*([.D56]-AVERAGE([.$D$29];[.$D$61];[.$D$33];[.$D$65];[.$D$93];[.$D$97])) + 0.000151317" office:value-type="float" office:value="0.0526330296666667" calcext:value-type="float">
            <text:p>0.052633029666667</text:p>
          </table:table-cell>
          <table:table-cell table:style-name="ce61" office:value-type="float" office:value="51578" calcext:value-type="float">
            <text:p>51578</text:p>
          </table:table-cell>
          <table:table-cell table:formula="of:=0.0000015*[.G56]+ 0.0023022" office:value-type="float" office:value="0.0796692" calcext:value-type="float">
            <text:p>0.0796692</text:p>
          </table:table-cell>
          <table:table-cell table:formula="of:=0.0000015*([.G56]-AVERAGE([.$G$29];[.$G$33];[.$G$61];[.$G$65];[.$G$93];[.$G$97]))+ 0.0023022" office:value-type="float" office:value="0.0758082" calcext:value-type="float">
            <text:p>0.075808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302291" calcext:value-type="float">
            <text:p>302291</text:p>
          </table:table-cell>
          <table:table-cell table:formula="of:=0.000000148*[.D57] + 0.000151317" office:value-type="float" office:value="0.044890385" calcext:value-type="float">
            <text:p>0.044890385</text:p>
          </table:table-cell>
          <table:table-cell table:formula="of:=0.000000148*([.D57]-AVERAGE([.$D$29];[.$D$61];[.$D$33];[.$D$65];[.$D$93];[.$D$97])) + 0.000151317" office:value-type="float" office:value="0.0429739576666667" calcext:value-type="float">
            <text:p>0.042973957666667</text:p>
          </table:table-cell>
          <table:table-cell table:style-name="ce61" office:value-type="float" office:value="2881" calcext:value-type="float">
            <text:p>2881</text:p>
          </table:table-cell>
          <table:table-cell table:formula="of:=0.0000015*[.G57]+ 0.0023022" office:value-type="float" office:value="0.0066237" calcext:value-type="float">
            <text:p>0.0066237</text:p>
          </table:table-cell>
          <table:table-cell table:formula="of:=0.0000015*([.G57]-AVERAGE([.$G$29];[.$G$33];[.$G$61];[.$G$65];[.$G$93];[.$G$97]))+ 0.0023022" office:value-type="float" office:value="0.0027627" calcext:value-type="float">
            <text:p>0.002762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0674" calcext:value-type="float">
            <text:p>20674</text:p>
          </table:table-cell>
          <table:table-cell table:formula="of:=0.000000148*[.D58] + 0.000151317" office:value-type="float" office:value="0.003211069" calcext:value-type="float">
            <text:p>0.003211069</text:p>
          </table:table-cell>
          <table:table-cell table:formula="of:=0.000000148*([.D58]-AVERAGE([.$D$29];[.$D$61];[.$D$33];[.$D$65];[.$D$93];[.$D$97])) + 0.000151317" office:value-type="float" office:value="0.00129464166666667" calcext:value-type="float">
            <text:p>0.001294641666667</text:p>
          </table:table-cell>
          <table:table-cell table:style-name="ce62" office:value-type="float" office:value="172848" calcext:value-type="float">
            <text:p>172848</text:p>
          </table:table-cell>
          <table:table-cell table:formula="of:=0.0000015*[.G58]+ 0.0023022" office:value-type="float" office:value="0.2615742" calcext:value-type="float">
            <text:p>0.2615742</text:p>
          </table:table-cell>
          <table:table-cell table:formula="of:=0.0000015*([.G58]-AVERAGE([.$G$29];[.$G$33];[.$G$61];[.$G$65];[.$G$93];[.$G$97]))+ 0.0023022" office:value-type="float" office:value="0.2577132" calcext:value-type="float">
            <text:p>0.257713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2360" calcext:value-type="float">
            <text:p>22360</text:p>
          </table:table-cell>
          <table:table-cell table:formula="of:=0.000000148*[.D59] + 0.000151317" office:value-type="float" office:value="0.003460597" calcext:value-type="float">
            <text:p>0.003460597</text:p>
          </table:table-cell>
          <table:table-cell table:formula="of:=0.000000148*([.D59]-AVERAGE([.$D$29];[.$D$61];[.$D$33];[.$D$65];[.$D$93];[.$D$97])) + 0.000151317" office:value-type="float" office:value="0.00154416966666667" calcext:value-type="float">
            <text:p>0.001544169666667</text:p>
          </table:table-cell>
          <table:table-cell table:style-name="ce62" office:value-type="float" office:value="214686" calcext:value-type="float">
            <text:p>214686</text:p>
          </table:table-cell>
          <table:table-cell table:formula="of:=0.0000015*[.G59]+ 0.0023022" office:value-type="float" office:value="0.3243312" calcext:value-type="float">
            <text:p>0.3243312</text:p>
          </table:table-cell>
          <table:table-cell table:formula="of:=0.0000015*([.G59]-AVERAGE([.$G$29];[.$G$33];[.$G$61];[.$G$65];[.$G$93];[.$G$97]))+ 0.0023022" office:value-type="float" office:value="0.3204702" calcext:value-type="float">
            <text:p>0.320470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7223" calcext:value-type="float">
            <text:p>27223</text:p>
          </table:table-cell>
          <table:table-cell table:formula="of:=0.000000148*[.D60] + 0.000151317" office:value-type="float" office:value="0.004180321" calcext:value-type="float">
            <text:p>0.004180321</text:p>
          </table:table-cell>
          <table:table-cell table:formula="of:=0.000000148*([.D60]-AVERAGE([.$D$29];[.$D$61];[.$D$33];[.$D$65];[.$D$93];[.$D$97])) + 0.000151317" office:value-type="float" office:value="0.00226389366666667" calcext:value-type="float">
            <text:p>0.002263893666667</text:p>
          </table:table-cell>
          <table:table-cell table:style-name="ce62" office:value-type="float" office:value="161003" calcext:value-type="float">
            <text:p>161003</text:p>
          </table:table-cell>
          <table:table-cell table:formula="of:=0.0000015*[.G60]+ 0.0023022" office:value-type="float" office:value="0.2438067" calcext:value-type="float">
            <text:p>0.2438067</text:p>
          </table:table-cell>
          <table:table-cell table:formula="of:=0.0000015*([.G60]-AVERAGE([.$G$29];[.$G$33];[.$G$61];[.$G$65];[.$G$93];[.$G$97]))+ 0.0023022" office:value-type="float" office:value="0.2399457" calcext:value-type="float">
            <text:p>0.239945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5090" calcext:value-type="float">
            <text:p>15090</text:p>
          </table:table-cell>
          <table:table-cell table:formula="of:=0.000000148*[.D61] + 0.000151317" office:value-type="float" office:value="0.002384637" calcext:value-type="float">
            <text:p>0.002384637</text:p>
          </table:table-cell>
          <table:table-cell table:formula="of:=0.000000148*([.D61]-AVERAGE([.$D$29];[.$D$61];[.$D$33];[.$D$65];[.$D$93];[.$D$97])) + 0.000151317" office:value-type="float" office:value="0.000468209666666667" calcext:value-type="float">
            <text:p>0.000468209666667</text:p>
          </table:table-cell>
          <table:table-cell table:style-name="ce62" office:value-type="float" office:value="3404" calcext:value-type="float">
            <text:p>3404</text:p>
          </table:table-cell>
          <table:table-cell table:formula="of:=0.0000015*[.G61]+ 0.0023022" office:value-type="float" office:value="0.0074082" calcext:value-type="float">
            <text:p>0.0074082</text:p>
          </table:table-cell>
          <table:table-cell table:formula="of:=0.0000015*([.G61]-AVERAGE([.$G$29];[.$G$33];[.$G$61];[.$G$65];[.$G$93];[.$G$97]))+ 0.0023022" office:value-type="float" office:value="0.0035472" calcext:value-type="float">
            <text:p>0.003547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8265" calcext:value-type="float">
            <text:p>18265</text:p>
          </table:table-cell>
          <table:table-cell table:formula="of:=0.000000148*[.D62] + 0.000151317" office:value-type="float" office:value="0.002854537" calcext:value-type="float">
            <text:p>0.002854537</text:p>
          </table:table-cell>
          <table:table-cell table:formula="of:=0.000000148*([.D62]-AVERAGE([.$D$29];[.$D$61];[.$D$33];[.$D$65];[.$D$93];[.$D$97])) + 0.000151317" office:value-type="float" office:value="0.000938109666666666" calcext:value-type="float">
            <text:p>0.000938109666667</text:p>
          </table:table-cell>
          <table:table-cell table:style-name="ce62" office:value-type="float" office:value="114933" calcext:value-type="float">
            <text:p>114933</text:p>
          </table:table-cell>
          <table:table-cell table:formula="of:=0.0000015*[.G62]+ 0.0023022" office:value-type="float" office:value="0.1747017" calcext:value-type="float">
            <text:p>0.1747017</text:p>
          </table:table-cell>
          <table:table-cell table:formula="of:=0.0000015*([.G62]-AVERAGE([.$G$29];[.$G$33];[.$G$61];[.$G$65];[.$G$93];[.$G$97]))+ 0.0023022" office:value-type="float" office:value="0.1708407" calcext:value-type="float">
            <text:p>0.170840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1637" calcext:value-type="float">
            <text:p>21637</text:p>
          </table:table-cell>
          <table:table-cell table:formula="of:=0.000000148*[.D63] + 0.000151317" office:value-type="float" office:value="0.003353593" calcext:value-type="float">
            <text:p>0.003353593</text:p>
          </table:table-cell>
          <table:table-cell table:formula="of:=0.000000148*([.D63]-AVERAGE([.$D$29];[.$D$61];[.$D$33];[.$D$65];[.$D$93];[.$D$97])) + 0.000151317" office:value-type="float" office:value="0.00143716566666667" calcext:value-type="float">
            <text:p>0.001437165666667</text:p>
          </table:table-cell>
          <table:table-cell table:style-name="ce62" office:value-type="float" office:value="152437" calcext:value-type="float">
            <text:p>152437</text:p>
          </table:table-cell>
          <table:table-cell table:formula="of:=0.0000015*[.G63]+ 0.0023022" office:value-type="float" office:value="0.2309577" calcext:value-type="float">
            <text:p>0.2309577</text:p>
          </table:table-cell>
          <table:table-cell table:formula="of:=0.0000015*([.G63]-AVERAGE([.$G$29];[.$G$33];[.$G$61];[.$G$65];[.$G$93];[.$G$97]))+ 0.0023022" office:value-type="float" office:value="0.2270967" calcext:value-type="float">
            <text:p>0.227096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9664" calcext:value-type="float">
            <text:p>19664</text:p>
          </table:table-cell>
          <table:table-cell table:formula="of:=0.000000148*[.D64] + 0.000151317" office:value-type="float" office:value="0.003061589" calcext:value-type="float">
            <text:p>0.003061589</text:p>
          </table:table-cell>
          <table:table-cell table:formula="of:=0.000000148*([.D64]-AVERAGE([.$D$29];[.$D$61];[.$D$33];[.$D$65];[.$D$93];[.$D$97])) + 0.000151317" office:value-type="float" office:value="0.00114516166666667" calcext:value-type="float">
            <text:p>0.001145161666667</text:p>
          </table:table-cell>
          <table:table-cell table:style-name="ce62" office:value-type="float" office:value="150042" calcext:value-type="float">
            <text:p>150042</text:p>
          </table:table-cell>
          <table:table-cell table:formula="of:=0.0000015*[.G64]+ 0.0023022" office:value-type="float" office:value="0.2273652" calcext:value-type="float">
            <text:p>0.2273652</text:p>
          </table:table-cell>
          <table:table-cell table:formula="of:=0.0000015*([.G64]-AVERAGE([.$G$29];[.$G$33];[.$G$61];[.$G$65];[.$G$93];[.$G$97]))+ 0.0023022" office:value-type="float" office:value="0.2235042" calcext:value-type="float">
            <text:p>0.223504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2329" calcext:value-type="float">
            <text:p>12329</text:p>
          </table:table-cell>
          <table:table-cell table:formula="of:=0.000000148*[.D65] + 0.000151317" office:value-type="float" office:value="0.001976009" calcext:value-type="float">
            <text:p>0.001976009</text:p>
          </table:table-cell>
          <table:table-cell table:formula="of:=0.000000148*([.D65]-AVERAGE([.$D$29];[.$D$61];[.$D$33];[.$D$65];[.$D$93];[.$D$97])) + 0.000151317" office:value-type="float" office:value="0.0000595816666666666" calcext:value-type="float">
            <text:p>5.95816666666666E-05</text:p>
          </table:table-cell>
          <table:table-cell table:style-name="ce62" office:value-type="float" office:value="2095" calcext:value-type="float">
            <text:p>2095</text:p>
          </table:table-cell>
          <table:table-cell table:formula="of:=0.0000015*[.G65]+ 0.0023022" office:value-type="float" office:value="0.0054447" calcext:value-type="float">
            <text:p>0.0054447</text:p>
          </table:table-cell>
          <table:table-cell table:formula="of:=0.0000015*([.G65]-AVERAGE([.$G$29];[.$G$33];[.$G$61];[.$G$65];[.$G$93];[.$G$97]))+ 0.0023022" office:value-type="float" office:value="0.0015837" calcext:value-type="float">
            <text:p>0.001583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93990" calcext:value-type="float">
            <text:p>193990</text:p>
          </table:table-cell>
          <table:table-cell table:formula="of:=0.000000148*[.D66] + 0.000151317" office:value-type="float" office:value="0.028861837" calcext:value-type="float">
            <text:p>0.028861837</text:p>
          </table:table-cell>
          <table:table-cell table:formula="of:=0.000000148*([.D66]-AVERAGE([.$D$29];[.$D$61];[.$D$33];[.$D$65];[.$D$93];[.$D$97])) + 0.000151317" office:value-type="float" office:value="0.0269454096666667" calcext:value-type="float">
            <text:p>0.026945409666667</text:p>
          </table:table-cell>
          <table:table-cell table:style-name="ce63" office:value-type="float" office:value="85273" calcext:value-type="float">
            <text:p>85273</text:p>
          </table:table-cell>
          <table:table-cell table:formula="of:=0.0000015*[.G66]+ 0.0023022" office:value-type="float" office:value="0.1302117" calcext:value-type="float">
            <text:p>0.1302117</text:p>
          </table:table-cell>
          <table:table-cell table:formula="of:=0.0000015*([.G66]-AVERAGE([.$G$29];[.$G$33];[.$G$61];[.$G$65];[.$G$93];[.$G$97]))+ 0.0023022" office:value-type="float" office:value="0.1263507" calcext:value-type="float">
            <text:p>0.126350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93670" calcext:value-type="float">
            <text:p>293670</text:p>
          </table:table-cell>
          <table:table-cell table:formula="of:=0.000000148*[.D67] + 0.000151317" office:value-type="float" office:value="0.043614477" calcext:value-type="float">
            <text:p>0.043614477</text:p>
          </table:table-cell>
          <table:table-cell table:formula="of:=0.000000148*([.D67]-AVERAGE([.$D$29];[.$D$61];[.$D$33];[.$D$65];[.$D$93];[.$D$97])) + 0.000151317" office:value-type="float" office:value="0.0416980496666667" calcext:value-type="float">
            <text:p>0.041698049666667</text:p>
          </table:table-cell>
          <table:table-cell table:style-name="ce63" office:value-type="float" office:value="4711" calcext:value-type="float">
            <text:p>4711</text:p>
          </table:table-cell>
          <table:table-cell table:formula="of:=0.0000015*[.G67]+ 0.0023022" office:value-type="float" office:value="0.0093687" calcext:value-type="float">
            <text:p>0.0093687</text:p>
          </table:table-cell>
          <table:table-cell table:formula="of:=0.0000015*([.G67]-AVERAGE([.$G$29];[.$G$33];[.$G$61];[.$G$65];[.$G$93];[.$G$97]))+ 0.0023022" office:value-type="float" office:value="0.0055077" calcext:value-type="float">
            <text:p>0.005507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437626" calcext:value-type="float">
            <text:p>437626</text:p>
          </table:table-cell>
          <table:table-cell table:formula="of:=0.000000148*[.D68] + 0.000151317" office:value-type="float" office:value="0.064919965" calcext:value-type="float">
            <text:p>0.064919965</text:p>
          </table:table-cell>
          <table:table-cell table:formula="of:=0.000000148*([.D68]-AVERAGE([.$D$29];[.$D$61];[.$D$33];[.$D$65];[.$D$93];[.$D$97])) + 0.000151317" office:value-type="float" office:value="0.0630035376666667" calcext:value-type="float">
            <text:p>0.063003537666667</text:p>
          </table:table-cell>
          <table:table-cell table:style-name="ce63" office:value-type="float" office:value="3404" calcext:value-type="float">
            <text:p>3404</text:p>
          </table:table-cell>
          <table:table-cell table:formula="of:=0.0000015*[.G68]+ 0.0023022" office:value-type="float" office:value="0.0074082" calcext:value-type="float">
            <text:p>0.0074082</text:p>
          </table:table-cell>
          <table:table-cell table:formula="of:=0.0000015*([.G68]-AVERAGE([.$G$29];[.$G$33];[.$G$61];[.$G$65];[.$G$93];[.$G$97]))+ 0.0023022" office:value-type="float" office:value="0.0035472" calcext:value-type="float">
            <text:p>0.003547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332267" calcext:value-type="float">
            <text:p>332267</text:p>
          </table:table-cell>
          <table:table-cell table:formula="of:=0.000000148*[.D69] + 0.000151317" office:value-type="float" office:value="0.049326833" calcext:value-type="float">
            <text:p>0.049326833</text:p>
          </table:table-cell>
          <table:table-cell table:formula="of:=0.000000148*([.D69]-AVERAGE([.$D$29];[.$D$61];[.$D$33];[.$D$65];[.$D$93];[.$D$97])) + 0.000151317" office:value-type="float" office:value="0.0474104056666667" calcext:value-type="float">
            <text:p>0.047410405666667</text:p>
          </table:table-cell>
          <table:table-cell table:style-name="ce63" office:value-type="float" office:value="2618" calcext:value-type="float">
            <text:p>2618</text:p>
          </table:table-cell>
          <table:table-cell table:formula="of:=0.0000015*[.G69]+ 0.0023022" office:value-type="float" office:value="0.0062292" calcext:value-type="float">
            <text:p>0.0062292</text:p>
          </table:table-cell>
          <table:table-cell table:formula="of:=0.0000015*([.G69]-AVERAGE([.$G$29];[.$G$33];[.$G$61];[.$G$65];[.$G$93];[.$G$97]))+ 0.0023022" office:value-type="float" office:value="0.0023682" calcext:value-type="float">
            <text:p>0.002368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76436" calcext:value-type="float">
            <text:p>76436</text:p>
          </table:table-cell>
          <table:table-cell table:formula="of:=0.000000148*[.D70] + 0.000151317" office:value-type="float" office:value="0.011463845" calcext:value-type="float">
            <text:p>0.011463845</text:p>
          </table:table-cell>
          <table:table-cell table:formula="of:=0.000000148*([.D70]-AVERAGE([.$D$29];[.$D$61];[.$D$33];[.$D$65];[.$D$93];[.$D$97])) + 0.000151317" office:value-type="float" office:value="0.00954741766666666" calcext:value-type="float">
            <text:p>0.009547417666667</text:p>
          </table:table-cell>
          <table:table-cell table:style-name="ce63" office:value-type="float" office:value="84580" calcext:value-type="float">
            <text:p>84580</text:p>
          </table:table-cell>
          <table:table-cell table:formula="of:=0.0000015*[.G70]+ 0.0023022" office:value-type="float" office:value="0.1291722" calcext:value-type="float">
            <text:p>0.1291722</text:p>
          </table:table-cell>
          <table:table-cell table:formula="of:=0.0000015*([.G70]-AVERAGE([.$G$29];[.$G$33];[.$G$61];[.$G$65];[.$G$93];[.$G$97]))+ 0.0023022" office:value-type="float" office:value="0.1253112" calcext:value-type="float">
            <text:p>0.125311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423724" calcext:value-type="float">
            <text:p>423724</text:p>
          </table:table-cell>
          <table:table-cell table:formula="of:=0.000000148*[.D71] + 0.000151317" office:value-type="float" office:value="0.062862469" calcext:value-type="float">
            <text:p>0.062862469</text:p>
          </table:table-cell>
          <table:table-cell table:formula="of:=0.000000148*([.D71]-AVERAGE([.$D$29];[.$D$61];[.$D$33];[.$D$65];[.$D$93];[.$D$97])) + 0.000151317" office:value-type="float" office:value="0.0609460416666667" calcext:value-type="float">
            <text:p>0.060946041666667</text:p>
          </table:table-cell>
          <table:table-cell table:style-name="ce63" office:value-type="float" office:value="4975" calcext:value-type="float">
            <text:p>4975</text:p>
          </table:table-cell>
          <table:table-cell table:formula="of:=0.0000015*[.G71]+ 0.0023022" office:value-type="float" office:value="0.0097647" calcext:value-type="float">
            <text:p>0.0097647</text:p>
          </table:table-cell>
          <table:table-cell table:formula="of:=0.0000015*([.G71]-AVERAGE([.$G$29];[.$G$33];[.$G$61];[.$G$65];[.$G$93];[.$G$97]))+ 0.0023022" office:value-type="float" office:value="0.0059037" calcext:value-type="float">
            <text:p>0.005903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413729" calcext:value-type="float">
            <text:p>413729</text:p>
          </table:table-cell>
          <table:table-cell table:formula="of:=0.000000148*[.D72] + 0.000151317" office:value-type="float" office:value="0.061383209" calcext:value-type="float">
            <text:p>0.061383209</text:p>
          </table:table-cell>
          <table:table-cell table:formula="of:=0.000000148*([.D72]-AVERAGE([.$D$29];[.$D$61];[.$D$33];[.$D$65];[.$D$93];[.$D$97])) + 0.000151317" office:value-type="float" office:value="0.0594667816666667" calcext:value-type="float">
            <text:p>0.059466781666667</text:p>
          </table:table-cell>
          <table:table-cell table:style-name="ce63" office:value-type="float" office:value="2357" calcext:value-type="float">
            <text:p>2357</text:p>
          </table:table-cell>
          <table:table-cell table:formula="of:=0.0000015*[.G72]+ 0.0023022" office:value-type="float" office:value="0.0058377" calcext:value-type="float">
            <text:p>0.0058377</text:p>
          </table:table-cell>
          <table:table-cell table:formula="of:=0.0000015*([.G72]-AVERAGE([.$G$29];[.$G$33];[.$G$61];[.$G$65];[.$G$93];[.$G$97]))+ 0.0023022" office:value-type="float" office:value="0.0019767" calcext:value-type="float">
            <text:p>0.001976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07042" calcext:value-type="float">
            <text:p>207042</text:p>
          </table:table-cell>
          <table:table-cell table:formula="of:=0.000000148*[.D73] + 0.000151317" office:value-type="float" office:value="0.030793533" calcext:value-type="float">
            <text:p>0.030793533</text:p>
          </table:table-cell>
          <table:table-cell table:formula="of:=0.000000148*([.D73]-AVERAGE([.$D$29];[.$D$61];[.$D$33];[.$D$65];[.$D$93];[.$D$97])) + 0.000151317" office:value-type="float" office:value="0.0288771056666667" calcext:value-type="float">
            <text:p>0.028877105666667</text:p>
          </table:table-cell>
          <table:table-cell table:style-name="ce63" office:value-type="float" office:value="2619" calcext:value-type="float">
            <text:p>2619</text:p>
          </table:table-cell>
          <table:table-cell table:formula="of:=0.0000015*[.G73]+ 0.0023022" office:value-type="float" office:value="0.0062307" calcext:value-type="float">
            <text:p>0.0062307</text:p>
          </table:table-cell>
          <table:table-cell table:formula="of:=0.0000015*([.G73]-AVERAGE([.$G$29];[.$G$33];[.$G$61];[.$G$65];[.$G$93];[.$G$97]))+ 0.0023022" office:value-type="float" office:value="0.0023697" calcext:value-type="float">
            <text:p>0.002369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6296" calcext:value-type="float">
            <text:p>16296</text:p>
          </table:table-cell>
          <table:table-cell table:formula="of:=0.000000148*[.D74] + 0.000151317" office:value-type="float" office:value="0.002563125" calcext:value-type="float">
            <text:p>0.002563125</text:p>
          </table:table-cell>
          <table:table-cell table:formula="of:=0.000000148*([.D74]-AVERAGE([.$D$29];[.$D$61];[.$D$33];[.$D$65];[.$D$93];[.$D$97])) + 0.000151317" office:value-type="float" office:value="0.000646697666666667" calcext:value-type="float">
            <text:p>0.000646697666667</text:p>
          </table:table-cell>
          <table:table-cell table:style-name="ce64" office:value-type="float" office:value="65405" calcext:value-type="float">
            <text:p>65405</text:p>
          </table:table-cell>
          <table:table-cell table:formula="of:=0.0000015*[.G74]+ 0.0023022" office:value-type="float" office:value="0.1004097" calcext:value-type="float">
            <text:p>0.1004097</text:p>
          </table:table-cell>
          <table:table-cell table:formula="of:=0.0000015*([.G74]-AVERAGE([.$G$29];[.$G$33];[.$G$61];[.$G$65];[.$G$93];[.$G$97]))+ 0.0023022" office:value-type="float" office:value="0.0965487" calcext:value-type="float">
            <text:p>0.096548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12957" calcext:value-type="float">
            <text:p>112957</text:p>
          </table:table-cell>
          <table:table-cell table:formula="of:=0.000000148*[.D75] + 0.000151317" office:value-type="float" office:value="0.016868953" calcext:value-type="float">
            <text:p>0.016868953</text:p>
          </table:table-cell>
          <table:table-cell table:formula="of:=0.000000148*([.D75]-AVERAGE([.$D$29];[.$D$61];[.$D$33];[.$D$65];[.$D$93];[.$D$97])) + 0.000151317" office:value-type="float" office:value="0.0149525256666667" calcext:value-type="float">
            <text:p>0.014952525666667</text:p>
          </table:table-cell>
          <table:table-cell table:style-name="ce64" office:value-type="float" office:value="33240" calcext:value-type="float">
            <text:p>33240</text:p>
          </table:table-cell>
          <table:table-cell table:formula="of:=0.0000015*[.G75]+ 0.0023022" office:value-type="float" office:value="0.0521622" calcext:value-type="float">
            <text:p>0.0521622</text:p>
          </table:table-cell>
          <table:table-cell table:formula="of:=0.0000015*([.G75]-AVERAGE([.$G$29];[.$G$33];[.$G$61];[.$G$65];[.$G$93];[.$G$97]))+ 0.0023022" office:value-type="float" office:value="0.0483012" calcext:value-type="float">
            <text:p>0.048301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88732" calcext:value-type="float">
            <text:p>188732</text:p>
          </table:table-cell>
          <table:table-cell table:formula="of:=0.000000148*[.D76] + 0.000151317" office:value-type="float" office:value="0.028083653" calcext:value-type="float">
            <text:p>0.028083653</text:p>
          </table:table-cell>
          <table:table-cell table:formula="of:=0.000000148*([.D76]-AVERAGE([.$D$29];[.$D$61];[.$D$33];[.$D$65];[.$D$93];[.$D$97])) + 0.000151317" office:value-type="float" office:value="0.0261672256666667" calcext:value-type="float">
            <text:p>0.026167225666667</text:p>
          </table:table-cell>
          <table:table-cell table:style-name="ce64" office:value-type="float" office:value="3665" calcext:value-type="float">
            <text:p>3665</text:p>
          </table:table-cell>
          <table:table-cell table:formula="of:=0.0000015*[.G76]+ 0.0023022" office:value-type="float" office:value="0.0077997" calcext:value-type="float">
            <text:p>0.0077997</text:p>
          </table:table-cell>
          <table:table-cell table:formula="of:=0.0000015*([.G76]-AVERAGE([.$G$29];[.$G$33];[.$G$61];[.$G$65];[.$G$93];[.$G$97]))+ 0.0023022" office:value-type="float" office:value="0.0039387" calcext:value-type="float">
            <text:p>0.003938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805216" calcext:value-type="float">
            <text:p>805216</text:p>
          </table:table-cell>
          <table:table-cell table:formula="of:=0.000000148*[.D77] + 0.000151317" office:value-type="float" office:value="0.119323285" calcext:value-type="float">
            <text:p>0.119323285</text:p>
          </table:table-cell>
          <table:table-cell table:formula="of:=0.000000148*([.D77]-AVERAGE([.$D$29];[.$D$61];[.$D$33];[.$D$65];[.$D$93];[.$D$97])) + 0.000151317" office:value-type="float" office:value="0.117406857666667" calcext:value-type="float">
            <text:p>0.117406857666667</text:p>
          </table:table-cell>
          <table:table-cell table:style-name="ce64" office:value-type="float" office:value="1309" calcext:value-type="float">
            <text:p>1309</text:p>
          </table:table-cell>
          <table:table-cell table:formula="of:=0.0000015*[.G77]+ 0.0023022" office:value-type="float" office:value="0.0042657" calcext:value-type="float">
            <text:p>0.0042657</text:p>
          </table:table-cell>
          <table:table-cell table:formula="of:=0.0000015*([.G77]-AVERAGE([.$G$29];[.$G$33];[.$G$61];[.$G$65];[.$G$93];[.$G$97]))+ 0.0023022" office:value-type="float" office:value="0.0004047" calcext:value-type="float">
            <text:p>0.000404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22639" calcext:value-type="float">
            <text:p>22639</text:p>
          </table:table-cell>
          <table:table-cell table:formula="of:=0.000000148*[.D78] + 0.000151317" office:value-type="float" office:value="0.003501889" calcext:value-type="float">
            <text:p>0.003501889</text:p>
          </table:table-cell>
          <table:table-cell table:formula="of:=0.000000148*([.D78]-AVERAGE([.$D$29];[.$D$61];[.$D$33];[.$D$65];[.$D$93];[.$D$97])) + 0.000151317" office:value-type="float" office:value="0.00158546166666667" calcext:value-type="float">
            <text:p>0.001585461666667</text:p>
          </table:table-cell>
          <table:table-cell table:style-name="ce64" office:value-type="float" office:value="154228" calcext:value-type="float">
            <text:p>154228</text:p>
          </table:table-cell>
          <table:table-cell table:formula="of:=0.0000015*[.G78]+ 0.0023022" office:value-type="float" office:value="0.2336442" calcext:value-type="float">
            <text:p>0.2336442</text:p>
          </table:table-cell>
          <table:table-cell table:formula="of:=0.0000015*([.G78]-AVERAGE([.$G$29];[.$G$33];[.$G$61];[.$G$65];[.$G$93];[.$G$97]))+ 0.0023022" office:value-type="float" office:value="0.2297832" calcext:value-type="float">
            <text:p>0.229783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48496" calcext:value-type="float">
            <text:p>348496</text:p>
          </table:table-cell>
          <table:table-cell table:formula="of:=0.000000148*[.D79] + 0.000151317" office:value-type="float" office:value="0.051728725" calcext:value-type="float">
            <text:p>0.051728725</text:p>
          </table:table-cell>
          <table:table-cell table:formula="of:=0.000000148*([.D79]-AVERAGE([.$D$29];[.$D$61];[.$D$33];[.$D$65];[.$D$93];[.$D$97])) + 0.000151317" office:value-type="float" office:value="0.0498122976666667" calcext:value-type="float">
            <text:p>0.049812297666667</text:p>
          </table:table-cell>
          <table:table-cell table:style-name="ce64" office:value-type="float" office:value="93747" calcext:value-type="float">
            <text:p>93747</text:p>
          </table:table-cell>
          <table:table-cell table:formula="of:=0.0000015*[.G79]+ 0.0023022" office:value-type="float" office:value="0.1429227" calcext:value-type="float">
            <text:p>0.1429227</text:p>
          </table:table-cell>
          <table:table-cell table:formula="of:=0.0000015*([.G79]-AVERAGE([.$G$29];[.$G$33];[.$G$61];[.$G$65];[.$G$93];[.$G$97]))+ 0.0023022" office:value-type="float" office:value="0.1390617" calcext:value-type="float">
            <text:p>0.139061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43958" calcext:value-type="float">
            <text:p>443958</text:p>
          </table:table-cell>
          <table:table-cell table:formula="of:=0.000000148*[.D80] + 0.000151317" office:value-type="float" office:value="0.065857101" calcext:value-type="float">
            <text:p>0.065857101</text:p>
          </table:table-cell>
          <table:table-cell table:formula="of:=0.000000148*([.D80]-AVERAGE([.$D$29];[.$D$61];[.$D$33];[.$D$65];[.$D$93];[.$D$97])) + 0.000151317" office:value-type="float" office:value="0.0639406736666667" calcext:value-type="float">
            <text:p>0.063940673666667</text:p>
          </table:table-cell>
          <table:table-cell table:style-name="ce64" office:value-type="float" office:value="15188" calcext:value-type="float">
            <text:p>15188</text:p>
          </table:table-cell>
          <table:table-cell table:formula="of:=0.0000015*[.G80]+ 0.0023022" office:value-type="float" office:value="0.0250842" calcext:value-type="float">
            <text:p>0.0250842</text:p>
          </table:table-cell>
          <table:table-cell table:formula="of:=0.0000015*([.G80]-AVERAGE([.$G$29];[.$G$33];[.$G$61];[.$G$65];[.$G$93];[.$G$97]))+ 0.0023022" office:value-type="float" office:value="0.0212232" calcext:value-type="float">
            <text:p>0.021223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202082" calcext:value-type="float">
            <text:p>202082</text:p>
          </table:table-cell>
          <table:table-cell table:formula="of:=0.000000148*[.D81] + 0.000151317" office:value-type="float" office:value="0.030059453" calcext:value-type="float">
            <text:p>0.030059453</text:p>
          </table:table-cell>
          <table:table-cell table:formula="of:=0.000000148*([.D81]-AVERAGE([.$D$29];[.$D$61];[.$D$33];[.$D$65];[.$D$93];[.$D$97])) + 0.000151317" office:value-type="float" office:value="0.0281430256666667" calcext:value-type="float">
            <text:p>0.028143025666667</text:p>
          </table:table-cell>
          <table:table-cell table:style-name="ce64" office:value-type="float" office:value="2357" calcext:value-type="float">
            <text:p>2357</text:p>
          </table:table-cell>
          <table:table-cell table:formula="of:=0.0000015*[.G81]+ 0.0023022" office:value-type="float" office:value="0.0058377" calcext:value-type="float">
            <text:p>0.0058377</text:p>
          </table:table-cell>
          <table:table-cell table:formula="of:=0.0000015*([.G81]-AVERAGE([.$G$29];[.$G$33];[.$G$61];[.$G$65];[.$G$93];[.$G$97]))+ 0.0023022" office:value-type="float" office:value="0.0019767" calcext:value-type="float">
            <text:p>0.001976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4744" calcext:value-type="float">
            <text:p>14744</text:p>
          </table:table-cell>
          <table:table-cell table:formula="of:=0.000000148*[.D82] + 0.000151317" office:value-type="float" office:value="0.002333429" calcext:value-type="float">
            <text:p>0.002333429</text:p>
          </table:table-cell>
          <table:table-cell table:formula="of:=0.000000148*([.D82]-AVERAGE([.$D$29];[.$D$61];[.$D$33];[.$D$65];[.$D$93];[.$D$97])) + 0.000151317" office:value-type="float" office:value="0.000417001666666667" calcext:value-type="float">
            <text:p>0.000417001666667</text:p>
          </table:table-cell>
          <table:table-cell table:style-name="ce65" office:value-type="float" office:value="82151" calcext:value-type="float">
            <text:p>82151</text:p>
          </table:table-cell>
          <table:table-cell table:formula="of:=0.0000015*[.G82]+ 0.0023022" office:value-type="float" office:value="0.1255287" calcext:value-type="float">
            <text:p>0.1255287</text:p>
          </table:table-cell>
          <table:table-cell table:formula="of:=0.0000015*([.G82]-AVERAGE([.$G$29];[.$G$33];[.$G$61];[.$G$65];[.$G$93];[.$G$97]))+ 0.0023022" office:value-type="float" office:value="0.1216677" calcext:value-type="float">
            <text:p>0.121667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36612" calcext:value-type="float">
            <text:p>36612</text:p>
          </table:table-cell>
          <table:table-cell table:formula="of:=0.000000148*[.D83] + 0.000151317" office:value-type="float" office:value="0.005569893" calcext:value-type="float">
            <text:p>0.005569893</text:p>
          </table:table-cell>
          <table:table-cell table:formula="of:=0.000000148*([.D83]-AVERAGE([.$D$29];[.$D$61];[.$D$33];[.$D$65];[.$D$93];[.$D$97])) + 0.000151317" office:value-type="float" office:value="0.00365346566666667" calcext:value-type="float">
            <text:p>0.003653465666667</text:p>
          </table:table-cell>
          <table:table-cell table:style-name="ce65" office:value-type="float" office:value="43956" calcext:value-type="float">
            <text:p>43956</text:p>
          </table:table-cell>
          <table:table-cell table:formula="of:=0.0000015*[.G83]+ 0.0023022" office:value-type="float" office:value="0.0682362" calcext:value-type="float">
            <text:p>0.0682362</text:p>
          </table:table-cell>
          <table:table-cell table:formula="of:=0.0000015*([.G83]-AVERAGE([.$G$29];[.$G$33];[.$G$61];[.$G$65];[.$G$93];[.$G$97]))+ 0.0023022" office:value-type="float" office:value="0.0643752" calcext:value-type="float">
            <text:p>0.064375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234690" calcext:value-type="float">
            <text:p>234690</text:p>
          </table:table-cell>
          <table:table-cell table:formula="of:=0.000000148*[.D84] + 0.000151317" office:value-type="float" office:value="0.034885437" calcext:value-type="float">
            <text:p>0.034885437</text:p>
          </table:table-cell>
          <table:table-cell table:formula="of:=0.000000148*([.D84]-AVERAGE([.$D$29];[.$D$61];[.$D$33];[.$D$65];[.$D$93];[.$D$97])) + 0.000151317" office:value-type="float" office:value="0.0329690096666667" calcext:value-type="float">
            <text:p>0.032969009666667</text:p>
          </table:table-cell>
          <table:table-cell table:style-name="ce65" office:value-type="float" office:value="22253" calcext:value-type="float">
            <text:p>22253</text:p>
          </table:table-cell>
          <table:table-cell table:formula="of:=0.0000015*[.G84]+ 0.0023022" office:value-type="float" office:value="0.0356817" calcext:value-type="float">
            <text:p>0.0356817</text:p>
          </table:table-cell>
          <table:table-cell table:formula="of:=0.0000015*([.G84]-AVERAGE([.$G$29];[.$G$33];[.$G$61];[.$G$65];[.$G$93];[.$G$97]))+ 0.0023022" office:value-type="float" office:value="0.0318207" calcext:value-type="float">
            <text:p>0.031820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656472" calcext:value-type="float">
            <text:p>656472</text:p>
          </table:table-cell>
          <table:table-cell table:formula="of:=0.000000148*[.D85] + 0.000151317" office:value-type="float" office:value="0.097309173" calcext:value-type="float">
            <text:p>0.097309173</text:p>
          </table:table-cell>
          <table:table-cell table:formula="of:=0.000000148*([.D85]-AVERAGE([.$D$29];[.$D$61];[.$D$33];[.$D$65];[.$D$93];[.$D$97])) + 0.000151317" office:value-type="float" office:value="0.0953927456666666" calcext:value-type="float">
            <text:p>0.095392745666667</text:p>
          </table:table-cell>
          <table:table-cell table:style-name="ce65" office:value-type="float" office:value="4450" calcext:value-type="float">
            <text:p>4450</text:p>
          </table:table-cell>
          <table:table-cell table:formula="of:=0.0000015*[.G85]+ 0.0023022" office:value-type="float" office:value="0.0089772" calcext:value-type="float">
            <text:p>0.0089772</text:p>
          </table:table-cell>
          <table:table-cell table:formula="of:=0.0000015*([.G85]-AVERAGE([.$G$29];[.$G$33];[.$G$61];[.$G$65];[.$G$93];[.$G$97]))+ 0.0023022" office:value-type="float" office:value="0.0051162" calcext:value-type="float">
            <text:p>0.005116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9461" calcext:value-type="float">
            <text:p>19461</text:p>
          </table:table-cell>
          <table:table-cell table:formula="of:=0.000000148*[.D86] + 0.000151317" office:value-type="float" office:value="0.003031545" calcext:value-type="float">
            <text:p>0.003031545</text:p>
          </table:table-cell>
          <table:table-cell table:formula="of:=0.000000148*([.D86]-AVERAGE([.$D$29];[.$D$61];[.$D$33];[.$D$65];[.$D$93];[.$D$97])) + 0.000151317" office:value-type="float" office:value="0.00111511766666667" calcext:value-type="float">
            <text:p>0.001115117666667</text:p>
          </table:table-cell>
          <table:table-cell table:style-name="ce65" office:value-type="float" office:value="133279" calcext:value-type="float">
            <text:p>133279</text:p>
          </table:table-cell>
          <table:table-cell table:formula="of:=0.0000015*[.G86]+ 0.0023022" office:value-type="float" office:value="0.2022207" calcext:value-type="float">
            <text:p>0.2022207</text:p>
          </table:table-cell>
          <table:table-cell table:formula="of:=0.0000015*([.G86]-AVERAGE([.$G$29];[.$G$33];[.$G$61];[.$G$65];[.$G$93];[.$G$97]))+ 0.0023022" office:value-type="float" office:value="0.1983597" calcext:value-type="float">
            <text:p>0.198359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7556" calcext:value-type="float">
            <text:p>17556</text:p>
          </table:table-cell>
          <table:table-cell table:formula="of:=0.000000148*[.D87] + 0.000151317" office:value-type="float" office:value="0.002749605" calcext:value-type="float">
            <text:p>0.002749605</text:p>
          </table:table-cell>
          <table:table-cell table:formula="of:=0.000000148*([.D87]-AVERAGE([.$D$29];[.$D$61];[.$D$33];[.$D$65];[.$D$93];[.$D$97])) + 0.000151317" office:value-type="float" office:value="0.000833177666666666" calcext:value-type="float">
            <text:p>0.000833177666667</text:p>
          </table:table-cell>
          <table:table-cell table:style-name="ce65" office:value-type="float" office:value="132216" calcext:value-type="float">
            <text:p>132216</text:p>
          </table:table-cell>
          <table:table-cell table:formula="of:=0.0000015*[.G87]+ 0.0023022" office:value-type="float" office:value="0.2006262" calcext:value-type="float">
            <text:p>0.2006262</text:p>
          </table:table-cell>
          <table:table-cell table:formula="of:=0.0000015*([.G87]-AVERAGE([.$G$29];[.$G$33];[.$G$61];[.$G$65];[.$G$93];[.$G$97]))+ 0.0023022" office:value-type="float" office:value="0.1967652" calcext:value-type="float">
            <text:p>0.196765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237210" calcext:value-type="float">
            <text:p>237210</text:p>
          </table:table-cell>
          <table:table-cell table:formula="of:=0.000000148*[.D88] + 0.000151317" office:value-type="float" office:value="0.035258397" calcext:value-type="float">
            <text:p>0.035258397</text:p>
          </table:table-cell>
          <table:table-cell table:formula="of:=0.000000148*([.D88]-AVERAGE([.$D$29];[.$D$61];[.$D$33];[.$D$65];[.$D$93];[.$D$97])) + 0.000151317" office:value-type="float" office:value="0.0333419696666667" calcext:value-type="float">
            <text:p>0.033341969666667</text:p>
          </table:table-cell>
          <table:table-cell table:style-name="ce65" office:value-type="float" office:value="29850" calcext:value-type="float">
            <text:p>29850</text:p>
          </table:table-cell>
          <table:table-cell table:formula="of:=0.0000015*[.G88]+ 0.0023022" office:value-type="float" office:value="0.0470772" calcext:value-type="float">
            <text:p>0.0470772</text:p>
          </table:table-cell>
          <table:table-cell table:formula="of:=0.0000015*([.G88]-AVERAGE([.$G$29];[.$G$33];[.$G$61];[.$G$65];[.$G$93];[.$G$97]))+ 0.0023022" office:value-type="float" office:value="0.0432162" calcext:value-type="float">
            <text:p>0.043216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49813" calcext:value-type="float">
            <text:p>149813</text:p>
          </table:table-cell>
          <table:table-cell table:formula="of:=0.000000148*[.D89] + 0.000151317" office:value-type="float" office:value="0.022323641" calcext:value-type="float">
            <text:p>0.022323641</text:p>
          </table:table-cell>
          <table:table-cell table:formula="of:=0.000000148*([.D89]-AVERAGE([.$D$29];[.$D$61];[.$D$33];[.$D$65];[.$D$93];[.$D$97])) + 0.000151317" office:value-type="float" office:value="0.0204072136666667" calcext:value-type="float">
            <text:p>0.020407213666667</text:p>
          </table:table-cell>
          <table:table-cell table:style-name="ce65" office:value-type="float" office:value="2618" calcext:value-type="float">
            <text:p>2618</text:p>
          </table:table-cell>
          <table:table-cell table:formula="of:=0.0000015*[.G89]+ 0.0023022" office:value-type="float" office:value="0.0062292" calcext:value-type="float">
            <text:p>0.0062292</text:p>
          </table:table-cell>
          <table:table-cell table:formula="of:=0.0000015*([.G89]-AVERAGE([.$G$29];[.$G$33];[.$G$61];[.$G$65];[.$G$93];[.$G$97]))+ 0.0023022" office:value-type="float" office:value="0.0023682" calcext:value-type="float">
            <text:p>0.002368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6366" calcext:value-type="float">
            <text:p>16366</text:p>
          </table:table-cell>
          <table:table-cell table:formula="of:=0.000000148*[.D90] + 0.000151317" office:value-type="float" office:value="0.002573485" calcext:value-type="float">
            <text:p>0.002573485</text:p>
          </table:table-cell>
          <table:table-cell table:formula="of:=0.000000148*([.D90]-AVERAGE([.$D$29];[.$D$61];[.$D$33];[.$D$65];[.$D$93];[.$D$97])) + 0.000151317" office:value-type="float" office:value="0.000657057666666667" calcext:value-type="float">
            <text:p>0.000657057666667</text:p>
          </table:table-cell>
          <table:table-cell table:style-name="ce66" office:value-type="float" office:value="152279" calcext:value-type="float">
            <text:p>152279</text:p>
          </table:table-cell>
          <table:table-cell table:formula="of:=0.0000015*[.G90]+ 0.0023022" office:value-type="float" office:value="0.2307207" calcext:value-type="float">
            <text:p>0.2307207</text:p>
          </table:table-cell>
          <table:table-cell table:formula="of:=0.0000015*([.G90]-AVERAGE([.$G$29];[.$G$33];[.$G$61];[.$G$65];[.$G$93];[.$G$97]))+ 0.0023022" office:value-type="float" office:value="0.2268597" calcext:value-type="float">
            <text:p>0.226859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3478" calcext:value-type="float">
            <text:p>13478</text:p>
          </table:table-cell>
          <table:table-cell table:formula="of:=0.000000148*[.D91] + 0.000151317" office:value-type="float" office:value="0.002146061" calcext:value-type="float">
            <text:p>0.002146061</text:p>
          </table:table-cell>
          <table:table-cell table:formula="of:=0.000000148*([.D91]-AVERAGE([.$D$29];[.$D$61];[.$D$33];[.$D$65];[.$D$93];[.$D$97])) + 0.000151317" office:value-type="float" office:value="0.000229633666666667" calcext:value-type="float">
            <text:p>0.000229633666667</text:p>
          </table:table-cell>
          <table:table-cell table:style-name="ce66" office:value-type="float" office:value="47058" calcext:value-type="float">
            <text:p>47058</text:p>
          </table:table-cell>
          <table:table-cell table:formula="of:=0.0000015*[.G91]+ 0.0023022" office:value-type="float" office:value="0.0728892" calcext:value-type="float">
            <text:p>0.0728892</text:p>
          </table:table-cell>
          <table:table-cell table:formula="of:=0.0000015*([.G91]-AVERAGE([.$G$29];[.$G$33];[.$G$61];[.$G$65];[.$G$93];[.$G$97]))+ 0.0023022" office:value-type="float" office:value="0.0690282" calcext:value-type="float">
            <text:p>0.069028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8546" calcext:value-type="float">
            <text:p>18546</text:p>
          </table:table-cell>
          <table:table-cell table:formula="of:=0.000000148*[.D92] + 0.000151317" office:value-type="float" office:value="0.002896125" calcext:value-type="float">
            <text:p>0.002896125</text:p>
          </table:table-cell>
          <table:table-cell table:formula="of:=0.000000148*([.D92]-AVERAGE([.$D$29];[.$D$61];[.$D$33];[.$D$65];[.$D$93];[.$D$97])) + 0.000151317" office:value-type="float" office:value="0.000979697666666667" calcext:value-type="float">
            <text:p>0.000979697666667</text:p>
          </table:table-cell>
          <table:table-cell table:style-name="ce66" office:value-type="float" office:value="153938" calcext:value-type="float">
            <text:p>153938</text:p>
          </table:table-cell>
          <table:table-cell table:formula="of:=0.0000015*[.G92]+ 0.0023022" office:value-type="float" office:value="0.2332092" calcext:value-type="float">
            <text:p>0.2332092</text:p>
          </table:table-cell>
          <table:table-cell table:formula="of:=0.0000015*([.G92]-AVERAGE([.$G$29];[.$G$33];[.$G$61];[.$G$65];[.$G$93];[.$G$97]))+ 0.0023022" office:value-type="float" office:value="0.2293482" calcext:value-type="float">
            <text:p>0.229348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3195" calcext:value-type="float">
            <text:p>13195</text:p>
          </table:table-cell>
          <table:table-cell table:formula="of:=0.000000148*[.D93] + 0.000151317" office:value-type="float" office:value="0.002104177" calcext:value-type="float">
            <text:p>0.002104177</text:p>
          </table:table-cell>
          <table:table-cell table:formula="of:=0.000000148*([.D93]-AVERAGE([.$D$29];[.$D$61];[.$D$33];[.$D$65];[.$D$93];[.$D$97])) + 0.000151317" office:value-type="float" office:value="0.000187749666666667" calcext:value-type="float">
            <text:p>0.000187749666667</text:p>
          </table:table-cell>
          <table:table-cell table:style-name="ce66" office:value-type="float" office:value="3138" calcext:value-type="float">
            <text:p>3138</text:p>
          </table:table-cell>
          <table:table-cell table:formula="of:=0.0000015*[.G93]+ 0.0023022" office:value-type="float" office:value="0.0070092" calcext:value-type="float">
            <text:p>0.0070092</text:p>
          </table:table-cell>
          <table:table-cell table:formula="of:=0.0000015*([.G93]-AVERAGE([.$G$29];[.$G$33];[.$G$61];[.$G$65];[.$G$93];[.$G$97]))+ 0.0023022" office:value-type="float" office:value="0.0031482" calcext:value-type="float">
            <text:p>0.003148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3398" calcext:value-type="float">
            <text:p>13398</text:p>
          </table:table-cell>
          <table:table-cell table:formula="of:=0.000000148*[.D94] + 0.000151317" office:value-type="float" office:value="0.002134221" calcext:value-type="float">
            <text:p>0.002134221</text:p>
          </table:table-cell>
          <table:table-cell table:formula="of:=0.000000148*([.D94]-AVERAGE([.$D$29];[.$D$61];[.$D$33];[.$D$65];[.$D$93];[.$D$97])) + 0.000151317" office:value-type="float" office:value="0.000217793666666667" calcext:value-type="float">
            <text:p>0.000217793666667</text:p>
          </table:table-cell>
          <table:table-cell table:style-name="ce66" office:value-type="float" office:value="66504" calcext:value-type="float">
            <text:p>66504</text:p>
          </table:table-cell>
          <table:table-cell table:formula="of:=0.0000015*[.G94]+ 0.0023022" office:value-type="float" office:value="0.1020582" calcext:value-type="float">
            <text:p>0.1020582</text:p>
          </table:table-cell>
          <table:table-cell table:formula="of:=0.0000015*([.G94]-AVERAGE([.$G$29];[.$G$33];[.$G$61];[.$G$65];[.$G$93];[.$G$97]))+ 0.0023022" office:value-type="float" office:value="0.0981972" calcext:value-type="float">
            <text:p>0.0981972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4033" calcext:value-type="float">
            <text:p>14033</text:p>
          </table:table-cell>
          <table:table-cell table:formula="of:=0.000000148*[.D95] + 0.000151317" office:value-type="float" office:value="0.002228201" calcext:value-type="float">
            <text:p>0.002228201</text:p>
          </table:table-cell>
          <table:table-cell table:formula="of:=0.000000148*([.D95]-AVERAGE([.$D$29];[.$D$61];[.$D$33];[.$D$65];[.$D$93];[.$D$97])) + 0.000151317" office:value-type="float" office:value="0.000311773666666667" calcext:value-type="float">
            <text:p>0.000311773666667</text:p>
          </table:table-cell>
          <table:table-cell table:style-name="ce66" office:value-type="float" office:value="71929" calcext:value-type="float">
            <text:p>71929</text:p>
          </table:table-cell>
          <table:table-cell table:formula="of:=0.0000015*[.G95]+ 0.0023022" office:value-type="float" office:value="0.1101957" calcext:value-type="float">
            <text:p>0.1101957</text:p>
          </table:table-cell>
          <table:table-cell table:formula="of:=0.0000015*([.G95]-AVERAGE([.$G$29];[.$G$33];[.$G$61];[.$G$65];[.$G$93];[.$G$97]))+ 0.0023022" office:value-type="float" office:value="0.1063347" calcext:value-type="float">
            <text:p>0.106334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2335" calcext:value-type="float">
            <text:p>12335</text:p>
          </table:table-cell>
          <table:table-cell table:formula="of:=0.000000148*[.D96] + 0.000151317" office:value-type="float" office:value="0.001976897" calcext:value-type="float">
            <text:p>0.001976897</text:p>
          </table:table-cell>
          <table:table-cell table:formula="of:=0.000000148*([.D96]-AVERAGE([.$D$29];[.$D$61];[.$D$33];[.$D$65];[.$D$93];[.$D$97])) + 0.000151317" office:value-type="float" office:value="0.0000604696666666666" calcext:value-type="float">
            <text:p>6.04696666666666E-05</text:p>
          </table:table-cell>
          <table:table-cell table:style-name="ce66" office:value-type="float" office:value="52633" calcext:value-type="float">
            <text:p>52633</text:p>
          </table:table-cell>
          <table:table-cell table:formula="of:=0.0000015*[.G96]+ 0.0023022" office:value-type="float" office:value="0.0812517" calcext:value-type="float">
            <text:p>0.0812517</text:p>
          </table:table-cell>
          <table:table-cell table:formula="of:=0.0000015*([.G96]-AVERAGE([.$G$29];[.$G$33];[.$G$61];[.$G$65];[.$G$93];[.$G$97]))+ 0.0023022" office:value-type="float" office:value="0.0773907" calcext:value-type="float">
            <text:p>0.0773907</text:p>
          </table:table-cell>
        </table:table-row>
        <table:table-row table:style-name="ro2">
          <table:table-cell office:value-type="string" calcext:value-type="string">
            <text:p>Ncrim_WneonLacZ_A_001_crop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1491" calcext:value-type="float">
            <text:p>11491</text:p>
          </table:table-cell>
          <table:table-cell table:formula="of:=0.000000148*[.D97] + 0.000151317" office:value-type="float" office:value="0.001851985" calcext:value-type="float">
            <text:p>0.001851985</text:p>
          </table:table-cell>
          <table:table-cell table:formula="of:=0.000000148*([.D97]-AVERAGE([.$D$29];[.$D$61];[.$D$33];[.$D$65];[.$D$93];[.$D$97])) + 0.000151317" office:value-type="float" office:value="-0.0000644423333333334" calcext:value-type="float">
            <text:p>-6.44423333333334E-05</text:p>
          </table:table-cell>
          <table:table-cell table:style-name="ce66" office:value-type="float" office:value="1569" calcext:value-type="float">
            <text:p>1569</text:p>
          </table:table-cell>
          <table:table-cell table:formula="of:=0.0000015*[.G97]+ 0.0023022" office:value-type="float" office:value="0.0046557" calcext:value-type="float">
            <text:p>0.0046557</text:p>
          </table:table-cell>
          <table:table-cell table:formula="of:=0.0000015*([.G97]-AVERAGE([.$G$29];[.$G$33];[.$G$61];[.$G$65];[.$G$93];[.$G$97]))+ 0.0023022" office:value-type="float" office:value="0.0007947" calcext:value-type="float">
            <text:p>0.000794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88362" calcext:value-type="float">
            <text:p>288362</text:p>
          </table:table-cell>
          <table:table-cell table:formula="of:=0.000000148*[.D98] + 0.000151317" office:value-type="float" office:value="0.042828893" calcext:value-type="float">
            <text:p>0.042828893</text:p>
          </table:table-cell>
          <table:table-cell table:formula="of:=0.000000148*([.D98]-AVERAGE([.$D$29];[.$D$61];[.$D$33];[.$D$65];[.$D$93];[.$D$97])) + 0.000151317" office:value-type="float" office:value="0.0409124656666667" calcext:value-type="float">
            <text:p>0.040912465666667</text:p>
          </table:table-cell>
          <table:table-cell table:style-name="ce67" office:value-type="float" office:value="104283" calcext:value-type="float">
            <text:p>104283</text:p>
          </table:table-cell>
          <table:table-cell table:formula="of:=0.0000015*[.G98]+ 0.0023022" office:value-type="float" office:value="0.1587267" calcext:value-type="float">
            <text:p>0.1587267</text:p>
          </table:table-cell>
          <table:table-cell table:formula="of:=0.0000015*([.G98]-AVERAGE([.$G$29];[.$G$33];[.$G$61];[.$G$65];[.$G$93];[.$G$97]))+ 0.0023022" office:value-type="float" office:value="0.1548657" calcext:value-type="float">
            <text:p>0.15486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90199" calcext:value-type="float">
            <text:p>290199</text:p>
          </table:table-cell>
          <table:table-cell table:formula="of:=0.000000148*[.D99] + 0.000151317" office:value-type="float" office:value="0.043100769" calcext:value-type="float">
            <text:p>0.043100769</text:p>
          </table:table-cell>
          <table:table-cell table:formula="of:=0.000000148*([.D99]-AVERAGE([.$D$29];[.$D$61];[.$D$33];[.$D$65];[.$D$93];[.$D$97])) + 0.000151317" office:value-type="float" office:value="0.0411843416666667" calcext:value-type="float">
            <text:p>0.041184341666667</text:p>
          </table:table-cell>
          <table:table-cell table:style-name="ce67" office:value-type="float" office:value="4454" calcext:value-type="float">
            <text:p>4454</text:p>
          </table:table-cell>
          <table:table-cell table:formula="of:=0.0000015*[.G99]+ 0.0023022" office:value-type="float" office:value="0.0089832" calcext:value-type="float">
            <text:p>0.0089832</text:p>
          </table:table-cell>
          <table:table-cell table:formula="of:=0.0000015*([.G99]-AVERAGE([.$G$29];[.$G$33];[.$G$61];[.$G$65];[.$G$93];[.$G$97]))+ 0.0023022" office:value-type="float" office:value="0.0051222" calcext:value-type="float">
            <text:p>0.005122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018422" calcext:value-type="float">
            <text:p>1018422</text:p>
          </table:table-cell>
          <table:table-cell table:formula="of:=0.000000148*[.D100] + 0.000151317" office:value-type="float" office:value="0.150877773" calcext:value-type="float">
            <text:p>0.150877773</text:p>
          </table:table-cell>
          <table:table-cell table:formula="of:=0.000000148*([.D100]-AVERAGE([.$D$29];[.$D$61];[.$D$33];[.$D$65];[.$D$93];[.$D$97])) + 0.000151317" office:value-type="float" office:value="0.148961345666667" calcext:value-type="float">
            <text:p>0.148961345666667</text:p>
          </table:table-cell>
          <table:table-cell table:style-name="ce67" office:value-type="float" office:value="3142" calcext:value-type="float">
            <text:p>3142</text:p>
          </table:table-cell>
          <table:table-cell table:formula="of:=0.0000015*[.G100]+ 0.0023022" office:value-type="float" office:value="0.0070152" calcext:value-type="float">
            <text:p>0.0070152</text:p>
          </table:table-cell>
          <table:table-cell table:formula="of:=0.0000015*([.G100]-AVERAGE([.$G$29];[.$G$33];[.$G$61];[.$G$65];[.$G$93];[.$G$97]))+ 0.0023022" office:value-type="float" office:value="0.0031542" calcext:value-type="float">
            <text:p>0.003154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90295" calcext:value-type="float">
            <text:p>590295</text:p>
          </table:table-cell>
          <table:table-cell table:formula="of:=0.000000148*[.D101] + 0.000151317" office:value-type="float" office:value="0.087514977" calcext:value-type="float">
            <text:p>0.087514977</text:p>
          </table:table-cell>
          <table:table-cell table:formula="of:=0.000000148*([.D101]-AVERAGE([.$D$29];[.$D$61];[.$D$33];[.$D$65];[.$D$93];[.$D$97])) + 0.000151317" office:value-type="float" office:value="0.0855985496666667" calcext:value-type="float">
            <text:p>0.085598549666667</text:p>
          </table:table-cell>
          <table:table-cell table:style-name="ce67" office:value-type="float" office:value="2097" calcext:value-type="float">
            <text:p>2097</text:p>
          </table:table-cell>
          <table:table-cell table:formula="of:=0.0000015*[.G101]+ 0.0023022" office:value-type="float" office:value="0.0054477" calcext:value-type="float">
            <text:p>0.0054477</text:p>
          </table:table-cell>
          <table:table-cell table:formula="of:=0.0000015*([.G101]-AVERAGE([.$G$29];[.$G$33];[.$G$61];[.$G$65];[.$G$93];[.$G$97]))+ 0.0023022" office:value-type="float" office:value="0.0015867" calcext:value-type="float">
            <text:p>0.001586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3371" calcext:value-type="float">
            <text:p>123371</text:p>
          </table:table-cell>
          <table:table-cell table:formula="of:=0.000000148*[.D102] + 0.000151317" office:value-type="float" office:value="0.018410225" calcext:value-type="float">
            <text:p>0.018410225</text:p>
          </table:table-cell>
          <table:table-cell table:formula="of:=0.000000148*([.D102]-AVERAGE([.$D$29];[.$D$61];[.$D$33];[.$D$65];[.$D$93];[.$D$97])) + 0.000151317" office:value-type="float" office:value="0.0164937976666667" calcext:value-type="float">
            <text:p>0.016493797666667</text:p>
          </table:table-cell>
          <table:table-cell table:style-name="ce67" office:value-type="float" office:value="110834" calcext:value-type="float">
            <text:p>110834</text:p>
          </table:table-cell>
          <table:table-cell table:formula="of:=0.0000015*[.G102]+ 0.0023022" office:value-type="float" office:value="0.1685532" calcext:value-type="float">
            <text:p>0.1685532</text:p>
          </table:table-cell>
          <table:table-cell table:formula="of:=0.0000015*([.G102]-AVERAGE([.$G$29];[.$G$33];[.$G$61];[.$G$65];[.$G$93];[.$G$97]))+ 0.0023022" office:value-type="float" office:value="0.1646922" calcext:value-type="float">
            <text:p>0.164692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606462" calcext:value-type="float">
            <text:p>606462</text:p>
          </table:table-cell>
          <table:table-cell table:formula="of:=0.000000148*[.D103] + 0.000151317" office:value-type="float" office:value="0.089907693" calcext:value-type="float">
            <text:p>0.089907693</text:p>
          </table:table-cell>
          <table:table-cell table:formula="of:=0.000000148*([.D103]-AVERAGE([.$D$29];[.$D$61];[.$D$33];[.$D$65];[.$D$93];[.$D$97])) + 0.000151317" office:value-type="float" office:value="0.0879912656666667" calcext:value-type="float">
            <text:p>0.087991265666667</text:p>
          </table:table-cell>
          <table:table-cell table:style-name="ce67" office:value-type="float" office:value="3147" calcext:value-type="float">
            <text:p>3147</text:p>
          </table:table-cell>
          <table:table-cell table:formula="of:=0.0000015*[.G103]+ 0.0023022" office:value-type="float" office:value="0.0070227" calcext:value-type="float">
            <text:p>0.0070227</text:p>
          </table:table-cell>
          <table:table-cell table:formula="of:=0.0000015*([.G103]-AVERAGE([.$G$29];[.$G$33];[.$G$61];[.$G$65];[.$G$93];[.$G$97]))+ 0.0023022" office:value-type="float" office:value="0.0031617" calcext:value-type="float">
            <text:p>0.003161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722565" calcext:value-type="float">
            <text:p>1722565</text:p>
          </table:table-cell>
          <table:table-cell table:formula="of:=0.000000148*[.D104] + 0.000151317" office:value-type="float" office:value="0.255090937" calcext:value-type="float">
            <text:p>0.255090937</text:p>
          </table:table-cell>
          <table:table-cell table:formula="of:=0.000000148*([.D104]-AVERAGE([.$D$29];[.$D$61];[.$D$33];[.$D$65];[.$D$93];[.$D$97])) + 0.000151317" office:value-type="float" office:value="0.253174509666667" calcext:value-type="float">
            <text:p>0.253174509666667</text:p>
          </table:table-cell>
          <table:table-cell table:style-name="ce67" office:value-type="float" office:value="2620" calcext:value-type="float">
            <text:p>2620</text:p>
          </table:table-cell>
          <table:table-cell table:formula="of:=0.0000015*[.G104]+ 0.0023022" office:value-type="float" office:value="0.0062322" calcext:value-type="float">
            <text:p>0.0062322</text:p>
          </table:table-cell>
          <table:table-cell table:formula="of:=0.0000015*([.G104]-AVERAGE([.$G$29];[.$G$33];[.$G$61];[.$G$65];[.$G$93];[.$G$97]))+ 0.0023022" office:value-type="float" office:value="0.0023712" calcext:value-type="float">
            <text:p>0.002371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42800" calcext:value-type="float">
            <text:p>1242800</text:p>
          </table:table-cell>
          <table:table-cell table:formula="of:=0.000000148*[.D105] + 0.000151317" office:value-type="float" office:value="0.184085717" calcext:value-type="float">
            <text:p>0.184085717</text:p>
          </table:table-cell>
          <table:table-cell table:formula="of:=0.000000148*([.D105]-AVERAGE([.$D$29];[.$D$61];[.$D$33];[.$D$65];[.$D$93];[.$D$97])) + 0.000151317" office:value-type="float" office:value="0.182169289666667" calcext:value-type="float">
            <text:p>0.182169289666667</text:p>
          </table:table-cell>
          <table:table-cell table:style-name="ce67" office:value-type="float" office:value="3410" calcext:value-type="float">
            <text:p>3410</text:p>
          </table:table-cell>
          <table:table-cell table:formula="of:=0.0000015*[.G105]+ 0.0023022" office:value-type="float" office:value="0.0074172" calcext:value-type="float">
            <text:p>0.0074172</text:p>
          </table:table-cell>
          <table:table-cell table:formula="of:=0.0000015*([.G105]-AVERAGE([.$G$29];[.$G$33];[.$G$61];[.$G$65];[.$G$93];[.$G$97]))+ 0.0023022" office:value-type="float" office:value="0.0035562" calcext:value-type="float">
            <text:p>0.003556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3100" calcext:value-type="float">
            <text:p>13100</text:p>
          </table:table-cell>
          <table:table-cell table:formula="of:=0.000000148*[.D106] + 0.000151317" office:value-type="float" office:value="0.002090117" calcext:value-type="float">
            <text:p>0.002090117</text:p>
          </table:table-cell>
          <table:table-cell table:formula="of:=0.000000148*([.D106]-AVERAGE([.$D$29];[.$D$61];[.$D$33];[.$D$65];[.$D$93];[.$D$97])) + 0.000151317" office:value-type="float" office:value="0.000173689666666667" calcext:value-type="float">
            <text:p>0.000173689666667</text:p>
          </table:table-cell>
          <table:table-cell table:style-name="ce68" office:value-type="float" office:value="95671" calcext:value-type="float">
            <text:p>95671</text:p>
          </table:table-cell>
          <table:table-cell table:formula="of:=0.0000015*[.G106]+ 0.0023022" office:value-type="float" office:value="0.1458087" calcext:value-type="float">
            <text:p>0.1458087</text:p>
          </table:table-cell>
          <table:table-cell table:formula="of:=0.0000015*([.G106]-AVERAGE([.$G$29];[.$G$33];[.$G$61];[.$G$65];[.$G$93];[.$G$97]))+ 0.0023022" office:value-type="float" office:value="0.1419477" calcext:value-type="float">
            <text:p>0.141947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87031" calcext:value-type="float">
            <text:p>187031</text:p>
          </table:table-cell>
          <table:table-cell table:formula="of:=0.000000148*[.D107] + 0.000151317" office:value-type="float" office:value="0.027831905" calcext:value-type="float">
            <text:p>0.027831905</text:p>
          </table:table-cell>
          <table:table-cell table:formula="of:=0.000000148*([.D107]-AVERAGE([.$D$29];[.$D$61];[.$D$33];[.$D$65];[.$D$93];[.$D$97])) + 0.000151317" office:value-type="float" office:value="0.0259154776666667" calcext:value-type="float">
            <text:p>0.025915477666667</text:p>
          </table:table-cell>
          <table:table-cell table:style-name="ce68" office:value-type="float" office:value="43234" calcext:value-type="float">
            <text:p>43234</text:p>
          </table:table-cell>
          <table:table-cell table:formula="of:=0.0000015*[.G107]+ 0.0023022" office:value-type="float" office:value="0.0671532" calcext:value-type="float">
            <text:p>0.0671532</text:p>
          </table:table-cell>
          <table:table-cell table:formula="of:=0.0000015*([.G107]-AVERAGE([.$G$29];[.$G$33];[.$G$61];[.$G$65];[.$G$93];[.$G$97]))+ 0.0023022" office:value-type="float" office:value="0.0632922" calcext:value-type="float">
            <text:p>0.063292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25891" calcext:value-type="float">
            <text:p>425891</text:p>
          </table:table-cell>
          <table:table-cell table:formula="of:=0.000000148*[.D108] + 0.000151317" office:value-type="float" office:value="0.063183185" calcext:value-type="float">
            <text:p>0.063183185</text:p>
          </table:table-cell>
          <table:table-cell table:formula="of:=0.000000148*([.D108]-AVERAGE([.$D$29];[.$D$61];[.$D$33];[.$D$65];[.$D$93];[.$D$97])) + 0.000151317" office:value-type="float" office:value="0.0612667576666667" calcext:value-type="float">
            <text:p>0.061266757666667</text:p>
          </table:table-cell>
          <table:table-cell table:style-name="ce68" office:value-type="float" office:value="3929" calcext:value-type="float">
            <text:p>3929</text:p>
          </table:table-cell>
          <table:table-cell table:formula="of:=0.0000015*[.G108]+ 0.0023022" office:value-type="float" office:value="0.0081957" calcext:value-type="float">
            <text:p>0.0081957</text:p>
          </table:table-cell>
          <table:table-cell table:formula="of:=0.0000015*([.G108]-AVERAGE([.$G$29];[.$G$33];[.$G$61];[.$G$65];[.$G$93];[.$G$97]))+ 0.0023022" office:value-type="float" office:value="0.0043347" calcext:value-type="float">
            <text:p>0.004334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16690" calcext:value-type="float">
            <text:p>616690</text:p>
          </table:table-cell>
          <table:table-cell table:formula="of:=0.000000148*[.D109] + 0.000151317" office:value-type="float" office:value="0.091421437" calcext:value-type="float">
            <text:p>0.091421437</text:p>
          </table:table-cell>
          <table:table-cell table:formula="of:=0.000000148*([.D109]-AVERAGE([.$D$29];[.$D$61];[.$D$33];[.$D$65];[.$D$93];[.$D$97])) + 0.000151317" office:value-type="float" office:value="0.0895050096666667" calcext:value-type="float">
            <text:p>0.089505009666667</text:p>
          </table:table-cell>
          <table:table-cell table:style-name="ce68" office:value-type="float" office:value="1573" calcext:value-type="float">
            <text:p>1573</text:p>
          </table:table-cell>
          <table:table-cell table:formula="of:=0.0000015*[.G109]+ 0.0023022" office:value-type="float" office:value="0.0046617" calcext:value-type="float">
            <text:p>0.0046617</text:p>
          </table:table-cell>
          <table:table-cell table:formula="of:=0.0000015*([.G109]-AVERAGE([.$G$29];[.$G$33];[.$G$61];[.$G$65];[.$G$93];[.$G$97]))+ 0.0023022" office:value-type="float" office:value="0.0008007" calcext:value-type="float">
            <text:p>0.000800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31791" calcext:value-type="float">
            <text:p>31791</text:p>
          </table:table-cell>
          <table:table-cell table:formula="of:=0.000000148*[.D110] + 0.000151317" office:value-type="float" office:value="0.004856385" calcext:value-type="float">
            <text:p>0.004856385</text:p>
          </table:table-cell>
          <table:table-cell table:formula="of:=0.000000148*([.D110]-AVERAGE([.$D$29];[.$D$61];[.$D$33];[.$D$65];[.$D$93];[.$D$97])) + 0.000151317" office:value-type="float" office:value="0.00293995766666667" calcext:value-type="float">
            <text:p>0.002939957666667</text:p>
          </table:table-cell>
          <table:table-cell table:style-name="ce68" office:value-type="float" office:value="226447" calcext:value-type="float">
            <text:p>226447</text:p>
          </table:table-cell>
          <table:table-cell table:formula="of:=0.0000015*[.G110]+ 0.0023022" office:value-type="float" office:value="0.3419727" calcext:value-type="float">
            <text:p>0.3419727</text:p>
          </table:table-cell>
          <table:table-cell table:formula="of:=0.0000015*([.G110]-AVERAGE([.$G$29];[.$G$33];[.$G$61];[.$G$65];[.$G$93];[.$G$97]))+ 0.0023022" office:value-type="float" office:value="0.3381117" calcext:value-type="float">
            <text:p>0.338111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21605" calcext:value-type="float">
            <text:p>221605</text:p>
          </table:table-cell>
          <table:table-cell table:formula="of:=0.000000148*[.D111] + 0.000151317" office:value-type="float" office:value="0.032948857" calcext:value-type="float">
            <text:p>0.032948857</text:p>
          </table:table-cell>
          <table:table-cell table:formula="of:=0.000000148*([.D111]-AVERAGE([.$D$29];[.$D$61];[.$D$33];[.$D$65];[.$D$93];[.$D$97])) + 0.000151317" office:value-type="float" office:value="0.0310324296666667" calcext:value-type="float">
            <text:p>0.031032429666667</text:p>
          </table:table-cell>
          <table:table-cell table:style-name="ce68" office:value-type="float" office:value="21502" calcext:value-type="float">
            <text:p>21502</text:p>
          </table:table-cell>
          <table:table-cell table:formula="of:=0.0000015*[.G111]+ 0.0023022" office:value-type="float" office:value="0.0345552" calcext:value-type="float">
            <text:p>0.0345552</text:p>
          </table:table-cell>
          <table:table-cell table:formula="of:=0.0000015*([.G111]-AVERAGE([.$G$29];[.$G$33];[.$G$61];[.$G$65];[.$G$93];[.$G$97]))+ 0.0023022" office:value-type="float" office:value="0.0306942" calcext:value-type="float">
            <text:p>0.030694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545902" calcext:value-type="float">
            <text:p>545902</text:p>
          </table:table-cell>
          <table:table-cell table:formula="of:=0.000000148*[.D112] + 0.000151317" office:value-type="float" office:value="0.080944813" calcext:value-type="float">
            <text:p>0.080944813</text:p>
          </table:table-cell>
          <table:table-cell table:formula="of:=0.000000148*([.D112]-AVERAGE([.$D$29];[.$D$61];[.$D$33];[.$D$65];[.$D$93];[.$D$97])) + 0.000151317" office:value-type="float" office:value="0.0790283856666667" calcext:value-type="float">
            <text:p>0.079028385666667</text:p>
          </table:table-cell>
          <table:table-cell table:style-name="ce68" office:value-type="float" office:value="2621" calcext:value-type="float">
            <text:p>2621</text:p>
          </table:table-cell>
          <table:table-cell table:formula="of:=0.0000015*[.G112]+ 0.0023022" office:value-type="float" office:value="0.0062337" calcext:value-type="float">
            <text:p>0.0062337</text:p>
          </table:table-cell>
          <table:table-cell table:formula="of:=0.0000015*([.G112]-AVERAGE([.$G$29];[.$G$33];[.$G$61];[.$G$65];[.$G$93];[.$G$97]))+ 0.0023022" office:value-type="float" office:value="0.0023727" calcext:value-type="float">
            <text:p>0.002372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082378" calcext:value-type="float">
            <text:p>2082378</text:p>
          </table:table-cell>
          <table:table-cell table:formula="of:=0.000000148*[.D113] + 0.000151317" office:value-type="float" office:value="0.308343261" calcext:value-type="float">
            <text:p>0.308343261</text:p>
          </table:table-cell>
          <table:table-cell table:formula="of:=0.000000148*([.D113]-AVERAGE([.$D$29];[.$D$61];[.$D$33];[.$D$65];[.$D$93];[.$D$97])) + 0.000151317" office:value-type="float" office:value="0.306426833666667" calcext:value-type="float">
            <text:p>0.306426833666667</text:p>
          </table:table-cell>
          <table:table-cell table:style-name="ce68" office:value-type="float" office:value="2623" calcext:value-type="float">
            <text:p>2623</text:p>
          </table:table-cell>
          <table:table-cell table:formula="of:=0.0000015*[.G113]+ 0.0023022" office:value-type="float" office:value="0.0062367" calcext:value-type="float">
            <text:p>0.0062367</text:p>
          </table:table-cell>
          <table:table-cell table:formula="of:=0.0000015*([.G113]-AVERAGE([.$G$29];[.$G$33];[.$G$61];[.$G$65];[.$G$93];[.$G$97]))+ 0.0023022" office:value-type="float" office:value="0.0023757" calcext:value-type="float">
            <text:p>0.00237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8245" calcext:value-type="float">
            <text:p>18245</text:p>
          </table:table-cell>
          <table:table-cell table:formula="of:=0.000000148*[.D114] + 0.000151317" office:value-type="float" office:value="0.002851577" calcext:value-type="float">
            <text:p>0.002851577</text:p>
          </table:table-cell>
          <table:table-cell table:formula="of:=0.000000148*([.D114]-AVERAGE([.$D$29];[.$D$61];[.$D$33];[.$D$65];[.$D$93];[.$D$97])) + 0.000151317" office:value-type="float" office:value="0.000935149666666667" calcext:value-type="float">
            <text:p>0.000935149666667</text:p>
          </table:table-cell>
          <table:table-cell table:style-name="ce69" office:value-type="float" office:value="114731" calcext:value-type="float">
            <text:p>114731</text:p>
          </table:table-cell>
          <table:table-cell table:formula="of:=0.0000015*[.G114]+ 0.0023022" office:value-type="float" office:value="0.1743987" calcext:value-type="float">
            <text:p>0.1743987</text:p>
          </table:table-cell>
          <table:table-cell table:formula="of:=0.0000015*([.G114]-AVERAGE([.$G$29];[.$G$33];[.$G$61];[.$G$65];[.$G$93];[.$G$97]))+ 0.0023022" office:value-type="float" office:value="0.1705377" calcext:value-type="float">
            <text:p>0.170537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9762" calcext:value-type="float">
            <text:p>89762</text:p>
          </table:table-cell>
          <table:table-cell table:formula="of:=0.000000148*[.D115] + 0.000151317" office:value-type="float" office:value="0.013436093" calcext:value-type="float">
            <text:p>0.013436093</text:p>
          </table:table-cell>
          <table:table-cell table:formula="of:=0.000000148*([.D115]-AVERAGE([.$D$29];[.$D$61];[.$D$33];[.$D$65];[.$D$93];[.$D$97])) + 0.000151317" office:value-type="float" office:value="0.0115196656666667" calcext:value-type="float">
            <text:p>0.011519665666667</text:p>
          </table:table-cell>
          <table:table-cell table:style-name="ce69" office:value-type="float" office:value="200176" calcext:value-type="float">
            <text:p>200176</text:p>
          </table:table-cell>
          <table:table-cell table:formula="of:=0.0000015*[.G115]+ 0.0023022" office:value-type="float" office:value="0.3025662" calcext:value-type="float">
            <text:p>0.3025662</text:p>
          </table:table-cell>
          <table:table-cell table:formula="of:=0.0000015*([.G115]-AVERAGE([.$G$29];[.$G$33];[.$G$61];[.$G$65];[.$G$93];[.$G$97]))+ 0.0023022" office:value-type="float" office:value="0.2987052" calcext:value-type="float">
            <text:p>0.298705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80172" calcext:value-type="float">
            <text:p>480172</text:p>
          </table:table-cell>
          <table:table-cell table:formula="of:=0.000000148*[.D116] + 0.000151317" office:value-type="float" office:value="0.071216773" calcext:value-type="float">
            <text:p>0.071216773</text:p>
          </table:table-cell>
          <table:table-cell table:formula="of:=0.000000148*([.D116]-AVERAGE([.$D$29];[.$D$61];[.$D$33];[.$D$65];[.$D$93];[.$D$97])) + 0.000151317" office:value-type="float" office:value="0.0693003456666667" calcext:value-type="float">
            <text:p>0.069300345666667</text:p>
          </table:table-cell>
          <table:table-cell table:style-name="ce69" office:value-type="float" office:value="43757" calcext:value-type="float">
            <text:p>43757</text:p>
          </table:table-cell>
          <table:table-cell table:formula="of:=0.0000015*[.G116]+ 0.0023022" office:value-type="float" office:value="0.0679377" calcext:value-type="float">
            <text:p>0.0679377</text:p>
          </table:table-cell>
          <table:table-cell table:formula="of:=0.0000015*([.G116]-AVERAGE([.$G$29];[.$G$33];[.$G$61];[.$G$65];[.$G$93];[.$G$97]))+ 0.0023022" office:value-type="float" office:value="0.0640767" calcext:value-type="float">
            <text:p>0.064076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12600" calcext:value-type="float">
            <text:p>712600</text:p>
          </table:table-cell>
          <table:table-cell table:formula="of:=0.000000148*[.D117] + 0.000151317" office:value-type="float" office:value="0.105616117" calcext:value-type="float">
            <text:p>0.105616117</text:p>
          </table:table-cell>
          <table:table-cell table:formula="of:=0.000000148*([.D117]-AVERAGE([.$D$29];[.$D$61];[.$D$33];[.$D$65];[.$D$93];[.$D$97])) + 0.000151317" office:value-type="float" office:value="0.103699689666667" calcext:value-type="float">
            <text:p>0.103699689666667</text:p>
          </table:table-cell>
          <table:table-cell table:style-name="ce69" office:value-type="float" office:value="2097" calcext:value-type="float">
            <text:p>2097</text:p>
          </table:table-cell>
          <table:table-cell table:formula="of:=0.0000015*[.G117]+ 0.0023022" office:value-type="float" office:value="0.0054477" calcext:value-type="float">
            <text:p>0.0054477</text:p>
          </table:table-cell>
          <table:table-cell table:formula="of:=0.0000015*([.G117]-AVERAGE([.$G$29];[.$G$33];[.$G$61];[.$G$65];[.$G$93];[.$G$97]))+ 0.0023022" office:value-type="float" office:value="0.0015867" calcext:value-type="float">
            <text:p>0.001586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0986" calcext:value-type="float">
            <text:p>20986</text:p>
          </table:table-cell>
          <table:table-cell table:formula="of:=0.000000148*[.D118] + 0.000151317" office:value-type="float" office:value="0.003257245" calcext:value-type="float">
            <text:p>0.003257245</text:p>
          </table:table-cell>
          <table:table-cell table:formula="of:=0.000000148*([.D118]-AVERAGE([.$D$29];[.$D$61];[.$D$33];[.$D$65];[.$D$93];[.$D$97])) + 0.000151317" office:value-type="float" office:value="0.00134081766666667" calcext:value-type="float">
            <text:p>0.001340817666667</text:p>
          </table:table-cell>
          <table:table-cell table:style-name="ce69" office:value-type="float" office:value="154144" calcext:value-type="float">
            <text:p>154144</text:p>
          </table:table-cell>
          <table:table-cell table:formula="of:=0.0000015*[.G118]+ 0.0023022" office:value-type="float" office:value="0.2335182" calcext:value-type="float">
            <text:p>0.2335182</text:p>
          </table:table-cell>
          <table:table-cell table:formula="of:=0.0000015*([.G118]-AVERAGE([.$G$29];[.$G$33];[.$G$61];[.$G$65];[.$G$93];[.$G$97]))+ 0.0023022" office:value-type="float" office:value="0.2296572" calcext:value-type="float">
            <text:p>0.229657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9071" calcext:value-type="float">
            <text:p>29071</text:p>
          </table:table-cell>
          <table:table-cell table:formula="of:=0.000000148*[.D119] + 0.000151317" office:value-type="float" office:value="0.004453825" calcext:value-type="float">
            <text:p>0.004453825</text:p>
          </table:table-cell>
          <table:table-cell table:formula="of:=0.000000148*([.D119]-AVERAGE([.$D$29];[.$D$61];[.$D$33];[.$D$65];[.$D$93];[.$D$97])) + 0.000151317" office:value-type="float" office:value="0.00253739766666667" calcext:value-type="float">
            <text:p>0.002537397666667</text:p>
          </table:table-cell>
          <table:table-cell table:style-name="ce69" office:value-type="float" office:value="157323" calcext:value-type="float">
            <text:p>157323</text:p>
          </table:table-cell>
          <table:table-cell table:formula="of:=0.0000015*[.G119]+ 0.0023022" office:value-type="float" office:value="0.2382867" calcext:value-type="float">
            <text:p>0.2382867</text:p>
          </table:table-cell>
          <table:table-cell table:formula="of:=0.0000015*([.G119]-AVERAGE([.$G$29];[.$G$33];[.$G$61];[.$G$65];[.$G$93];[.$G$97]))+ 0.0023022" office:value-type="float" office:value="0.2344257" calcext:value-type="float">
            <text:p>0.23442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03688" calcext:value-type="float">
            <text:p>803688</text:p>
          </table:table-cell>
          <table:table-cell table:formula="of:=0.000000148*[.D120] + 0.000151317" office:value-type="float" office:value="0.119097141" calcext:value-type="float">
            <text:p>0.119097141</text:p>
          </table:table-cell>
          <table:table-cell table:formula="of:=0.000000148*([.D120]-AVERAGE([.$D$29];[.$D$61];[.$D$33];[.$D$65];[.$D$93];[.$D$97])) + 0.000151317" office:value-type="float" office:value="0.117180713666667" calcext:value-type="float">
            <text:p>0.117180713666667</text:p>
          </table:table-cell>
          <table:table-cell table:style-name="ce69" office:value-type="float" office:value="25694" calcext:value-type="float">
            <text:p>25694</text:p>
          </table:table-cell>
          <table:table-cell table:formula="of:=0.0000015*[.G120]+ 0.0023022" office:value-type="float" office:value="0.0408432" calcext:value-type="float">
            <text:p>0.0408432</text:p>
          </table:table-cell>
          <table:table-cell table:formula="of:=0.0000015*([.G120]-AVERAGE([.$G$29];[.$G$33];[.$G$61];[.$G$65];[.$G$93];[.$G$97]))+ 0.0023022" office:value-type="float" office:value="0.0369822" calcext:value-type="float">
            <text:p>0.036982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26047" calcext:value-type="float">
            <text:p>726047</text:p>
          </table:table-cell>
          <table:table-cell table:formula="of:=0.000000148*[.D121] + 0.000151317" office:value-type="float" office:value="0.107606273" calcext:value-type="float">
            <text:p>0.107606273</text:p>
          </table:table-cell>
          <table:table-cell table:formula="of:=0.000000148*([.D121]-AVERAGE([.$D$29];[.$D$61];[.$D$33];[.$D$65];[.$D$93];[.$D$97])) + 0.000151317" office:value-type="float" office:value="0.105689845666667" calcext:value-type="float">
            <text:p>0.105689845666667</text:p>
          </table:table-cell>
          <table:table-cell table:style-name="ce69" office:value-type="float" office:value="5246" calcext:value-type="float">
            <text:p>5246</text:p>
          </table:table-cell>
          <table:table-cell table:formula="of:=0.0000015*[.G121]+ 0.0023022" office:value-type="float" office:value="0.0101712" calcext:value-type="float">
            <text:p>0.0101712</text:p>
          </table:table-cell>
          <table:table-cell table:formula="of:=0.0000015*([.G121]-AVERAGE([.$G$29];[.$G$33];[.$G$61];[.$G$65];[.$G$93];[.$G$97]))+ 0.0023022" office:value-type="float" office:value="0.0063102" calcext:value-type="float">
            <text:p>0.006310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19350" calcext:value-type="float">
            <text:p>19350</text:p>
          </table:table-cell>
          <table:table-cell table:formula="of:=0.000000148*[.D122] + 0.000151317" office:value-type="float" office:value="0.003015117" calcext:value-type="float">
            <text:p>0.003015117</text:p>
          </table:table-cell>
          <table:table-cell table:formula="of:=0.000000148*([.D122]-AVERAGE([.$D$29];[.$D$61];[.$D$33];[.$D$65];[.$D$93];[.$D$97])) + 0.000151317" office:value-type="float" office:value="0.00109868966666667" calcext:value-type="float">
            <text:p>0.001098689666667</text:p>
          </table:table-cell>
          <table:table-cell table:style-name="ce70" office:value-type="float" office:value="139715" calcext:value-type="float">
            <text:p>139715</text:p>
          </table:table-cell>
          <table:table-cell table:formula="of:=0.0000015*[.G122]+ 0.0023022" office:value-type="float" office:value="0.2118747" calcext:value-type="float">
            <text:p>0.2118747</text:p>
          </table:table-cell>
          <table:table-cell table:formula="of:=0.0000015*([.G122]-AVERAGE([.$G$29];[.$G$33];[.$G$61];[.$G$65];[.$G$93];[.$G$97]))+ 0.0023022" office:value-type="float" office:value="0.2080137" calcext:value-type="float">
            <text:p>0.208013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22704" calcext:value-type="float">
            <text:p>22704</text:p>
          </table:table-cell>
          <table:table-cell table:formula="of:=0.000000148*[.D123] + 0.000151317" office:value-type="float" office:value="0.003511509" calcext:value-type="float">
            <text:p>0.003511509</text:p>
          </table:table-cell>
          <table:table-cell table:formula="of:=0.000000148*([.D123]-AVERAGE([.$D$29];[.$D$61];[.$D$33];[.$D$65];[.$D$93];[.$D$97])) + 0.000151317" office:value-type="float" office:value="0.00159508166666667" calcext:value-type="float">
            <text:p>0.001595081666667</text:p>
          </table:table-cell>
          <table:table-cell table:style-name="ce70" office:value-type="float" office:value="162163" calcext:value-type="float">
            <text:p>162163</text:p>
          </table:table-cell>
          <table:table-cell table:formula="of:=0.0000015*[.G123]+ 0.0023022" office:value-type="float" office:value="0.2455467" calcext:value-type="float">
            <text:p>0.2455467</text:p>
          </table:table-cell>
          <table:table-cell table:formula="of:=0.0000015*([.G123]-AVERAGE([.$G$29];[.$G$33];[.$G$61];[.$G$65];[.$G$93];[.$G$97]))+ 0.0023022" office:value-type="float" office:value="0.2416857" calcext:value-type="float">
            <text:p>0.24168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15325" calcext:value-type="float">
            <text:p>15325</text:p>
          </table:table-cell>
          <table:table-cell table:formula="of:=0.000000148*[.D124] + 0.000151317" office:value-type="float" office:value="0.002419417" calcext:value-type="float">
            <text:p>0.002419417</text:p>
          </table:table-cell>
          <table:table-cell table:formula="of:=0.000000148*([.D124]-AVERAGE([.$D$29];[.$D$61];[.$D$33];[.$D$65];[.$D$93];[.$D$97])) + 0.000151317" office:value-type="float" office:value="0.000502989666666667" calcext:value-type="float">
            <text:p>0.000502989666667</text:p>
          </table:table-cell>
          <table:table-cell table:style-name="ce70" office:value-type="float" office:value="98796" calcext:value-type="float">
            <text:p>98796</text:p>
          </table:table-cell>
          <table:table-cell table:formula="of:=0.0000015*[.G124]+ 0.0023022" office:value-type="float" office:value="0.1504962" calcext:value-type="float">
            <text:p>0.1504962</text:p>
          </table:table-cell>
          <table:table-cell table:formula="of:=0.0000015*([.G124]-AVERAGE([.$G$29];[.$G$33];[.$G$61];[.$G$65];[.$G$93];[.$G$97]))+ 0.0023022" office:value-type="float" office:value="0.1466352" calcext:value-type="float">
            <text:p>0.146635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41546" calcext:value-type="float">
            <text:p>41546</text:p>
          </table:table-cell>
          <table:table-cell table:formula="of:=0.000000148*[.D125] + 0.000151317" office:value-type="float" office:value="0.006300125" calcext:value-type="float">
            <text:p>0.006300125</text:p>
          </table:table-cell>
          <table:table-cell table:formula="of:=0.000000148*([.D125]-AVERAGE([.$D$29];[.$D$61];[.$D$33];[.$D$65];[.$D$93];[.$D$97])) + 0.000151317" office:value-type="float" office:value="0.00438369766666667" calcext:value-type="float">
            <text:p>0.004383697666667</text:p>
          </table:table-cell>
          <table:table-cell table:style-name="ce70" office:value-type="float" office:value="380915" calcext:value-type="float">
            <text:p>380915</text:p>
          </table:table-cell>
          <table:table-cell table:formula="of:=0.0000015*[.G125]+ 0.0023022" office:value-type="float" office:value="0.5736747" calcext:value-type="float">
            <text:p>0.5736747</text:p>
          </table:table-cell>
          <table:table-cell table:formula="of:=0.0000015*([.G125]-AVERAGE([.$G$29];[.$G$33];[.$G$61];[.$G$65];[.$G$93];[.$G$97]))+ 0.0023022" office:value-type="float" office:value="0.5698137" calcext:value-type="float">
            <text:p>0.569813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15056" calcext:value-type="float">
            <text:p>15056</text:p>
          </table:table-cell>
          <table:table-cell table:formula="of:=0.000000148*[.D126] + 0.000151317" office:value-type="float" office:value="0.002379605" calcext:value-type="float">
            <text:p>0.002379605</text:p>
          </table:table-cell>
          <table:table-cell table:formula="of:=0.000000148*([.D126]-AVERAGE([.$D$29];[.$D$61];[.$D$33];[.$D$65];[.$D$93];[.$D$97])) + 0.000151317" office:value-type="float" office:value="0.000463177666666667" calcext:value-type="float">
            <text:p>0.000463177666667</text:p>
          </table:table-cell>
          <table:table-cell table:style-name="ce70" office:value-type="float" office:value="158361" calcext:value-type="float">
            <text:p>158361</text:p>
          </table:table-cell>
          <table:table-cell table:formula="of:=0.0000015*[.G126]+ 0.0023022" office:value-type="float" office:value="0.2398437" calcext:value-type="float">
            <text:p>0.2398437</text:p>
          </table:table-cell>
          <table:table-cell table:formula="of:=0.0000015*([.G126]-AVERAGE([.$G$29];[.$G$33];[.$G$61];[.$G$65];[.$G$93];[.$G$97]))+ 0.0023022" office:value-type="float" office:value="0.2359827" calcext:value-type="float">
            <text:p>0.235982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23143" calcext:value-type="float">
            <text:p>23143</text:p>
          </table:table-cell>
          <table:table-cell table:formula="of:=0.000000148*[.D127] + 0.000151317" office:value-type="float" office:value="0.003576481" calcext:value-type="float">
            <text:p>0.003576481</text:p>
          </table:table-cell>
          <table:table-cell table:formula="of:=0.000000148*([.D127]-AVERAGE([.$D$29];[.$D$61];[.$D$33];[.$D$65];[.$D$93];[.$D$97])) + 0.000151317" office:value-type="float" office:value="0.00166005366666667" calcext:value-type="float">
            <text:p>0.001660053666667</text:p>
          </table:table-cell>
          <table:table-cell table:style-name="ce70" office:value-type="float" office:value="167823" calcext:value-type="float">
            <text:p>167823</text:p>
          </table:table-cell>
          <table:table-cell table:formula="of:=0.0000015*[.G127]+ 0.0023022" office:value-type="float" office:value="0.2540367" calcext:value-type="float">
            <text:p>0.2540367</text:p>
          </table:table-cell>
          <table:table-cell table:formula="of:=0.0000015*([.G127]-AVERAGE([.$G$29];[.$G$33];[.$G$61];[.$G$65];[.$G$93];[.$G$97]))+ 0.0023022" office:value-type="float" office:value="0.2501757" calcext:value-type="float">
            <text:p>0.25017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34724" calcext:value-type="float">
            <text:p>34724</text:p>
          </table:table-cell>
          <table:table-cell table:formula="of:=0.000000148*[.D128] + 0.000151317" office:value-type="float" office:value="0.005290469" calcext:value-type="float">
            <text:p>0.005290469</text:p>
          </table:table-cell>
          <table:table-cell table:formula="of:=0.000000148*([.D128]-AVERAGE([.$D$29];[.$D$61];[.$D$33];[.$D$65];[.$D$93];[.$D$97])) + 0.000151317" office:value-type="float" office:value="0.00337404166666667" calcext:value-type="float">
            <text:p>0.003374041666667</text:p>
          </table:table-cell>
          <table:table-cell table:style-name="ce70" office:value-type="float" office:value="141599" calcext:value-type="float">
            <text:p>141599</text:p>
          </table:table-cell>
          <table:table-cell table:formula="of:=0.0000015*[.G128]+ 0.0023022" office:value-type="float" office:value="0.2147007" calcext:value-type="float">
            <text:p>0.2147007</text:p>
          </table:table-cell>
          <table:table-cell table:formula="of:=0.0000015*([.G128]-AVERAGE([.$G$29];[.$G$33];[.$G$61];[.$G$65];[.$G$93];[.$G$97]))+ 0.0023022" office:value-type="float" office:value="0.2108397" calcext:value-type="float">
            <text:p>0.210839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13113" calcext:value-type="float">
            <text:p>13113</text:p>
          </table:table-cell>
          <table:table-cell table:formula="of:=0.000000148*[.D129] + 0.000151317" office:value-type="float" office:value="0.002092041" calcext:value-type="float">
            <text:p>0.002092041</text:p>
          </table:table-cell>
          <table:table-cell table:formula="of:=0.000000148*([.D129]-AVERAGE([.$D$29];[.$D$61];[.$D$33];[.$D$65];[.$D$93];[.$D$97])) + 0.000151317" office:value-type="float" office:value="0.000175613666666667" calcext:value-type="float">
            <text:p>0.000175613666667</text:p>
          </table:table-cell>
          <table:table-cell table:style-name="ce70" office:value-type="float" office:value="3934" calcext:value-type="float">
            <text:p>3934</text:p>
          </table:table-cell>
          <table:table-cell table:formula="of:=0.0000015*[.G129]+ 0.0023022" office:value-type="float" office:value="0.0082032" calcext:value-type="float">
            <text:p>0.0082032</text:p>
          </table:table-cell>
          <table:table-cell table:formula="of:=0.0000015*([.G129]-AVERAGE([.$G$29];[.$G$33];[.$G$61];[.$G$65];[.$G$93];[.$G$97]))+ 0.0023022" office:value-type="float" office:value="0.0043422" calcext:value-type="float">
            <text:p>0.004342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317806" calcext:value-type="float">
            <text:p>317806</text:p>
          </table:table-cell>
          <table:table-cell table:formula="of:=0.000000148*[.D130] + 0.000151317" office:value-type="float" office:value="0.047186605" calcext:value-type="float">
            <text:p>0.047186605</text:p>
          </table:table-cell>
          <table:table-cell table:formula="of:=0.000000148*([.D130]-AVERAGE([.$D$29];[.$D$61];[.$D$33];[.$D$65];[.$D$93];[.$D$97])) + 0.000151317" office:value-type="float" office:value="0.0452701776666667" calcext:value-type="float">
            <text:p>0.045270177666667</text:p>
          </table:table-cell>
          <table:table-cell table:style-name="ce71" office:value-type="float" office:value="67690" calcext:value-type="float">
            <text:p>67690</text:p>
          </table:table-cell>
          <table:table-cell table:formula="of:=0.0000015*[.G130]+ 0.0023022" office:value-type="float" office:value="0.1038372" calcext:value-type="float">
            <text:p>0.1038372</text:p>
          </table:table-cell>
          <table:table-cell table:formula="of:=0.0000015*([.G130]-AVERAGE([.$G$29];[.$G$33];[.$G$61];[.$G$65];[.$G$93];[.$G$97]))+ 0.0023022" office:value-type="float" office:value="0.0999762" calcext:value-type="float">
            <text:p>0.099976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320073" calcext:value-type="float">
            <text:p>320073</text:p>
          </table:table-cell>
          <table:table-cell table:formula="of:=0.000000148*[.D131] + 0.000151317" office:value-type="float" office:value="0.047522121" calcext:value-type="float">
            <text:p>0.047522121</text:p>
          </table:table-cell>
          <table:table-cell table:formula="of:=0.000000148*([.D131]-AVERAGE([.$D$29];[.$D$61];[.$D$33];[.$D$65];[.$D$93];[.$D$97])) + 0.000151317" office:value-type="float" office:value="0.0456056936666667" calcext:value-type="float">
            <text:p>0.045605693666667</text:p>
          </table:table-cell>
          <table:table-cell table:style-name="ce71" office:value-type="float" office:value="5763" calcext:value-type="float">
            <text:p>5763</text:p>
          </table:table-cell>
          <table:table-cell table:formula="of:=0.0000015*[.G131]+ 0.0023022" office:value-type="float" office:value="0.0109467" calcext:value-type="float">
            <text:p>0.0109467</text:p>
          </table:table-cell>
          <table:table-cell table:formula="of:=0.0000015*([.G131]-AVERAGE([.$G$29];[.$G$33];[.$G$61];[.$G$65];[.$G$93];[.$G$97]))+ 0.0023022" office:value-type="float" office:value="0.0070857" calcext:value-type="float">
            <text:p>0.00708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406554" calcext:value-type="float">
            <text:p>406554</text:p>
          </table:table-cell>
          <table:table-cell table:formula="of:=0.000000148*[.D132] + 0.000151317" office:value-type="float" office:value="0.060321309" calcext:value-type="float">
            <text:p>0.060321309</text:p>
          </table:table-cell>
          <table:table-cell table:formula="of:=0.000000148*([.D132]-AVERAGE([.$D$29];[.$D$61];[.$D$33];[.$D$65];[.$D$93];[.$D$97])) + 0.000151317" office:value-type="float" office:value="0.0584048816666667" calcext:value-type="float">
            <text:p>0.058404881666667</text:p>
          </table:table-cell>
          <table:table-cell table:style-name="ce71" office:value-type="float" office:value="2883" calcext:value-type="float">
            <text:p>2883</text:p>
          </table:table-cell>
          <table:table-cell table:formula="of:=0.0000015*[.G132]+ 0.0023022" office:value-type="float" office:value="0.0066267" calcext:value-type="float">
            <text:p>0.0066267</text:p>
          </table:table-cell>
          <table:table-cell table:formula="of:=0.0000015*([.G132]-AVERAGE([.$G$29];[.$G$33];[.$G$61];[.$G$65];[.$G$93];[.$G$97]))+ 0.0023022" office:value-type="float" office:value="0.0027657" calcext:value-type="float">
            <text:p>0.00276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473440" calcext:value-type="float">
            <text:p>473440</text:p>
          </table:table-cell>
          <table:table-cell table:formula="of:=0.000000148*[.D133] + 0.000151317" office:value-type="float" office:value="0.070220437" calcext:value-type="float">
            <text:p>0.070220437</text:p>
          </table:table-cell>
          <table:table-cell table:formula="of:=0.000000148*([.D133]-AVERAGE([.$D$29];[.$D$61];[.$D$33];[.$D$65];[.$D$93];[.$D$97])) + 0.000151317" office:value-type="float" office:value="0.0683040096666667" calcext:value-type="float">
            <text:p>0.068304009666667</text:p>
          </table:table-cell>
          <table:table-cell table:style-name="ce71" office:value-type="float" office:value="4194" calcext:value-type="float">
            <text:p>4194</text:p>
          </table:table-cell>
          <table:table-cell table:formula="of:=0.0000015*[.G133]+ 0.0023022" office:value-type="float" office:value="0.0085932" calcext:value-type="float">
            <text:p>0.0085932</text:p>
          </table:table-cell>
          <table:table-cell table:formula="of:=0.0000015*([.G133]-AVERAGE([.$G$29];[.$G$33];[.$G$61];[.$G$65];[.$G$93];[.$G$97]))+ 0.0023022" office:value-type="float" office:value="0.0047322" calcext:value-type="float">
            <text:p>0.004732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56326" calcext:value-type="float">
            <text:p>656326</text:p>
          </table:table-cell>
          <table:table-cell table:formula="of:=0.000000148*[.D134] + 0.000151317" office:value-type="float" office:value="0.097287565" calcext:value-type="float">
            <text:p>0.097287565</text:p>
          </table:table-cell>
          <table:table-cell table:formula="of:=0.000000148*([.D134]-AVERAGE([.$D$29];[.$D$61];[.$D$33];[.$D$65];[.$D$93];[.$D$97])) + 0.000151317" office:value-type="float" office:value="0.0953711376666667" calcext:value-type="float">
            <text:p>0.095371137666667</text:p>
          </table:table-cell>
          <table:table-cell table:style-name="ce71" office:value-type="float" office:value="117444" calcext:value-type="float">
            <text:p>117444</text:p>
          </table:table-cell>
          <table:table-cell table:formula="of:=0.0000015*[.G134]+ 0.0023022" office:value-type="float" office:value="0.1784682" calcext:value-type="float">
            <text:p>0.1784682</text:p>
          </table:table-cell>
          <table:table-cell table:formula="of:=0.0000015*([.G134]-AVERAGE([.$G$29];[.$G$33];[.$G$61];[.$G$65];[.$G$93];[.$G$97]))+ 0.0023022" office:value-type="float" office:value="0.1746072" calcext:value-type="float">
            <text:p>0.174607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52336" calcext:value-type="float">
            <text:p>652336</text:p>
          </table:table-cell>
          <table:table-cell table:formula="of:=0.000000148*[.D135] + 0.000151317" office:value-type="float" office:value="0.096697045" calcext:value-type="float">
            <text:p>0.096697045</text:p>
          </table:table-cell>
          <table:table-cell table:formula="of:=0.000000148*([.D135]-AVERAGE([.$D$29];[.$D$61];[.$D$33];[.$D$65];[.$D$93];[.$D$97])) + 0.000151317" office:value-type="float" office:value="0.0947806176666667" calcext:value-type="float">
            <text:p>0.094780617666667</text:p>
          </table:table-cell>
          <table:table-cell table:style-name="ce71" office:value-type="float" office:value="4195" calcext:value-type="float">
            <text:p>4195</text:p>
          </table:table-cell>
          <table:table-cell table:formula="of:=0.0000015*[.G135]+ 0.0023022" office:value-type="float" office:value="0.0085947" calcext:value-type="float">
            <text:p>0.0085947</text:p>
          </table:table-cell>
          <table:table-cell table:formula="of:=0.0000015*([.G135]-AVERAGE([.$G$29];[.$G$33];[.$G$61];[.$G$65];[.$G$93];[.$G$97]))+ 0.0023022" office:value-type="float" office:value="0.0047337" calcext:value-type="float">
            <text:p>0.004733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745856" calcext:value-type="float">
            <text:p>745856</text:p>
          </table:table-cell>
          <table:table-cell table:formula="of:=0.000000148*[.D136] + 0.000151317" office:value-type="float" office:value="0.110538005" calcext:value-type="float">
            <text:p>0.110538005</text:p>
          </table:table-cell>
          <table:table-cell table:formula="of:=0.000000148*([.D136]-AVERAGE([.$D$29];[.$D$61];[.$D$33];[.$D$65];[.$D$93];[.$D$97])) + 0.000151317" office:value-type="float" office:value="0.108621577666667" calcext:value-type="float">
            <text:p>0.108621577666667</text:p>
          </table:table-cell>
          <table:table-cell table:style-name="ce71" office:value-type="float" office:value="3671" calcext:value-type="float">
            <text:p>3671</text:p>
          </table:table-cell>
          <table:table-cell table:formula="of:=0.0000015*[.G136]+ 0.0023022" office:value-type="float" office:value="0.0078087" calcext:value-type="float">
            <text:p>0.0078087</text:p>
          </table:table-cell>
          <table:table-cell table:formula="of:=0.0000015*([.G136]-AVERAGE([.$G$29];[.$G$33];[.$G$61];[.$G$65];[.$G$93];[.$G$97]))+ 0.0023022" office:value-type="float" office:value="0.0039477" calcext:value-type="float">
            <text:p>0.003947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1033892" calcext:value-type="float">
            <text:p>1033892</text:p>
          </table:table-cell>
          <table:table-cell table:formula="of:=0.000000148*[.D137] + 0.000151317" office:value-type="float" office:value="0.153167333" calcext:value-type="float">
            <text:p>0.153167333</text:p>
          </table:table-cell>
          <table:table-cell table:formula="of:=0.000000148*([.D137]-AVERAGE([.$D$29];[.$D$61];[.$D$33];[.$D$65];[.$D$93];[.$D$97])) + 0.000151317" office:value-type="float" office:value="0.151250905666667" calcext:value-type="float">
            <text:p>0.151250905666667</text:p>
          </table:table-cell>
          <table:table-cell table:style-name="ce71" office:value-type="float" office:value="3934" calcext:value-type="float">
            <text:p>3934</text:p>
          </table:table-cell>
          <table:table-cell table:formula="of:=0.0000015*[.G137]+ 0.0023022" office:value-type="float" office:value="0.0082032" calcext:value-type="float">
            <text:p>0.0082032</text:p>
          </table:table-cell>
          <table:table-cell table:formula="of:=0.0000015*([.G137]-AVERAGE([.$G$29];[.$G$33];[.$G$61];[.$G$65];[.$G$93];[.$G$97]))+ 0.0023022" office:value-type="float" office:value="0.0043422" calcext:value-type="float">
            <text:p>0.004342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1646" calcext:value-type="float">
            <text:p>21646</text:p>
          </table:table-cell>
          <table:table-cell table:formula="of:=0.000000148*[.D138] + 0.000151317" office:value-type="float" office:value="0.003354925" calcext:value-type="float">
            <text:p>0.003354925</text:p>
          </table:table-cell>
          <table:table-cell table:formula="of:=0.000000148*([.D138]-AVERAGE([.$D$29];[.$D$61];[.$D$33];[.$D$65];[.$D$93];[.$D$97])) + 0.000151317" office:value-type="float" office:value="0.00143849766666667" calcext:value-type="float">
            <text:p>0.001438497666667</text:p>
          </table:table-cell>
          <table:table-cell table:style-name="ce72" office:value-type="float" office:value="170503" calcext:value-type="float">
            <text:p>170503</text:p>
          </table:table-cell>
          <table:table-cell table:formula="of:=0.0000015*[.G138]+ 0.0023022" office:value-type="float" office:value="0.2580567" calcext:value-type="float">
            <text:p>0.2580567</text:p>
          </table:table-cell>
          <table:table-cell table:formula="of:=0.0000015*([.G138]-AVERAGE([.$G$29];[.$G$33];[.$G$61];[.$G$65];[.$G$93];[.$G$97]))+ 0.0023022" office:value-type="float" office:value="0.2541957" calcext:value-type="float">
            <text:p>0.25419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539826" calcext:value-type="float">
            <text:p>539826</text:p>
          </table:table-cell>
          <table:table-cell table:formula="of:=0.000000148*[.D139] + 0.000151317" office:value-type="float" office:value="0.080045565" calcext:value-type="float">
            <text:p>0.080045565</text:p>
          </table:table-cell>
          <table:table-cell table:formula="of:=0.000000148*([.D139]-AVERAGE([.$D$29];[.$D$61];[.$D$33];[.$D$65];[.$D$93];[.$D$97])) + 0.000151317" office:value-type="float" office:value="0.0781291376666667" calcext:value-type="float">
            <text:p>0.078129137666667</text:p>
          </table:table-cell>
          <table:table-cell table:style-name="ce72" office:value-type="float" office:value="46103" calcext:value-type="float">
            <text:p>46103</text:p>
          </table:table-cell>
          <table:table-cell table:formula="of:=0.0000015*[.G139]+ 0.0023022" office:value-type="float" office:value="0.0714567" calcext:value-type="float">
            <text:p>0.0714567</text:p>
          </table:table-cell>
          <table:table-cell table:formula="of:=0.0000015*([.G139]-AVERAGE([.$G$29];[.$G$33];[.$G$61];[.$G$65];[.$G$93];[.$G$97]))+ 0.0023022" office:value-type="float" office:value="0.0675957" calcext:value-type="float">
            <text:p>0.06759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74168" calcext:value-type="float">
            <text:p>274168</text:p>
          </table:table-cell>
          <table:table-cell table:formula="of:=0.000000148*[.D140] + 0.000151317" office:value-type="float" office:value="0.040728181" calcext:value-type="float">
            <text:p>0.040728181</text:p>
          </table:table-cell>
          <table:table-cell table:formula="of:=0.000000148*([.D140]-AVERAGE([.$D$29];[.$D$61];[.$D$33];[.$D$65];[.$D$93];[.$D$97])) + 0.000151317" office:value-type="float" office:value="0.0388117536666667" calcext:value-type="float">
            <text:p>0.038811753666667</text:p>
          </table:table-cell>
          <table:table-cell table:style-name="ce72" office:value-type="float" office:value="5241" calcext:value-type="float">
            <text:p>5241</text:p>
          </table:table-cell>
          <table:table-cell table:formula="of:=0.0000015*[.G140]+ 0.0023022" office:value-type="float" office:value="0.0101637" calcext:value-type="float">
            <text:p>0.0101637</text:p>
          </table:table-cell>
          <table:table-cell table:formula="of:=0.0000015*([.G140]-AVERAGE([.$G$29];[.$G$33];[.$G$61];[.$G$65];[.$G$93];[.$G$97]))+ 0.0023022" office:value-type="float" office:value="0.0063027" calcext:value-type="float">
            <text:p>0.006302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555261" calcext:value-type="float">
            <text:p>555261</text:p>
          </table:table-cell>
          <table:table-cell table:formula="of:=0.000000148*[.D141] + 0.000151317" office:value-type="float" office:value="0.082329945" calcext:value-type="float">
            <text:p>0.082329945</text:p>
          </table:table-cell>
          <table:table-cell table:formula="of:=0.000000148*([.D141]-AVERAGE([.$D$29];[.$D$61];[.$D$33];[.$D$65];[.$D$93];[.$D$97])) + 0.000151317" office:value-type="float" office:value="0.0804135176666667" calcext:value-type="float">
            <text:p>0.080413517666667</text:p>
          </table:table-cell>
          <table:table-cell table:style-name="ce72" office:value-type="float" office:value="3931" calcext:value-type="float">
            <text:p>3931</text:p>
          </table:table-cell>
          <table:table-cell table:formula="of:=0.0000015*[.G141]+ 0.0023022" office:value-type="float" office:value="0.0081987" calcext:value-type="float">
            <text:p>0.0081987</text:p>
          </table:table-cell>
          <table:table-cell table:formula="of:=0.0000015*([.G141]-AVERAGE([.$G$29];[.$G$33];[.$G$61];[.$G$65];[.$G$93];[.$G$97]))+ 0.0023022" office:value-type="float" office:value="0.0043377" calcext:value-type="float">
            <text:p>0.004337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329135" calcext:value-type="float">
            <text:p>329135</text:p>
          </table:table-cell>
          <table:table-cell table:formula="of:=0.000000148*[.D142] + 0.000151317" office:value-type="float" office:value="0.048863297" calcext:value-type="float">
            <text:p>0.048863297</text:p>
          </table:table-cell>
          <table:table-cell table:formula="of:=0.000000148*([.D142]-AVERAGE([.$D$29];[.$D$61];[.$D$33];[.$D$65];[.$D$93];[.$D$97])) + 0.000151317" office:value-type="float" office:value="0.0469468696666667" calcext:value-type="float">
            <text:p>0.046946869666667</text:p>
          </table:table-cell>
          <table:table-cell table:style-name="ce72" office:value-type="float" office:value="210006" calcext:value-type="float">
            <text:p>210006</text:p>
          </table:table-cell>
          <table:table-cell table:formula="of:=0.0000015*[.G142]+ 0.0023022" office:value-type="float" office:value="0.3173112" calcext:value-type="float">
            <text:p>0.3173112</text:p>
          </table:table-cell>
          <table:table-cell table:formula="of:=0.0000015*([.G142]-AVERAGE([.$G$29];[.$G$33];[.$G$61];[.$G$65];[.$G$93];[.$G$97]))+ 0.0023022" office:value-type="float" office:value="0.3134502" calcext:value-type="float">
            <text:p>0.313450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49232" calcext:value-type="float">
            <text:p>649232</text:p>
          </table:table-cell>
          <table:table-cell table:formula="of:=0.000000148*[.D143] + 0.000151317" office:value-type="float" office:value="0.096237653" calcext:value-type="float">
            <text:p>0.096237653</text:p>
          </table:table-cell>
          <table:table-cell table:formula="of:=0.000000148*([.D143]-AVERAGE([.$D$29];[.$D$61];[.$D$33];[.$D$65];[.$D$93];[.$D$97])) + 0.000151317" office:value-type="float" office:value="0.0943212256666667" calcext:value-type="float">
            <text:p>0.094321225666667</text:p>
          </table:table-cell>
          <table:table-cell table:style-name="ce72" office:value-type="float" office:value="24646" calcext:value-type="float">
            <text:p>24646</text:p>
          </table:table-cell>
          <table:table-cell table:formula="of:=0.0000015*[.G143]+ 0.0023022" office:value-type="float" office:value="0.0392712" calcext:value-type="float">
            <text:p>0.0392712</text:p>
          </table:table-cell>
          <table:table-cell table:formula="of:=0.0000015*([.G143]-AVERAGE([.$G$29];[.$G$33];[.$G$61];[.$G$65];[.$G$93];[.$G$97]))+ 0.0023022" office:value-type="float" office:value="0.0354102" calcext:value-type="float">
            <text:p>0.035410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1086843" calcext:value-type="float">
            <text:p>1086843</text:p>
          </table:table-cell>
          <table:table-cell table:formula="of:=0.000000148*[.D144] + 0.000151317" office:value-type="float" office:value="0.161004081" calcext:value-type="float">
            <text:p>0.161004081</text:p>
          </table:table-cell>
          <table:table-cell table:formula="of:=0.000000148*([.D144]-AVERAGE([.$D$29];[.$D$61];[.$D$33];[.$D$65];[.$D$93];[.$D$97])) + 0.000151317" office:value-type="float" office:value="0.159087653666667" calcext:value-type="float">
            <text:p>0.159087653666667</text:p>
          </table:table-cell>
          <table:table-cell table:style-name="ce72" office:value-type="float" office:value="3671" calcext:value-type="float">
            <text:p>3671</text:p>
          </table:table-cell>
          <table:table-cell table:formula="of:=0.0000015*[.G144]+ 0.0023022" office:value-type="float" office:value="0.0078087" calcext:value-type="float">
            <text:p>0.0078087</text:p>
          </table:table-cell>
          <table:table-cell table:formula="of:=0.0000015*([.G144]-AVERAGE([.$G$29];[.$G$33];[.$G$61];[.$G$65];[.$G$93];[.$G$97]))+ 0.0023022" office:value-type="float" office:value="0.0039477" calcext:value-type="float">
            <text:p>0.003947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03529" calcext:value-type="float">
            <text:p>603529</text:p>
          </table:table-cell>
          <table:table-cell table:formula="of:=0.000000148*[.D145] + 0.000151317" office:value-type="float" office:value="0.089473609" calcext:value-type="float">
            <text:p>0.089473609</text:p>
          </table:table-cell>
          <table:table-cell table:formula="of:=0.000000148*([.D145]-AVERAGE([.$D$29];[.$D$61];[.$D$33];[.$D$65];[.$D$93];[.$D$97])) + 0.000151317" office:value-type="float" office:value="0.0875571816666667" calcext:value-type="float">
            <text:p>0.087557181666667</text:p>
          </table:table-cell>
          <table:table-cell table:style-name="ce72" office:value-type="float" office:value="2885" calcext:value-type="float">
            <text:p>2885</text:p>
          </table:table-cell>
          <table:table-cell table:formula="of:=0.0000015*[.G145]+ 0.0023022" office:value-type="float" office:value="0.0066297" calcext:value-type="float">
            <text:p>0.0066297</text:p>
          </table:table-cell>
          <table:table-cell table:formula="of:=0.0000015*([.G145]-AVERAGE([.$G$29];[.$G$33];[.$G$61];[.$G$65];[.$G$93];[.$G$97]))+ 0.0023022" office:value-type="float" office:value="0.0027687" calcext:value-type="float">
            <text:p>0.002768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4826" calcext:value-type="float">
            <text:p>14826</text:p>
          </table:table-cell>
          <table:table-cell table:formula="of:=0.000000148*[.D146] + 0.000151317" office:value-type="float" office:value="0.002345565" calcext:value-type="float">
            <text:p>0.002345565</text:p>
          </table:table-cell>
          <table:table-cell table:formula="of:=0.000000148*([.D146]-AVERAGE([.$D$29];[.$D$61];[.$D$33];[.$D$65];[.$D$93];[.$D$97])) + 0.000151317" office:value-type="float" office:value="0.000429137666666667" calcext:value-type="float">
            <text:p>0.000429137666667</text:p>
          </table:table-cell>
          <table:table-cell table:style-name="ce73" office:value-type="float" office:value="85807" calcext:value-type="float">
            <text:p>85807</text:p>
          </table:table-cell>
          <table:table-cell table:formula="of:=0.0000015*[.G146]+ 0.0023022" office:value-type="float" office:value="0.1310127" calcext:value-type="float">
            <text:p>0.1310127</text:p>
          </table:table-cell>
          <table:table-cell table:formula="of:=0.0000015*([.G146]-AVERAGE([.$G$29];[.$G$33];[.$G$61];[.$G$65];[.$G$93];[.$G$97]))+ 0.0023022" office:value-type="float" office:value="0.1271517" calcext:value-type="float">
            <text:p>0.127151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27158" calcext:value-type="float">
            <text:p>27158</text:p>
          </table:table-cell>
          <table:table-cell table:formula="of:=0.000000148*[.D147] + 0.000151317" office:value-type="float" office:value="0.004170701" calcext:value-type="float">
            <text:p>0.004170701</text:p>
          </table:table-cell>
          <table:table-cell table:formula="of:=0.000000148*([.D147]-AVERAGE([.$D$29];[.$D$61];[.$D$33];[.$D$65];[.$D$93];[.$D$97])) + 0.000151317" office:value-type="float" office:value="0.00225427366666667" calcext:value-type="float">
            <text:p>0.002254273666667</text:p>
          </table:table-cell>
          <table:table-cell table:style-name="ce73" office:value-type="float" office:value="300229" calcext:value-type="float">
            <text:p>300229</text:p>
          </table:table-cell>
          <table:table-cell table:formula="of:=0.0000015*[.G147]+ 0.0023022" office:value-type="float" office:value="0.4526457" calcext:value-type="float">
            <text:p>0.4526457</text:p>
          </table:table-cell>
          <table:table-cell table:formula="of:=0.0000015*([.G147]-AVERAGE([.$G$29];[.$G$33];[.$G$61];[.$G$65];[.$G$93];[.$G$97]))+ 0.0023022" office:value-type="float" office:value="0.4487847" calcext:value-type="float">
            <text:p>0.448784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845106" calcext:value-type="float">
            <text:p>845106</text:p>
          </table:table-cell>
          <table:table-cell table:formula="of:=0.000000148*[.D148] + 0.000151317" office:value-type="float" office:value="0.125227005" calcext:value-type="float">
            <text:p>0.125227005</text:p>
          </table:table-cell>
          <table:table-cell table:formula="of:=0.000000148*([.D148]-AVERAGE([.$D$29];[.$D$61];[.$D$33];[.$D$65];[.$D$93];[.$D$97])) + 0.000151317" office:value-type="float" office:value="0.123310577666667" calcext:value-type="float">
            <text:p>0.123310577666667</text:p>
          </table:table-cell>
          <table:table-cell table:style-name="ce73" office:value-type="float" office:value="28040" calcext:value-type="float">
            <text:p>28040</text:p>
          </table:table-cell>
          <table:table-cell table:formula="of:=0.0000015*[.G148]+ 0.0023022" office:value-type="float" office:value="0.0443622" calcext:value-type="float">
            <text:p>0.0443622</text:p>
          </table:table-cell>
          <table:table-cell table:formula="of:=0.0000015*([.G148]-AVERAGE([.$G$29];[.$G$33];[.$G$61];[.$G$65];[.$G$93];[.$G$97]))+ 0.0023022" office:value-type="float" office:value="0.0405012" calcext:value-type="float">
            <text:p>0.040501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341099" calcext:value-type="float">
            <text:p>341099</text:p>
          </table:table-cell>
          <table:table-cell table:formula="of:=0.000000148*[.D149] + 0.000151317" office:value-type="float" office:value="0.050633969" calcext:value-type="float">
            <text:p>0.050633969</text:p>
          </table:table-cell>
          <table:table-cell table:formula="of:=0.000000148*([.D149]-AVERAGE([.$D$29];[.$D$61];[.$D$33];[.$D$65];[.$D$93];[.$D$97])) + 0.000151317" office:value-type="float" office:value="0.0487175416666667" calcext:value-type="float">
            <text:p>0.048717541666667</text:p>
          </table:table-cell>
          <table:table-cell table:style-name="ce73" office:value-type="float" office:value="5504" calcext:value-type="float">
            <text:p>5504</text:p>
          </table:table-cell>
          <table:table-cell table:formula="of:=0.0000015*[.G149]+ 0.0023022" office:value-type="float" office:value="0.0105582" calcext:value-type="float">
            <text:p>0.0105582</text:p>
          </table:table-cell>
          <table:table-cell table:formula="of:=0.0000015*([.G149]-AVERAGE([.$G$29];[.$G$33];[.$G$61];[.$G$65];[.$G$93];[.$G$97]))+ 0.0023022" office:value-type="float" office:value="0.0066972" calcext:value-type="float">
            <text:p>0.006697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22029" calcext:value-type="float">
            <text:p>22029</text:p>
          </table:table-cell>
          <table:table-cell table:formula="of:=0.000000148*[.D150] + 0.000151317" office:value-type="float" office:value="0.003411609" calcext:value-type="float">
            <text:p>0.003411609</text:p>
          </table:table-cell>
          <table:table-cell table:formula="of:=0.000000148*([.D150]-AVERAGE([.$D$29];[.$D$61];[.$D$33];[.$D$65];[.$D$93];[.$D$97])) + 0.000151317" office:value-type="float" office:value="0.00149518166666667" calcext:value-type="float">
            <text:p>0.001495181666667</text:p>
          </table:table-cell>
          <table:table-cell table:style-name="ce73" office:value-type="float" office:value="172528" calcext:value-type="float">
            <text:p>172528</text:p>
          </table:table-cell>
          <table:table-cell table:formula="of:=0.0000015*[.G150]+ 0.0023022" office:value-type="float" office:value="0.2610942" calcext:value-type="float">
            <text:p>0.2610942</text:p>
          </table:table-cell>
          <table:table-cell table:formula="of:=0.0000015*([.G150]-AVERAGE([.$G$29];[.$G$33];[.$G$61];[.$G$65];[.$G$93];[.$G$97]))+ 0.0023022" office:value-type="float" office:value="0.2572332" calcext:value-type="float">
            <text:p>0.257233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21124" calcext:value-type="float">
            <text:p>21124</text:p>
          </table:table-cell>
          <table:table-cell table:formula="of:=0.000000148*[.D151] + 0.000151317" office:value-type="float" office:value="0.003277669" calcext:value-type="float">
            <text:p>0.003277669</text:p>
          </table:table-cell>
          <table:table-cell table:formula="of:=0.000000148*([.D151]-AVERAGE([.$D$29];[.$D$61];[.$D$33];[.$D$65];[.$D$93];[.$D$97])) + 0.000151317" office:value-type="float" office:value="0.00136124166666667" calcext:value-type="float">
            <text:p>0.001361241666667</text:p>
          </table:table-cell>
          <table:table-cell table:style-name="ce73" office:value-type="float" office:value="127421" calcext:value-type="float">
            <text:p>127421</text:p>
          </table:table-cell>
          <table:table-cell table:formula="of:=0.0000015*[.G151]+ 0.0023022" office:value-type="float" office:value="0.1934337" calcext:value-type="float">
            <text:p>0.1934337</text:p>
          </table:table-cell>
          <table:table-cell table:formula="of:=0.0000015*([.G151]-AVERAGE([.$G$29];[.$G$33];[.$G$61];[.$G$65];[.$G$93];[.$G$97]))+ 0.0023022" office:value-type="float" office:value="0.1895727" calcext:value-type="float">
            <text:p>0.189572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281944" calcext:value-type="float">
            <text:p>281944</text:p>
          </table:table-cell>
          <table:table-cell table:formula="of:=0.000000148*[.D152] + 0.000151317" office:value-type="float" office:value="0.041879029" calcext:value-type="float">
            <text:p>0.041879029</text:p>
          </table:table-cell>
          <table:table-cell table:formula="of:=0.000000148*([.D152]-AVERAGE([.$D$29];[.$D$61];[.$D$33];[.$D$65];[.$D$93];[.$D$97])) + 0.000151317" office:value-type="float" office:value="0.0399626016666667" calcext:value-type="float">
            <text:p>0.039962601666667</text:p>
          </table:table-cell>
          <table:table-cell table:style-name="ce73" office:value-type="float" office:value="15211" calcext:value-type="float">
            <text:p>15211</text:p>
          </table:table-cell>
          <table:table-cell table:formula="of:=0.0000015*[.G152]+ 0.0023022" office:value-type="float" office:value="0.0251187" calcext:value-type="float">
            <text:p>0.0251187</text:p>
          </table:table-cell>
          <table:table-cell table:formula="of:=0.0000015*([.G152]-AVERAGE([.$G$29];[.$G$33];[.$G$61];[.$G$65];[.$G$93];[.$G$97]))+ 0.0023022" office:value-type="float" office:value="0.0212577" calcext:value-type="float">
            <text:p>0.021257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21692" calcext:value-type="float">
            <text:p>121692</text:p>
          </table:table-cell>
          <table:table-cell table:formula="of:=0.000000148*[.D153] + 0.000151317" office:value-type="float" office:value="0.018161733" calcext:value-type="float">
            <text:p>0.018161733</text:p>
          </table:table-cell>
          <table:table-cell table:formula="of:=0.000000148*([.D153]-AVERAGE([.$D$29];[.$D$61];[.$D$33];[.$D$65];[.$D$93];[.$D$97])) + 0.000151317" office:value-type="float" office:value="0.0162453056666667" calcext:value-type="float">
            <text:p>0.016245305666667</text:p>
          </table:table-cell>
          <table:table-cell table:style-name="ce73" office:value-type="float" office:value="3672" calcext:value-type="float">
            <text:p>3672</text:p>
          </table:table-cell>
          <table:table-cell table:formula="of:=0.0000015*[.G153]+ 0.0023022" office:value-type="float" office:value="0.0078102" calcext:value-type="float">
            <text:p>0.0078102</text:p>
          </table:table-cell>
          <table:table-cell table:formula="of:=0.0000015*([.G153]-AVERAGE([.$G$29];[.$G$33];[.$G$61];[.$G$65];[.$G$93];[.$G$97]))+ 0.0023022" office:value-type="float" office:value="0.0039492" calcext:value-type="float">
            <text:p>0.003949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17471" calcext:value-type="float">
            <text:p>17471</text:p>
          </table:table-cell>
          <table:table-cell table:formula="of:=0.000000148*[.D154] + 0.000151317" office:value-type="float" office:value="0.002737025" calcext:value-type="float">
            <text:p>0.002737025</text:p>
          </table:table-cell>
          <table:table-cell table:formula="of:=0.000000148*([.D154]-AVERAGE([.$D$29];[.$D$61];[.$D$33];[.$D$65];[.$D$93];[.$D$97])) + 0.000151317" office:value-type="float" office:value="0.000820597666666667" calcext:value-type="float">
            <text:p>0.000820597666667</text:p>
          </table:table-cell>
          <table:table-cell table:style-name="ce74" office:value-type="float" office:value="163296" calcext:value-type="float">
            <text:p>163296</text:p>
          </table:table-cell>
          <table:table-cell table:formula="of:=0.0000015*[.G154]+ 0.0023022" office:value-type="float" office:value="0.2472462" calcext:value-type="float">
            <text:p>0.2472462</text:p>
          </table:table-cell>
          <table:table-cell table:formula="of:=0.0000015*([.G154]-AVERAGE([.$G$29];[.$G$33];[.$G$61];[.$G$65];[.$G$93];[.$G$97]))+ 0.0023022" office:value-type="float" office:value="0.2433852" calcext:value-type="float">
            <text:p>0.243385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2355" calcext:value-type="float">
            <text:p>22355</text:p>
          </table:table-cell>
          <table:table-cell table:formula="of:=0.000000148*[.D155] + 0.000151317" office:value-type="float" office:value="0.003459857" calcext:value-type="float">
            <text:p>0.003459857</text:p>
          </table:table-cell>
          <table:table-cell table:formula="of:=0.000000148*([.D155]-AVERAGE([.$D$29];[.$D$61];[.$D$33];[.$D$65];[.$D$93];[.$D$97])) + 0.000151317" office:value-type="float" office:value="0.00154342966666667" calcext:value-type="float">
            <text:p>0.001543429666667</text:p>
          </table:table-cell>
          <table:table-cell table:style-name="ce74" office:value-type="float" office:value="167388" calcext:value-type="float">
            <text:p>167388</text:p>
          </table:table-cell>
          <table:table-cell table:formula="of:=0.0000015*[.G155]+ 0.0023022" office:value-type="float" office:value="0.2533842" calcext:value-type="float">
            <text:p>0.2533842</text:p>
          </table:table-cell>
          <table:table-cell table:formula="of:=0.0000015*([.G155]-AVERAGE([.$G$29];[.$G$33];[.$G$61];[.$G$65];[.$G$93];[.$G$97]))+ 0.0023022" office:value-type="float" office:value="0.2495232" calcext:value-type="float">
            <text:p>0.249523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6125" calcext:value-type="float">
            <text:p>26125</text:p>
          </table:table-cell>
          <table:table-cell table:formula="of:=0.000000148*[.D156] + 0.000151317" office:value-type="float" office:value="0.004017817" calcext:value-type="float">
            <text:p>0.004017817</text:p>
          </table:table-cell>
          <table:table-cell table:formula="of:=0.000000148*([.D156]-AVERAGE([.$D$29];[.$D$61];[.$D$33];[.$D$65];[.$D$93];[.$D$97])) + 0.000151317" office:value-type="float" office:value="0.00210138966666667" calcext:value-type="float">
            <text:p>0.002101389666667</text:p>
          </table:table-cell>
          <table:table-cell table:style-name="ce74" office:value-type="float" office:value="223569" calcext:value-type="float">
            <text:p>223569</text:p>
          </table:table-cell>
          <table:table-cell table:formula="of:=0.0000015*[.G156]+ 0.0023022" office:value-type="float" office:value="0.3376557" calcext:value-type="float">
            <text:p>0.3376557</text:p>
          </table:table-cell>
          <table:table-cell table:formula="of:=0.0000015*([.G156]-AVERAGE([.$G$29];[.$G$33];[.$G$61];[.$G$65];[.$G$93];[.$G$97]))+ 0.0023022" office:value-type="float" office:value="0.3337947" calcext:value-type="float">
            <text:p>0.333794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15195" calcext:value-type="float">
            <text:p>15195</text:p>
          </table:table-cell>
          <table:table-cell table:formula="of:=0.000000148*[.D157] + 0.000151317" office:value-type="float" office:value="0.002400177" calcext:value-type="float">
            <text:p>0.002400177</text:p>
          </table:table-cell>
          <table:table-cell table:formula="of:=0.000000148*([.D157]-AVERAGE([.$D$29];[.$D$61];[.$D$33];[.$D$65];[.$D$93];[.$D$97])) + 0.000151317" office:value-type="float" office:value="0.000483749666666667" calcext:value-type="float">
            <text:p>0.000483749666667</text:p>
          </table:table-cell>
          <table:table-cell table:style-name="ce74" office:value-type="float" office:value="4979" calcext:value-type="float">
            <text:p>4979</text:p>
          </table:table-cell>
          <table:table-cell table:formula="of:=0.0000015*[.G157]+ 0.0023022" office:value-type="float" office:value="0.0097707" calcext:value-type="float">
            <text:p>0.0097707</text:p>
          </table:table-cell>
          <table:table-cell table:formula="of:=0.0000015*([.G157]-AVERAGE([.$G$29];[.$G$33];[.$G$61];[.$G$65];[.$G$93];[.$G$97]))+ 0.0023022" office:value-type="float" office:value="0.0059097" calcext:value-type="float">
            <text:p>0.005909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2587" calcext:value-type="float">
            <text:p>22587</text:p>
          </table:table-cell>
          <table:table-cell table:formula="of:=0.000000148*[.D158] + 0.000151317" office:value-type="float" office:value="0.003494193" calcext:value-type="float">
            <text:p>0.003494193</text:p>
          </table:table-cell>
          <table:table-cell table:formula="of:=0.000000148*([.D158]-AVERAGE([.$D$29];[.$D$61];[.$D$33];[.$D$65];[.$D$93];[.$D$97])) + 0.000151317" office:value-type="float" office:value="0.00157776566666667" calcext:value-type="float">
            <text:p>0.001577765666667</text:p>
          </table:table-cell>
          <table:table-cell table:style-name="ce74" office:value-type="float" office:value="202426" calcext:value-type="float">
            <text:p>202426</text:p>
          </table:table-cell>
          <table:table-cell table:formula="of:=0.0000015*[.G158]+ 0.0023022" office:value-type="float" office:value="0.3059412" calcext:value-type="float">
            <text:p>0.3059412</text:p>
          </table:table-cell>
          <table:table-cell table:formula="of:=0.0000015*([.G158]-AVERAGE([.$G$29];[.$G$33];[.$G$61];[.$G$65];[.$G$93];[.$G$97]))+ 0.0023022" office:value-type="float" office:value="0.3020802" calcext:value-type="float">
            <text:p>0.302080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6143" calcext:value-type="float">
            <text:p>26143</text:p>
          </table:table-cell>
          <table:table-cell table:formula="of:=0.000000148*[.D159] + 0.000151317" office:value-type="float" office:value="0.004020481" calcext:value-type="float">
            <text:p>0.004020481</text:p>
          </table:table-cell>
          <table:table-cell table:formula="of:=0.000000148*([.D159]-AVERAGE([.$D$29];[.$D$61];[.$D$33];[.$D$65];[.$D$93];[.$D$97])) + 0.000151317" office:value-type="float" office:value="0.00210405366666667" calcext:value-type="float">
            <text:p>0.002104053666667</text:p>
          </table:table-cell>
          <table:table-cell table:style-name="ce74" office:value-type="float" office:value="243329" calcext:value-type="float">
            <text:p>243329</text:p>
          </table:table-cell>
          <table:table-cell table:formula="of:=0.0000015*[.G159]+ 0.0023022" office:value-type="float" office:value="0.3672957" calcext:value-type="float">
            <text:p>0.3672957</text:p>
          </table:table-cell>
          <table:table-cell table:formula="of:=0.0000015*([.G159]-AVERAGE([.$G$29];[.$G$33];[.$G$61];[.$G$65];[.$G$93];[.$G$97]))+ 0.0023022" office:value-type="float" office:value="0.3634347" calcext:value-type="float">
            <text:p>0.363434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52364" calcext:value-type="float">
            <text:p>52364</text:p>
          </table:table-cell>
          <table:table-cell table:formula="of:=0.000000148*[.D160] + 0.000151317" office:value-type="float" office:value="0.007901189" calcext:value-type="float">
            <text:p>0.007901189</text:p>
          </table:table-cell>
          <table:table-cell table:formula="of:=0.000000148*([.D160]-AVERAGE([.$D$29];[.$D$61];[.$D$33];[.$D$65];[.$D$93];[.$D$97])) + 0.000151317" office:value-type="float" office:value="0.00598476166666667" calcext:value-type="float">
            <text:p>0.005984761666667</text:p>
          </table:table-cell>
          <table:table-cell table:style-name="ce74" office:value-type="float" office:value="244463" calcext:value-type="float">
            <text:p>244463</text:p>
          </table:table-cell>
          <table:table-cell table:formula="of:=0.0000015*[.G160]+ 0.0023022" office:value-type="float" office:value="0.3689967" calcext:value-type="float">
            <text:p>0.3689967</text:p>
          </table:table-cell>
          <table:table-cell table:formula="of:=0.0000015*([.G160]-AVERAGE([.$G$29];[.$G$33];[.$G$61];[.$G$65];[.$G$93];[.$G$97]))+ 0.0023022" office:value-type="float" office:value="0.3651357" calcext:value-type="float">
            <text:p>0.365135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12549" calcext:value-type="float">
            <text:p>12549</text:p>
          </table:table-cell>
          <table:table-cell table:formula="of:=0.000000148*[.D161] + 0.000151317" office:value-type="float" office:value="0.002008569" calcext:value-type="float">
            <text:p>0.002008569</text:p>
          </table:table-cell>
          <table:table-cell table:formula="of:=0.000000148*([.D161]-AVERAGE([.$D$29];[.$D$61];[.$D$33];[.$D$65];[.$D$93];[.$D$97])) + 0.000151317" office:value-type="float" office:value="0.0000921416666666666" calcext:value-type="float">
            <text:p>9.21416666666666E-05</text:p>
          </table:table-cell>
          <table:table-cell table:style-name="ce74" office:value-type="float" office:value="4196" calcext:value-type="float">
            <text:p>4196</text:p>
          </table:table-cell>
          <table:table-cell table:formula="of:=0.0000015*[.G161]+ 0.0023022" office:value-type="float" office:value="0.0085962" calcext:value-type="float">
            <text:p>0.0085962</text:p>
          </table:table-cell>
          <table:table-cell table:formula="of:=0.0000015*([.G161]-AVERAGE([.$G$29];[.$G$33];[.$G$61];[.$G$65];[.$G$93];[.$G$97]))+ 0.0023022" office:value-type="float" office:value="0.0047352" calcext:value-type="float">
            <text:p>0.004735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205308" calcext:value-type="float">
            <text:p>205308</text:p>
          </table:table-cell>
          <table:table-cell table:formula="of:=0.000000148*[.D162] + 0.000151317" office:value-type="float" office:value="0.030536901" calcext:value-type="float">
            <text:p>0.030536901</text:p>
          </table:table-cell>
          <table:table-cell table:formula="of:=0.000000148*([.D162]-AVERAGE([.$D$29];[.$D$61];[.$D$33];[.$D$65];[.$D$93];[.$D$97])) + 0.000151317" office:value-type="float" office:value="0.0286204736666667" calcext:value-type="float">
            <text:p>0.028620473666667</text:p>
          </table:table-cell>
          <table:table-cell table:style-name="ce75" office:value-type="float" office:value="56537" calcext:value-type="float">
            <text:p>56537</text:p>
          </table:table-cell>
          <table:table-cell table:formula="of:=0.0000015*[.G162]+ 0.0023022" office:value-type="float" office:value="0.0871077" calcext:value-type="float">
            <text:p>0.0871077</text:p>
          </table:table-cell>
          <table:table-cell table:formula="of:=0.0000015*([.G162]-AVERAGE([.$G$29];[.$G$33];[.$G$61];[.$G$65];[.$G$93];[.$G$97]))+ 0.0023022" office:value-type="float" office:value="0.0832467" calcext:value-type="float">
            <text:p>0.083246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1050960" calcext:value-type="float">
            <text:p>1050960</text:p>
          </table:table-cell>
          <table:table-cell table:formula="of:=0.000000148*[.D163] + 0.000151317" office:value-type="float" office:value="0.155693397" calcext:value-type="float">
            <text:p>0.155693397</text:p>
          </table:table-cell>
          <table:table-cell table:formula="of:=0.000000148*([.D163]-AVERAGE([.$D$29];[.$D$61];[.$D$33];[.$D$65];[.$D$93];[.$D$97])) + 0.000151317" office:value-type="float" office:value="0.153776969666667" calcext:value-type="float">
            <text:p>0.153776969666667</text:p>
          </table:table-cell>
          <table:table-cell table:style-name="ce75" office:value-type="float" office:value="3404" calcext:value-type="float">
            <text:p>3404</text:p>
          </table:table-cell>
          <table:table-cell table:formula="of:=0.0000015*[.G163]+ 0.0023022" office:value-type="float" office:value="0.0074082" calcext:value-type="float">
            <text:p>0.0074082</text:p>
          </table:table-cell>
          <table:table-cell table:formula="of:=0.0000015*([.G163]-AVERAGE([.$G$29];[.$G$33];[.$G$61];[.$G$65];[.$G$93];[.$G$97]))+ 0.0023022" office:value-type="float" office:value="0.0035472" calcext:value-type="float">
            <text:p>0.003547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577721" calcext:value-type="float">
            <text:p>577721</text:p>
          </table:table-cell>
          <table:table-cell table:formula="of:=0.000000148*[.D164] + 0.000151317" office:value-type="float" office:value="0.085654025" calcext:value-type="float">
            <text:p>0.085654025</text:p>
          </table:table-cell>
          <table:table-cell table:formula="of:=0.000000148*([.D164]-AVERAGE([.$D$29];[.$D$61];[.$D$33];[.$D$65];[.$D$93];[.$D$97])) + 0.000151317" office:value-type="float" office:value="0.0837375976666667" calcext:value-type="float">
            <text:p>0.083737597666667</text:p>
          </table:table-cell>
          <table:table-cell table:style-name="ce75" office:value-type="float" office:value="4456" calcext:value-type="float">
            <text:p>4456</text:p>
          </table:table-cell>
          <table:table-cell table:formula="of:=0.0000015*[.G164]+ 0.0023022" office:value-type="float" office:value="0.0089862" calcext:value-type="float">
            <text:p>0.0089862</text:p>
          </table:table-cell>
          <table:table-cell table:formula="of:=0.0000015*([.G164]-AVERAGE([.$G$29];[.$G$33];[.$G$61];[.$G$65];[.$G$93];[.$G$97]))+ 0.0023022" office:value-type="float" office:value="0.0051252" calcext:value-type="float">
            <text:p>0.005125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678985" calcext:value-type="float">
            <text:p>678985</text:p>
          </table:table-cell>
          <table:table-cell table:formula="of:=0.000000148*[.D165] + 0.000151317" office:value-type="float" office:value="0.100641097" calcext:value-type="float">
            <text:p>0.100641097</text:p>
          </table:table-cell>
          <table:table-cell table:formula="of:=0.000000148*([.D165]-AVERAGE([.$D$29];[.$D$61];[.$D$33];[.$D$65];[.$D$93];[.$D$97])) + 0.000151317" office:value-type="float" office:value="0.0987246696666667" calcext:value-type="float">
            <text:p>0.098724669666667</text:p>
          </table:table-cell>
          <table:table-cell table:style-name="ce75" office:value-type="float" office:value="2621" calcext:value-type="float">
            <text:p>2621</text:p>
          </table:table-cell>
          <table:table-cell table:formula="of:=0.0000015*[.G165]+ 0.0023022" office:value-type="float" office:value="0.0062337" calcext:value-type="float">
            <text:p>0.0062337</text:p>
          </table:table-cell>
          <table:table-cell table:formula="of:=0.0000015*([.G165]-AVERAGE([.$G$29];[.$G$33];[.$G$61];[.$G$65];[.$G$93];[.$G$97]))+ 0.0023022" office:value-type="float" office:value="0.0023727" calcext:value-type="float">
            <text:p>0.002372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425313" calcext:value-type="float">
            <text:p>425313</text:p>
          </table:table-cell>
          <table:table-cell table:formula="of:=0.000000148*[.D166] + 0.000151317" office:value-type="float" office:value="0.063097641" calcext:value-type="float">
            <text:p>0.063097641</text:p>
          </table:table-cell>
          <table:table-cell table:formula="of:=0.000000148*([.D166]-AVERAGE([.$D$29];[.$D$61];[.$D$33];[.$D$65];[.$D$93];[.$D$97])) + 0.000151317" office:value-type="float" office:value="0.0611812136666667" calcext:value-type="float">
            <text:p>0.061181213666667</text:p>
          </table:table-cell>
          <table:table-cell table:style-name="ce75" office:value-type="float" office:value="114054" calcext:value-type="float">
            <text:p>114054</text:p>
          </table:table-cell>
          <table:table-cell table:formula="of:=0.0000015*[.G166]+ 0.0023022" office:value-type="float" office:value="0.1733832" calcext:value-type="float">
            <text:p>0.1733832</text:p>
          </table:table-cell>
          <table:table-cell table:formula="of:=0.0000015*([.G166]-AVERAGE([.$G$29];[.$G$33];[.$G$61];[.$G$65];[.$G$93];[.$G$97]))+ 0.0023022" office:value-type="float" office:value="0.1695222" calcext:value-type="float">
            <text:p>0.169522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441098" calcext:value-type="float">
            <text:p>441098</text:p>
          </table:table-cell>
          <table:table-cell table:formula="of:=0.000000148*[.D167] + 0.000151317" office:value-type="float" office:value="0.065433821" calcext:value-type="float">
            <text:p>0.065433821</text:p>
          </table:table-cell>
          <table:table-cell table:formula="of:=0.000000148*([.D167]-AVERAGE([.$D$29];[.$D$61];[.$D$33];[.$D$65];[.$D$93];[.$D$97])) + 0.000151317" office:value-type="float" office:value="0.0635173936666667" calcext:value-type="float">
            <text:p>0.063517393666667</text:p>
          </table:table-cell>
          <table:table-cell table:style-name="ce75" office:value-type="float" office:value="4981" calcext:value-type="float">
            <text:p>4981</text:p>
          </table:table-cell>
          <table:table-cell table:formula="of:=0.0000015*[.G167]+ 0.0023022" office:value-type="float" office:value="0.0097737" calcext:value-type="float">
            <text:p>0.0097737</text:p>
          </table:table-cell>
          <table:table-cell table:formula="of:=0.0000015*([.G167]-AVERAGE([.$G$29];[.$G$33];[.$G$61];[.$G$65];[.$G$93];[.$G$97]))+ 0.0023022" office:value-type="float" office:value="0.0059127" calcext:value-type="float">
            <text:p>0.005912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635804" calcext:value-type="float">
            <text:p>635804</text:p>
          </table:table-cell>
          <table:table-cell table:formula="of:=0.000000148*[.D168] + 0.000151317" office:value-type="float" office:value="0.094250309" calcext:value-type="float">
            <text:p>0.094250309</text:p>
          </table:table-cell>
          <table:table-cell table:formula="of:=0.000000148*([.D168]-AVERAGE([.$D$29];[.$D$61];[.$D$33];[.$D$65];[.$D$93];[.$D$97])) + 0.000151317" office:value-type="float" office:value="0.0923338816666667" calcext:value-type="float">
            <text:p>0.092333881666667</text:p>
          </table:table-cell>
          <table:table-cell table:style-name="ce75" office:value-type="float" office:value="3410" calcext:value-type="float">
            <text:p>3410</text:p>
          </table:table-cell>
          <table:table-cell table:formula="of:=0.0000015*[.G168]+ 0.0023022" office:value-type="float" office:value="0.0074172" calcext:value-type="float">
            <text:p>0.0074172</text:p>
          </table:table-cell>
          <table:table-cell table:formula="of:=0.0000015*([.G168]-AVERAGE([.$G$29];[.$G$33];[.$G$61];[.$G$65];[.$G$93];[.$G$97]))+ 0.0023022" office:value-type="float" office:value="0.0035562" calcext:value-type="float">
            <text:p>0.003556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1156334" calcext:value-type="float">
            <text:p>1156334</text:p>
          </table:table-cell>
          <table:table-cell table:formula="of:=0.000000148*[.D169] + 0.000151317" office:value-type="float" office:value="0.171288749" calcext:value-type="float">
            <text:p>0.171288749</text:p>
          </table:table-cell>
          <table:table-cell table:formula="of:=0.000000148*([.D169]-AVERAGE([.$D$29];[.$D$61];[.$D$33];[.$D$65];[.$D$93];[.$D$97])) + 0.000151317" office:value-type="float" office:value="0.169372321666667" calcext:value-type="float">
            <text:p>0.169372321666667</text:p>
          </table:table-cell>
          <table:table-cell table:style-name="ce75" office:value-type="float" office:value="2360" calcext:value-type="float">
            <text:p>2360</text:p>
          </table:table-cell>
          <table:table-cell table:formula="of:=0.0000015*[.G169]+ 0.0023022" office:value-type="float" office:value="0.0058422" calcext:value-type="float">
            <text:p>0.0058422</text:p>
          </table:table-cell>
          <table:table-cell table:formula="of:=0.0000015*([.G169]-AVERAGE([.$G$29];[.$G$33];[.$G$61];[.$G$65];[.$G$93];[.$G$97]))+ 0.0023022" office:value-type="float" office:value="0.0019812" calcext:value-type="float">
            <text:p>0.001981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21998" calcext:value-type="float">
            <text:p>21998</text:p>
          </table:table-cell>
          <table:table-cell table:formula="of:=0.000000148*[.D170] + 0.000151317" office:value-type="float" office:value="0.003407021" calcext:value-type="float">
            <text:p>0.003407021</text:p>
          </table:table-cell>
          <table:table-cell table:formula="of:=0.000000148*([.D170]-AVERAGE([.$D$29];[.$D$61];[.$D$33];[.$D$65];[.$D$93];[.$D$97])) + 0.000151317" office:value-type="float" office:value="0.00149059366666667" calcext:value-type="float">
            <text:p>0.001490593666667</text:p>
          </table:table-cell>
          <table:table-cell table:style-name="ce76" office:value-type="float" office:value="185074" calcext:value-type="float">
            <text:p>185074</text:p>
          </table:table-cell>
          <table:table-cell table:formula="of:=0.0000015*[.G170]+ 0.0023022" office:value-type="float" office:value="0.2799132" calcext:value-type="float">
            <text:p>0.2799132</text:p>
          </table:table-cell>
          <table:table-cell table:formula="of:=0.0000015*([.G170]-AVERAGE([.$G$29];[.$G$33];[.$G$61];[.$G$65];[.$G$93];[.$G$97]))+ 0.0023022" office:value-type="float" office:value="0.2760522" calcext:value-type="float">
            <text:p>0.276052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116806" calcext:value-type="float">
            <text:p>116806</text:p>
          </table:table-cell>
          <table:table-cell table:formula="of:=0.000000148*[.D171] + 0.000151317" office:value-type="float" office:value="0.017438605" calcext:value-type="float">
            <text:p>0.017438605</text:p>
          </table:table-cell>
          <table:table-cell table:formula="of:=0.000000148*([.D171]-AVERAGE([.$D$29];[.$D$61];[.$D$33];[.$D$65];[.$D$93];[.$D$97])) + 0.000151317" office:value-type="float" office:value="0.0155221776666667" calcext:value-type="float">
            <text:p>0.015522177666667</text:p>
          </table:table-cell>
          <table:table-cell table:style-name="ce76" office:value-type="float" office:value="41110" calcext:value-type="float">
            <text:p>41110</text:p>
          </table:table-cell>
          <table:table-cell table:formula="of:=0.0000015*[.G171]+ 0.0023022" office:value-type="float" office:value="0.0639672" calcext:value-type="float">
            <text:p>0.0639672</text:p>
          </table:table-cell>
          <table:table-cell table:formula="of:=0.0000015*([.G171]-AVERAGE([.$G$29];[.$G$33];[.$G$61];[.$G$65];[.$G$93];[.$G$97]))+ 0.0023022" office:value-type="float" office:value="0.0601062" calcext:value-type="float">
            <text:p>0.060106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702359" calcext:value-type="float">
            <text:p>702359</text:p>
          </table:table-cell>
          <table:table-cell table:formula="of:=0.000000148*[.D172] + 0.000151317" office:value-type="float" office:value="0.104100449" calcext:value-type="float">
            <text:p>0.104100449</text:p>
          </table:table-cell>
          <table:table-cell table:formula="of:=0.000000148*([.D172]-AVERAGE([.$D$29];[.$D$61];[.$D$33];[.$D$65];[.$D$93];[.$D$97])) + 0.000151317" office:value-type="float" office:value="0.102184021666667" calcext:value-type="float">
            <text:p>0.102184021666667</text:p>
          </table:table-cell>
          <table:table-cell table:style-name="ce76" office:value-type="float" office:value="5242" calcext:value-type="float">
            <text:p>5242</text:p>
          </table:table-cell>
          <table:table-cell table:formula="of:=0.0000015*[.G172]+ 0.0023022" office:value-type="float" office:value="0.0101652" calcext:value-type="float">
            <text:p>0.0101652</text:p>
          </table:table-cell>
          <table:table-cell table:formula="of:=0.0000015*([.G172]-AVERAGE([.$G$29];[.$G$33];[.$G$61];[.$G$65];[.$G$93];[.$G$97]))+ 0.0023022" office:value-type="float" office:value="0.0063042" calcext:value-type="float">
            <text:p>0.006304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412515" calcext:value-type="float">
            <text:p>412515</text:p>
          </table:table-cell>
          <table:table-cell table:formula="of:=0.000000148*[.D173] + 0.000151317" office:value-type="float" office:value="0.061203537" calcext:value-type="float">
            <text:p>0.061203537</text:p>
          </table:table-cell>
          <table:table-cell table:formula="of:=0.000000148*([.D173]-AVERAGE([.$D$29];[.$D$61];[.$D$33];[.$D$65];[.$D$93];[.$D$97])) + 0.000151317" office:value-type="float" office:value="0.0592871096666667" calcext:value-type="float">
            <text:p>0.059287109666667</text:p>
          </table:table-cell>
          <table:table-cell table:style-name="ce76" office:value-type="float" office:value="3931" calcext:value-type="float">
            <text:p>3931</text:p>
          </table:table-cell>
          <table:table-cell table:formula="of:=0.0000015*[.G173]+ 0.0023022" office:value-type="float" office:value="0.0081987" calcext:value-type="float">
            <text:p>0.0081987</text:p>
          </table:table-cell>
          <table:table-cell table:formula="of:=0.0000015*([.G173]-AVERAGE([.$G$29];[.$G$33];[.$G$61];[.$G$65];[.$G$93];[.$G$97]))+ 0.0023022" office:value-type="float" office:value="0.0043377" calcext:value-type="float">
            <text:p>0.004337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100009" calcext:value-type="float">
            <text:p>100009</text:p>
          </table:table-cell>
          <table:table-cell table:formula="of:=0.000000148*[.D174] + 0.000151317" office:value-type="float" office:value="0.014952649" calcext:value-type="float">
            <text:p>0.014952649</text:p>
          </table:table-cell>
          <table:table-cell table:formula="of:=0.000000148*([.D174]-AVERAGE([.$D$29];[.$D$61];[.$D$33];[.$D$65];[.$D$93];[.$D$97])) + 0.000151317" office:value-type="float" office:value="0.0130362216666667" calcext:value-type="float">
            <text:p>0.013036221666667</text:p>
          </table:table-cell>
          <table:table-cell table:style-name="ce76" office:value-type="float" office:value="288435" calcext:value-type="float">
            <text:p>288435</text:p>
          </table:table-cell>
          <table:table-cell table:formula="of:=0.0000015*[.G174]+ 0.0023022" office:value-type="float" office:value="0.4349547" calcext:value-type="float">
            <text:p>0.4349547</text:p>
          </table:table-cell>
          <table:table-cell table:formula="of:=0.0000015*([.G174]-AVERAGE([.$G$29];[.$G$33];[.$G$61];[.$G$65];[.$G$93];[.$G$97]))+ 0.0023022" office:value-type="float" office:value="0.4310937" calcext:value-type="float">
            <text:p>0.431093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1432719" calcext:value-type="float">
            <text:p>1432719</text:p>
          </table:table-cell>
          <table:table-cell table:formula="of:=0.000000148*[.D175] + 0.000151317" office:value-type="float" office:value="0.212193729" calcext:value-type="float">
            <text:p>0.212193729</text:p>
          </table:table-cell>
          <table:table-cell table:formula="of:=0.000000148*([.D175]-AVERAGE([.$D$29];[.$D$61];[.$D$33];[.$D$65];[.$D$93];[.$D$97])) + 0.000151317" office:value-type="float" office:value="0.210277301666667" calcext:value-type="float">
            <text:p>0.210277301666667</text:p>
          </table:table-cell>
          <table:table-cell table:style-name="ce76" office:value-type="float" office:value="32506" calcext:value-type="float">
            <text:p>32506</text:p>
          </table:table-cell>
          <table:table-cell table:formula="of:=0.0000015*[.G175]+ 0.0023022" office:value-type="float" office:value="0.0510612" calcext:value-type="float">
            <text:p>0.0510612</text:p>
          </table:table-cell>
          <table:table-cell table:formula="of:=0.0000015*([.G175]-AVERAGE([.$G$29];[.$G$33];[.$G$61];[.$G$65];[.$G$93];[.$G$97]))+ 0.0023022" office:value-type="float" office:value="0.0472002" calcext:value-type="float">
            <text:p>0.047200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507365" calcext:value-type="float">
            <text:p>507365</text:p>
          </table:table-cell>
          <table:table-cell table:formula="of:=0.000000148*[.D176] + 0.000151317" office:value-type="float" office:value="0.075241337" calcext:value-type="float">
            <text:p>0.075241337</text:p>
          </table:table-cell>
          <table:table-cell table:formula="of:=0.000000148*([.D176]-AVERAGE([.$D$29];[.$D$61];[.$D$33];[.$D$65];[.$D$93];[.$D$97])) + 0.000151317" office:value-type="float" office:value="0.0733249096666667" calcext:value-type="float">
            <text:p>0.073324909666667</text:p>
          </table:table-cell>
          <table:table-cell table:style-name="ce76" office:value-type="float" office:value="2098" calcext:value-type="float">
            <text:p>2098</text:p>
          </table:table-cell>
          <table:table-cell table:formula="of:=0.0000015*[.G176]+ 0.0023022" office:value-type="float" office:value="0.0054492" calcext:value-type="float">
            <text:p>0.0054492</text:p>
          </table:table-cell>
          <table:table-cell table:formula="of:=0.0000015*([.G176]-AVERAGE([.$G$29];[.$G$33];[.$G$61];[.$G$65];[.$G$93];[.$G$97]))+ 0.0023022" office:value-type="float" office:value="0.0015882" calcext:value-type="float">
            <text:p>0.001588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252415" calcext:value-type="float">
            <text:p>252415</text:p>
          </table:table-cell>
          <table:table-cell table:formula="of:=0.000000148*[.D177] + 0.000151317" office:value-type="float" office:value="0.037508737" calcext:value-type="float">
            <text:p>0.037508737</text:p>
          </table:table-cell>
          <table:table-cell table:formula="of:=0.000000148*([.D177]-AVERAGE([.$D$29];[.$D$61];[.$D$33];[.$D$65];[.$D$93];[.$D$97])) + 0.000151317" office:value-type="float" office:value="0.0355923096666667" calcext:value-type="float">
            <text:p>0.035592309666667</text:p>
          </table:table-cell>
          <table:table-cell table:style-name="ce76" office:value-type="float" office:value="1573" calcext:value-type="float">
            <text:p>1573</text:p>
          </table:table-cell>
          <table:table-cell table:formula="of:=0.0000015*[.G177]+ 0.0023022" office:value-type="float" office:value="0.0046617" calcext:value-type="float">
            <text:p>0.0046617</text:p>
          </table:table-cell>
          <table:table-cell table:formula="of:=0.0000015*([.G177]-AVERAGE([.$G$29];[.$G$33];[.$G$61];[.$G$65];[.$G$93];[.$G$97]))+ 0.0023022" office:value-type="float" office:value="0.0008007" calcext:value-type="float">
            <text:p>0.000800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style-name="ce27" office:value-type="float" office:value="23180" calcext:value-type="float">
            <text:p>23180</text:p>
          </table:table-cell>
          <table:table-cell table:formula="of:=0.000000148*[.D178] + 0.000151317" office:value-type="float" office:value="0.003581957" calcext:value-type="float">
            <text:p>0.003581957</text:p>
          </table:table-cell>
          <table:table-cell table:formula="of:=0.000000148*([.D178]-AVERAGE([.$D$29];[.$D$61];[.$D$33];[.$D$65];[.$D$93];[.$D$97])) + 0.000151317" office:value-type="float" office:value="0.00166552966666667" calcext:value-type="float">
            <text:p>0.001665529666667</text:p>
          </table:table-cell>
          <table:table-cell table:style-name="ce77" office:value-type="float" office:value="161022" calcext:value-type="float">
            <text:p>161022</text:p>
          </table:table-cell>
          <table:table-cell table:formula="of:=0.0000015*[.G178]+ 0.0023022" office:value-type="float" office:value="0.2438352" calcext:value-type="float">
            <text:p>0.2438352</text:p>
          </table:table-cell>
          <table:table-cell table:formula="of:=0.0000015*([.G178]-AVERAGE([.$G$29];[.$G$33];[.$G$61];[.$G$65];[.$G$93];[.$G$97]))+ 0.0023022" office:value-type="float" office:value="0.2399742" calcext:value-type="float">
            <text:p>0.239974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style-name="ce27" office:value-type="float" office:value="14762" calcext:value-type="float">
            <text:p>14762</text:p>
          </table:table-cell>
          <table:table-cell table:formula="of:=0.000000148*[.D179] + 0.000151317" office:value-type="float" office:value="0.002336093" calcext:value-type="float">
            <text:p>0.002336093</text:p>
          </table:table-cell>
          <table:table-cell table:formula="of:=0.000000148*([.D179]-AVERAGE([.$D$29];[.$D$61];[.$D$33];[.$D$65];[.$D$93];[.$D$97])) + 0.000151317" office:value-type="float" office:value="0.000419665666666667" calcext:value-type="float">
            <text:p>0.000419665666667</text:p>
          </table:table-cell>
          <table:table-cell table:style-name="ce77" office:value-type="float" office:value="74087" calcext:value-type="float">
            <text:p>74087</text:p>
          </table:table-cell>
          <table:table-cell table:formula="of:=0.0000015*[.G179]+ 0.0023022" office:value-type="float" office:value="0.1134327" calcext:value-type="float">
            <text:p>0.1134327</text:p>
          </table:table-cell>
          <table:table-cell table:formula="of:=0.0000015*([.G179]-AVERAGE([.$G$29];[.$G$33];[.$G$61];[.$G$65];[.$G$93];[.$G$97]))+ 0.0023022" office:value-type="float" office:value="0.1095717" calcext:value-type="float">
            <text:p>0.109571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27" office:value-type="float" office:value="525715" calcext:value-type="float">
            <text:p>525715</text:p>
          </table:table-cell>
          <table:table-cell table:formula="of:=0.000000148*[.D180] + 0.000151317" office:value-type="float" office:value="0.077957137" calcext:value-type="float">
            <text:p>0.077957137</text:p>
          </table:table-cell>
          <table:table-cell table:formula="of:=0.000000148*([.D180]-AVERAGE([.$D$29];[.$D$61];[.$D$33];[.$D$65];[.$D$93];[.$D$97])) + 0.000151317" office:value-type="float" office:value="0.0760407096666667" calcext:value-type="float">
            <text:p>0.076040709666667</text:p>
          </table:table-cell>
          <table:table-cell table:style-name="ce77" office:value-type="float" office:value="12319" calcext:value-type="float">
            <text:p>12319</text:p>
          </table:table-cell>
          <table:table-cell table:formula="of:=0.0000015*[.G180]+ 0.0023022" office:value-type="float" office:value="0.0207807" calcext:value-type="float">
            <text:p>0.0207807</text:p>
          </table:table-cell>
          <table:table-cell table:formula="of:=0.0000015*([.G180]-AVERAGE([.$G$29];[.$G$33];[.$G$61];[.$G$65];[.$G$93];[.$G$97]))+ 0.0023022" office:value-type="float" office:value="0.0169197" calcext:value-type="float">
            <text:p>0.016919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27" office:value-type="float" office:value="369967" calcext:value-type="float">
            <text:p>369967</text:p>
          </table:table-cell>
          <table:table-cell table:formula="of:=0.000000148*[.D181] + 0.000151317" office:value-type="float" office:value="0.054906433" calcext:value-type="float">
            <text:p>0.054906433</text:p>
          </table:table-cell>
          <table:table-cell table:formula="of:=0.000000148*([.D181]-AVERAGE([.$D$29];[.$D$61];[.$D$33];[.$D$65];[.$D$93];[.$D$97])) + 0.000151317" office:value-type="float" office:value="0.0529900056666667" calcext:value-type="float">
            <text:p>0.052990005666667</text:p>
          </table:table-cell>
          <table:table-cell table:style-name="ce77" office:value-type="float" office:value="3406" calcext:value-type="float">
            <text:p>3406</text:p>
          </table:table-cell>
          <table:table-cell table:formula="of:=0.0000015*[.G181]+ 0.0023022" office:value-type="float" office:value="0.0074112" calcext:value-type="float">
            <text:p>0.0074112</text:p>
          </table:table-cell>
          <table:table-cell table:formula="of:=0.0000015*([.G181]-AVERAGE([.$G$29];[.$G$33];[.$G$61];[.$G$65];[.$G$93];[.$G$97]))+ 0.0023022" office:value-type="float" office:value="0.0035502" calcext:value-type="float">
            <text:p>0.003550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style-name="ce27" office:value-type="float" office:value="31233" calcext:value-type="float">
            <text:p>31233</text:p>
          </table:table-cell>
          <table:table-cell table:formula="of:=0.000000148*[.D182] + 0.000151317" office:value-type="float" office:value="0.004773801" calcext:value-type="float">
            <text:p>0.004773801</text:p>
          </table:table-cell>
          <table:table-cell table:formula="of:=0.000000148*([.D182]-AVERAGE([.$D$29];[.$D$61];[.$D$33];[.$D$65];[.$D$93];[.$D$97])) + 0.000151317" office:value-type="float" office:value="0.00285737366666667" calcext:value-type="float">
            <text:p>0.002857373666667</text:p>
          </table:table-cell>
          <table:table-cell table:style-name="ce77" office:value-type="float" office:value="288212" calcext:value-type="float">
            <text:p>288212</text:p>
          </table:table-cell>
          <table:table-cell table:formula="of:=0.0000015*[.G182]+ 0.0023022" office:value-type="float" office:value="0.4346202" calcext:value-type="float">
            <text:p>0.4346202</text:p>
          </table:table-cell>
          <table:table-cell table:formula="of:=0.0000015*([.G182]-AVERAGE([.$G$29];[.$G$33];[.$G$61];[.$G$65];[.$G$93];[.$G$97]))+ 0.0023022" office:value-type="float" office:value="0.4307592" calcext:value-type="float">
            <text:p>0.430759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style-name="ce27" office:value-type="float" office:value="21545" calcext:value-type="float">
            <text:p>21545</text:p>
          </table:table-cell>
          <table:table-cell table:formula="of:=0.000000148*[.D183] + 0.000151317" office:value-type="float" office:value="0.003339977" calcext:value-type="float">
            <text:p>0.003339977</text:p>
          </table:table-cell>
          <table:table-cell table:formula="of:=0.000000148*([.D183]-AVERAGE([.$D$29];[.$D$61];[.$D$33];[.$D$65];[.$D$93];[.$D$97])) + 0.000151317" office:value-type="float" office:value="0.00142354966666667" calcext:value-type="float">
            <text:p>0.001423549666667</text:p>
          </table:table-cell>
          <table:table-cell table:style-name="ce77" office:value-type="float" office:value="116895" calcext:value-type="float">
            <text:p>116895</text:p>
          </table:table-cell>
          <table:table-cell table:formula="of:=0.0000015*[.G183]+ 0.0023022" office:value-type="float" office:value="0.1776447" calcext:value-type="float">
            <text:p>0.1776447</text:p>
          </table:table-cell>
          <table:table-cell table:formula="of:=0.0000015*([.G183]-AVERAGE([.$G$29];[.$G$33];[.$G$61];[.$G$65];[.$G$93];[.$G$97]))+ 0.0023022" office:value-type="float" office:value="0.1737837" calcext:value-type="float">
            <text:p>0.173783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style-name="ce27" office:value-type="float" office:value="127914" calcext:value-type="float">
            <text:p>127914</text:p>
          </table:table-cell>
          <table:table-cell table:formula="of:=0.000000148*[.D184] + 0.000151317" office:value-type="float" office:value="0.019082589" calcext:value-type="float">
            <text:p>0.019082589</text:p>
          </table:table-cell>
          <table:table-cell table:formula="of:=0.000000148*([.D184]-AVERAGE([.$D$29];[.$D$61];[.$D$33];[.$D$65];[.$D$93];[.$D$97])) + 0.000151317" office:value-type="float" office:value="0.0171661616666667" calcext:value-type="float">
            <text:p>0.017166161666667</text:p>
          </table:table-cell>
          <table:table-cell table:style-name="ce77" office:value-type="float" office:value="28326" calcext:value-type="float">
            <text:p>28326</text:p>
          </table:table-cell>
          <table:table-cell table:formula="of:=0.0000015*[.G184]+ 0.0023022" office:value-type="float" office:value="0.0447912" calcext:value-type="float">
            <text:p>0.0447912</text:p>
          </table:table-cell>
          <table:table-cell table:formula="of:=0.0000015*([.G184]-AVERAGE([.$G$29];[.$G$33];[.$G$61];[.$G$65];[.$G$93];[.$G$97]))+ 0.0023022" office:value-type="float" office:value="0.0409302" calcext:value-type="float">
            <text:p>0.040930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style-name="ce27" office:value-type="float" office:value="321469" calcext:value-type="float">
            <text:p>321469</text:p>
          </table:table-cell>
          <table:table-cell table:formula="of:=0.000000148*[.D185] + 0.000151317" office:value-type="float" office:value="0.047728729" calcext:value-type="float">
            <text:p>0.047728729</text:p>
          </table:table-cell>
          <table:table-cell table:formula="of:=0.000000148*([.D185]-AVERAGE([.$D$29];[.$D$61];[.$D$33];[.$D$65];[.$D$93];[.$D$97])) + 0.000151317" office:value-type="float" office:value="0.0458123016666667" calcext:value-type="float">
            <text:p>0.045812301666667</text:p>
          </table:table-cell>
          <table:table-cell table:style-name="ce77" office:value-type="float" office:value="3670" calcext:value-type="float">
            <text:p>3670</text:p>
          </table:table-cell>
          <table:table-cell table:formula="of:=0.0000015*[.G185]+ 0.0023022" office:value-type="float" office:value="0.0078072" calcext:value-type="float">
            <text:p>0.0078072</text:p>
          </table:table-cell>
          <table:table-cell table:formula="of:=0.0000015*([.G185]-AVERAGE([.$G$29];[.$G$33];[.$G$61];[.$G$65];[.$G$93];[.$G$97]))+ 0.0023022" office:value-type="float" office:value="0.0039462" calcext:value-type="float">
            <text:p>0.003946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14063" calcext:value-type="float">
            <text:p>14063</text:p>
          </table:table-cell>
          <table:table-cell table:formula="of:=0.000000148*[.D186] + 0.000151317" office:value-type="float" office:value="0.002232641" calcext:value-type="float">
            <text:p>0.002232641</text:p>
          </table:table-cell>
          <table:table-cell table:formula="of:=0.000000148*([.D186]-AVERAGE([.$D$29];[.$D$61];[.$D$33];[.$D$65];[.$D$93];[.$D$97])) + 0.000151317" office:value-type="float" office:value="0.000316213666666667" calcext:value-type="float">
            <text:p>0.000316213666667</text:p>
          </table:table-cell>
          <table:table-cell table:style-name="ce78" office:value-type="float" office:value="94267" calcext:value-type="float">
            <text:p>94267</text:p>
          </table:table-cell>
          <table:table-cell table:formula="of:=0.0000015*[.G186]+ 0.0023022" office:value-type="float" office:value="0.1437027" calcext:value-type="float">
            <text:p>0.1437027</text:p>
          </table:table-cell>
          <table:table-cell table:formula="of:=0.0000015*([.G186]-AVERAGE([.$G$29];[.$G$33];[.$G$61];[.$G$65];[.$G$93];[.$G$97]))+ 0.0023022" office:value-type="float" office:value="0.1398417" calcext:value-type="float">
            <text:p>0.139841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13714" calcext:value-type="float">
            <text:p>13714</text:p>
          </table:table-cell>
          <table:table-cell table:formula="of:=0.000000148*[.D187] + 0.000151317" office:value-type="float" office:value="0.002180989" calcext:value-type="float">
            <text:p>0.002180989</text:p>
          </table:table-cell>
          <table:table-cell table:formula="of:=0.000000148*([.D187]-AVERAGE([.$D$29];[.$D$61];[.$D$33];[.$D$65];[.$D$93];[.$D$97])) + 0.000151317" office:value-type="float" office:value="0.000264561666666667" calcext:value-type="float">
            <text:p>0.000264561666667</text:p>
          </table:table-cell>
          <table:table-cell table:style-name="ce78" office:value-type="float" office:value="75108" calcext:value-type="float">
            <text:p>75108</text:p>
          </table:table-cell>
          <table:table-cell table:formula="of:=0.0000015*[.G187]+ 0.0023022" office:value-type="float" office:value="0.1149642" calcext:value-type="float">
            <text:p>0.1149642</text:p>
          </table:table-cell>
          <table:table-cell table:formula="of:=0.0000015*([.G187]-AVERAGE([.$G$29];[.$G$33];[.$G$61];[.$G$65];[.$G$93];[.$G$97]))+ 0.0023022" office:value-type="float" office:value="0.1111032" calcext:value-type="float">
            <text:p>0.111103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13656" calcext:value-type="float">
            <text:p>13656</text:p>
          </table:table-cell>
          <table:table-cell table:formula="of:=0.000000148*[.D188] + 0.000151317" office:value-type="float" office:value="0.002172405" calcext:value-type="float">
            <text:p>0.002172405</text:p>
          </table:table-cell>
          <table:table-cell table:formula="of:=0.000000148*([.D188]-AVERAGE([.$D$29];[.$D$61];[.$D$33];[.$D$65];[.$D$93];[.$D$97])) + 0.000151317" office:value-type="float" office:value="0.000255977666666667" calcext:value-type="float">
            <text:p>0.000255977666667</text:p>
          </table:table-cell>
          <table:table-cell table:style-name="ce78" office:value-type="float" office:value="52685" calcext:value-type="float">
            <text:p>52685</text:p>
          </table:table-cell>
          <table:table-cell table:formula="of:=0.0000015*[.G188]+ 0.0023022" office:value-type="float" office:value="0.0813297" calcext:value-type="float">
            <text:p>0.0813297</text:p>
          </table:table-cell>
          <table:table-cell table:formula="of:=0.0000015*([.G188]-AVERAGE([.$G$29];[.$G$33];[.$G$61];[.$G$65];[.$G$93];[.$G$97]))+ 0.0023022" office:value-type="float" office:value="0.0774687" calcext:value-type="float">
            <text:p>0.077468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11501" calcext:value-type="float">
            <text:p>11501</text:p>
          </table:table-cell>
          <table:table-cell table:formula="of:=0.000000148*[.D189] + 0.000151317" office:value-type="float" office:value="0.001853465" calcext:value-type="float">
            <text:p>0.001853465</text:p>
          </table:table-cell>
          <table:table-cell table:formula="of:=0.000000148*([.D189]-AVERAGE([.$D$29];[.$D$61];[.$D$33];[.$D$65];[.$D$93];[.$D$97])) + 0.000151317" office:value-type="float" office:value="-0.0000629623333333334" calcext:value-type="float">
            <text:p>-6.29623333333334E-05</text:p>
          </table:table-cell>
          <table:table-cell table:style-name="ce78" office:value-type="float" office:value="2095" calcext:value-type="float">
            <text:p>2095</text:p>
          </table:table-cell>
          <table:table-cell table:formula="of:=0.0000015*[.G189]+ 0.0023022" office:value-type="float" office:value="0.0054447" calcext:value-type="float">
            <text:p>0.0054447</text:p>
          </table:table-cell>
          <table:table-cell table:formula="of:=0.0000015*([.G189]-AVERAGE([.$G$29];[.$G$33];[.$G$61];[.$G$65];[.$G$93];[.$G$97]))+ 0.0023022" office:value-type="float" office:value="0.0015837" calcext:value-type="float">
            <text:p>0.001583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22312" calcext:value-type="float">
            <text:p>22312</text:p>
          </table:table-cell>
          <table:table-cell table:formula="of:=0.000000148*[.D190] + 0.000151317" office:value-type="float" office:value="0.003453493" calcext:value-type="float">
            <text:p>0.003453493</text:p>
          </table:table-cell>
          <table:table-cell table:formula="of:=0.000000148*([.D190]-AVERAGE([.$D$29];[.$D$61];[.$D$33];[.$D$65];[.$D$93];[.$D$97])) + 0.000151317" office:value-type="float" office:value="0.00153706566666667" calcext:value-type="float">
            <text:p>0.001537065666667</text:p>
          </table:table-cell>
          <table:table-cell table:style-name="ce78" office:value-type="float" office:value="115895" calcext:value-type="float">
            <text:p>115895</text:p>
          </table:table-cell>
          <table:table-cell table:formula="of:=0.0000015*[.G190]+ 0.0023022" office:value-type="float" office:value="0.1761447" calcext:value-type="float">
            <text:p>0.1761447</text:p>
          </table:table-cell>
          <table:table-cell table:formula="of:=0.0000015*([.G190]-AVERAGE([.$G$29];[.$G$33];[.$G$61];[.$G$65];[.$G$93];[.$G$97]))+ 0.0023022" office:value-type="float" office:value="0.1722837" calcext:value-type="float">
            <text:p>0.172283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20638" calcext:value-type="float">
            <text:p>20638</text:p>
          </table:table-cell>
          <table:table-cell table:formula="of:=0.000000148*[.D191] + 0.000151317" office:value-type="float" office:value="0.003205741" calcext:value-type="float">
            <text:p>0.003205741</text:p>
          </table:table-cell>
          <table:table-cell table:formula="of:=0.000000148*([.D191]-AVERAGE([.$D$29];[.$D$61];[.$D$33];[.$D$65];[.$D$93];[.$D$97])) + 0.000151317" office:value-type="float" office:value="0.00128931366666667" calcext:value-type="float">
            <text:p>0.001289313666667</text:p>
          </table:table-cell>
          <table:table-cell table:style-name="ce78" office:value-type="float" office:value="158753" calcext:value-type="float">
            <text:p>158753</text:p>
          </table:table-cell>
          <table:table-cell table:formula="of:=0.0000015*[.G191]+ 0.0023022" office:value-type="float" office:value="0.2404317" calcext:value-type="float">
            <text:p>0.2404317</text:p>
          </table:table-cell>
          <table:table-cell table:formula="of:=0.0000015*([.G191]-AVERAGE([.$G$29];[.$G$33];[.$G$61];[.$G$65];[.$G$93];[.$G$97]))+ 0.0023022" office:value-type="float" office:value="0.2365707" calcext:value-type="float">
            <text:p>0.2365707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20149" calcext:value-type="float">
            <text:p>20149</text:p>
          </table:table-cell>
          <table:table-cell table:formula="of:=0.000000148*[.D192] + 0.000151317" office:value-type="float" office:value="0.003133369" calcext:value-type="float">
            <text:p>0.003133369</text:p>
          </table:table-cell>
          <table:table-cell table:formula="of:=0.000000148*([.D192]-AVERAGE([.$D$29];[.$D$61];[.$D$33];[.$D$65];[.$D$93];[.$D$97])) + 0.000151317" office:value-type="float" office:value="0.00121694166666667" calcext:value-type="float">
            <text:p>0.001216941666667</text:p>
          </table:table-cell>
          <table:table-cell table:style-name="ce78" office:value-type="float" office:value="330756" calcext:value-type="float">
            <text:p>330756</text:p>
          </table:table-cell>
          <table:table-cell table:formula="of:=0.0000015*[.G192]+ 0.0023022" office:value-type="float" office:value="0.4984362" calcext:value-type="float">
            <text:p>0.4984362</text:p>
          </table:table-cell>
          <table:table-cell table:formula="of:=0.0000015*([.G192]-AVERAGE([.$G$29];[.$G$33];[.$G$61];[.$G$65];[.$G$93];[.$G$97]))+ 0.0023022" office:value-type="float" office:value="0.4945752" calcext:value-type="float">
            <text:p>0.4945752</text:p>
          </table:table-cell>
        </table:table-row>
        <table:table-row table:style-name="ro2">
          <table:table-cell office:value-type="string" calcext:value-type="string">
            <text:p>Ncrim_WneonLacZ_B_002_crop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14365" calcext:value-type="float">
            <text:p>14365</text:p>
          </table:table-cell>
          <table:table-cell table:formula="of:=0.000000148*[.D193] + 0.000151317" office:value-type="float" office:value="0.002277337" calcext:value-type="float">
            <text:p>0.002277337</text:p>
          </table:table-cell>
          <table:table-cell table:formula="of:=0.000000148*([.D193]-AVERAGE([.$D$29];[.$D$61];[.$D$33];[.$D$65];[.$D$93];[.$D$97])) + 0.000151317" office:value-type="float" office:value="0.000360909666666667" calcext:value-type="float">
            <text:p>0.000360909666667</text:p>
          </table:table-cell>
          <table:table-cell table:style-name="ce78" office:value-type="float" office:value="2096" calcext:value-type="float">
            <text:p>2096</text:p>
          </table:table-cell>
          <table:table-cell table:formula="of:=0.0000015*[.G193]+ 0.0023022" office:value-type="float" office:value="0.0054462" calcext:value-type="float">
            <text:p>0.0054462</text:p>
          </table:table-cell>
          <table:table-cell table:formula="of:=0.0000015*([.G193]-AVERAGE([.$G$29];[.$G$33];[.$G$61];[.$G$65];[.$G$93];[.$G$97]))+ 0.0023022" office:value-type="float" office:value="0.0015852" calcext:value-type="float">
            <text:p>0.001585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01177" calcext:value-type="float">
            <text:p>201177</text:p>
          </table:table-cell>
          <table:table-cell table:formula="of:=0.000000148*[.D194] + 0.000151317" office:value-type="float" office:value="0.029925513" calcext:value-type="float">
            <text:p>0.029925513</text:p>
          </table:table-cell>
          <table:table-cell table:formula="of:=0.000000148*([.D194]-AVERAGE([.$D$29];[.$D$61];[.$D$33];[.$D$65];[.$D$93];[.$D$97])) + 0.000151317" office:value-type="float" office:value="0.0280090856666667" calcext:value-type="float">
            <text:p>0.028009085666667</text:p>
          </table:table-cell>
          <table:table-cell table:style-name="ce79" office:value-type="float" office:value="27133" calcext:value-type="float">
            <text:p>27133</text:p>
          </table:table-cell>
          <table:table-cell table:formula="of:=0.0000015*[.G194]+ 0.0023022" office:value-type="float" office:value="0.0430017" calcext:value-type="float">
            <text:p>0.0430017</text:p>
          </table:table-cell>
          <table:table-cell table:formula="of:=0.0000015*([.G194]-AVERAGE([.$G$29];[.$G$33];[.$G$61];[.$G$65];[.$G$93];[.$G$97]))+ 0.0023022" office:value-type="float" office:value="0.0391407" calcext:value-type="float">
            <text:p>0.039140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0973" calcext:value-type="float">
            <text:p>20973</text:p>
          </table:table-cell>
          <table:table-cell table:formula="of:=0.000000148*[.D195] + 0.000151317" office:value-type="float" office:value="0.003255321" calcext:value-type="float">
            <text:p>0.003255321</text:p>
          </table:table-cell>
          <table:table-cell table:formula="of:=0.000000148*([.D195]-AVERAGE([.$D$29];[.$D$61];[.$D$33];[.$D$65];[.$D$93];[.$D$97])) + 0.000151317" office:value-type="float" office:value="0.00133889366666667" calcext:value-type="float">
            <text:p>0.001338893666667</text:p>
          </table:table-cell>
          <table:table-cell table:style-name="ce79" office:value-type="float" office:value="90753" calcext:value-type="float">
            <text:p>90753</text:p>
          </table:table-cell>
          <table:table-cell table:formula="of:=0.0000015*[.G195]+ 0.0023022" office:value-type="float" office:value="0.1384317" calcext:value-type="float">
            <text:p>0.1384317</text:p>
          </table:table-cell>
          <table:table-cell table:formula="of:=0.0000015*([.G195]-AVERAGE([.$G$29];[.$G$33];[.$G$61];[.$G$65];[.$G$93];[.$G$97]))+ 0.0023022" office:value-type="float" office:value="0.1345707" calcext:value-type="float">
            <text:p>0.134570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0977" calcext:value-type="float">
            <text:p>20977</text:p>
          </table:table-cell>
          <table:table-cell table:formula="of:=0.000000148*[.D196] + 0.000151317" office:value-type="float" office:value="0.003255913" calcext:value-type="float">
            <text:p>0.003255913</text:p>
          </table:table-cell>
          <table:table-cell table:formula="of:=0.000000148*([.D196]-AVERAGE([.$D$29];[.$D$61];[.$D$33];[.$D$65];[.$D$93];[.$D$97])) + 0.000151317" office:value-type="float" office:value="0.00133948566666667" calcext:value-type="float">
            <text:p>0.001339485666667</text:p>
          </table:table-cell>
          <table:table-cell table:style-name="ce79" office:value-type="float" office:value="513842" calcext:value-type="float">
            <text:p>513842</text:p>
          </table:table-cell>
          <table:table-cell table:formula="of:=0.0000015*[.G196]+ 0.0023022" office:value-type="float" office:value="0.7730652" calcext:value-type="float">
            <text:p>0.7730652</text:p>
          </table:table-cell>
          <table:table-cell table:formula="of:=0.0000015*([.G196]-AVERAGE([.$G$29];[.$G$33];[.$G$61];[.$G$65];[.$G$93];[.$G$97]))+ 0.0023022" office:value-type="float" office:value="0.7692042" calcext:value-type="float">
            <text:p>0.769204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2091" calcext:value-type="float">
            <text:p>22091</text:p>
          </table:table-cell>
          <table:table-cell table:formula="of:=0.000000148*[.D197] + 0.000151317" office:value-type="float" office:value="0.003420785" calcext:value-type="float">
            <text:p>0.003420785</text:p>
          </table:table-cell>
          <table:table-cell table:formula="of:=0.000000148*([.D197]-AVERAGE([.$D$29];[.$D$61];[.$D$33];[.$D$65];[.$D$93];[.$D$97])) + 0.000151317" office:value-type="float" office:value="0.00150435766666667" calcext:value-type="float">
            <text:p>0.001504357666667</text:p>
          </table:table-cell>
          <table:table-cell table:style-name="ce79" office:value-type="float" office:value="404179" calcext:value-type="float">
            <text:p>404179</text:p>
          </table:table-cell>
          <table:table-cell table:formula="of:=0.0000015*[.G197]+ 0.0023022" office:value-type="float" office:value="0.6085707" calcext:value-type="float">
            <text:p>0.6085707</text:p>
          </table:table-cell>
          <table:table-cell table:formula="of:=0.0000015*([.G197]-AVERAGE([.$G$29];[.$G$33];[.$G$61];[.$G$65];[.$G$93];[.$G$97]))+ 0.0023022" office:value-type="float" office:value="0.6047097" calcext:value-type="float">
            <text:p>0.604709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404054" calcext:value-type="float">
            <text:p>404054</text:p>
          </table:table-cell>
          <table:table-cell table:formula="of:=0.000000148*[.D198] + 0.000151317" office:value-type="float" office:value="0.059951309" calcext:value-type="float">
            <text:p>0.059951309</text:p>
          </table:table-cell>
          <table:table-cell table:formula="of:=0.000000148*([.D198]-AVERAGE([.$D$29];[.$D$61];[.$D$33];[.$D$65];[.$D$93];[.$D$97])) + 0.000151317" office:value-type="float" office:value="0.0580348816666667" calcext:value-type="float">
            <text:p>0.058034881666667</text:p>
          </table:table-cell>
          <table:table-cell table:style-name="ce79" office:value-type="float" office:value="49296" calcext:value-type="float">
            <text:p>49296</text:p>
          </table:table-cell>
          <table:table-cell table:formula="of:=0.0000015*[.G198]+ 0.0023022" office:value-type="float" office:value="0.0762462" calcext:value-type="float">
            <text:p>0.0762462</text:p>
          </table:table-cell>
          <table:table-cell table:formula="of:=0.0000015*([.G198]-AVERAGE([.$G$29];[.$G$33];[.$G$61];[.$G$65];[.$G$93];[.$G$97]))+ 0.0023022" office:value-type="float" office:value="0.0723852" calcext:value-type="float">
            <text:p>0.072385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4107" calcext:value-type="float">
            <text:p>24107</text:p>
          </table:table-cell>
          <table:table-cell table:formula="of:=0.000000148*[.D199] + 0.000151317" office:value-type="float" office:value="0.003719153" calcext:value-type="float">
            <text:p>0.003719153</text:p>
          </table:table-cell>
          <table:table-cell table:formula="of:=0.000000148*([.D199]-AVERAGE([.$D$29];[.$D$61];[.$D$33];[.$D$65];[.$D$93];[.$D$97])) + 0.000151317" office:value-type="float" office:value="0.00180272566666667" calcext:value-type="float">
            <text:p>0.001802725666667</text:p>
          </table:table-cell>
          <table:table-cell table:style-name="ce79" office:value-type="float" office:value="108937" calcext:value-type="float">
            <text:p>108937</text:p>
          </table:table-cell>
          <table:table-cell table:formula="of:=0.0000015*[.G199]+ 0.0023022" office:value-type="float" office:value="0.1657077" calcext:value-type="float">
            <text:p>0.1657077</text:p>
          </table:table-cell>
          <table:table-cell table:formula="of:=0.0000015*([.G199]-AVERAGE([.$G$29];[.$G$33];[.$G$61];[.$G$65];[.$G$93];[.$G$97]))+ 0.0023022" office:value-type="float" office:value="0.1618467" calcext:value-type="float">
            <text:p>0.161846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16285" calcext:value-type="float">
            <text:p>16285</text:p>
          </table:table-cell>
          <table:table-cell table:formula="of:=0.000000148*[.D200] + 0.000151317" office:value-type="float" office:value="0.002561497" calcext:value-type="float">
            <text:p>0.002561497</text:p>
          </table:table-cell>
          <table:table-cell table:formula="of:=0.000000148*([.D200]-AVERAGE([.$D$29];[.$D$61];[.$D$33];[.$D$65];[.$D$93];[.$D$97])) + 0.000151317" office:value-type="float" office:value="0.000645069666666667" calcext:value-type="float">
            <text:p>0.000645069666667</text:p>
          </table:table-cell>
          <table:table-cell table:style-name="ce79" office:value-type="float" office:value="144812" calcext:value-type="float">
            <text:p>144812</text:p>
          </table:table-cell>
          <table:table-cell table:formula="of:=0.0000015*[.G200]+ 0.0023022" office:value-type="float" office:value="0.2195202" calcext:value-type="float">
            <text:p>0.2195202</text:p>
          </table:table-cell>
          <table:table-cell table:formula="of:=0.0000015*([.G200]-AVERAGE([.$G$29];[.$G$33];[.$G$61];[.$G$65];[.$G$93];[.$G$97]))+ 0.0023022" office:value-type="float" office:value="0.2156592" calcext:value-type="float">
            <text:p>0.215659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14760" calcext:value-type="float">
            <text:p>14760</text:p>
          </table:table-cell>
          <table:table-cell table:formula="of:=0.000000148*[.D201] + 0.000151317" office:value-type="float" office:value="0.002335797" calcext:value-type="float">
            <text:p>0.002335797</text:p>
          </table:table-cell>
          <table:table-cell table:formula="of:=0.000000148*([.D201]-AVERAGE([.$D$29];[.$D$61];[.$D$33];[.$D$65];[.$D$93];[.$D$97])) + 0.000151317" office:value-type="float" office:value="0.000419369666666667" calcext:value-type="float">
            <text:p>0.000419369666667</text:p>
          </table:table-cell>
          <table:table-cell table:style-name="ce79" office:value-type="float" office:value="94269" calcext:value-type="float">
            <text:p>94269</text:p>
          </table:table-cell>
          <table:table-cell table:formula="of:=0.0000015*[.G201]+ 0.0023022" office:value-type="float" office:value="0.1437057" calcext:value-type="float">
            <text:p>0.1437057</text:p>
          </table:table-cell>
          <table:table-cell table:formula="of:=0.0000015*([.G201]-AVERAGE([.$G$29];[.$G$33];[.$G$61];[.$G$65];[.$G$93];[.$G$97]))+ 0.0023022" office:value-type="float" office:value="0.1398447" calcext:value-type="float">
            <text:p>0.139844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252474" calcext:value-type="float">
            <text:p>252474</text:p>
          </table:table-cell>
          <table:table-cell table:formula="of:=0.000000148*[.D202] + 0.000151317" office:value-type="float" office:value="0.037517469" calcext:value-type="float">
            <text:p>0.037517469</text:p>
          </table:table-cell>
          <table:table-cell table:formula="of:=0.000000148*([.D202]-AVERAGE([.$D$29];[.$D$61];[.$D$33];[.$D$65];[.$D$93];[.$D$97])) + 0.000151317" office:value-type="float" office:value="0.0356010416666667" calcext:value-type="float">
            <text:p>0.035601041666667</text:p>
          </table:table-cell>
          <table:table-cell table:style-name="ce80" office:value-type="float" office:value="2343" calcext:value-type="float">
            <text:p>2343</text:p>
          </table:table-cell>
          <table:table-cell table:formula="of:=0.0000015*[.G202]+ 0.0023022" office:value-type="float" office:value="0.0058167" calcext:value-type="float">
            <text:p>0.0058167</text:p>
          </table:table-cell>
          <table:table-cell table:formula="of:=0.0000015*([.G202]-AVERAGE([.$G$29];[.$G$33];[.$G$61];[.$G$65];[.$G$93];[.$G$97]))+ 0.0023022" office:value-type="float" office:value="0.0019557" calcext:value-type="float">
            <text:p>0.001955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258394" calcext:value-type="float">
            <text:p>258394</text:p>
          </table:table-cell>
          <table:table-cell table:formula="of:=0.000000148*[.D203] + 0.000151317" office:value-type="float" office:value="0.038393629" calcext:value-type="float">
            <text:p>0.038393629</text:p>
          </table:table-cell>
          <table:table-cell table:formula="of:=0.000000148*([.D203]-AVERAGE([.$D$29];[.$D$61];[.$D$33];[.$D$65];[.$D$93];[.$D$97])) + 0.000151317" office:value-type="float" office:value="0.0364772016666667" calcext:value-type="float">
            <text:p>0.036477201666667</text:p>
          </table:table-cell>
          <table:table-cell table:style-name="ce80" office:value-type="float" office:value="10492" calcext:value-type="float">
            <text:p>10492</text:p>
          </table:table-cell>
          <table:table-cell table:formula="of:=0.0000015*[.G203]+ 0.0023022" office:value-type="float" office:value="0.0180402" calcext:value-type="float">
            <text:p>0.0180402</text:p>
          </table:table-cell>
          <table:table-cell table:formula="of:=0.0000015*([.G203]-AVERAGE([.$G$29];[.$G$33];[.$G$61];[.$G$65];[.$G$93];[.$G$97]))+ 0.0023022" office:value-type="float" office:value="0.0141792" calcext:value-type="float">
            <text:p>0.014179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33162" calcext:value-type="float">
            <text:p>33162</text:p>
          </table:table-cell>
          <table:table-cell table:formula="of:=0.000000148*[.D204] + 0.000151317" office:value-type="float" office:value="0.005059293" calcext:value-type="float">
            <text:p>0.005059293</text:p>
          </table:table-cell>
          <table:table-cell table:formula="of:=0.000000148*([.D204]-AVERAGE([.$D$29];[.$D$61];[.$D$33];[.$D$65];[.$D$93];[.$D$97])) + 0.000151317" office:value-type="float" office:value="0.00314286566666667" calcext:value-type="float">
            <text:p>0.003142865666667</text:p>
          </table:table-cell>
          <table:table-cell table:style-name="ce80" office:value-type="float" office:value="484686" calcext:value-type="float">
            <text:p>484686</text:p>
          </table:table-cell>
          <table:table-cell table:formula="of:=0.0000015*[.G204]+ 0.0023022" office:value-type="float" office:value="0.7293312" calcext:value-type="float">
            <text:p>0.7293312</text:p>
          </table:table-cell>
          <table:table-cell table:formula="of:=0.0000015*([.G204]-AVERAGE([.$G$29];[.$G$33];[.$G$61];[.$G$65];[.$G$93];[.$G$97]))+ 0.0023022" office:value-type="float" office:value="0.7254702" calcext:value-type="float">
            <text:p>0.725470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17452" calcext:value-type="float">
            <text:p>17452</text:p>
          </table:table-cell>
          <table:table-cell table:formula="of:=0.000000148*[.D205] + 0.000151317" office:value-type="float" office:value="0.002734213" calcext:value-type="float">
            <text:p>0.002734213</text:p>
          </table:table-cell>
          <table:table-cell table:formula="of:=0.000000148*([.D205]-AVERAGE([.$D$29];[.$D$61];[.$D$33];[.$D$65];[.$D$93];[.$D$97])) + 0.000151317" office:value-type="float" office:value="0.000817785666666667" calcext:value-type="float">
            <text:p>0.000817785666667</text:p>
          </table:table-cell>
          <table:table-cell table:style-name="ce80" office:value-type="float" office:value="214660" calcext:value-type="float">
            <text:p>214660</text:p>
          </table:table-cell>
          <table:table-cell table:formula="of:=0.0000015*[.G205]+ 0.0023022" office:value-type="float" office:value="0.3242922" calcext:value-type="float">
            <text:p>0.3242922</text:p>
          </table:table-cell>
          <table:table-cell table:formula="of:=0.0000015*([.G205]-AVERAGE([.$G$29];[.$G$33];[.$G$61];[.$G$65];[.$G$93];[.$G$97]))+ 0.0023022" office:value-type="float" office:value="0.3204312" calcext:value-type="float">
            <text:p>0.320431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326986" calcext:value-type="float">
            <text:p>326986</text:p>
          </table:table-cell>
          <table:table-cell table:formula="of:=0.000000148*[.D206] + 0.000151317" office:value-type="float" office:value="0.048545245" calcext:value-type="float">
            <text:p>0.048545245</text:p>
          </table:table-cell>
          <table:table-cell table:formula="of:=0.000000148*([.D206]-AVERAGE([.$D$29];[.$D$61];[.$D$33];[.$D$65];[.$D$93];[.$D$97])) + 0.000151317" office:value-type="float" office:value="0.0466288176666667" calcext:value-type="float">
            <text:p>0.046628817666667</text:p>
          </table:table-cell>
          <table:table-cell table:style-name="ce80" office:value-type="float" office:value="20202" calcext:value-type="float">
            <text:p>20202</text:p>
          </table:table-cell>
          <table:table-cell table:formula="of:=0.0000015*[.G206]+ 0.0023022" office:value-type="float" office:value="0.0326052" calcext:value-type="float">
            <text:p>0.0326052</text:p>
          </table:table-cell>
          <table:table-cell table:formula="of:=0.0000015*([.G206]-AVERAGE([.$G$29];[.$G$33];[.$G$61];[.$G$65];[.$G$93];[.$G$97]))+ 0.0023022" office:value-type="float" office:value="0.0287442" calcext:value-type="float">
            <text:p>0.028744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259570" calcext:value-type="float">
            <text:p>259570</text:p>
          </table:table-cell>
          <table:table-cell table:formula="of:=0.000000148*[.D207] + 0.000151317" office:value-type="float" office:value="0.038567677" calcext:value-type="float">
            <text:p>0.038567677</text:p>
          </table:table-cell>
          <table:table-cell table:formula="of:=0.000000148*([.D207]-AVERAGE([.$D$29];[.$D$61];[.$D$33];[.$D$65];[.$D$93];[.$D$97])) + 0.000151317" office:value-type="float" office:value="0.0366512496666667" calcext:value-type="float">
            <text:p>0.036651249666667</text:p>
          </table:table-cell>
          <table:table-cell table:style-name="ce80" office:value-type="float" office:value="118133" calcext:value-type="float">
            <text:p>118133</text:p>
          </table:table-cell>
          <table:table-cell table:formula="of:=0.0000015*[.G207]+ 0.0023022" office:value-type="float" office:value="0.1795017" calcext:value-type="float">
            <text:p>0.1795017</text:p>
          </table:table-cell>
          <table:table-cell table:formula="of:=0.0000015*([.G207]-AVERAGE([.$G$29];[.$G$33];[.$G$61];[.$G$65];[.$G$93];[.$G$97]))+ 0.0023022" office:value-type="float" office:value="0.1756407" calcext:value-type="float">
            <text:p>0.175640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19882" calcext:value-type="float">
            <text:p>19882</text:p>
          </table:table-cell>
          <table:table-cell table:formula="of:=0.000000148*[.D208] + 0.000151317" office:value-type="float" office:value="0.003093853" calcext:value-type="float">
            <text:p>0.003093853</text:p>
          </table:table-cell>
          <table:table-cell table:formula="of:=0.000000148*([.D208]-AVERAGE([.$D$29];[.$D$61];[.$D$33];[.$D$65];[.$D$93];[.$D$97])) + 0.000151317" office:value-type="float" office:value="0.00117742566666667" calcext:value-type="float">
            <text:p>0.001177425666667</text:p>
          </table:table-cell>
          <table:table-cell table:style-name="ce80" office:value-type="float" office:value="134892" calcext:value-type="float">
            <text:p>134892</text:p>
          </table:table-cell>
          <table:table-cell table:formula="of:=0.0000015*[.G208]+ 0.0023022" office:value-type="float" office:value="0.2046402" calcext:value-type="float">
            <text:p>0.2046402</text:p>
          </table:table-cell>
          <table:table-cell table:formula="of:=0.0000015*([.G208]-AVERAGE([.$G$29];[.$G$33];[.$G$61];[.$G$65];[.$G$93];[.$G$97]))+ 0.0023022" office:value-type="float" office:value="0.2007792" calcext:value-type="float">
            <text:p>0.200779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14071" calcext:value-type="float">
            <text:p>14071</text:p>
          </table:table-cell>
          <table:table-cell table:formula="of:=0.000000148*[.D209] + 0.000151317" office:value-type="float" office:value="0.002233825" calcext:value-type="float">
            <text:p>0.002233825</text:p>
          </table:table-cell>
          <table:table-cell table:formula="of:=0.000000148*([.D209]-AVERAGE([.$D$29];[.$D$61];[.$D$33];[.$D$65];[.$D$93];[.$D$97])) + 0.000151317" office:value-type="float" office:value="0.000317397666666667" calcext:value-type="float">
            <text:p>0.000317397666667</text:p>
          </table:table-cell>
          <table:table-cell table:style-name="ce80" office:value-type="float" office:value="107932" calcext:value-type="float">
            <text:p>107932</text:p>
          </table:table-cell>
          <table:table-cell table:formula="of:=0.0000015*[.G209]+ 0.0023022" office:value-type="float" office:value="0.1642002" calcext:value-type="float">
            <text:p>0.1642002</text:p>
          </table:table-cell>
          <table:table-cell table:formula="of:=0.0000015*([.G209]-AVERAGE([.$G$29];[.$G$33];[.$G$61];[.$G$65];[.$G$93];[.$G$97]))+ 0.0023022" office:value-type="float" office:value="0.1603392" calcext:value-type="float">
            <text:p>0.160339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326117" calcext:value-type="float">
            <text:p>326117</text:p>
          </table:table-cell>
          <table:table-cell table:formula="of:=0.000000148*[.D210] + 0.000151317" office:value-type="float" office:value="0.048416633" calcext:value-type="float">
            <text:p>0.048416633</text:p>
          </table:table-cell>
          <table:table-cell table:formula="of:=0.000000148*([.D210]-AVERAGE([.$D$29];[.$D$61];[.$D$33];[.$D$65];[.$D$93];[.$D$97])) + 0.000151317" office:value-type="float" office:value="0.0465002056666667" calcext:value-type="float">
            <text:p>0.046500205666667</text:p>
          </table:table-cell>
          <table:table-cell table:style-name="ce81" office:value-type="float" office:value="2611" calcext:value-type="float">
            <text:p>2611</text:p>
          </table:table-cell>
          <table:table-cell table:formula="of:=0.0000015*[.G210]+ 0.0023022" office:value-type="float" office:value="0.0062187" calcext:value-type="float">
            <text:p>0.0062187</text:p>
          </table:table-cell>
          <table:table-cell table:formula="of:=0.0000015*([.G210]-AVERAGE([.$G$29];[.$G$33];[.$G$61];[.$G$65];[.$G$93];[.$G$97]))+ 0.0023022" office:value-type="float" office:value="0.0023577" calcext:value-type="float">
            <text:p>0.002357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334264" calcext:value-type="float">
            <text:p>334264</text:p>
          </table:table-cell>
          <table:table-cell table:formula="of:=0.000000148*[.D211] + 0.000151317" office:value-type="float" office:value="0.049622389" calcext:value-type="float">
            <text:p>0.049622389</text:p>
          </table:table-cell>
          <table:table-cell table:formula="of:=0.000000148*([.D211]-AVERAGE([.$D$29];[.$D$61];[.$D$33];[.$D$65];[.$D$93];[.$D$97])) + 0.000151317" office:value-type="float" office:value="0.0477059616666667" calcext:value-type="float">
            <text:p>0.047705961666667</text:p>
          </table:table-cell>
          <table:table-cell table:style-name="ce81" office:value-type="float" office:value="11540" calcext:value-type="float">
            <text:p>11540</text:p>
          </table:table-cell>
          <table:table-cell table:formula="of:=0.0000015*[.G211]+ 0.0023022" office:value-type="float" office:value="0.0196122" calcext:value-type="float">
            <text:p>0.0196122</text:p>
          </table:table-cell>
          <table:table-cell table:formula="of:=0.0000015*([.G211]-AVERAGE([.$G$29];[.$G$33];[.$G$61];[.$G$65];[.$G$93];[.$G$97]))+ 0.0023022" office:value-type="float" office:value="0.0157512" calcext:value-type="float">
            <text:p>0.015751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369311" calcext:value-type="float">
            <text:p>369311</text:p>
          </table:table-cell>
          <table:table-cell table:formula="of:=0.000000148*[.D212] + 0.000151317" office:value-type="float" office:value="0.054809345" calcext:value-type="float">
            <text:p>0.054809345</text:p>
          </table:table-cell>
          <table:table-cell table:formula="of:=0.000000148*([.D212]-AVERAGE([.$D$29];[.$D$61];[.$D$33];[.$D$65];[.$D$93];[.$D$97])) + 0.000151317" office:value-type="float" office:value="0.0528929176666667" calcext:value-type="float">
            <text:p>0.052892917666667</text:p>
          </table:table-cell>
          <table:table-cell table:style-name="ce81" office:value-type="float" office:value="31214" calcext:value-type="float">
            <text:p>31214</text:p>
          </table:table-cell>
          <table:table-cell table:formula="of:=0.0000015*[.G212]+ 0.0023022" office:value-type="float" office:value="0.0491232" calcext:value-type="float">
            <text:p>0.0491232</text:p>
          </table:table-cell>
          <table:table-cell table:formula="of:=0.0000015*([.G212]-AVERAGE([.$G$29];[.$G$33];[.$G$61];[.$G$65];[.$G$93];[.$G$97]))+ 0.0023022" office:value-type="float" office:value="0.0452622" calcext:value-type="float">
            <text:p>0.045262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21194" calcext:value-type="float">
            <text:p>21194</text:p>
          </table:table-cell>
          <table:table-cell table:formula="of:=0.000000148*[.D213] + 0.000151317" office:value-type="float" office:value="0.003288029" calcext:value-type="float">
            <text:p>0.003288029</text:p>
          </table:table-cell>
          <table:table-cell table:formula="of:=0.000000148*([.D213]-AVERAGE([.$D$29];[.$D$61];[.$D$33];[.$D$65];[.$D$93];[.$D$97])) + 0.000151317" office:value-type="float" office:value="0.00137160166666667" calcext:value-type="float">
            <text:p>0.001371601666667</text:p>
          </table:table-cell>
          <table:table-cell table:style-name="ce81" office:value-type="float" office:value="282399" calcext:value-type="float">
            <text:p>282399</text:p>
          </table:table-cell>
          <table:table-cell table:formula="of:=0.0000015*[.G213]+ 0.0023022" office:value-type="float" office:value="0.4259007" calcext:value-type="float">
            <text:p>0.4259007</text:p>
          </table:table-cell>
          <table:table-cell table:formula="of:=0.0000015*([.G213]-AVERAGE([.$G$29];[.$G$33];[.$G$61];[.$G$65];[.$G$93];[.$G$97]))+ 0.0023022" office:value-type="float" office:value="0.4220397" calcext:value-type="float">
            <text:p>0.422039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510695" calcext:value-type="float">
            <text:p>510695</text:p>
          </table:table-cell>
          <table:table-cell table:formula="of:=0.000000148*[.D214] + 0.000151317" office:value-type="float" office:value="0.075734177" calcext:value-type="float">
            <text:p>0.075734177</text:p>
          </table:table-cell>
          <table:table-cell table:formula="of:=0.000000148*([.D214]-AVERAGE([.$D$29];[.$D$61];[.$D$33];[.$D$65];[.$D$93];[.$D$97])) + 0.000151317" office:value-type="float" office:value="0.0738177496666667" calcext:value-type="float">
            <text:p>0.073817749666667</text:p>
          </table:table-cell>
          <table:table-cell table:style-name="ce81" office:value-type="float" office:value="3411" calcext:value-type="float">
            <text:p>3411</text:p>
          </table:table-cell>
          <table:table-cell table:formula="of:=0.0000015*[.G214]+ 0.0023022" office:value-type="float" office:value="0.0074187" calcext:value-type="float">
            <text:p>0.0074187</text:p>
          </table:table-cell>
          <table:table-cell table:formula="of:=0.0000015*([.G214]-AVERAGE([.$G$29];[.$G$33];[.$G$61];[.$G$65];[.$G$93];[.$G$97]))+ 0.0023022" office:value-type="float" office:value="0.0035577" calcext:value-type="float">
            <text:p>0.003557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571569" calcext:value-type="float">
            <text:p>571569</text:p>
          </table:table-cell>
          <table:table-cell table:formula="of:=0.000000148*[.D215] + 0.000151317" office:value-type="float" office:value="0.084743529" calcext:value-type="float">
            <text:p>0.084743529</text:p>
          </table:table-cell>
          <table:table-cell table:formula="of:=0.000000148*([.D215]-AVERAGE([.$D$29];[.$D$61];[.$D$33];[.$D$65];[.$D$93];[.$D$97])) + 0.000151317" office:value-type="float" office:value="0.0828271016666667" calcext:value-type="float">
            <text:p>0.082827101666667</text:p>
          </table:table-cell>
          <table:table-cell table:style-name="ce81" office:value-type="float" office:value="6562" calcext:value-type="float">
            <text:p>6562</text:p>
          </table:table-cell>
          <table:table-cell table:formula="of:=0.0000015*[.G215]+ 0.0023022" office:value-type="float" office:value="0.0121452" calcext:value-type="float">
            <text:p>0.0121452</text:p>
          </table:table-cell>
          <table:table-cell table:formula="of:=0.0000015*([.G215]-AVERAGE([.$G$29];[.$G$33];[.$G$61];[.$G$65];[.$G$93];[.$G$97]))+ 0.0023022" office:value-type="float" office:value="0.0082842" calcext:value-type="float">
            <text:p>0.008284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385958" calcext:value-type="float">
            <text:p>385958</text:p>
          </table:table-cell>
          <table:table-cell table:formula="of:=0.000000148*[.D216] + 0.000151317" office:value-type="float" office:value="0.057273101" calcext:value-type="float">
            <text:p>0.057273101</text:p>
          </table:table-cell>
          <table:table-cell table:formula="of:=0.000000148*([.D216]-AVERAGE([.$D$29];[.$D$61];[.$D$33];[.$D$65];[.$D$93];[.$D$97])) + 0.000151317" office:value-type="float" office:value="0.0553566736666667" calcext:value-type="float">
            <text:p>0.055356673666667</text:p>
          </table:table-cell>
          <table:table-cell table:style-name="ce81" office:value-type="float" office:value="207111" calcext:value-type="float">
            <text:p>207111</text:p>
          </table:table-cell>
          <table:table-cell table:formula="of:=0.0000015*[.G216]+ 0.0023022" office:value-type="float" office:value="0.3129687" calcext:value-type="float">
            <text:p>0.3129687</text:p>
          </table:table-cell>
          <table:table-cell table:formula="of:=0.0000015*([.G216]-AVERAGE([.$G$29];[.$G$33];[.$G$61];[.$G$65];[.$G$93];[.$G$97]))+ 0.0023022" office:value-type="float" office:value="0.3091077" calcext:value-type="float">
            <text:p>0.309107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20714" calcext:value-type="float">
            <text:p>20714</text:p>
          </table:table-cell>
          <table:table-cell table:formula="of:=0.000000148*[.D217] + 0.000151317" office:value-type="float" office:value="0.003216989" calcext:value-type="float">
            <text:p>0.003216989</text:p>
          </table:table-cell>
          <table:table-cell table:formula="of:=0.000000148*([.D217]-AVERAGE([.$D$29];[.$D$61];[.$D$33];[.$D$65];[.$D$93];[.$D$97])) + 0.000151317" office:value-type="float" office:value="0.00130056166666667" calcext:value-type="float">
            <text:p>0.001300561666667</text:p>
          </table:table-cell>
          <table:table-cell table:style-name="ce81" office:value-type="float" office:value="277315" calcext:value-type="float">
            <text:p>277315</text:p>
          </table:table-cell>
          <table:table-cell table:formula="of:=0.0000015*[.G217]+ 0.0023022" office:value-type="float" office:value="0.4182747" calcext:value-type="float">
            <text:p>0.4182747</text:p>
          </table:table-cell>
          <table:table-cell table:formula="of:=0.0000015*([.G217]-AVERAGE([.$G$29];[.$G$33];[.$G$61];[.$G$65];[.$G$93];[.$G$97]))+ 0.0023022" office:value-type="float" office:value="0.4144137" calcext:value-type="float">
            <text:p>0.414413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222810" calcext:value-type="float">
            <text:p>222810</text:p>
          </table:table-cell>
          <table:table-cell table:formula="of:=0.000000148*[.D218] + 0.000151317" office:value-type="float" office:value="0.033127197" calcext:value-type="float">
            <text:p>0.033127197</text:p>
          </table:table-cell>
          <table:table-cell table:formula="of:=0.000000148*([.D218]-AVERAGE([.$D$29];[.$D$61];[.$D$33];[.$D$65];[.$D$93];[.$D$97])) + 0.000151317" office:value-type="float" office:value="0.0312107696666667" calcext:value-type="float">
            <text:p>0.031210769666667</text:p>
          </table:table-cell>
          <table:table-cell table:style-name="ce82" office:value-type="float" office:value="2615" calcext:value-type="float">
            <text:p>2615</text:p>
          </table:table-cell>
          <table:table-cell table:formula="of:=0.0000015*[.G218]+ 0.0023022" office:value-type="float" office:value="0.0062247" calcext:value-type="float">
            <text:p>0.0062247</text:p>
          </table:table-cell>
          <table:table-cell table:formula="of:=0.0000015*([.G218]-AVERAGE([.$G$29];[.$G$33];[.$G$61];[.$G$65];[.$G$93];[.$G$97]))+ 0.0023022" office:value-type="float" office:value="0.0023637" calcext:value-type="float">
            <text:p>0.002363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583155" calcext:value-type="float">
            <text:p>583155</text:p>
          </table:table-cell>
          <table:table-cell table:formula="of:=0.000000148*[.D219] + 0.000151317" office:value-type="float" office:value="0.086458257" calcext:value-type="float">
            <text:p>0.086458257</text:p>
          </table:table-cell>
          <table:table-cell table:formula="of:=0.000000148*([.D219]-AVERAGE([.$D$29];[.$D$61];[.$D$33];[.$D$65];[.$D$93];[.$D$97])) + 0.000151317" office:value-type="float" office:value="0.0845418296666667" calcext:value-type="float">
            <text:p>0.084541829666667</text:p>
          </table:table-cell>
          <table:table-cell table:style-name="ce82" office:value-type="float" office:value="3672" calcext:value-type="float">
            <text:p>3672</text:p>
          </table:table-cell>
          <table:table-cell table:formula="of:=0.0000015*[.G219]+ 0.0023022" office:value-type="float" office:value="0.0078102" calcext:value-type="float">
            <text:p>0.0078102</text:p>
          </table:table-cell>
          <table:table-cell table:formula="of:=0.0000015*([.G219]-AVERAGE([.$G$29];[.$G$33];[.$G$61];[.$G$65];[.$G$93];[.$G$97]))+ 0.0023022" office:value-type="float" office:value="0.0039492" calcext:value-type="float">
            <text:p>0.003949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461268" calcext:value-type="float">
            <text:p>461268</text:p>
          </table:table-cell>
          <table:table-cell table:formula="of:=0.000000148*[.D220] + 0.000151317" office:value-type="float" office:value="0.068418981" calcext:value-type="float">
            <text:p>0.068418981</text:p>
          </table:table-cell>
          <table:table-cell table:formula="of:=0.000000148*([.D220]-AVERAGE([.$D$29];[.$D$61];[.$D$33];[.$D$65];[.$D$93];[.$D$97])) + 0.000151317" office:value-type="float" office:value="0.0665025536666667" calcext:value-type="float">
            <text:p>0.066502553666667</text:p>
          </table:table-cell>
          <table:table-cell table:style-name="ce82" office:value-type="float" office:value="3148" calcext:value-type="float">
            <text:p>3148</text:p>
          </table:table-cell>
          <table:table-cell table:formula="of:=0.0000015*[.G220]+ 0.0023022" office:value-type="float" office:value="0.0070242" calcext:value-type="float">
            <text:p>0.0070242</text:p>
          </table:table-cell>
          <table:table-cell table:formula="of:=0.0000015*([.G220]-AVERAGE([.$G$29];[.$G$33];[.$G$61];[.$G$65];[.$G$93];[.$G$97]))+ 0.0023022" office:value-type="float" office:value="0.0031632" calcext:value-type="float">
            <text:p>0.003163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12884" calcext:value-type="float">
            <text:p>12884</text:p>
          </table:table-cell>
          <table:table-cell table:formula="of:=0.000000148*[.D221] + 0.000151317" office:value-type="float" office:value="0.002058149" calcext:value-type="float">
            <text:p>0.002058149</text:p>
          </table:table-cell>
          <table:table-cell table:formula="of:=0.000000148*([.D221]-AVERAGE([.$D$29];[.$D$61];[.$D$33];[.$D$65];[.$D$93];[.$D$97])) + 0.000151317" office:value-type="float" office:value="0.000141721666666667" calcext:value-type="float">
            <text:p>0.000141721666667</text:p>
          </table:table-cell>
          <table:table-cell table:style-name="ce82" office:value-type="float" office:value="2624" calcext:value-type="float">
            <text:p>2624</text:p>
          </table:table-cell>
          <table:table-cell table:formula="of:=0.0000015*[.G221]+ 0.0023022" office:value-type="float" office:value="0.0062382" calcext:value-type="float">
            <text:p>0.0062382</text:p>
          </table:table-cell>
          <table:table-cell table:formula="of:=0.0000015*([.G221]-AVERAGE([.$G$29];[.$G$33];[.$G$61];[.$G$65];[.$G$93];[.$G$97]))+ 0.0023022" office:value-type="float" office:value="0.0023772" calcext:value-type="float">
            <text:p>0.002377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264842" calcext:value-type="float">
            <text:p>264842</text:p>
          </table:table-cell>
          <table:table-cell table:formula="of:=0.000000148*[.D222] + 0.000151317" office:value-type="float" office:value="0.039347933" calcext:value-type="float">
            <text:p>0.039347933</text:p>
          </table:table-cell>
          <table:table-cell table:formula="of:=0.000000148*([.D222]-AVERAGE([.$D$29];[.$D$61];[.$D$33];[.$D$65];[.$D$93];[.$D$97])) + 0.000151317" office:value-type="float" office:value="0.0374315056666667" calcext:value-type="float">
            <text:p>0.037431505666667</text:p>
          </table:table-cell>
          <table:table-cell table:style-name="ce82" office:value-type="float" office:value="4199" calcext:value-type="float">
            <text:p>4199</text:p>
          </table:table-cell>
          <table:table-cell table:formula="of:=0.0000015*[.G222]+ 0.0023022" office:value-type="float" office:value="0.0086007" calcext:value-type="float">
            <text:p>0.0086007</text:p>
          </table:table-cell>
          <table:table-cell table:formula="of:=0.0000015*([.G222]-AVERAGE([.$G$29];[.$G$33];[.$G$61];[.$G$65];[.$G$93];[.$G$97]))+ 0.0023022" office:value-type="float" office:value="0.0047397" calcext:value-type="float">
            <text:p>0.004739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297244" calcext:value-type="float">
            <text:p>297244</text:p>
          </table:table-cell>
          <table:table-cell table:formula="of:=0.000000148*[.D223] + 0.000151317" office:value-type="float" office:value="0.044143429" calcext:value-type="float">
            <text:p>0.044143429</text:p>
          </table:table-cell>
          <table:table-cell table:formula="of:=0.000000148*([.D223]-AVERAGE([.$D$29];[.$D$61];[.$D$33];[.$D$65];[.$D$93];[.$D$97])) + 0.000151317" office:value-type="float" office:value="0.0422270016666667" calcext:value-type="float">
            <text:p>0.042227001666667</text:p>
          </table:table-cell>
          <table:table-cell table:style-name="ce82" office:value-type="float" office:value="5250" calcext:value-type="float">
            <text:p>5250</text:p>
          </table:table-cell>
          <table:table-cell table:formula="of:=0.0000015*[.G223]+ 0.0023022" office:value-type="float" office:value="0.0101772" calcext:value-type="float">
            <text:p>0.0101772</text:p>
          </table:table-cell>
          <table:table-cell table:formula="of:=0.0000015*([.G223]-AVERAGE([.$G$29];[.$G$33];[.$G$61];[.$G$65];[.$G$93];[.$G$97]))+ 0.0023022" office:value-type="float" office:value="0.0063162" calcext:value-type="float">
            <text:p>0.006316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393775" calcext:value-type="float">
            <text:p>393775</text:p>
          </table:table-cell>
          <table:table-cell table:formula="of:=0.000000148*[.D224] + 0.000151317" office:value-type="float" office:value="0.058430017" calcext:value-type="float">
            <text:p>0.058430017</text:p>
          </table:table-cell>
          <table:table-cell table:formula="of:=0.000000148*([.D224]-AVERAGE([.$D$29];[.$D$61];[.$D$33];[.$D$65];[.$D$93];[.$D$97])) + 0.000151317" office:value-type="float" office:value="0.0565135896666667" calcext:value-type="float">
            <text:p>0.056513589666667</text:p>
          </table:table-cell>
          <table:table-cell table:style-name="ce82" office:value-type="float" office:value="2625" calcext:value-type="float">
            <text:p>2625</text:p>
          </table:table-cell>
          <table:table-cell table:formula="of:=0.0000015*[.G224]+ 0.0023022" office:value-type="float" office:value="0.0062397" calcext:value-type="float">
            <text:p>0.0062397</text:p>
          </table:table-cell>
          <table:table-cell table:formula="of:=0.0000015*([.G224]-AVERAGE([.$G$29];[.$G$33];[.$G$61];[.$G$65];[.$G$93];[.$G$97]))+ 0.0023022" office:value-type="float" office:value="0.0023787" calcext:value-type="float">
            <text:p>0.002378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11298" calcext:value-type="float">
            <text:p>11298</text:p>
          </table:table-cell>
          <table:table-cell table:formula="of:=0.000000148*[.D225] + 0.000151317" office:value-type="float" office:value="0.001823421" calcext:value-type="float">
            <text:p>0.001823421</text:p>
          </table:table-cell>
          <table:table-cell table:formula="of:=0.000000148*([.D225]-AVERAGE([.$D$29];[.$D$61];[.$D$33];[.$D$65];[.$D$93];[.$D$97])) + 0.000151317" office:value-type="float" office:value="-0.0000930063333333334" calcext:value-type="float">
            <text:p>-9.30063333333334E-05</text:p>
          </table:table-cell>
          <table:table-cell table:style-name="ce82" office:value-type="float" office:value="2888" calcext:value-type="float">
            <text:p>2888</text:p>
          </table:table-cell>
          <table:table-cell table:formula="of:=0.0000015*[.G225]+ 0.0023022" office:value-type="float" office:value="0.0066342" calcext:value-type="float">
            <text:p>0.0066342</text:p>
          </table:table-cell>
          <table:table-cell table:formula="of:=0.0000015*([.G225]-AVERAGE([.$G$29];[.$G$33];[.$G$61];[.$G$65];[.$G$93];[.$G$97]))+ 0.0023022" office:value-type="float" office:value="0.0027732" calcext:value-type="float">
            <text:p>0.002773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245446" calcext:value-type="float">
            <text:p>245446</text:p>
          </table:table-cell>
          <table:table-cell table:formula="of:=0.000000148*[.D226] + 0.000151317" office:value-type="float" office:value="0.036477325" calcext:value-type="float">
            <text:p>0.036477325</text:p>
          </table:table-cell>
          <table:table-cell table:formula="of:=0.000000148*([.D226]-AVERAGE([.$D$29];[.$D$61];[.$D$33];[.$D$65];[.$D$93];[.$D$97])) + 0.000151317" office:value-type="float" office:value="0.0345608976666667" calcext:value-type="float">
            <text:p>0.034560897666667</text:p>
          </table:table-cell>
          <table:table-cell table:style-name="ce83" office:value-type="float" office:value="109120" calcext:value-type="float">
            <text:p>109120</text:p>
          </table:table-cell>
          <table:table-cell table:formula="of:=0.0000015*[.G226]+ 0.0023022" office:value-type="float" office:value="0.1659822" calcext:value-type="float">
            <text:p>0.1659822</text:p>
          </table:table-cell>
          <table:table-cell table:formula="of:=0.0000015*([.G226]-AVERAGE([.$G$29];[.$G$33];[.$G$61];[.$G$65];[.$G$93];[.$G$97]))+ 0.0023022" office:value-type="float" office:value="0.1621212" calcext:value-type="float">
            <text:p>0.162121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31773" calcext:value-type="float">
            <text:p>31773</text:p>
          </table:table-cell>
          <table:table-cell table:formula="of:=0.000000148*[.D227] + 0.000151317" office:value-type="float" office:value="0.004853721" calcext:value-type="float">
            <text:p>0.004853721</text:p>
          </table:table-cell>
          <table:table-cell table:formula="of:=0.000000148*([.D227]-AVERAGE([.$D$29];[.$D$61];[.$D$33];[.$D$65];[.$D$93];[.$D$97])) + 0.000151317" office:value-type="float" office:value="0.00293729366666667" calcext:value-type="float">
            <text:p>0.002937293666667</text:p>
          </table:table-cell>
          <table:table-cell table:style-name="ce83" office:value-type="float" office:value="166275" calcext:value-type="float">
            <text:p>166275</text:p>
          </table:table-cell>
          <table:table-cell table:formula="of:=0.0000015*[.G227]+ 0.0023022" office:value-type="float" office:value="0.2517147" calcext:value-type="float">
            <text:p>0.2517147</text:p>
          </table:table-cell>
          <table:table-cell table:formula="of:=0.0000015*([.G227]-AVERAGE([.$G$29];[.$G$33];[.$G$61];[.$G$65];[.$G$93];[.$G$97]))+ 0.0023022" office:value-type="float" office:value="0.2478537" calcext:value-type="float">
            <text:p>0.247853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22361" calcext:value-type="float">
            <text:p>22361</text:p>
          </table:table-cell>
          <table:table-cell table:formula="of:=0.000000148*[.D228] + 0.000151317" office:value-type="float" office:value="0.003460745" calcext:value-type="float">
            <text:p>0.003460745</text:p>
          </table:table-cell>
          <table:table-cell table:formula="of:=0.000000148*([.D228]-AVERAGE([.$D$29];[.$D$61];[.$D$33];[.$D$65];[.$D$93];[.$D$97])) + 0.000151317" office:value-type="float" office:value="0.00154431766666667" calcext:value-type="float">
            <text:p>0.001544317666667</text:p>
          </table:table-cell>
          <table:table-cell table:style-name="ce83" office:value-type="float" office:value="256330" calcext:value-type="float">
            <text:p>256330</text:p>
          </table:table-cell>
          <table:table-cell table:formula="of:=0.0000015*[.G228]+ 0.0023022" office:value-type="float" office:value="0.3867972" calcext:value-type="float">
            <text:p>0.3867972</text:p>
          </table:table-cell>
          <table:table-cell table:formula="of:=0.0000015*([.G228]-AVERAGE([.$G$29];[.$G$33];[.$G$61];[.$G$65];[.$G$93];[.$G$97]))+ 0.0023022" office:value-type="float" office:value="0.3829362" calcext:value-type="float">
            <text:p>0.382936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26465" calcext:value-type="float">
            <text:p>26465</text:p>
          </table:table-cell>
          <table:table-cell table:formula="of:=0.000000148*[.D229] + 0.000151317" office:value-type="float" office:value="0.004068137" calcext:value-type="float">
            <text:p>0.004068137</text:p>
          </table:table-cell>
          <table:table-cell table:formula="of:=0.000000148*([.D229]-AVERAGE([.$D$29];[.$D$61];[.$D$33];[.$D$65];[.$D$93];[.$D$97])) + 0.000151317" office:value-type="float" office:value="0.00215170966666667" calcext:value-type="float">
            <text:p>0.002151709666667</text:p>
          </table:table-cell>
          <table:table-cell table:style-name="ce83" office:value-type="float" office:value="232731" calcext:value-type="float">
            <text:p>232731</text:p>
          </table:table-cell>
          <table:table-cell table:formula="of:=0.0000015*[.G229]+ 0.0023022" office:value-type="float" office:value="0.3513987" calcext:value-type="float">
            <text:p>0.3513987</text:p>
          </table:table-cell>
          <table:table-cell table:formula="of:=0.0000015*([.G229]-AVERAGE([.$G$29];[.$G$33];[.$G$61];[.$G$65];[.$G$93];[.$G$97]))+ 0.0023022" office:value-type="float" office:value="0.3475377" calcext:value-type="float">
            <text:p>0.347537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434558" calcext:value-type="float">
            <text:p>434558</text:p>
          </table:table-cell>
          <table:table-cell table:formula="of:=0.000000148*[.D230] + 0.000151317" office:value-type="float" office:value="0.064465901" calcext:value-type="float">
            <text:p>0.064465901</text:p>
          </table:table-cell>
          <table:table-cell table:formula="of:=0.000000148*([.D230]-AVERAGE([.$D$29];[.$D$61];[.$D$33];[.$D$65];[.$D$93];[.$D$97])) + 0.000151317" office:value-type="float" office:value="0.0625494736666667" calcext:value-type="float">
            <text:p>0.062549473666667</text:p>
          </table:table-cell>
          <table:table-cell table:style-name="ce83" office:value-type="float" office:value="228333" calcext:value-type="float">
            <text:p>228333</text:p>
          </table:table-cell>
          <table:table-cell table:formula="of:=0.0000015*[.G230]+ 0.0023022" office:value-type="float" office:value="0.3448017" calcext:value-type="float">
            <text:p>0.3448017</text:p>
          </table:table-cell>
          <table:table-cell table:formula="of:=0.0000015*([.G230]-AVERAGE([.$G$29];[.$G$33];[.$G$61];[.$G$65];[.$G$93];[.$G$97]))+ 0.0023022" office:value-type="float" office:value="0.3409407" calcext:value-type="float">
            <text:p>0.340940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27162" calcext:value-type="float">
            <text:p>27162</text:p>
          </table:table-cell>
          <table:table-cell table:formula="of:=0.000000148*[.D231] + 0.000151317" office:value-type="float" office:value="0.004171293" calcext:value-type="float">
            <text:p>0.004171293</text:p>
          </table:table-cell>
          <table:table-cell table:formula="of:=0.000000148*([.D231]-AVERAGE([.$D$29];[.$D$61];[.$D$33];[.$D$65];[.$D$93];[.$D$97])) + 0.000151317" office:value-type="float" office:value="0.00225486566666667" calcext:value-type="float">
            <text:p>0.002254865666667</text:p>
          </table:table-cell>
          <table:table-cell table:style-name="ce83" office:value-type="float" office:value="244887" calcext:value-type="float">
            <text:p>244887</text:p>
          </table:table-cell>
          <table:table-cell table:formula="of:=0.0000015*[.G231]+ 0.0023022" office:value-type="float" office:value="0.3696327" calcext:value-type="float">
            <text:p>0.3696327</text:p>
          </table:table-cell>
          <table:table-cell table:formula="of:=0.0000015*([.G231]-AVERAGE([.$G$29];[.$G$33];[.$G$61];[.$G$65];[.$G$93];[.$G$97]))+ 0.0023022" office:value-type="float" office:value="0.3657717" calcext:value-type="float">
            <text:p>0.365771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21268" calcext:value-type="float">
            <text:p>21268</text:p>
          </table:table-cell>
          <table:table-cell table:formula="of:=0.000000148*[.D232] + 0.000151317" office:value-type="float" office:value="0.003298981" calcext:value-type="float">
            <text:p>0.003298981</text:p>
          </table:table-cell>
          <table:table-cell table:formula="of:=0.000000148*([.D232]-AVERAGE([.$D$29];[.$D$61];[.$D$33];[.$D$65];[.$D$93];[.$D$97])) + 0.000151317" office:value-type="float" office:value="0.00138255366666667" calcext:value-type="float">
            <text:p>0.001382553666667</text:p>
          </table:table-cell>
          <table:table-cell table:style-name="ce83" office:value-type="float" office:value="208472" calcext:value-type="float">
            <text:p>208472</text:p>
          </table:table-cell>
          <table:table-cell table:formula="of:=0.0000015*[.G232]+ 0.0023022" office:value-type="float" office:value="0.3150102" calcext:value-type="float">
            <text:p>0.3150102</text:p>
          </table:table-cell>
          <table:table-cell table:formula="of:=0.0000015*([.G232]-AVERAGE([.$G$29];[.$G$33];[.$G$61];[.$G$65];[.$G$93];[.$G$97]))+ 0.0023022" office:value-type="float" office:value="0.3111492" calcext:value-type="float">
            <text:p>0.311149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16564" calcext:value-type="float">
            <text:p>16564</text:p>
          </table:table-cell>
          <table:table-cell table:formula="of:=0.000000148*[.D233] + 0.000151317" office:value-type="float" office:value="0.002602789" calcext:value-type="float">
            <text:p>0.002602789</text:p>
          </table:table-cell>
          <table:table-cell table:formula="of:=0.000000148*([.D233]-AVERAGE([.$D$29];[.$D$61];[.$D$33];[.$D$65];[.$D$93];[.$D$97])) + 0.000151317" office:value-type="float" office:value="0.000686361666666667" calcext:value-type="float">
            <text:p>0.000686361666667</text:p>
          </table:table-cell>
          <table:table-cell table:style-name="ce83" office:value-type="float" office:value="194288" calcext:value-type="float">
            <text:p>194288</text:p>
          </table:table-cell>
          <table:table-cell table:formula="of:=0.0000015*[.G233]+ 0.0023022" office:value-type="float" office:value="0.2937342" calcext:value-type="float">
            <text:p>0.2937342</text:p>
          </table:table-cell>
          <table:table-cell table:formula="of:=0.0000015*([.G233]-AVERAGE([.$G$29];[.$G$33];[.$G$61];[.$G$65];[.$G$93];[.$G$97]))+ 0.0023022" office:value-type="float" office:value="0.2898732" calcext:value-type="float">
            <text:p>0.289873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242324" calcext:value-type="float">
            <text:p>242324</text:p>
          </table:table-cell>
          <table:table-cell table:formula="of:=0.000000148*[.D234] + 0.000151317" office:value-type="float" office:value="0.036015269" calcext:value-type="float">
            <text:p>0.036015269</text:p>
          </table:table-cell>
          <table:table-cell table:formula="of:=0.000000148*([.D234]-AVERAGE([.$D$29];[.$D$61];[.$D$33];[.$D$65];[.$D$93];[.$D$97])) + 0.000151317" office:value-type="float" office:value="0.0340988416666667" calcext:value-type="float">
            <text:p>0.034098841666667</text:p>
          </table:table-cell>
          <table:table-cell table:style-name="ce84" office:value-type="float" office:value="4189" calcext:value-type="float">
            <text:p>4189</text:p>
          </table:table-cell>
          <table:table-cell table:formula="of:=0.0000015*[.G234]+ 0.0023022" office:value-type="float" office:value="0.0085857" calcext:value-type="float">
            <text:p>0.0085857</text:p>
          </table:table-cell>
          <table:table-cell table:formula="of:=0.0000015*([.G234]-AVERAGE([.$G$29];[.$G$33];[.$G$61];[.$G$65];[.$G$93];[.$G$97]))+ 0.0023022" office:value-type="float" office:value="0.0047247" calcext:value-type="float">
            <text:p>0.004724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243426" calcext:value-type="float">
            <text:p>243426</text:p>
          </table:table-cell>
          <table:table-cell table:formula="of:=0.000000148*[.D235] + 0.000151317" office:value-type="float" office:value="0.036178365" calcext:value-type="float">
            <text:p>0.036178365</text:p>
          </table:table-cell>
          <table:table-cell table:formula="of:=0.000000148*([.D235]-AVERAGE([.$D$29];[.$D$61];[.$D$33];[.$D$65];[.$D$93];[.$D$97])) + 0.000151317" office:value-type="float" office:value="0.0342619376666667" calcext:value-type="float">
            <text:p>0.034261937666667</text:p>
          </table:table-cell>
          <table:table-cell table:style-name="ce84" office:value-type="float" office:value="11276" calcext:value-type="float">
            <text:p>11276</text:p>
          </table:table-cell>
          <table:table-cell table:formula="of:=0.0000015*[.G235]+ 0.0023022" office:value-type="float" office:value="0.0192162" calcext:value-type="float">
            <text:p>0.0192162</text:p>
          </table:table-cell>
          <table:table-cell table:formula="of:=0.0000015*([.G235]-AVERAGE([.$G$29];[.$G$33];[.$G$61];[.$G$65];[.$G$93];[.$G$97]))+ 0.0023022" office:value-type="float" office:value="0.0153552" calcext:value-type="float">
            <text:p>0.015355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21394" calcext:value-type="float">
            <text:p>21394</text:p>
          </table:table-cell>
          <table:table-cell table:formula="of:=0.000000148*[.D236] + 0.000151317" office:value-type="float" office:value="0.003317629" calcext:value-type="float">
            <text:p>0.003317629</text:p>
          </table:table-cell>
          <table:table-cell table:formula="of:=0.000000148*([.D236]-AVERAGE([.$D$29];[.$D$61];[.$D$33];[.$D$65];[.$D$93];[.$D$97])) + 0.000151317" office:value-type="float" office:value="0.00140120166666667" calcext:value-type="float">
            <text:p>0.001401201666667</text:p>
          </table:table-cell>
          <table:table-cell table:style-name="ce84" office:value-type="float" office:value="113864" calcext:value-type="float">
            <text:p>113864</text:p>
          </table:table-cell>
          <table:table-cell table:formula="of:=0.0000015*[.G236]+ 0.0023022" office:value-type="float" office:value="0.1730982" calcext:value-type="float">
            <text:p>0.1730982</text:p>
          </table:table-cell>
          <table:table-cell table:formula="of:=0.0000015*([.G236]-AVERAGE([.$G$29];[.$G$33];[.$G$61];[.$G$65];[.$G$93];[.$G$97]))+ 0.0023022" office:value-type="float" office:value="0.1692372" calcext:value-type="float">
            <text:p>0.169237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21471" calcext:value-type="float">
            <text:p>21471</text:p>
          </table:table-cell>
          <table:table-cell table:formula="of:=0.000000148*[.D237] + 0.000151317" office:value-type="float" office:value="0.003329025" calcext:value-type="float">
            <text:p>0.003329025</text:p>
          </table:table-cell>
          <table:table-cell table:formula="of:=0.000000148*([.D237]-AVERAGE([.$D$29];[.$D$61];[.$D$33];[.$D$65];[.$D$93];[.$D$97])) + 0.000151317" office:value-type="float" office:value="0.00141259766666667" calcext:value-type="float">
            <text:p>0.001412597666667</text:p>
          </table:table-cell>
          <table:table-cell table:style-name="ce84" office:value-type="float" office:value="176331" calcext:value-type="float">
            <text:p>176331</text:p>
          </table:table-cell>
          <table:table-cell table:formula="of:=0.0000015*[.G237]+ 0.0023022" office:value-type="float" office:value="0.2667987" calcext:value-type="float">
            <text:p>0.2667987</text:p>
          </table:table-cell>
          <table:table-cell table:formula="of:=0.0000015*([.G237]-AVERAGE([.$G$29];[.$G$33];[.$G$61];[.$G$65];[.$G$93];[.$G$97]))+ 0.0023022" office:value-type="float" office:value="0.2629377" calcext:value-type="float">
            <text:p>0.262937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231215" calcext:value-type="float">
            <text:p>231215</text:p>
          </table:table-cell>
          <table:table-cell table:formula="of:=0.000000148*[.D238] + 0.000151317" office:value-type="float" office:value="0.034371137" calcext:value-type="float">
            <text:p>0.034371137</text:p>
          </table:table-cell>
          <table:table-cell table:formula="of:=0.000000148*([.D238]-AVERAGE([.$D$29];[.$D$61];[.$D$33];[.$D$65];[.$D$93];[.$D$97])) + 0.000151317" office:value-type="float" office:value="0.0324547096666667" calcext:value-type="float">
            <text:p>0.032454709666667</text:p>
          </table:table-cell>
          <table:table-cell table:style-name="ce84" office:value-type="float" office:value="93694" calcext:value-type="float">
            <text:p>93694</text:p>
          </table:table-cell>
          <table:table-cell table:formula="of:=0.0000015*[.G238]+ 0.0023022" office:value-type="float" office:value="0.1428432" calcext:value-type="float">
            <text:p>0.1428432</text:p>
          </table:table-cell>
          <table:table-cell table:formula="of:=0.0000015*([.G238]-AVERAGE([.$G$29];[.$G$33];[.$G$61];[.$G$65];[.$G$93];[.$G$97]))+ 0.0023022" office:value-type="float" office:value="0.1389822" calcext:value-type="float">
            <text:p>0.138982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167090" calcext:value-type="float">
            <text:p>167090</text:p>
          </table:table-cell>
          <table:table-cell table:formula="of:=0.000000148*[.D239] + 0.000151317" office:value-type="float" office:value="0.024880637" calcext:value-type="float">
            <text:p>0.024880637</text:p>
          </table:table-cell>
          <table:table-cell table:formula="of:=0.000000148*([.D239]-AVERAGE([.$D$29];[.$D$61];[.$D$33];[.$D$65];[.$D$93];[.$D$97])) + 0.000151317" office:value-type="float" office:value="0.0229642096666667" calcext:value-type="float">
            <text:p>0.022964209666667</text:p>
          </table:table-cell>
          <table:table-cell table:style-name="ce84" office:value-type="float" office:value="34384" calcext:value-type="float">
            <text:p>34384</text:p>
          </table:table-cell>
          <table:table-cell table:formula="of:=0.0000015*[.G239]+ 0.0023022" office:value-type="float" office:value="0.0538782" calcext:value-type="float">
            <text:p>0.0538782</text:p>
          </table:table-cell>
          <table:table-cell table:formula="of:=0.0000015*([.G239]-AVERAGE([.$G$29];[.$G$33];[.$G$61];[.$G$65];[.$G$93];[.$G$97]))+ 0.0023022" office:value-type="float" office:value="0.0500172" calcext:value-type="float">
            <text:p>0.050017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17949" calcext:value-type="float">
            <text:p>17949</text:p>
          </table:table-cell>
          <table:table-cell table:formula="of:=0.000000148*[.D240] + 0.000151317" office:value-type="float" office:value="0.002807769" calcext:value-type="float">
            <text:p>0.002807769</text:p>
          </table:table-cell>
          <table:table-cell table:formula="of:=0.000000148*([.D240]-AVERAGE([.$D$29];[.$D$61];[.$D$33];[.$D$65];[.$D$93];[.$D$97])) + 0.000151317" office:value-type="float" office:value="0.000891341666666667" calcext:value-type="float">
            <text:p>0.000891341666667</text:p>
          </table:table-cell>
          <table:table-cell table:style-name="ce84" office:value-type="float" office:value="84012" calcext:value-type="float">
            <text:p>84012</text:p>
          </table:table-cell>
          <table:table-cell table:formula="of:=0.0000015*[.G240]+ 0.0023022" office:value-type="float" office:value="0.1283202" calcext:value-type="float">
            <text:p>0.1283202</text:p>
          </table:table-cell>
          <table:table-cell table:formula="of:=0.0000015*([.G240]-AVERAGE([.$G$29];[.$G$33];[.$G$61];[.$G$65];[.$G$93];[.$G$97]))+ 0.0023022" office:value-type="float" office:value="0.1244592" calcext:value-type="float">
            <text:p>0.124459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19060" calcext:value-type="float">
            <text:p>19060</text:p>
          </table:table-cell>
          <table:table-cell table:formula="of:=0.000000148*[.D241] + 0.000151317" office:value-type="float" office:value="0.002972197" calcext:value-type="float">
            <text:p>0.002972197</text:p>
          </table:table-cell>
          <table:table-cell table:formula="of:=0.000000148*([.D241]-AVERAGE([.$D$29];[.$D$61];[.$D$33];[.$D$65];[.$D$93];[.$D$97])) + 0.000151317" office:value-type="float" office:value="0.00105576966666667" calcext:value-type="float">
            <text:p>0.001055769666667</text:p>
          </table:table-cell>
          <table:table-cell table:style-name="ce84" office:value-type="float" office:value="400735" calcext:value-type="float">
            <text:p>400735</text:p>
          </table:table-cell>
          <table:table-cell table:formula="of:=0.0000015*[.G241]+ 0.0023022" office:value-type="float" office:value="0.6034047" calcext:value-type="float">
            <text:p>0.6034047</text:p>
          </table:table-cell>
          <table:table-cell table:formula="of:=0.0000015*([.G241]-AVERAGE([.$G$29];[.$G$33];[.$G$61];[.$G$65];[.$G$93];[.$G$97]))+ 0.0023022" office:value-type="float" office:value="0.5995437" calcext:value-type="float">
            <text:p>0.599543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219046" calcext:value-type="float">
            <text:p>219046</text:p>
          </table:table-cell>
          <table:table-cell table:formula="of:=0.000000148*[.D242] + 0.000151317" office:value-type="float" office:value="0.032570125" calcext:value-type="float">
            <text:p>0.032570125</text:p>
          </table:table-cell>
          <table:table-cell table:formula="of:=0.000000148*([.D242]-AVERAGE([.$D$29];[.$D$61];[.$D$33];[.$D$65];[.$D$93];[.$D$97])) + 0.000151317" office:value-type="float" office:value="0.0306536976666667" calcext:value-type="float">
            <text:p>0.030653697666667</text:p>
          </table:table-cell>
          <table:table-cell table:style-name="ce85" office:value-type="float" office:value="3143" calcext:value-type="float">
            <text:p>3143</text:p>
          </table:table-cell>
          <table:table-cell table:formula="of:=0.0000015*[.G242]+ 0.0023022" office:value-type="float" office:value="0.0070167" calcext:value-type="float">
            <text:p>0.0070167</text:p>
          </table:table-cell>
          <table:table-cell table:formula="of:=0.0000015*([.G242]-AVERAGE([.$G$29];[.$G$33];[.$G$61];[.$G$65];[.$G$93];[.$G$97]))+ 0.0023022" office:value-type="float" office:value="0.0031557" calcext:value-type="float">
            <text:p>0.003155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266229" calcext:value-type="float">
            <text:p>266229</text:p>
          </table:table-cell>
          <table:table-cell table:formula="of:=0.000000148*[.D243] + 0.000151317" office:value-type="float" office:value="0.039553209" calcext:value-type="float">
            <text:p>0.039553209</text:p>
          </table:table-cell>
          <table:table-cell table:formula="of:=0.000000148*([.D243]-AVERAGE([.$D$29];[.$D$61];[.$D$33];[.$D$65];[.$D$93];[.$D$97])) + 0.000151317" office:value-type="float" office:value="0.0376367816666667" calcext:value-type="float">
            <text:p>0.037636781666667</text:p>
          </table:table-cell>
          <table:table-cell table:style-name="ce85" office:value-type="float" office:value="2360" calcext:value-type="float">
            <text:p>2360</text:p>
          </table:table-cell>
          <table:table-cell table:formula="of:=0.0000015*[.G243]+ 0.0023022" office:value-type="float" office:value="0.0058422" calcext:value-type="float">
            <text:p>0.0058422</text:p>
          </table:table-cell>
          <table:table-cell table:formula="of:=0.0000015*([.G243]-AVERAGE([.$G$29];[.$G$33];[.$G$61];[.$G$65];[.$G$93];[.$G$97]))+ 0.0023022" office:value-type="float" office:value="0.0019812" calcext:value-type="float">
            <text:p>0.001981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183440" calcext:value-type="float">
            <text:p>183440</text:p>
          </table:table-cell>
          <table:table-cell table:formula="of:=0.000000148*[.D244] + 0.000151317" office:value-type="float" office:value="0.027300437" calcext:value-type="float">
            <text:p>0.027300437</text:p>
          </table:table-cell>
          <table:table-cell table:formula="of:=0.000000148*([.D244]-AVERAGE([.$D$29];[.$D$61];[.$D$33];[.$D$65];[.$D$93];[.$D$97])) + 0.000151317" office:value-type="float" office:value="0.0253840096666667" calcext:value-type="float">
            <text:p>0.025384009666667</text:p>
          </table:table-cell>
          <table:table-cell table:style-name="ce85" office:value-type="float" office:value="29647" calcext:value-type="float">
            <text:p>29647</text:p>
          </table:table-cell>
          <table:table-cell table:formula="of:=0.0000015*[.G244]+ 0.0023022" office:value-type="float" office:value="0.0467727" calcext:value-type="float">
            <text:p>0.0467727</text:p>
          </table:table-cell>
          <table:table-cell table:formula="of:=0.0000015*([.G244]-AVERAGE([.$G$29];[.$G$33];[.$G$61];[.$G$65];[.$G$93];[.$G$97]))+ 0.0023022" office:value-type="float" office:value="0.0429117" calcext:value-type="float">
            <text:p>0.042911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21953" calcext:value-type="float">
            <text:p>21953</text:p>
          </table:table-cell>
          <table:table-cell table:formula="of:=0.000000148*[.D245] + 0.000151317" office:value-type="float" office:value="0.003400361" calcext:value-type="float">
            <text:p>0.003400361</text:p>
          </table:table-cell>
          <table:table-cell table:formula="of:=0.000000148*([.D245]-AVERAGE([.$D$29];[.$D$61];[.$D$33];[.$D$65];[.$D$93];[.$D$97])) + 0.000151317" office:value-type="float" office:value="0.00148393366666667" calcext:value-type="float">
            <text:p>0.001483933666667</text:p>
          </table:table-cell>
          <table:table-cell table:style-name="ce85" office:value-type="float" office:value="204668" calcext:value-type="float">
            <text:p>204668</text:p>
          </table:table-cell>
          <table:table-cell table:formula="of:=0.0000015*[.G245]+ 0.0023022" office:value-type="float" office:value="0.3093042" calcext:value-type="float">
            <text:p>0.3093042</text:p>
          </table:table-cell>
          <table:table-cell table:formula="of:=0.0000015*([.G245]-AVERAGE([.$G$29];[.$G$33];[.$G$61];[.$G$65];[.$G$93];[.$G$97]))+ 0.0023022" office:value-type="float" office:value="0.3054432" calcext:value-type="float">
            <text:p>0.305443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400252" calcext:value-type="float">
            <text:p>400252</text:p>
          </table:table-cell>
          <table:table-cell table:formula="of:=0.000000148*[.D246] + 0.000151317" office:value-type="float" office:value="0.059388613" calcext:value-type="float">
            <text:p>0.059388613</text:p>
          </table:table-cell>
          <table:table-cell table:formula="of:=0.000000148*([.D246]-AVERAGE([.$D$29];[.$D$61];[.$D$33];[.$D$65];[.$D$93];[.$D$97])) + 0.000151317" office:value-type="float" office:value="0.0574721856666667" calcext:value-type="float">
            <text:p>0.057472185666667</text:p>
          </table:table-cell>
          <table:table-cell table:style-name="ce85" office:value-type="float" office:value="3674" calcext:value-type="float">
            <text:p>3674</text:p>
          </table:table-cell>
          <table:table-cell table:formula="of:=0.0000015*[.G246]+ 0.0023022" office:value-type="float" office:value="0.0078132" calcext:value-type="float">
            <text:p>0.0078132</text:p>
          </table:table-cell>
          <table:table-cell table:formula="of:=0.0000015*([.G246]-AVERAGE([.$G$29];[.$G$33];[.$G$61];[.$G$65];[.$G$93];[.$G$97]))+ 0.0023022" office:value-type="float" office:value="0.0039522" calcext:value-type="float">
            <text:p>0.003952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452900" calcext:value-type="float">
            <text:p>452900</text:p>
          </table:table-cell>
          <table:table-cell table:formula="of:=0.000000148*[.D247] + 0.000151317" office:value-type="float" office:value="0.067180517" calcext:value-type="float">
            <text:p>0.067180517</text:p>
          </table:table-cell>
          <table:table-cell table:formula="of:=0.000000148*([.D247]-AVERAGE([.$D$29];[.$D$61];[.$D$33];[.$D$65];[.$D$93];[.$D$97])) + 0.000151317" office:value-type="float" office:value="0.0652640896666667" calcext:value-type="float">
            <text:p>0.065264089666667</text:p>
          </table:table-cell>
          <table:table-cell table:style-name="ce85" office:value-type="float" office:value="129404" calcext:value-type="float">
            <text:p>129404</text:p>
          </table:table-cell>
          <table:table-cell table:formula="of:=0.0000015*[.G247]+ 0.0023022" office:value-type="float" office:value="0.1964082" calcext:value-type="float">
            <text:p>0.1964082</text:p>
          </table:table-cell>
          <table:table-cell table:formula="of:=0.0000015*([.G247]-AVERAGE([.$G$29];[.$G$33];[.$G$61];[.$G$65];[.$G$93];[.$G$97]))+ 0.0023022" office:value-type="float" office:value="0.1925472" calcext:value-type="float">
            <text:p>0.192547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176230" calcext:value-type="float">
            <text:p>176230</text:p>
          </table:table-cell>
          <table:table-cell table:formula="of:=0.000000148*[.D248] + 0.000151317" office:value-type="float" office:value="0.026233357" calcext:value-type="float">
            <text:p>0.026233357</text:p>
          </table:table-cell>
          <table:table-cell table:formula="of:=0.000000148*([.D248]-AVERAGE([.$D$29];[.$D$61];[.$D$33];[.$D$65];[.$D$93];[.$D$97])) + 0.000151317" office:value-type="float" office:value="0.0243169296666667" calcext:value-type="float">
            <text:p>0.024316929666667</text:p>
          </table:table-cell>
          <table:table-cell table:style-name="ce85" office:value-type="float" office:value="33866" calcext:value-type="float">
            <text:p>33866</text:p>
          </table:table-cell>
          <table:table-cell table:formula="of:=0.0000015*[.G248]+ 0.0023022" office:value-type="float" office:value="0.0531012" calcext:value-type="float">
            <text:p>0.0531012</text:p>
          </table:table-cell>
          <table:table-cell table:formula="of:=0.0000015*([.G248]-AVERAGE([.$G$29];[.$G$33];[.$G$61];[.$G$65];[.$G$93];[.$G$97]))+ 0.0023022" office:value-type="float" office:value="0.0492402" calcext:value-type="float">
            <text:p>0.049240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21621" calcext:value-type="float">
            <text:p>21621</text:p>
          </table:table-cell>
          <table:table-cell table:formula="of:=0.000000148*[.D249] + 0.000151317" office:value-type="float" office:value="0.003351225" calcext:value-type="float">
            <text:p>0.003351225</text:p>
          </table:table-cell>
          <table:table-cell table:formula="of:=0.000000148*([.D249]-AVERAGE([.$D$29];[.$D$61];[.$D$33];[.$D$65];[.$D$93];[.$D$97])) + 0.000151317" office:value-type="float" office:value="0.00143479766666667" calcext:value-type="float">
            <text:p>0.001434797666667</text:p>
          </table:table-cell>
          <table:table-cell table:style-name="ce85" office:value-type="float" office:value="531805" calcext:value-type="float">
            <text:p>531805</text:p>
          </table:table-cell>
          <table:table-cell table:formula="of:=0.0000015*[.G249]+ 0.0023022" office:value-type="float" office:value="0.8000097" calcext:value-type="float">
            <text:p>0.8000097</text:p>
          </table:table-cell>
          <table:table-cell table:formula="of:=0.0000015*([.G249]-AVERAGE([.$G$29];[.$G$33];[.$G$61];[.$G$65];[.$G$93];[.$G$97]))+ 0.0023022" office:value-type="float" office:value="0.7961487" calcext:value-type="float">
            <text:p>0.796148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191975" calcext:value-type="float">
            <text:p>191975</text:p>
          </table:table-cell>
          <table:table-cell table:formula="of:=0.000000148*[.D250] + 0.000151317" office:value-type="float" office:value="0.028563617" calcext:value-type="float">
            <text:p>0.028563617</text:p>
          </table:table-cell>
          <table:table-cell table:formula="of:=0.000000148*([.D250]-AVERAGE([.$D$29];[.$D$61];[.$D$33];[.$D$65];[.$D$93];[.$D$97])) + 0.000151317" office:value-type="float" office:value="0.0266471896666667" calcext:value-type="float">
            <text:p>0.026647189666667</text:p>
          </table:table-cell>
          <table:table-cell table:style-name="ce86" office:value-type="float" office:value="3668" calcext:value-type="float">
            <text:p>3668</text:p>
          </table:table-cell>
          <table:table-cell table:formula="of:=0.0000015*[.G250]+ 0.0023022" office:value-type="float" office:value="0.0078042" calcext:value-type="float">
            <text:p>0.0078042</text:p>
          </table:table-cell>
          <table:table-cell table:formula="of:=0.0000015*([.G250]-AVERAGE([.$G$29];[.$G$33];[.$G$61];[.$G$65];[.$G$93];[.$G$97]))+ 0.0023022" office:value-type="float" office:value="0.0039432" calcext:value-type="float">
            <text:p>0.003943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183361" calcext:value-type="float">
            <text:p>183361</text:p>
          </table:table-cell>
          <table:table-cell table:formula="of:=0.000000148*[.D251] + 0.000151317" office:value-type="float" office:value="0.027288745" calcext:value-type="float">
            <text:p>0.027288745</text:p>
          </table:table-cell>
          <table:table-cell table:formula="of:=0.000000148*([.D251]-AVERAGE([.$D$29];[.$D$61];[.$D$33];[.$D$65];[.$D$93];[.$D$97])) + 0.000151317" office:value-type="float" office:value="0.0253723176666667" calcext:value-type="float">
            <text:p>0.025372317666667</text:p>
          </table:table-cell>
          <table:table-cell table:style-name="ce86" office:value-type="float" office:value="2622" calcext:value-type="float">
            <text:p>2622</text:p>
          </table:table-cell>
          <table:table-cell table:formula="of:=0.0000015*[.G251]+ 0.0023022" office:value-type="float" office:value="0.0062352" calcext:value-type="float">
            <text:p>0.0062352</text:p>
          </table:table-cell>
          <table:table-cell table:formula="of:=0.0000015*([.G251]-AVERAGE([.$G$29];[.$G$33];[.$G$61];[.$G$65];[.$G$93];[.$G$97]))+ 0.0023022" office:value-type="float" office:value="0.0023742" calcext:value-type="float">
            <text:p>0.002374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365835" calcext:value-type="float">
            <text:p>365835</text:p>
          </table:table-cell>
          <table:table-cell table:formula="of:=0.000000148*[.D252] + 0.000151317" office:value-type="float" office:value="0.054294897" calcext:value-type="float">
            <text:p>0.054294897</text:p>
          </table:table-cell>
          <table:table-cell table:formula="of:=0.000000148*([.D252]-AVERAGE([.$D$29];[.$D$61];[.$D$33];[.$D$65];[.$D$93];[.$D$97])) + 0.000151317" office:value-type="float" office:value="0.0523784696666667" calcext:value-type="float">
            <text:p>0.052378469666667</text:p>
          </table:table-cell>
          <table:table-cell table:style-name="ce86" office:value-type="float" office:value="4722" calcext:value-type="float">
            <text:p>4722</text:p>
          </table:table-cell>
          <table:table-cell table:formula="of:=0.0000015*[.G252]+ 0.0023022" office:value-type="float" office:value="0.0093852" calcext:value-type="float">
            <text:p>0.0093852</text:p>
          </table:table-cell>
          <table:table-cell table:formula="of:=0.0000015*([.G252]-AVERAGE([.$G$29];[.$G$33];[.$G$61];[.$G$65];[.$G$93];[.$G$97]))+ 0.0023022" office:value-type="float" office:value="0.0055242" calcext:value-type="float">
            <text:p>0.005524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13094" calcext:value-type="float">
            <text:p>13094</text:p>
          </table:table-cell>
          <table:table-cell table:formula="of:=0.000000148*[.D253] + 0.000151317" office:value-type="float" office:value="0.002089229" calcext:value-type="float">
            <text:p>0.002089229</text:p>
          </table:table-cell>
          <table:table-cell table:formula="of:=0.000000148*([.D253]-AVERAGE([.$D$29];[.$D$61];[.$D$33];[.$D$65];[.$D$93];[.$D$97])) + 0.000151317" office:value-type="float" office:value="0.000172801666666667" calcext:value-type="float">
            <text:p>0.000172801666667</text:p>
          </table:table-cell>
          <table:table-cell table:style-name="ce86" office:value-type="float" office:value="3149" calcext:value-type="float">
            <text:p>3149</text:p>
          </table:table-cell>
          <table:table-cell table:formula="of:=0.0000015*[.G253]+ 0.0023022" office:value-type="float" office:value="0.0070257" calcext:value-type="float">
            <text:p>0.0070257</text:p>
          </table:table-cell>
          <table:table-cell table:formula="of:=0.0000015*([.G253]-AVERAGE([.$G$29];[.$G$33];[.$G$61];[.$G$65];[.$G$93];[.$G$97]))+ 0.0023022" office:value-type="float" office:value="0.0031647" calcext:value-type="float">
            <text:p>0.003164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314025" calcext:value-type="float">
            <text:p>314025</text:p>
          </table:table-cell>
          <table:table-cell table:formula="of:=0.000000148*[.D254] + 0.000151317" office:value-type="float" office:value="0.046627017" calcext:value-type="float">
            <text:p>0.046627017</text:p>
          </table:table-cell>
          <table:table-cell table:formula="of:=0.000000148*([.D254]-AVERAGE([.$D$29];[.$D$61];[.$D$33];[.$D$65];[.$D$93];[.$D$97])) + 0.000151317" office:value-type="float" office:value="0.0447105896666667" calcext:value-type="float">
            <text:p>0.044710589666667</text:p>
          </table:table-cell>
          <table:table-cell table:style-name="ce86" office:value-type="float" office:value="3150" calcext:value-type="float">
            <text:p>3150</text:p>
          </table:table-cell>
          <table:table-cell table:formula="of:=0.0000015*[.G254]+ 0.0023022" office:value-type="float" office:value="0.0070272" calcext:value-type="float">
            <text:p>0.0070272</text:p>
          </table:table-cell>
          <table:table-cell table:formula="of:=0.0000015*([.G254]-AVERAGE([.$G$29];[.$G$33];[.$G$61];[.$G$65];[.$G$93];[.$G$97]))+ 0.0023022" office:value-type="float" office:value="0.0031662" calcext:value-type="float">
            <text:p>0.003166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511250" calcext:value-type="float">
            <text:p>511250</text:p>
          </table:table-cell>
          <table:table-cell table:formula="of:=0.000000148*[.D255] + 0.000151317" office:value-type="float" office:value="0.075816317" calcext:value-type="float">
            <text:p>0.075816317</text:p>
          </table:table-cell>
          <table:table-cell table:formula="of:=0.000000148*([.D255]-AVERAGE([.$D$29];[.$D$61];[.$D$33];[.$D$65];[.$D$93];[.$D$97])) + 0.000151317" office:value-type="float" office:value="0.0738998896666667" calcext:value-type="float">
            <text:p>0.073899889666667</text:p>
          </table:table-cell>
          <table:table-cell table:style-name="ce86" office:value-type="float" office:value="3150" calcext:value-type="float">
            <text:p>3150</text:p>
          </table:table-cell>
          <table:table-cell table:formula="of:=0.0000015*[.G255]+ 0.0023022" office:value-type="float" office:value="0.0070272" calcext:value-type="float">
            <text:p>0.0070272</text:p>
          </table:table-cell>
          <table:table-cell table:formula="of:=0.0000015*([.G255]-AVERAGE([.$G$29];[.$G$33];[.$G$61];[.$G$65];[.$G$93];[.$G$97]))+ 0.0023022" office:value-type="float" office:value="0.0031662" calcext:value-type="float">
            <text:p>0.003166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346726" calcext:value-type="float">
            <text:p>346726</text:p>
          </table:table-cell>
          <table:table-cell table:formula="of:=0.000000148*[.D256] + 0.000151317" office:value-type="float" office:value="0.051466765" calcext:value-type="float">
            <text:p>0.051466765</text:p>
          </table:table-cell>
          <table:table-cell table:formula="of:=0.000000148*([.D256]-AVERAGE([.$D$29];[.$D$61];[.$D$33];[.$D$65];[.$D$93];[.$D$97])) + 0.000151317" office:value-type="float" office:value="0.0495503376666667" calcext:value-type="float">
            <text:p>0.049550337666667</text:p>
          </table:table-cell>
          <table:table-cell table:style-name="ce86" office:value-type="float" office:value="3675" calcext:value-type="float">
            <text:p>3675</text:p>
          </table:table-cell>
          <table:table-cell table:formula="of:=0.0000015*[.G256]+ 0.0023022" office:value-type="float" office:value="0.0078147" calcext:value-type="float">
            <text:p>0.0078147</text:p>
          </table:table-cell>
          <table:table-cell table:formula="of:=0.0000015*([.G256]-AVERAGE([.$G$29];[.$G$33];[.$G$61];[.$G$65];[.$G$93];[.$G$97]))+ 0.0023022" office:value-type="float" office:value="0.0039537" calcext:value-type="float">
            <text:p>0.003953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9909" calcext:value-type="float">
            <text:p>9909</text:p>
          </table:table-cell>
          <table:table-cell table:formula="of:=0.000000148*[.D257] + 0.000151317" office:value-type="float" office:value="0.001617849" calcext:value-type="float">
            <text:p>0.001617849</text:p>
          </table:table-cell>
          <table:table-cell table:formula="of:=0.000000148*([.D257]-AVERAGE([.$D$29];[.$D$61];[.$D$33];[.$D$65];[.$D$93];[.$D$97])) + 0.000151317" office:value-type="float" office:value="-0.000298578333333333" calcext:value-type="float">
            <text:p>-0.000298578333333</text:p>
          </table:table-cell>
          <table:table-cell table:style-name="ce86" office:value-type="float" office:value="2363" calcext:value-type="float">
            <text:p>2363</text:p>
          </table:table-cell>
          <table:table-cell table:formula="of:=0.0000015*[.G257]+ 0.0023022" office:value-type="float" office:value="0.0058467" calcext:value-type="float">
            <text:p>0.0058467</text:p>
          </table:table-cell>
          <table:table-cell table:formula="of:=0.0000015*([.G257]-AVERAGE([.$G$29];[.$G$33];[.$G$61];[.$G$65];[.$G$93];[.$G$97]))+ 0.0023022" office:value-type="float" office:value="0.0019857" calcext:value-type="float">
            <text:p>0.001985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81967" calcext:value-type="float">
            <text:p>181967</text:p>
          </table:table-cell>
          <table:table-cell table:formula="of:=0.000000148*[.D258] + 0.000151317" office:value-type="float" office:value="0.027082433" calcext:value-type="float">
            <text:p>0.027082433</text:p>
          </table:table-cell>
          <table:table-cell table:formula="of:=0.000000148*([.D258]-AVERAGE([.$D$29];[.$D$61];[.$D$33];[.$D$65];[.$D$93];[.$D$97])) + 0.000151317" office:value-type="float" office:value="0.0251660056666667" calcext:value-type="float">
            <text:p>0.025166005666667</text:p>
          </table:table-cell>
          <table:table-cell table:style-name="ce87" office:value-type="float" office:value="57913" calcext:value-type="float">
            <text:p>57913</text:p>
          </table:table-cell>
          <table:table-cell table:formula="of:=0.0000015*[.G258]+ 0.0023022" office:value-type="float" office:value="0.0891717" calcext:value-type="float">
            <text:p>0.0891717</text:p>
          </table:table-cell>
          <table:table-cell table:formula="of:=0.0000015*([.G258]-AVERAGE([.$G$29];[.$G$33];[.$G$61];[.$G$65];[.$G$93];[.$G$97]))+ 0.0023022" office:value-type="float" office:value="0.0853107" calcext:value-type="float">
            <text:p>0.085310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17858" calcext:value-type="float">
            <text:p>17858</text:p>
          </table:table-cell>
          <table:table-cell table:formula="of:=0.000000148*[.D259] + 0.000151317" office:value-type="float" office:value="0.002794301" calcext:value-type="float">
            <text:p>0.002794301</text:p>
          </table:table-cell>
          <table:table-cell table:formula="of:=0.000000148*([.D259]-AVERAGE([.$D$29];[.$D$61];[.$D$33];[.$D$65];[.$D$93];[.$D$97])) + 0.000151317" office:value-type="float" office:value="0.000877873666666667" calcext:value-type="float">
            <text:p>0.000877873666667</text:p>
          </table:table-cell>
          <table:table-cell table:style-name="ce87" office:value-type="float" office:value="144476" calcext:value-type="float">
            <text:p>144476</text:p>
          </table:table-cell>
          <table:table-cell table:formula="of:=0.0000015*[.G259]+ 0.0023022" office:value-type="float" office:value="0.2190162" calcext:value-type="float">
            <text:p>0.2190162</text:p>
          </table:table-cell>
          <table:table-cell table:formula="of:=0.0000015*([.G259]-AVERAGE([.$G$29];[.$G$33];[.$G$61];[.$G$65];[.$G$93];[.$G$97]))+ 0.0023022" office:value-type="float" office:value="0.2151552" calcext:value-type="float">
            <text:p>0.215155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22710" calcext:value-type="float">
            <text:p>22710</text:p>
          </table:table-cell>
          <table:table-cell table:formula="of:=0.000000148*[.D260] + 0.000151317" office:value-type="float" office:value="0.003512397" calcext:value-type="float">
            <text:p>0.003512397</text:p>
          </table:table-cell>
          <table:table-cell table:formula="of:=0.000000148*([.D260]-AVERAGE([.$D$29];[.$D$61];[.$D$33];[.$D$65];[.$D$93];[.$D$97])) + 0.000151317" office:value-type="float" office:value="0.00159596966666667" calcext:value-type="float">
            <text:p>0.001595969666667</text:p>
          </table:table-cell>
          <table:table-cell table:style-name="ce87" office:value-type="float" office:value="284991" calcext:value-type="float">
            <text:p>284991</text:p>
          </table:table-cell>
          <table:table-cell table:formula="of:=0.0000015*[.G260]+ 0.0023022" office:value-type="float" office:value="0.4297887" calcext:value-type="float">
            <text:p>0.4297887</text:p>
          </table:table-cell>
          <table:table-cell table:formula="of:=0.0000015*([.G260]-AVERAGE([.$G$29];[.$G$33];[.$G$61];[.$G$65];[.$G$93];[.$G$97]))+ 0.0023022" office:value-type="float" office:value="0.4259277" calcext:value-type="float">
            <text:p>0.425927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20576" calcext:value-type="float">
            <text:p>20576</text:p>
          </table:table-cell>
          <table:table-cell table:formula="of:=0.000000148*[.D261] + 0.000151317" office:value-type="float" office:value="0.003196565" calcext:value-type="float">
            <text:p>0.003196565</text:p>
          </table:table-cell>
          <table:table-cell table:formula="of:=0.000000148*([.D261]-AVERAGE([.$D$29];[.$D$61];[.$D$33];[.$D$65];[.$D$93];[.$D$97])) + 0.000151317" office:value-type="float" office:value="0.00128013766666667" calcext:value-type="float">
            <text:p>0.001280137666667</text:p>
          </table:table-cell>
          <table:table-cell table:style-name="ce87" office:value-type="float" office:value="317214" calcext:value-type="float">
            <text:p>317214</text:p>
          </table:table-cell>
          <table:table-cell table:formula="of:=0.0000015*[.G261]+ 0.0023022" office:value-type="float" office:value="0.4781232" calcext:value-type="float">
            <text:p>0.4781232</text:p>
          </table:table-cell>
          <table:table-cell table:formula="of:=0.0000015*([.G261]-AVERAGE([.$G$29];[.$G$33];[.$G$61];[.$G$65];[.$G$93];[.$G$97]))+ 0.0023022" office:value-type="float" office:value="0.4742622" calcext:value-type="float">
            <text:p>0.474262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497697" calcext:value-type="float">
            <text:p>497697</text:p>
          </table:table-cell>
          <table:table-cell table:formula="of:=0.000000148*[.D262] + 0.000151317" office:value-type="float" office:value="0.073810473" calcext:value-type="float">
            <text:p>0.073810473</text:p>
          </table:table-cell>
          <table:table-cell table:formula="of:=0.000000148*([.D262]-AVERAGE([.$D$29];[.$D$61];[.$D$33];[.$D$65];[.$D$93];[.$D$97])) + 0.000151317" office:value-type="float" office:value="0.0718940456666667" calcext:value-type="float">
            <text:p>0.071894045666667</text:p>
          </table:table-cell>
          <table:table-cell table:style-name="ce87" office:value-type="float" office:value="213149" calcext:value-type="float">
            <text:p>213149</text:p>
          </table:table-cell>
          <table:table-cell table:formula="of:=0.0000015*[.G262]+ 0.0023022" office:value-type="float" office:value="0.3220257" calcext:value-type="float">
            <text:p>0.3220257</text:p>
          </table:table-cell>
          <table:table-cell table:formula="of:=0.0000015*([.G262]-AVERAGE([.$G$29];[.$G$33];[.$G$61];[.$G$65];[.$G$93];[.$G$97]))+ 0.0023022" office:value-type="float" office:value="0.3181647" calcext:value-type="float">
            <text:p>0.318164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33820" calcext:value-type="float">
            <text:p>33820</text:p>
          </table:table-cell>
          <table:table-cell table:formula="of:=0.000000148*[.D263] + 0.000151317" office:value-type="float" office:value="0.005156677" calcext:value-type="float">
            <text:p>0.005156677</text:p>
          </table:table-cell>
          <table:table-cell table:formula="of:=0.000000148*([.D263]-AVERAGE([.$D$29];[.$D$61];[.$D$33];[.$D$65];[.$D$93];[.$D$97])) + 0.000151317" office:value-type="float" office:value="0.00324024966666667" calcext:value-type="float">
            <text:p>0.003240249666667</text:p>
          </table:table-cell>
          <table:table-cell table:style-name="ce87" office:value-type="float" office:value="191858" calcext:value-type="float">
            <text:p>191858</text:p>
          </table:table-cell>
          <table:table-cell table:formula="of:=0.0000015*[.G263]+ 0.0023022" office:value-type="float" office:value="0.2900892" calcext:value-type="float">
            <text:p>0.2900892</text:p>
          </table:table-cell>
          <table:table-cell table:formula="of:=0.0000015*([.G263]-AVERAGE([.$G$29];[.$G$33];[.$G$61];[.$G$65];[.$G$93];[.$G$97]))+ 0.0023022" office:value-type="float" office:value="0.2862282" calcext:value-type="float">
            <text:p>0.286228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25631" calcext:value-type="float">
            <text:p>25631</text:p>
          </table:table-cell>
          <table:table-cell table:formula="of:=0.000000148*[.D264] + 0.000151317" office:value-type="float" office:value="0.003944705" calcext:value-type="float">
            <text:p>0.003944705</text:p>
          </table:table-cell>
          <table:table-cell table:formula="of:=0.000000148*([.D264]-AVERAGE([.$D$29];[.$D$61];[.$D$33];[.$D$65];[.$D$93];[.$D$97])) + 0.000151317" office:value-type="float" office:value="0.00202827766666667" calcext:value-type="float">
            <text:p>0.002028277666667</text:p>
          </table:table-cell>
          <table:table-cell table:style-name="ce87" office:value-type="float" office:value="561803" calcext:value-type="float">
            <text:p>561803</text:p>
          </table:table-cell>
          <table:table-cell table:formula="of:=0.0000015*[.G264]+ 0.0023022" office:value-type="float" office:value="0.8450067" calcext:value-type="float">
            <text:p>0.8450067</text:p>
          </table:table-cell>
          <table:table-cell table:formula="of:=0.0000015*([.G264]-AVERAGE([.$G$29];[.$G$33];[.$G$61];[.$G$65];[.$G$93];[.$G$97]))+ 0.0023022" office:value-type="float" office:value="0.8411457" calcext:value-type="float">
            <text:p>0.841145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style-name="ce37" office:value-type="float" office:value="27242" calcext:value-type="float">
            <text:p>27242</text:p>
          </table:table-cell>
          <table:table-cell table:formula="of:=0.000000148*[.D265] + 0.000151317" office:value-type="float" office:value="0.004183133" calcext:value-type="float">
            <text:p>0.004183133</text:p>
          </table:table-cell>
          <table:table-cell table:formula="of:=0.000000148*([.D265]-AVERAGE([.$D$29];[.$D$61];[.$D$33];[.$D$65];[.$D$93];[.$D$97])) + 0.000151317" office:value-type="float" office:value="0.00226670566666667" calcext:value-type="float">
            <text:p>0.002266705666667</text:p>
          </table:table-cell>
          <table:table-cell table:style-name="ce87" office:value-type="float" office:value="523578" calcext:value-type="float">
            <text:p>523578</text:p>
          </table:table-cell>
          <table:table-cell table:formula="of:=0.0000015*[.G265]+ 0.0023022" office:value-type="float" office:value="0.7876692" calcext:value-type="float">
            <text:p>0.7876692</text:p>
          </table:table-cell>
          <table:table-cell table:formula="of:=0.0000015*([.G265]-AVERAGE([.$G$29];[.$G$33];[.$G$61];[.$G$65];[.$G$93];[.$G$97]))+ 0.0023022" office:value-type="float" office:value="0.7838082" calcext:value-type="float">
            <text:p>0.783808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238579" calcext:value-type="float">
            <text:p>238579</text:p>
          </table:table-cell>
          <table:table-cell table:formula="of:=0.000000148*[.D266] + 0.000151317" office:value-type="float" office:value="0.035461009" calcext:value-type="float">
            <text:p>0.035461009</text:p>
          </table:table-cell>
          <table:table-cell table:formula="of:=0.000000148*([.D266]-AVERAGE([.$D$29];[.$D$61];[.$D$33];[.$D$65];[.$D$93];[.$D$97])) + 0.000151317" office:value-type="float" office:value="0.0335445816666667" calcext:value-type="float">
            <text:p>0.033544581666667</text:p>
          </table:table-cell>
          <table:table-cell table:style-name="ce88" office:value-type="float" office:value="2097" calcext:value-type="float">
            <text:p>2097</text:p>
          </table:table-cell>
          <table:table-cell table:formula="of:=0.0000015*[.G266]+ 0.0023022" office:value-type="float" office:value="0.0054477" calcext:value-type="float">
            <text:p>0.0054477</text:p>
          </table:table-cell>
          <table:table-cell table:formula="of:=0.0000015*([.G266]-AVERAGE([.$G$29];[.$G$33];[.$G$61];[.$G$65];[.$G$93];[.$G$97]))+ 0.0023022" office:value-type="float" office:value="0.0015867" calcext:value-type="float">
            <text:p>0.001586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166615" calcext:value-type="float">
            <text:p>166615</text:p>
          </table:table-cell>
          <table:table-cell table:formula="of:=0.000000148*[.D267] + 0.000151317" office:value-type="float" office:value="0.024810337" calcext:value-type="float">
            <text:p>0.024810337</text:p>
          </table:table-cell>
          <table:table-cell table:formula="of:=0.000000148*([.D267]-AVERAGE([.$D$29];[.$D$61];[.$D$33];[.$D$65];[.$D$93];[.$D$97])) + 0.000151317" office:value-type="float" office:value="0.0228939096666667" calcext:value-type="float">
            <text:p>0.022893909666667</text:p>
          </table:table-cell>
          <table:table-cell table:style-name="ce88" office:value-type="float" office:value="8389" calcext:value-type="float">
            <text:p>8389</text:p>
          </table:table-cell>
          <table:table-cell table:formula="of:=0.0000015*[.G267]+ 0.0023022" office:value-type="float" office:value="0.0148857" calcext:value-type="float">
            <text:p>0.0148857</text:p>
          </table:table-cell>
          <table:table-cell table:formula="of:=0.0000015*([.G267]-AVERAGE([.$G$29];[.$G$33];[.$G$61];[.$G$65];[.$G$93];[.$G$97]))+ 0.0023022" office:value-type="float" office:value="0.0110247" calcext:value-type="float">
            <text:p>0.011024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33507" calcext:value-type="float">
            <text:p>33507</text:p>
          </table:table-cell>
          <table:table-cell table:formula="of:=0.000000148*[.D268] + 0.000151317" office:value-type="float" office:value="0.005110353" calcext:value-type="float">
            <text:p>0.005110353</text:p>
          </table:table-cell>
          <table:table-cell table:formula="of:=0.000000148*([.D268]-AVERAGE([.$D$29];[.$D$61];[.$D$33];[.$D$65];[.$D$93];[.$D$97])) + 0.000151317" office:value-type="float" office:value="0.00319392566666667" calcext:value-type="float">
            <text:p>0.003193925666667</text:p>
          </table:table-cell>
          <table:table-cell table:style-name="ce88" office:value-type="float" office:value="240084" calcext:value-type="float">
            <text:p>240084</text:p>
          </table:table-cell>
          <table:table-cell table:formula="of:=0.0000015*[.G268]+ 0.0023022" office:value-type="float" office:value="0.3624282" calcext:value-type="float">
            <text:p>0.3624282</text:p>
          </table:table-cell>
          <table:table-cell table:formula="of:=0.0000015*([.G268]-AVERAGE([.$G$29];[.$G$33];[.$G$61];[.$G$65];[.$G$93];[.$G$97]))+ 0.0023022" office:value-type="float" office:value="0.3585672" calcext:value-type="float">
            <text:p>0.358567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18909" calcext:value-type="float">
            <text:p>18909</text:p>
          </table:table-cell>
          <table:table-cell table:formula="of:=0.000000148*[.D269] + 0.000151317" office:value-type="float" office:value="0.002949849" calcext:value-type="float">
            <text:p>0.002949849</text:p>
          </table:table-cell>
          <table:table-cell table:formula="of:=0.000000148*([.D269]-AVERAGE([.$D$29];[.$D$61];[.$D$33];[.$D$65];[.$D$93];[.$D$97])) + 0.000151317" office:value-type="float" office:value="0.00103342166666667" calcext:value-type="float">
            <text:p>0.001033421666667</text:p>
          </table:table-cell>
          <table:table-cell table:style-name="ce88" office:value-type="float" office:value="183108" calcext:value-type="float">
            <text:p>183108</text:p>
          </table:table-cell>
          <table:table-cell table:formula="of:=0.0000015*[.G269]+ 0.0023022" office:value-type="float" office:value="0.2769642" calcext:value-type="float">
            <text:p>0.2769642</text:p>
          </table:table-cell>
          <table:table-cell table:formula="of:=0.0000015*([.G269]-AVERAGE([.$G$29];[.$G$33];[.$G$61];[.$G$65];[.$G$93];[.$G$97]))+ 0.0023022" office:value-type="float" office:value="0.2731032" calcext:value-type="float">
            <text:p>0.273103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395431" calcext:value-type="float">
            <text:p>395431</text:p>
          </table:table-cell>
          <table:table-cell table:formula="of:=0.000000148*[.D270] + 0.000151317" office:value-type="float" office:value="0.058675105" calcext:value-type="float">
            <text:p>0.058675105</text:p>
          </table:table-cell>
          <table:table-cell table:formula="of:=0.000000148*([.D270]-AVERAGE([.$D$29];[.$D$61];[.$D$33];[.$D$65];[.$D$93];[.$D$97])) + 0.000151317" office:value-type="float" office:value="0.0567586776666667" calcext:value-type="float">
            <text:p>0.056758677666667</text:p>
          </table:table-cell>
          <table:table-cell table:style-name="ce88" office:value-type="float" office:value="3412" calcext:value-type="float">
            <text:p>3412</text:p>
          </table:table-cell>
          <table:table-cell table:formula="of:=0.0000015*[.G270]+ 0.0023022" office:value-type="float" office:value="0.0074202" calcext:value-type="float">
            <text:p>0.0074202</text:p>
          </table:table-cell>
          <table:table-cell table:formula="of:=0.0000015*([.G270]-AVERAGE([.$G$29];[.$G$33];[.$G$61];[.$G$65];[.$G$93];[.$G$97]))+ 0.0023022" office:value-type="float" office:value="0.0035592" calcext:value-type="float">
            <text:p>0.003559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387706" calcext:value-type="float">
            <text:p>387706</text:p>
          </table:table-cell>
          <table:table-cell table:formula="of:=0.000000148*[.D271] + 0.000151317" office:value-type="float" office:value="0.057531805" calcext:value-type="float">
            <text:p>0.057531805</text:p>
          </table:table-cell>
          <table:table-cell table:formula="of:=0.000000148*([.D271]-AVERAGE([.$D$29];[.$D$61];[.$D$33];[.$D$65];[.$D$93];[.$D$97])) + 0.000151317" office:value-type="float" office:value="0.0556153776666667" calcext:value-type="float">
            <text:p>0.055615377666667</text:p>
          </table:table-cell>
          <table:table-cell table:style-name="ce88" office:value-type="float" office:value="51701" calcext:value-type="float">
            <text:p>51701</text:p>
          </table:table-cell>
          <table:table-cell table:formula="of:=0.0000015*[.G271]+ 0.0023022" office:value-type="float" office:value="0.0798537" calcext:value-type="float">
            <text:p>0.0798537</text:p>
          </table:table-cell>
          <table:table-cell table:formula="of:=0.0000015*([.G271]-AVERAGE([.$G$29];[.$G$33];[.$G$61];[.$G$65];[.$G$93];[.$G$97]))+ 0.0023022" office:value-type="float" office:value="0.0759927" calcext:value-type="float">
            <text:p>0.075992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26606" calcext:value-type="float">
            <text:p>26606</text:p>
          </table:table-cell>
          <table:table-cell table:formula="of:=0.000000148*[.D272] + 0.000151317" office:value-type="float" office:value="0.004089005" calcext:value-type="float">
            <text:p>0.004089005</text:p>
          </table:table-cell>
          <table:table-cell table:formula="of:=0.000000148*([.D272]-AVERAGE([.$D$29];[.$D$61];[.$D$33];[.$D$65];[.$D$93];[.$D$97])) + 0.000151317" office:value-type="float" office:value="0.00217257766666667" calcext:value-type="float">
            <text:p>0.002172577666667</text:p>
          </table:table-cell>
          <table:table-cell table:style-name="ce88" office:value-type="float" office:value="200622" calcext:value-type="float">
            <text:p>200622</text:p>
          </table:table-cell>
          <table:table-cell table:formula="of:=0.0000015*[.G272]+ 0.0023022" office:value-type="float" office:value="0.3032352" calcext:value-type="float">
            <text:p>0.3032352</text:p>
          </table:table-cell>
          <table:table-cell table:formula="of:=0.0000015*([.G272]-AVERAGE([.$G$29];[.$G$33];[.$G$61];[.$G$65];[.$G$93];[.$G$97]))+ 0.0023022" office:value-type="float" office:value="0.2993742" calcext:value-type="float">
            <text:p>0.299374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12887" calcext:value-type="float">
            <text:p>12887</text:p>
          </table:table-cell>
          <table:table-cell table:formula="of:=0.000000148*[.D273] + 0.000151317" office:value-type="float" office:value="0.002058593" calcext:value-type="float">
            <text:p>0.002058593</text:p>
          </table:table-cell>
          <table:table-cell table:formula="of:=0.000000148*([.D273]-AVERAGE([.$D$29];[.$D$61];[.$D$33];[.$D$65];[.$D$93];[.$D$97])) + 0.000151317" office:value-type="float" office:value="0.000142165666666667" calcext:value-type="float">
            <text:p>0.000142165666667</text:p>
          </table:table-cell>
          <table:table-cell table:style-name="ce88" office:value-type="float" office:value="109730" calcext:value-type="float">
            <text:p>109730</text:p>
          </table:table-cell>
          <table:table-cell table:formula="of:=0.0000015*[.G273]+ 0.0023022" office:value-type="float" office:value="0.1668972" calcext:value-type="float">
            <text:p>0.1668972</text:p>
          </table:table-cell>
          <table:table-cell table:formula="of:=0.0000015*([.G273]-AVERAGE([.$G$29];[.$G$33];[.$G$61];[.$G$65];[.$G$93];[.$G$97]))+ 0.0023022" office:value-type="float" office:value="0.1630362" calcext:value-type="float">
            <text:p>0.163036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style-name="ce39" office:value-type="float" office:value="331014" calcext:value-type="float">
            <text:p>331014</text:p>
          </table:table-cell>
          <table:table-cell table:formula="of:=0.000000148*[.D274] + 0.000151317" office:value-type="float" office:value="0.049141389" calcext:value-type="float">
            <text:p>0.049141389</text:p>
          </table:table-cell>
          <table:table-cell table:formula="of:=0.000000148*([.D274]-AVERAGE([.$D$29];[.$D$61];[.$D$33];[.$D$65];[.$D$93];[.$D$97])) + 0.000151317" office:value-type="float" office:value="0.0472249616666667" calcext:value-type="float">
            <text:p>0.047224961666667</text:p>
          </table:table-cell>
          <table:table-cell table:style-name="ce89" office:value-type="float" office:value="2359" calcext:value-type="float">
            <text:p>2359</text:p>
          </table:table-cell>
          <table:table-cell table:formula="of:=0.0000015*[.G274]+ 0.0023022" office:value-type="float" office:value="0.0058407" calcext:value-type="float">
            <text:p>0.0058407</text:p>
          </table:table-cell>
          <table:table-cell table:formula="of:=0.0000015*([.G274]-AVERAGE([.$G$29];[.$G$33];[.$G$61];[.$G$65];[.$G$93];[.$G$97]))+ 0.0023022" office:value-type="float" office:value="0.0019797" calcext:value-type="float">
            <text:p>0.001979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style-name="ce39" office:value-type="float" office:value="214999" calcext:value-type="float">
            <text:p>214999</text:p>
          </table:table-cell>
          <table:table-cell table:formula="of:=0.000000148*[.D275] + 0.000151317" office:value-type="float" office:value="0.031971169" calcext:value-type="float">
            <text:p>0.031971169</text:p>
          </table:table-cell>
          <table:table-cell table:formula="of:=0.000000148*([.D275]-AVERAGE([.$D$29];[.$D$61];[.$D$33];[.$D$65];[.$D$93];[.$D$97])) + 0.000151317" office:value-type="float" office:value="0.0300547416666667" calcext:value-type="float">
            <text:p>0.030054741666667</text:p>
          </table:table-cell>
          <table:table-cell table:style-name="ce89" office:value-type="float" office:value="2621" calcext:value-type="float">
            <text:p>2621</text:p>
          </table:table-cell>
          <table:table-cell table:formula="of:=0.0000015*[.G275]+ 0.0023022" office:value-type="float" office:value="0.0062337" calcext:value-type="float">
            <text:p>0.0062337</text:p>
          </table:table-cell>
          <table:table-cell table:formula="of:=0.0000015*([.G275]-AVERAGE([.$G$29];[.$G$33];[.$G$61];[.$G$65];[.$G$93];[.$G$97]))+ 0.0023022" office:value-type="float" office:value="0.0023727" calcext:value-type="float">
            <text:p>0.002372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39" office:value-type="float" office:value="226661" calcext:value-type="float">
            <text:p>226661</text:p>
          </table:table-cell>
          <table:table-cell table:formula="of:=0.000000148*[.D276] + 0.000151317" office:value-type="float" office:value="0.033697145" calcext:value-type="float">
            <text:p>0.033697145</text:p>
          </table:table-cell>
          <table:table-cell table:formula="of:=0.000000148*([.D276]-AVERAGE([.$D$29];[.$D$61];[.$D$33];[.$D$65];[.$D$93];[.$D$97])) + 0.000151317" office:value-type="float" office:value="0.0317807176666667" calcext:value-type="float">
            <text:p>0.031780717666667</text:p>
          </table:table-cell>
          <table:table-cell table:style-name="ce89" office:value-type="float" office:value="215170" calcext:value-type="float">
            <text:p>215170</text:p>
          </table:table-cell>
          <table:table-cell table:formula="of:=0.0000015*[.G276]+ 0.0023022" office:value-type="float" office:value="0.3250572" calcext:value-type="float">
            <text:p>0.3250572</text:p>
          </table:table-cell>
          <table:table-cell table:formula="of:=0.0000015*([.G276]-AVERAGE([.$G$29];[.$G$33];[.$G$61];[.$G$65];[.$G$93];[.$G$97]))+ 0.0023022" office:value-type="float" office:value="0.3211962" calcext:value-type="float">
            <text:p>0.321196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39" office:value-type="float" office:value="16625" calcext:value-type="float">
            <text:p>16625</text:p>
          </table:table-cell>
          <table:table-cell table:formula="of:=0.000000148*[.D277] + 0.000151317" office:value-type="float" office:value="0.002611817" calcext:value-type="float">
            <text:p>0.002611817</text:p>
          </table:table-cell>
          <table:table-cell table:formula="of:=0.000000148*([.D277]-AVERAGE([.$D$29];[.$D$61];[.$D$33];[.$D$65];[.$D$93];[.$D$97])) + 0.000151317" office:value-type="float" office:value="0.000695389666666667" calcext:value-type="float">
            <text:p>0.000695389666667</text:p>
          </table:table-cell>
          <table:table-cell table:style-name="ce89" office:value-type="float" office:value="108844" calcext:value-type="float">
            <text:p>108844</text:p>
          </table:table-cell>
          <table:table-cell table:formula="of:=0.0000015*[.G277]+ 0.0023022" office:value-type="float" office:value="0.1655682" calcext:value-type="float">
            <text:p>0.1655682</text:p>
          </table:table-cell>
          <table:table-cell table:formula="of:=0.0000015*([.G277]-AVERAGE([.$G$29];[.$G$33];[.$G$61];[.$G$65];[.$G$93];[.$G$97]))+ 0.0023022" office:value-type="float" office:value="0.1617072" calcext:value-type="float">
            <text:p>0.161707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style-name="ce39" office:value-type="float" office:value="300885" calcext:value-type="float">
            <text:p>300885</text:p>
          </table:table-cell>
          <table:table-cell table:formula="of:=0.000000148*[.D278] + 0.000151317" office:value-type="float" office:value="0.044682297" calcext:value-type="float">
            <text:p>0.044682297</text:p>
          </table:table-cell>
          <table:table-cell table:formula="of:=0.000000148*([.D278]-AVERAGE([.$D$29];[.$D$61];[.$D$33];[.$D$65];[.$D$93];[.$D$97])) + 0.000151317" office:value-type="float" office:value="0.0427658696666667" calcext:value-type="float">
            <text:p>0.042765869666667</text:p>
          </table:table-cell>
          <table:table-cell table:style-name="ce89" office:value-type="float" office:value="2362" calcext:value-type="float">
            <text:p>2362</text:p>
          </table:table-cell>
          <table:table-cell table:formula="of:=0.0000015*[.G278]+ 0.0023022" office:value-type="float" office:value="0.0058452" calcext:value-type="float">
            <text:p>0.0058452</text:p>
          </table:table-cell>
          <table:table-cell table:formula="of:=0.0000015*([.G278]-AVERAGE([.$G$29];[.$G$33];[.$G$61];[.$G$65];[.$G$93];[.$G$97]))+ 0.0023022" office:value-type="float" office:value="0.0019842" calcext:value-type="float">
            <text:p>0.001984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style-name="ce39" office:value-type="float" office:value="612933" calcext:value-type="float">
            <text:p>612933</text:p>
          </table:table-cell>
          <table:table-cell table:formula="of:=0.000000148*[.D279] + 0.000151317" office:value-type="float" office:value="0.090865401" calcext:value-type="float">
            <text:p>0.090865401</text:p>
          </table:table-cell>
          <table:table-cell table:formula="of:=0.000000148*([.D279]-AVERAGE([.$D$29];[.$D$61];[.$D$33];[.$D$65];[.$D$93];[.$D$97])) + 0.000151317" office:value-type="float" office:value="0.0889489736666667" calcext:value-type="float">
            <text:p>0.088948973666667</text:p>
          </table:table-cell>
          <table:table-cell table:style-name="ce89" office:value-type="float" office:value="3673" calcext:value-type="float">
            <text:p>3673</text:p>
          </table:table-cell>
          <table:table-cell table:formula="of:=0.0000015*[.G279]+ 0.0023022" office:value-type="float" office:value="0.0078117" calcext:value-type="float">
            <text:p>0.0078117</text:p>
          </table:table-cell>
          <table:table-cell table:formula="of:=0.0000015*([.G279]-AVERAGE([.$G$29];[.$G$33];[.$G$61];[.$G$65];[.$G$93];[.$G$97]))+ 0.0023022" office:value-type="float" office:value="0.0039507" calcext:value-type="float">
            <text:p>0.003950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style-name="ce39" office:value-type="float" office:value="291382" calcext:value-type="float">
            <text:p>291382</text:p>
          </table:table-cell>
          <table:table-cell table:formula="of:=0.000000148*[.D280] + 0.000151317" office:value-type="float" office:value="0.043275853" calcext:value-type="float">
            <text:p>0.043275853</text:p>
          </table:table-cell>
          <table:table-cell table:formula="of:=0.000000148*([.D280]-AVERAGE([.$D$29];[.$D$61];[.$D$33];[.$D$65];[.$D$93];[.$D$97])) + 0.000151317" office:value-type="float" office:value="0.0413594256666667" calcext:value-type="float">
            <text:p>0.041359425666667</text:p>
          </table:table-cell>
          <table:table-cell table:style-name="ce89" office:value-type="float" office:value="11553" calcext:value-type="float">
            <text:p>11553</text:p>
          </table:table-cell>
          <table:table-cell table:formula="of:=0.0000015*[.G280]+ 0.0023022" office:value-type="float" office:value="0.0196317" calcext:value-type="float">
            <text:p>0.0196317</text:p>
          </table:table-cell>
          <table:table-cell table:formula="of:=0.0000015*([.G280]-AVERAGE([.$G$29];[.$G$33];[.$G$61];[.$G$65];[.$G$93];[.$G$97]))+ 0.0023022" office:value-type="float" office:value="0.0157707" calcext:value-type="float">
            <text:p>0.015770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style-name="ce39" office:value-type="float" office:value="14624" calcext:value-type="float">
            <text:p>14624</text:p>
          </table:table-cell>
          <table:table-cell table:formula="of:=0.000000148*[.D281] + 0.000151317" office:value-type="float" office:value="0.002315669" calcext:value-type="float">
            <text:p>0.002315669</text:p>
          </table:table-cell>
          <table:table-cell table:formula="of:=0.000000148*([.D281]-AVERAGE([.$D$29];[.$D$61];[.$D$33];[.$D$65];[.$D$93];[.$D$97])) + 0.000151317" office:value-type="float" office:value="0.000399241666666667" calcext:value-type="float">
            <text:p>0.000399241666667</text:p>
          </table:table-cell>
          <table:table-cell table:style-name="ce89" office:value-type="float" office:value="203933" calcext:value-type="float">
            <text:p>203933</text:p>
          </table:table-cell>
          <table:table-cell table:formula="of:=0.0000015*[.G281]+ 0.0023022" office:value-type="float" office:value="0.3082017" calcext:value-type="float">
            <text:p>0.3082017</text:p>
          </table:table-cell>
          <table:table-cell table:formula="of:=0.0000015*([.G281]-AVERAGE([.$G$29];[.$G$33];[.$G$61];[.$G$65];[.$G$93];[.$G$97]))+ 0.0023022" office:value-type="float" office:value="0.3043407" calcext:value-type="float">
            <text:p>0.304340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207392" calcext:value-type="float">
            <text:p>207392</text:p>
          </table:table-cell>
          <table:table-cell table:formula="of:=0.000000148*[.D282] + 0.000151317" office:value-type="float" office:value="0.030845333" calcext:value-type="float">
            <text:p>0.030845333</text:p>
          </table:table-cell>
          <table:table-cell table:formula="of:=0.000000148*([.D282]-AVERAGE([.$D$29];[.$D$61];[.$D$33];[.$D$65];[.$D$93];[.$D$97])) + 0.000151317" office:value-type="float" office:value="0.0289289056666667" calcext:value-type="float">
            <text:p>0.028928905666667</text:p>
          </table:table-cell>
          <table:table-cell table:style-name="ce90" office:value-type="float" office:value="3670" calcext:value-type="float">
            <text:p>3670</text:p>
          </table:table-cell>
          <table:table-cell table:formula="of:=0.0000015*[.G282]+ 0.0023022" office:value-type="float" office:value="0.0078072" calcext:value-type="float">
            <text:p>0.0078072</text:p>
          </table:table-cell>
          <table:table-cell table:formula="of:=0.0000015*([.G282]-AVERAGE([.$G$29];[.$G$33];[.$G$61];[.$G$65];[.$G$93];[.$G$97]))+ 0.0023022" office:value-type="float" office:value="0.0039462" calcext:value-type="float">
            <text:p>0.003946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220456" calcext:value-type="float">
            <text:p>220456</text:p>
          </table:table-cell>
          <table:table-cell table:formula="of:=0.000000148*[.D283] + 0.000151317" office:value-type="float" office:value="0.032778805" calcext:value-type="float">
            <text:p>0.032778805</text:p>
          </table:table-cell>
          <table:table-cell table:formula="of:=0.000000148*([.D283]-AVERAGE([.$D$29];[.$D$61];[.$D$33];[.$D$65];[.$D$93];[.$D$97])) + 0.000151317" office:value-type="float" office:value="0.0308623776666667" calcext:value-type="float">
            <text:p>0.030862377666667</text:p>
          </table:table-cell>
          <table:table-cell table:style-name="ce90" office:value-type="float" office:value="3143" calcext:value-type="float">
            <text:p>3143</text:p>
          </table:table-cell>
          <table:table-cell table:formula="of:=0.0000015*[.G283]+ 0.0023022" office:value-type="float" office:value="0.0070167" calcext:value-type="float">
            <text:p>0.0070167</text:p>
          </table:table-cell>
          <table:table-cell table:formula="of:=0.0000015*([.G283]-AVERAGE([.$G$29];[.$G$33];[.$G$61];[.$G$65];[.$G$93];[.$G$97]))+ 0.0023022" office:value-type="float" office:value="0.0031557" calcext:value-type="float">
            <text:p>0.003155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169300" calcext:value-type="float">
            <text:p>169300</text:p>
          </table:table-cell>
          <table:table-cell table:formula="of:=0.000000148*[.D284] + 0.000151317" office:value-type="float" office:value="0.025207717" calcext:value-type="float">
            <text:p>0.025207717</text:p>
          </table:table-cell>
          <table:table-cell table:formula="of:=0.000000148*([.D284]-AVERAGE([.$D$29];[.$D$61];[.$D$33];[.$D$65];[.$D$93];[.$D$97])) + 0.000151317" office:value-type="float" office:value="0.0232912896666667" calcext:value-type="float">
            <text:p>0.023291289666667</text:p>
          </table:table-cell>
          <table:table-cell table:style-name="ce90" office:value-type="float" office:value="1574" calcext:value-type="float">
            <text:p>1574</text:p>
          </table:table-cell>
          <table:table-cell table:formula="of:=0.0000015*[.G284]+ 0.0023022" office:value-type="float" office:value="0.0046632" calcext:value-type="float">
            <text:p>0.0046632</text:p>
          </table:table-cell>
          <table:table-cell table:formula="of:=0.0000015*([.G284]-AVERAGE([.$G$29];[.$G$33];[.$G$61];[.$G$65];[.$G$93];[.$G$97]))+ 0.0023022" office:value-type="float" office:value="0.0008022" calcext:value-type="float">
            <text:p>0.000802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8725" calcext:value-type="float">
            <text:p>8725</text:p>
          </table:table-cell>
          <table:table-cell table:formula="of:=0.000000148*[.D285] + 0.000151317" office:value-type="float" office:value="0.001442617" calcext:value-type="float">
            <text:p>0.001442617</text:p>
          </table:table-cell>
          <table:table-cell table:formula="of:=0.000000148*([.D285]-AVERAGE([.$D$29];[.$D$61];[.$D$33];[.$D$65];[.$D$93];[.$D$97])) + 0.000151317" office:value-type="float" office:value="-0.000473810333333333" calcext:value-type="float">
            <text:p>-0.000473810333333</text:p>
          </table:table-cell>
          <table:table-cell table:style-name="ce90" office:value-type="float" office:value="3145" calcext:value-type="float">
            <text:p>3145</text:p>
          </table:table-cell>
          <table:table-cell table:formula="of:=0.0000015*[.G285]+ 0.0023022" office:value-type="float" office:value="0.0070197" calcext:value-type="float">
            <text:p>0.0070197</text:p>
          </table:table-cell>
          <table:table-cell table:formula="of:=0.0000015*([.G285]-AVERAGE([.$G$29];[.$G$33];[.$G$61];[.$G$65];[.$G$93];[.$G$97]))+ 0.0023022" office:value-type="float" office:value="0.0031587" calcext:value-type="float">
            <text:p>0.003158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184554" calcext:value-type="float">
            <text:p>184554</text:p>
          </table:table-cell>
          <table:table-cell table:formula="of:=0.000000148*[.D286] + 0.000151317" office:value-type="float" office:value="0.027465309" calcext:value-type="float">
            <text:p>0.027465309</text:p>
          </table:table-cell>
          <table:table-cell table:formula="of:=0.000000148*([.D286]-AVERAGE([.$D$29];[.$D$61];[.$D$33];[.$D$65];[.$D$93];[.$D$97])) + 0.000151317" office:value-type="float" office:value="0.0255488816666667" calcext:value-type="float">
            <text:p>0.025548881666667</text:p>
          </table:table-cell>
          <table:table-cell table:style-name="ce90" office:value-type="float" office:value="3675" calcext:value-type="float">
            <text:p>3675</text:p>
          </table:table-cell>
          <table:table-cell table:formula="of:=0.0000015*[.G286]+ 0.0023022" office:value-type="float" office:value="0.0078147" calcext:value-type="float">
            <text:p>0.0078147</text:p>
          </table:table-cell>
          <table:table-cell table:formula="of:=0.0000015*([.G286]-AVERAGE([.$G$29];[.$G$33];[.$G$61];[.$G$65];[.$G$93];[.$G$97]))+ 0.0023022" office:value-type="float" office:value="0.0039537" calcext:value-type="float">
            <text:p>0.003953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215317" calcext:value-type="float">
            <text:p>215317</text:p>
          </table:table-cell>
          <table:table-cell table:formula="of:=0.000000148*[.D287] + 0.000151317" office:value-type="float" office:value="0.032018233" calcext:value-type="float">
            <text:p>0.032018233</text:p>
          </table:table-cell>
          <table:table-cell table:formula="of:=0.000000148*([.D287]-AVERAGE([.$D$29];[.$D$61];[.$D$33];[.$D$65];[.$D$93];[.$D$97])) + 0.000151317" office:value-type="float" office:value="0.0301018056666667" calcext:value-type="float">
            <text:p>0.030101805666667</text:p>
          </table:table-cell>
          <table:table-cell table:style-name="ce90" office:value-type="float" office:value="2622" calcext:value-type="float">
            <text:p>2622</text:p>
          </table:table-cell>
          <table:table-cell table:formula="of:=0.0000015*[.G287]+ 0.0023022" office:value-type="float" office:value="0.0062352" calcext:value-type="float">
            <text:p>0.0062352</text:p>
          </table:table-cell>
          <table:table-cell table:formula="of:=0.0000015*([.G287]-AVERAGE([.$G$29];[.$G$33];[.$G$61];[.$G$65];[.$G$93];[.$G$97]))+ 0.0023022" office:value-type="float" office:value="0.0023742" calcext:value-type="float">
            <text:p>0.0023742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233221" calcext:value-type="float">
            <text:p>233221</text:p>
          </table:table-cell>
          <table:table-cell table:formula="of:=0.000000148*[.D288] + 0.000151317" office:value-type="float" office:value="0.034668025" calcext:value-type="float">
            <text:p>0.034668025</text:p>
          </table:table-cell>
          <table:table-cell table:formula="of:=0.000000148*([.D288]-AVERAGE([.$D$29];[.$D$61];[.$D$33];[.$D$65];[.$D$93];[.$D$97])) + 0.000151317" office:value-type="float" office:value="0.0327515976666667" calcext:value-type="float">
            <text:p>0.032751597666667</text:p>
          </table:table-cell>
          <table:table-cell table:style-name="ce90" office:value-type="float" office:value="1575" calcext:value-type="float">
            <text:p>1575</text:p>
          </table:table-cell>
          <table:table-cell table:formula="of:=0.0000015*[.G288]+ 0.0023022" office:value-type="float" office:value="0.0046647" calcext:value-type="float">
            <text:p>0.0046647</text:p>
          </table:table-cell>
          <table:table-cell table:formula="of:=0.0000015*([.G288]-AVERAGE([.$G$29];[.$G$33];[.$G$61];[.$G$65];[.$G$93];[.$G$97]))+ 0.0023022" office:value-type="float" office:value="0.0008037" calcext:value-type="float">
            <text:p>0.0008037</text:p>
          </table:table-cell>
        </table:table-row>
        <table:table-row table:style-name="ro2">
          <table:table-cell office:value-type="string" calcext:value-type="string">
            <text:p>Nneon_WcrimLacZ_A_003_crop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10122" calcext:value-type="float">
            <text:p>10122</text:p>
          </table:table-cell>
          <table:table-cell table:formula="of:=0.000000148*[.D289] + 0.000151317" office:value-type="float" office:value="0.001649373" calcext:value-type="float">
            <text:p>0.001649373</text:p>
          </table:table-cell>
          <table:table-cell table:formula="of:=0.000000148*([.D289]-AVERAGE([.$D$29];[.$D$61];[.$D$33];[.$D$65];[.$D$93];[.$D$97])) + 0.000151317" office:value-type="float" office:value="-0.000267054333333333" calcext:value-type="float">
            <text:p>-0.000267054333333</text:p>
          </table:table-cell>
          <table:table-cell table:style-name="ce90" office:value-type="float" office:value="1574" calcext:value-type="float">
            <text:p>1574</text:p>
          </table:table-cell>
          <table:table-cell table:formula="of:=0.0000015*[.G289]+ 0.0023022" office:value-type="float" office:value="0.0046632" calcext:value-type="float">
            <text:p>0.0046632</text:p>
          </table:table-cell>
          <table:table-cell table:formula="of:=0.0000015*([.G289]-AVERAGE([.$G$29];[.$G$33];[.$G$61];[.$G$65];[.$G$93];[.$G$97]))+ 0.0023022" office:value-type="float" office:value="0.0008022" calcext:value-type="float">
            <text:p>0.000802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774613" calcext:value-type="float">
            <text:p>774613</text:p>
          </table:table-cell>
          <table:table-cell table:formula="of:=0.000000148*[.D290] + 0.000151317" office:value-type="float" office:value="0.114794041" calcext:value-type="float">
            <text:p>0.114794041</text:p>
          </table:table-cell>
          <table:table-cell table:formula="of:=0.000000148*([.D290]-AVERAGE([.$D$29];[.$D$61];[.$D$33];[.$D$65];[.$D$93];[.$D$97])) + 0.000151317" office:value-type="float" office:value="0.112877613666667" calcext:value-type="float">
            <text:p>0.112877613666667</text:p>
          </table:table-cell>
          <table:table-cell table:style-name="ce91" office:value-type="float" office:value="59360" calcext:value-type="float">
            <text:p>59360</text:p>
          </table:table-cell>
          <table:table-cell table:formula="of:=0.0000015*[.G290]+ 0.0023022" office:value-type="float" office:value="0.0913422" calcext:value-type="float">
            <text:p>0.0913422</text:p>
          </table:table-cell>
          <table:table-cell table:formula="of:=0.0000015*([.G290]-AVERAGE([.$G$29];[.$G$33];[.$G$61];[.$G$65];[.$G$93];[.$G$97]))+ 0.0023022" office:value-type="float" office:value="0.0874812" calcext:value-type="float">
            <text:p>0.087481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28799" calcext:value-type="float">
            <text:p>28799</text:p>
          </table:table-cell>
          <table:table-cell table:formula="of:=0.000000148*[.D291] + 0.000151317" office:value-type="float" office:value="0.004413569" calcext:value-type="float">
            <text:p>0.004413569</text:p>
          </table:table-cell>
          <table:table-cell table:formula="of:=0.000000148*([.D291]-AVERAGE([.$D$29];[.$D$61];[.$D$33];[.$D$65];[.$D$93];[.$D$97])) + 0.000151317" office:value-type="float" office:value="0.00249714166666667" calcext:value-type="float">
            <text:p>0.002497141666667</text:p>
          </table:table-cell>
          <table:table-cell table:style-name="ce91" office:value-type="float" office:value="217605" calcext:value-type="float">
            <text:p>217605</text:p>
          </table:table-cell>
          <table:table-cell table:formula="of:=0.0000015*[.G291]+ 0.0023022" office:value-type="float" office:value="0.3287097" calcext:value-type="float">
            <text:p>0.3287097</text:p>
          </table:table-cell>
          <table:table-cell table:formula="of:=0.0000015*([.G291]-AVERAGE([.$G$29];[.$G$33];[.$G$61];[.$G$65];[.$G$93];[.$G$97]))+ 0.0023022" office:value-type="float" office:value="0.3248487" calcext:value-type="float">
            <text:p>0.32484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4435" calcext:value-type="float">
            <text:p>14435</text:p>
          </table:table-cell>
          <table:table-cell table:formula="of:=0.000000148*[.D292] + 0.000151317" office:value-type="float" office:value="0.002287697" calcext:value-type="float">
            <text:p>0.002287697</text:p>
          </table:table-cell>
          <table:table-cell table:formula="of:=0.000000148*([.D292]-AVERAGE([.$D$29];[.$D$61];[.$D$33];[.$D$65];[.$D$93];[.$D$97])) + 0.000151317" office:value-type="float" office:value="0.000371269666666667" calcext:value-type="float">
            <text:p>0.000371269666667</text:p>
          </table:table-cell>
          <table:table-cell table:style-name="ce91" office:value-type="float" office:value="122538" calcext:value-type="float">
            <text:p>122538</text:p>
          </table:table-cell>
          <table:table-cell table:formula="of:=0.0000015*[.G292]+ 0.0023022" office:value-type="float" office:value="0.1861092" calcext:value-type="float">
            <text:p>0.1861092</text:p>
          </table:table-cell>
          <table:table-cell table:formula="of:=0.0000015*([.G292]-AVERAGE([.$G$29];[.$G$33];[.$G$61];[.$G$65];[.$G$93];[.$G$97]))+ 0.0023022" office:value-type="float" office:value="0.1822482" calcext:value-type="float">
            <text:p>0.182248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4581" calcext:value-type="float">
            <text:p>14581</text:p>
          </table:table-cell>
          <table:table-cell table:formula="of:=0.000000148*[.D293] + 0.000151317" office:value-type="float" office:value="0.002309305" calcext:value-type="float">
            <text:p>0.002309305</text:p>
          </table:table-cell>
          <table:table-cell table:formula="of:=0.000000148*([.D293]-AVERAGE([.$D$29];[.$D$61];[.$D$33];[.$D$65];[.$D$93];[.$D$97])) + 0.000151317" office:value-type="float" office:value="0.000392877666666667" calcext:value-type="float">
            <text:p>0.000392877666667</text:p>
          </table:table-cell>
          <table:table-cell table:style-name="ce91" office:value-type="float" office:value="60285" calcext:value-type="float">
            <text:p>60285</text:p>
          </table:table-cell>
          <table:table-cell table:formula="of:=0.0000015*[.G293]+ 0.0023022" office:value-type="float" office:value="0.0927297" calcext:value-type="float">
            <text:p>0.0927297</text:p>
          </table:table-cell>
          <table:table-cell table:formula="of:=0.0000015*([.G293]-AVERAGE([.$G$29];[.$G$33];[.$G$61];[.$G$65];[.$G$93];[.$G$97]))+ 0.0023022" office:value-type="float" office:value="0.0888687" calcext:value-type="float">
            <text:p>0.08886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36033" calcext:value-type="float">
            <text:p>136033</text:p>
          </table:table-cell>
          <table:table-cell table:formula="of:=0.000000148*[.D294] + 0.000151317" office:value-type="float" office:value="0.020284201" calcext:value-type="float">
            <text:p>0.020284201</text:p>
          </table:table-cell>
          <table:table-cell table:formula="of:=0.000000148*([.D294]-AVERAGE([.$D$29];[.$D$61];[.$D$33];[.$D$65];[.$D$93];[.$D$97])) + 0.000151317" office:value-type="float" office:value="0.0183677736666667" calcext:value-type="float">
            <text:p>0.018367773666667</text:p>
          </table:table-cell>
          <table:table-cell table:style-name="ce91" office:value-type="float" office:value="71311" calcext:value-type="float">
            <text:p>71311</text:p>
          </table:table-cell>
          <table:table-cell table:formula="of:=0.0000015*[.G294]+ 0.0023022" office:value-type="float" office:value="0.1092687" calcext:value-type="float">
            <text:p>0.1092687</text:p>
          </table:table-cell>
          <table:table-cell table:formula="of:=0.0000015*([.G294]-AVERAGE([.$G$29];[.$G$33];[.$G$61];[.$G$65];[.$G$93];[.$G$97]))+ 0.0023022" office:value-type="float" office:value="0.1054077" calcext:value-type="float">
            <text:p>0.105407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9337" calcext:value-type="float">
            <text:p>19337</text:p>
          </table:table-cell>
          <table:table-cell table:formula="of:=0.000000148*[.D295] + 0.000151317" office:value-type="float" office:value="0.003013193" calcext:value-type="float">
            <text:p>0.003013193</text:p>
          </table:table-cell>
          <table:table-cell table:formula="of:=0.000000148*([.D295]-AVERAGE([.$D$29];[.$D$61];[.$D$33];[.$D$65];[.$D$93];[.$D$97])) + 0.000151317" office:value-type="float" office:value="0.00109676566666667" calcext:value-type="float">
            <text:p>0.001096765666667</text:p>
          </table:table-cell>
          <table:table-cell table:style-name="ce91" office:value-type="float" office:value="144098" calcext:value-type="float">
            <text:p>144098</text:p>
          </table:table-cell>
          <table:table-cell table:formula="of:=0.0000015*[.G295]+ 0.0023022" office:value-type="float" office:value="0.2184492" calcext:value-type="float">
            <text:p>0.2184492</text:p>
          </table:table-cell>
          <table:table-cell table:formula="of:=0.0000015*([.G295]-AVERAGE([.$G$29];[.$G$33];[.$G$61];[.$G$65];[.$G$93];[.$G$97]))+ 0.0023022" office:value-type="float" office:value="0.2145882" calcext:value-type="float">
            <text:p>0.214588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6719" calcext:value-type="float">
            <text:p>16719</text:p>
          </table:table-cell>
          <table:table-cell table:formula="of:=0.000000148*[.D296] + 0.000151317" office:value-type="float" office:value="0.002625729" calcext:value-type="float">
            <text:p>0.002625729</text:p>
          </table:table-cell>
          <table:table-cell table:formula="of:=0.000000148*([.D296]-AVERAGE([.$D$29];[.$D$61];[.$D$33];[.$D$65];[.$D$93];[.$D$97])) + 0.000151317" office:value-type="float" office:value="0.000709301666666667" calcext:value-type="float">
            <text:p>0.000709301666667</text:p>
          </table:table-cell>
          <table:table-cell table:style-name="ce91" office:value-type="float" office:value="120848" calcext:value-type="float">
            <text:p>120848</text:p>
          </table:table-cell>
          <table:table-cell table:formula="of:=0.0000015*[.G296]+ 0.0023022" office:value-type="float" office:value="0.1835742" calcext:value-type="float">
            <text:p>0.1835742</text:p>
          </table:table-cell>
          <table:table-cell table:formula="of:=0.0000015*([.G296]-AVERAGE([.$G$29];[.$G$33];[.$G$61];[.$G$65];[.$G$93];[.$G$97]))+ 0.0023022" office:value-type="float" office:value="0.1797132" calcext:value-type="float">
            <text:p>0.179713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4179" calcext:value-type="float">
            <text:p>14179</text:p>
          </table:table-cell>
          <table:table-cell table:formula="of:=0.000000148*[.D297] + 0.000151317" office:value-type="float" office:value="0.002249809" calcext:value-type="float">
            <text:p>0.002249809</text:p>
          </table:table-cell>
          <table:table-cell table:formula="of:=0.000000148*([.D297]-AVERAGE([.$D$29];[.$D$61];[.$D$33];[.$D$65];[.$D$93];[.$D$97])) + 0.000151317" office:value-type="float" office:value="0.000333381666666667" calcext:value-type="float">
            <text:p>0.000333381666667</text:p>
          </table:table-cell>
          <table:table-cell table:style-name="ce91" office:value-type="float" office:value="64552" calcext:value-type="float">
            <text:p>64552</text:p>
          </table:table-cell>
          <table:table-cell table:formula="of:=0.0000015*[.G297]+ 0.0023022" office:value-type="float" office:value="0.0991302" calcext:value-type="float">
            <text:p>0.0991302</text:p>
          </table:table-cell>
          <table:table-cell table:formula="of:=0.0000015*([.G297]-AVERAGE([.$G$29];[.$G$33];[.$G$61];[.$G$65];[.$G$93];[.$G$97]))+ 0.0023022" office:value-type="float" office:value="0.0952692" calcext:value-type="float">
            <text:p>0.095269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179430" calcext:value-type="float">
            <text:p>179430</text:p>
          </table:table-cell>
          <table:table-cell table:formula="of:=0.000000148*[.D298] + 0.000151317" office:value-type="float" office:value="0.026706957" calcext:value-type="float">
            <text:p>0.026706957</text:p>
          </table:table-cell>
          <table:table-cell table:formula="of:=0.000000148*([.D298]-AVERAGE([.$D$29];[.$D$61];[.$D$33];[.$D$65];[.$D$93];[.$D$97])) + 0.000151317" office:value-type="float" office:value="0.0247905296666667" calcext:value-type="float">
            <text:p>0.024790529666667</text:p>
          </table:table-cell>
          <table:table-cell table:style-name="ce92" office:value-type="float" office:value="2350" calcext:value-type="float">
            <text:p>2350</text:p>
          </table:table-cell>
          <table:table-cell table:formula="of:=0.0000015*[.G298]+ 0.0023022" office:value-type="float" office:value="0.0058272" calcext:value-type="float">
            <text:p>0.0058272</text:p>
          </table:table-cell>
          <table:table-cell table:formula="of:=0.0000015*([.G298]-AVERAGE([.$G$29];[.$G$33];[.$G$61];[.$G$65];[.$G$93];[.$G$97]))+ 0.0023022" office:value-type="float" office:value="0.0019662" calcext:value-type="float">
            <text:p>0.001966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311682" calcext:value-type="float">
            <text:p>311682</text:p>
          </table:table-cell>
          <table:table-cell table:formula="of:=0.000000148*[.D299] + 0.000151317" office:value-type="float" office:value="0.046280253" calcext:value-type="float">
            <text:p>0.046280253</text:p>
          </table:table-cell>
          <table:table-cell table:formula="of:=0.000000148*([.D299]-AVERAGE([.$D$29];[.$D$61];[.$D$33];[.$D$65];[.$D$93];[.$D$97])) + 0.000151317" office:value-type="float" office:value="0.0443638256666667" calcext:value-type="float">
            <text:p>0.044363825666667</text:p>
          </table:table-cell>
          <table:table-cell table:style-name="ce92" office:value-type="float" office:value="105774" calcext:value-type="float">
            <text:p>105774</text:p>
          </table:table-cell>
          <table:table-cell table:formula="of:=0.0000015*[.G299]+ 0.0023022" office:value-type="float" office:value="0.1609632" calcext:value-type="float">
            <text:p>0.1609632</text:p>
          </table:table-cell>
          <table:table-cell table:formula="of:=0.0000015*([.G299]-AVERAGE([.$G$29];[.$G$33];[.$G$61];[.$G$65];[.$G$93];[.$G$97]))+ 0.0023022" office:value-type="float" office:value="0.1571022" calcext:value-type="float">
            <text:p>0.157102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20282" calcext:value-type="float">
            <text:p>20282</text:p>
          </table:table-cell>
          <table:table-cell table:formula="of:=0.000000148*[.D300] + 0.000151317" office:value-type="float" office:value="0.003153053" calcext:value-type="float">
            <text:p>0.003153053</text:p>
          </table:table-cell>
          <table:table-cell table:formula="of:=0.000000148*([.D300]-AVERAGE([.$D$29];[.$D$61];[.$D$33];[.$D$65];[.$D$93];[.$D$97])) + 0.000151317" office:value-type="float" office:value="0.00123662566666667" calcext:value-type="float">
            <text:p>0.001236625666667</text:p>
          </table:table-cell>
          <table:table-cell table:style-name="ce92" office:value-type="float" office:value="159658" calcext:value-type="float">
            <text:p>159658</text:p>
          </table:table-cell>
          <table:table-cell table:formula="of:=0.0000015*[.G300]+ 0.0023022" office:value-type="float" office:value="0.2417892" calcext:value-type="float">
            <text:p>0.2417892</text:p>
          </table:table-cell>
          <table:table-cell table:formula="of:=0.0000015*([.G300]-AVERAGE([.$G$29];[.$G$33];[.$G$61];[.$G$65];[.$G$93];[.$G$97]))+ 0.0023022" office:value-type="float" office:value="0.2379282" calcext:value-type="float">
            <text:p>0.237928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16850" calcext:value-type="float">
            <text:p>16850</text:p>
          </table:table-cell>
          <table:table-cell table:formula="of:=0.000000148*[.D301] + 0.000151317" office:value-type="float" office:value="0.002645117" calcext:value-type="float">
            <text:p>0.002645117</text:p>
          </table:table-cell>
          <table:table-cell table:formula="of:=0.000000148*([.D301]-AVERAGE([.$D$29];[.$D$61];[.$D$33];[.$D$65];[.$D$93];[.$D$97])) + 0.000151317" office:value-type="float" office:value="0.000728689666666667" calcext:value-type="float">
            <text:p>0.000728689666667</text:p>
          </table:table-cell>
          <table:table-cell table:style-name="ce92" office:value-type="float" office:value="43697" calcext:value-type="float">
            <text:p>43697</text:p>
          </table:table-cell>
          <table:table-cell table:formula="of:=0.0000015*[.G301]+ 0.0023022" office:value-type="float" office:value="0.0678477" calcext:value-type="float">
            <text:p>0.0678477</text:p>
          </table:table-cell>
          <table:table-cell table:formula="of:=0.0000015*([.G301]-AVERAGE([.$G$29];[.$G$33];[.$G$61];[.$G$65];[.$G$93];[.$G$97]))+ 0.0023022" office:value-type="float" office:value="0.0639867" calcext:value-type="float">
            <text:p>0.063986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373440" calcext:value-type="float">
            <text:p>373440</text:p>
          </table:table-cell>
          <table:table-cell table:formula="of:=0.000000148*[.D302] + 0.000151317" office:value-type="float" office:value="0.055420437" calcext:value-type="float">
            <text:p>0.055420437</text:p>
          </table:table-cell>
          <table:table-cell table:formula="of:=0.000000148*([.D302]-AVERAGE([.$D$29];[.$D$61];[.$D$33];[.$D$65];[.$D$93];[.$D$97])) + 0.000151317" office:value-type="float" office:value="0.0535040096666667" calcext:value-type="float">
            <text:p>0.053504009666667</text:p>
          </table:table-cell>
          <table:table-cell table:style-name="ce92" office:value-type="float" office:value="2106" calcext:value-type="float">
            <text:p>2106</text:p>
          </table:table-cell>
          <table:table-cell table:formula="of:=0.0000015*[.G302]+ 0.0023022" office:value-type="float" office:value="0.0054612" calcext:value-type="float">
            <text:p>0.0054612</text:p>
          </table:table-cell>
          <table:table-cell table:formula="of:=0.0000015*([.G302]-AVERAGE([.$G$29];[.$G$33];[.$G$61];[.$G$65];[.$G$93];[.$G$97]))+ 0.0023022" office:value-type="float" office:value="0.0016002" calcext:value-type="float">
            <text:p>0.001600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229460" calcext:value-type="float">
            <text:p>229460</text:p>
          </table:table-cell>
          <table:table-cell table:formula="of:=0.000000148*[.D303] + 0.000151317" office:value-type="float" office:value="0.034111397" calcext:value-type="float">
            <text:p>0.034111397</text:p>
          </table:table-cell>
          <table:table-cell table:formula="of:=0.000000148*([.D303]-AVERAGE([.$D$29];[.$D$61];[.$D$33];[.$D$65];[.$D$93];[.$D$97])) + 0.000151317" office:value-type="float" office:value="0.0321949696666667" calcext:value-type="float">
            <text:p>0.032194969666667</text:p>
          </table:table-cell>
          <table:table-cell table:style-name="ce92" office:value-type="float" office:value="16327" calcext:value-type="float">
            <text:p>16327</text:p>
          </table:table-cell>
          <table:table-cell table:formula="of:=0.0000015*[.G303]+ 0.0023022" office:value-type="float" office:value="0.0267927" calcext:value-type="float">
            <text:p>0.0267927</text:p>
          </table:table-cell>
          <table:table-cell table:formula="of:=0.0000015*([.G303]-AVERAGE([.$G$29];[.$G$33];[.$G$61];[.$G$65];[.$G$93];[.$G$97]))+ 0.0023022" office:value-type="float" office:value="0.0229317" calcext:value-type="float">
            <text:p>0.022931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26633" calcext:value-type="float">
            <text:p>26633</text:p>
          </table:table-cell>
          <table:table-cell table:formula="of:=0.000000148*[.D304] + 0.000151317" office:value-type="float" office:value="0.004093001" calcext:value-type="float">
            <text:p>0.004093001</text:p>
          </table:table-cell>
          <table:table-cell table:formula="of:=0.000000148*([.D304]-AVERAGE([.$D$29];[.$D$61];[.$D$33];[.$D$65];[.$D$93];[.$D$97])) + 0.000151317" office:value-type="float" office:value="0.00217657366666667" calcext:value-type="float">
            <text:p>0.002176573666667</text:p>
          </table:table-cell>
          <table:table-cell table:style-name="ce92" office:value-type="float" office:value="178503" calcext:value-type="float">
            <text:p>178503</text:p>
          </table:table-cell>
          <table:table-cell table:formula="of:=0.0000015*[.G304]+ 0.0023022" office:value-type="float" office:value="0.2700567" calcext:value-type="float">
            <text:p>0.2700567</text:p>
          </table:table-cell>
          <table:table-cell table:formula="of:=0.0000015*([.G304]-AVERAGE([.$G$29];[.$G$33];[.$G$61];[.$G$65];[.$G$93];[.$G$97]))+ 0.0023022" office:value-type="float" office:value="0.2661957" calcext:value-type="float">
            <text:p>0.266195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28155" calcext:value-type="float">
            <text:p>28155</text:p>
          </table:table-cell>
          <table:table-cell table:formula="of:=0.000000148*[.D305] + 0.000151317" office:value-type="float" office:value="0.004318257" calcext:value-type="float">
            <text:p>0.004318257</text:p>
          </table:table-cell>
          <table:table-cell table:formula="of:=0.000000148*([.D305]-AVERAGE([.$D$29];[.$D$61];[.$D$33];[.$D$65];[.$D$93];[.$D$97])) + 0.000151317" office:value-type="float" office:value="0.00240182966666667" calcext:value-type="float">
            <text:p>0.002401829666667</text:p>
          </table:table-cell>
          <table:table-cell table:style-name="ce92" office:value-type="float" office:value="445912" calcext:value-type="float">
            <text:p>445912</text:p>
          </table:table-cell>
          <table:table-cell table:formula="of:=0.0000015*[.G305]+ 0.0023022" office:value-type="float" office:value="0.6711702" calcext:value-type="float">
            <text:p>0.6711702</text:p>
          </table:table-cell>
          <table:table-cell table:formula="of:=0.0000015*([.G305]-AVERAGE([.$G$29];[.$G$33];[.$G$61];[.$G$65];[.$G$93];[.$G$97]))+ 0.0023022" office:value-type="float" office:value="0.6673092" calcext:value-type="float">
            <text:p>0.667309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54271" calcext:value-type="float">
            <text:p>254271</text:p>
          </table:table-cell>
          <table:table-cell table:formula="of:=0.000000148*[.D306] + 0.000151317" office:value-type="float" office:value="0.037783425" calcext:value-type="float">
            <text:p>0.037783425</text:p>
          </table:table-cell>
          <table:table-cell table:formula="of:=0.000000148*([.D306]-AVERAGE([.$D$29];[.$D$61];[.$D$33];[.$D$65];[.$D$93];[.$D$97])) + 0.000151317" office:value-type="float" office:value="0.0358669976666667" calcext:value-type="float">
            <text:p>0.035866997666667</text:p>
          </table:table-cell>
          <table:table-cell table:style-name="ce93" office:value-type="float" office:value="3143" calcext:value-type="float">
            <text:p>3143</text:p>
          </table:table-cell>
          <table:table-cell table:formula="of:=0.0000015*[.G306]+ 0.0023022" office:value-type="float" office:value="0.0070167" calcext:value-type="float">
            <text:p>0.0070167</text:p>
          </table:table-cell>
          <table:table-cell table:formula="of:=0.0000015*([.G306]-AVERAGE([.$G$29];[.$G$33];[.$G$61];[.$G$65];[.$G$93];[.$G$97]))+ 0.0023022" office:value-type="float" office:value="0.0031557" calcext:value-type="float">
            <text:p>0.003155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392580" calcext:value-type="float">
            <text:p>392580</text:p>
          </table:table-cell>
          <table:table-cell table:formula="of:=0.000000148*[.D307] + 0.000151317" office:value-type="float" office:value="0.058253157" calcext:value-type="float">
            <text:p>0.058253157</text:p>
          </table:table-cell>
          <table:table-cell table:formula="of:=0.000000148*([.D307]-AVERAGE([.$D$29];[.$D$61];[.$D$33];[.$D$65];[.$D$93];[.$D$97])) + 0.000151317" office:value-type="float" office:value="0.0563367296666667" calcext:value-type="float">
            <text:p>0.056336729666667</text:p>
          </table:table-cell>
          <table:table-cell table:style-name="ce93" office:value-type="float" office:value="5262" calcext:value-type="float">
            <text:p>5262</text:p>
          </table:table-cell>
          <table:table-cell table:formula="of:=0.0000015*[.G307]+ 0.0023022" office:value-type="float" office:value="0.0101952" calcext:value-type="float">
            <text:p>0.0101952</text:p>
          </table:table-cell>
          <table:table-cell table:formula="of:=0.0000015*([.G307]-AVERAGE([.$G$29];[.$G$33];[.$G$61];[.$G$65];[.$G$93];[.$G$97]))+ 0.0023022" office:value-type="float" office:value="0.0063342" calcext:value-type="float">
            <text:p>0.006334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18761" calcext:value-type="float">
            <text:p>118761</text:p>
          </table:table-cell>
          <table:table-cell table:formula="of:=0.000000148*[.D308] + 0.000151317" office:value-type="float" office:value="0.017727945" calcext:value-type="float">
            <text:p>0.017727945</text:p>
          </table:table-cell>
          <table:table-cell table:formula="of:=0.000000148*([.D308]-AVERAGE([.$D$29];[.$D$61];[.$D$33];[.$D$65];[.$D$93];[.$D$97])) + 0.000151317" office:value-type="float" office:value="0.0158115176666667" calcext:value-type="float">
            <text:p>0.015811517666667</text:p>
          </table:table-cell>
          <table:table-cell table:style-name="ce93" office:value-type="float" office:value="47626" calcext:value-type="float">
            <text:p>47626</text:p>
          </table:table-cell>
          <table:table-cell table:formula="of:=0.0000015*[.G308]+ 0.0023022" office:value-type="float" office:value="0.0737412" calcext:value-type="float">
            <text:p>0.0737412</text:p>
          </table:table-cell>
          <table:table-cell table:formula="of:=0.0000015*([.G308]-AVERAGE([.$G$29];[.$G$33];[.$G$61];[.$G$65];[.$G$93];[.$G$97]))+ 0.0023022" office:value-type="float" office:value="0.0698802" calcext:value-type="float">
            <text:p>0.069880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3823" calcext:value-type="float">
            <text:p>13823</text:p>
          </table:table-cell>
          <table:table-cell table:formula="of:=0.000000148*[.D309] + 0.000151317" office:value-type="float" office:value="0.002197121" calcext:value-type="float">
            <text:p>0.002197121</text:p>
          </table:table-cell>
          <table:table-cell table:formula="of:=0.000000148*([.D309]-AVERAGE([.$D$29];[.$D$61];[.$D$33];[.$D$65];[.$D$93];[.$D$97])) + 0.000151317" office:value-type="float" office:value="0.000280693666666667" calcext:value-type="float">
            <text:p>0.000280693666667</text:p>
          </table:table-cell>
          <table:table-cell table:style-name="ce93" office:value-type="float" office:value="68973" calcext:value-type="float">
            <text:p>68973</text:p>
          </table:table-cell>
          <table:table-cell table:formula="of:=0.0000015*[.G309]+ 0.0023022" office:value-type="float" office:value="0.1057617" calcext:value-type="float">
            <text:p>0.1057617</text:p>
          </table:table-cell>
          <table:table-cell table:formula="of:=0.0000015*([.G309]-AVERAGE([.$G$29];[.$G$33];[.$G$61];[.$G$65];[.$G$93];[.$G$97]))+ 0.0023022" office:value-type="float" office:value="0.1019007" calcext:value-type="float">
            <text:p>0.101900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335384" calcext:value-type="float">
            <text:p>335384</text:p>
          </table:table-cell>
          <table:table-cell table:formula="of:=0.000000148*[.D310] + 0.000151317" office:value-type="float" office:value="0.049788149" calcext:value-type="float">
            <text:p>0.049788149</text:p>
          </table:table-cell>
          <table:table-cell table:formula="of:=0.000000148*([.D310]-AVERAGE([.$D$29];[.$D$61];[.$D$33];[.$D$65];[.$D$93];[.$D$97])) + 0.000151317" office:value-type="float" office:value="0.0478717216666667" calcext:value-type="float">
            <text:p>0.047871721666667</text:p>
          </table:table-cell>
          <table:table-cell table:style-name="ce93" office:value-type="float" office:value="2896" calcext:value-type="float">
            <text:p>2896</text:p>
          </table:table-cell>
          <table:table-cell table:formula="of:=0.0000015*[.G310]+ 0.0023022" office:value-type="float" office:value="0.0066462" calcext:value-type="float">
            <text:p>0.0066462</text:p>
          </table:table-cell>
          <table:table-cell table:formula="of:=0.0000015*([.G310]-AVERAGE([.$G$29];[.$G$33];[.$G$61];[.$G$65];[.$G$93];[.$G$97]))+ 0.0023022" office:value-type="float" office:value="0.0027852" calcext:value-type="float">
            <text:p>0.002785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63431" calcext:value-type="float">
            <text:p>263431</text:p>
          </table:table-cell>
          <table:table-cell table:formula="of:=0.000000148*[.D311] + 0.000151317" office:value-type="float" office:value="0.039139105" calcext:value-type="float">
            <text:p>0.039139105</text:p>
          </table:table-cell>
          <table:table-cell table:formula="of:=0.000000148*([.D311]-AVERAGE([.$D$29];[.$D$61];[.$D$33];[.$D$65];[.$D$93];[.$D$97])) + 0.000151317" office:value-type="float" office:value="0.0372226776666667" calcext:value-type="float">
            <text:p>0.037222677666667</text:p>
          </table:table-cell>
          <table:table-cell table:style-name="ce93" office:value-type="float" office:value="3950" calcext:value-type="float">
            <text:p>3950</text:p>
          </table:table-cell>
          <table:table-cell table:formula="of:=0.0000015*[.G311]+ 0.0023022" office:value-type="float" office:value="0.0082272" calcext:value-type="float">
            <text:p>0.0082272</text:p>
          </table:table-cell>
          <table:table-cell table:formula="of:=0.0000015*([.G311]-AVERAGE([.$G$29];[.$G$33];[.$G$61];[.$G$65];[.$G$93];[.$G$97]))+ 0.0023022" office:value-type="float" office:value="0.0043662" calcext:value-type="float">
            <text:p>0.004366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27457" calcext:value-type="float">
            <text:p>227457</text:p>
          </table:table-cell>
          <table:table-cell table:formula="of:=0.000000148*[.D312] + 0.000151317" office:value-type="float" office:value="0.033814953" calcext:value-type="float">
            <text:p>0.033814953</text:p>
          </table:table-cell>
          <table:table-cell table:formula="of:=0.000000148*([.D312]-AVERAGE([.$D$29];[.$D$61];[.$D$33];[.$D$65];[.$D$93];[.$D$97])) + 0.000151317" office:value-type="float" office:value="0.0318985256666667" calcext:value-type="float">
            <text:p>0.031898525666667</text:p>
          </table:table-cell>
          <table:table-cell table:style-name="ce93" office:value-type="float" office:value="46619" calcext:value-type="float">
            <text:p>46619</text:p>
          </table:table-cell>
          <table:table-cell table:formula="of:=0.0000015*[.G312]+ 0.0023022" office:value-type="float" office:value="0.0722307" calcext:value-type="float">
            <text:p>0.0722307</text:p>
          </table:table-cell>
          <table:table-cell table:formula="of:=0.0000015*([.G312]-AVERAGE([.$G$29];[.$G$33];[.$G$61];[.$G$65];[.$G$93];[.$G$97]))+ 0.0023022" office:value-type="float" office:value="0.0683697" calcext:value-type="float">
            <text:p>0.068369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2434" calcext:value-type="float">
            <text:p>22434</text:p>
          </table:table-cell>
          <table:table-cell table:formula="of:=0.000000148*[.D313] + 0.000151317" office:value-type="float" office:value="0.003471549" calcext:value-type="float">
            <text:p>0.003471549</text:p>
          </table:table-cell>
          <table:table-cell table:formula="of:=0.000000148*([.D313]-AVERAGE([.$D$29];[.$D$61];[.$D$33];[.$D$65];[.$D$93];[.$D$97])) + 0.000151317" office:value-type="float" office:value="0.00155512166666667" calcext:value-type="float">
            <text:p>0.001555121666667</text:p>
          </table:table-cell>
          <table:table-cell table:style-name="ce93" office:value-type="float" office:value="486438" calcext:value-type="float">
            <text:p>486438</text:p>
          </table:table-cell>
          <table:table-cell table:formula="of:=0.0000015*[.G313]+ 0.0023022" office:value-type="float" office:value="0.7319592" calcext:value-type="float">
            <text:p>0.7319592</text:p>
          </table:table-cell>
          <table:table-cell table:formula="of:=0.0000015*([.G313]-AVERAGE([.$G$29];[.$G$33];[.$G$61];[.$G$65];[.$G$93];[.$G$97]))+ 0.0023022" office:value-type="float" office:value="0.7280982" calcext:value-type="float">
            <text:p>0.728098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222922" calcext:value-type="float">
            <text:p>222922</text:p>
          </table:table-cell>
          <table:table-cell table:formula="of:=0.000000148*[.D314] + 0.000151317" office:value-type="float" office:value="0.033143773" calcext:value-type="float">
            <text:p>0.033143773</text:p>
          </table:table-cell>
          <table:table-cell table:formula="of:=0.000000148*([.D314]-AVERAGE([.$D$29];[.$D$61];[.$D$33];[.$D$65];[.$D$93];[.$D$97])) + 0.000151317" office:value-type="float" office:value="0.0312273456666667" calcext:value-type="float">
            <text:p>0.031227345666667</text:p>
          </table:table-cell>
          <table:table-cell table:style-name="ce94" office:value-type="float" office:value="3934" calcext:value-type="float">
            <text:p>3934</text:p>
          </table:table-cell>
          <table:table-cell table:formula="of:=0.0000015*[.G314]+ 0.0023022" office:value-type="float" office:value="0.0082032" calcext:value-type="float">
            <text:p>0.0082032</text:p>
          </table:table-cell>
          <table:table-cell table:formula="of:=0.0000015*([.G314]-AVERAGE([.$G$29];[.$G$33];[.$G$61];[.$G$65];[.$G$93];[.$G$97]))+ 0.0023022" office:value-type="float" office:value="0.0043422" calcext:value-type="float">
            <text:p>0.004342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480256" calcext:value-type="float">
            <text:p>480256</text:p>
          </table:table-cell>
          <table:table-cell table:formula="of:=0.000000148*[.D315] + 0.000151317" office:value-type="float" office:value="0.071229205" calcext:value-type="float">
            <text:p>0.071229205</text:p>
          </table:table-cell>
          <table:table-cell table:formula="of:=0.000000148*([.D315]-AVERAGE([.$D$29];[.$D$61];[.$D$33];[.$D$65];[.$D$93];[.$D$97])) + 0.000151317" office:value-type="float" office:value="0.0693127776666667" calcext:value-type="float">
            <text:p>0.069312777666667</text:p>
          </table:table-cell>
          <table:table-cell table:style-name="ce94" office:value-type="float" office:value="3157" calcext:value-type="float">
            <text:p>3157</text:p>
          </table:table-cell>
          <table:table-cell table:formula="of:=0.0000015*[.G315]+ 0.0023022" office:value-type="float" office:value="0.0070377" calcext:value-type="float">
            <text:p>0.0070377</text:p>
          </table:table-cell>
          <table:table-cell table:formula="of:=0.0000015*([.G315]-AVERAGE([.$G$29];[.$G$33];[.$G$61];[.$G$65];[.$G$93];[.$G$97]))+ 0.0023022" office:value-type="float" office:value="0.0031767" calcext:value-type="float">
            <text:p>0.003176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431746" calcext:value-type="float">
            <text:p>431746</text:p>
          </table:table-cell>
          <table:table-cell table:formula="of:=0.000000148*[.D316] + 0.000151317" office:value-type="float" office:value="0.064049725" calcext:value-type="float">
            <text:p>0.064049725</text:p>
          </table:table-cell>
          <table:table-cell table:formula="of:=0.000000148*([.D316]-AVERAGE([.$D$29];[.$D$61];[.$D$33];[.$D$65];[.$D$93];[.$D$97])) + 0.000151317" office:value-type="float" office:value="0.0621332976666667" calcext:value-type="float">
            <text:p>0.062133297666667</text:p>
          </table:table-cell>
          <table:table-cell table:style-name="ce94" office:value-type="float" office:value="4210" calcext:value-type="float">
            <text:p>4210</text:p>
          </table:table-cell>
          <table:table-cell table:formula="of:=0.0000015*[.G316]+ 0.0023022" office:value-type="float" office:value="0.0086172" calcext:value-type="float">
            <text:p>0.0086172</text:p>
          </table:table-cell>
          <table:table-cell table:formula="of:=0.0000015*([.G316]-AVERAGE([.$G$29];[.$G$33];[.$G$61];[.$G$65];[.$G$93];[.$G$97]))+ 0.0023022" office:value-type="float" office:value="0.0047562" calcext:value-type="float">
            <text:p>0.004756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14170" calcext:value-type="float">
            <text:p>14170</text:p>
          </table:table-cell>
          <table:table-cell table:formula="of:=0.000000148*[.D317] + 0.000151317" office:value-type="float" office:value="0.002248477" calcext:value-type="float">
            <text:p>0.002248477</text:p>
          </table:table-cell>
          <table:table-cell table:formula="of:=0.000000148*([.D317]-AVERAGE([.$D$29];[.$D$61];[.$D$33];[.$D$65];[.$D$93];[.$D$97])) + 0.000151317" office:value-type="float" office:value="0.000332049666666667" calcext:value-type="float">
            <text:p>0.000332049666667</text:p>
          </table:table-cell>
          <table:table-cell table:style-name="ce94" office:value-type="float" office:value="2369" calcext:value-type="float">
            <text:p>2369</text:p>
          </table:table-cell>
          <table:table-cell table:formula="of:=0.0000015*[.G317]+ 0.0023022" office:value-type="float" office:value="0.0058557" calcext:value-type="float">
            <text:p>0.0058557</text:p>
          </table:table-cell>
          <table:table-cell table:formula="of:=0.0000015*([.G317]-AVERAGE([.$G$29];[.$G$33];[.$G$61];[.$G$65];[.$G$93];[.$G$97]))+ 0.0023022" office:value-type="float" office:value="0.0019947" calcext:value-type="float">
            <text:p>0.001994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336173" calcext:value-type="float">
            <text:p>336173</text:p>
          </table:table-cell>
          <table:table-cell table:formula="of:=0.000000148*[.D318] + 0.000151317" office:value-type="float" office:value="0.049904921" calcext:value-type="float">
            <text:p>0.049904921</text:p>
          </table:table-cell>
          <table:table-cell table:formula="of:=0.000000148*([.D318]-AVERAGE([.$D$29];[.$D$61];[.$D$33];[.$D$65];[.$D$93];[.$D$97])) + 0.000151317" office:value-type="float" office:value="0.0479884936666667" calcext:value-type="float">
            <text:p>0.047988493666667</text:p>
          </table:table-cell>
          <table:table-cell table:style-name="ce94" office:value-type="float" office:value="3949" calcext:value-type="float">
            <text:p>3949</text:p>
          </table:table-cell>
          <table:table-cell table:formula="of:=0.0000015*[.G318]+ 0.0023022" office:value-type="float" office:value="0.0082257" calcext:value-type="float">
            <text:p>0.0082257</text:p>
          </table:table-cell>
          <table:table-cell table:formula="of:=0.0000015*([.G318]-AVERAGE([.$G$29];[.$G$33];[.$G$61];[.$G$65];[.$G$93];[.$G$97]))+ 0.0023022" office:value-type="float" office:value="0.0043647" calcext:value-type="float">
            <text:p>0.004364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605265" calcext:value-type="float">
            <text:p>605265</text:p>
          </table:table-cell>
          <table:table-cell table:formula="of:=0.000000148*[.D319] + 0.000151317" office:value-type="float" office:value="0.089730537" calcext:value-type="float">
            <text:p>0.089730537</text:p>
          </table:table-cell>
          <table:table-cell table:formula="of:=0.000000148*([.D319]-AVERAGE([.$D$29];[.$D$61];[.$D$33];[.$D$65];[.$D$93];[.$D$97])) + 0.000151317" office:value-type="float" office:value="0.0878141096666667" calcext:value-type="float">
            <text:p>0.087814109666667</text:p>
          </table:table-cell>
          <table:table-cell table:style-name="ce94" office:value-type="float" office:value="5003" calcext:value-type="float">
            <text:p>5003</text:p>
          </table:table-cell>
          <table:table-cell table:formula="of:=0.0000015*[.G319]+ 0.0023022" office:value-type="float" office:value="0.0098067" calcext:value-type="float">
            <text:p>0.0098067</text:p>
          </table:table-cell>
          <table:table-cell table:formula="of:=0.0000015*([.G319]-AVERAGE([.$G$29];[.$G$33];[.$G$61];[.$G$65];[.$G$93];[.$G$97]))+ 0.0023022" office:value-type="float" office:value="0.0059457" calcext:value-type="float">
            <text:p>0.005945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253374" calcext:value-type="float">
            <text:p>253374</text:p>
          </table:table-cell>
          <table:table-cell table:formula="of:=0.000000148*[.D320] + 0.000151317" office:value-type="float" office:value="0.037650669" calcext:value-type="float">
            <text:p>0.037650669</text:p>
          </table:table-cell>
          <table:table-cell table:formula="of:=0.000000148*([.D320]-AVERAGE([.$D$29];[.$D$61];[.$D$33];[.$D$65];[.$D$93];[.$D$97])) + 0.000151317" office:value-type="float" office:value="0.0357342416666667" calcext:value-type="float">
            <text:p>0.035734241666667</text:p>
          </table:table-cell>
          <table:table-cell table:style-name="ce94" office:value-type="float" office:value="5795" calcext:value-type="float">
            <text:p>5795</text:p>
          </table:table-cell>
          <table:table-cell table:formula="of:=0.0000015*[.G320]+ 0.0023022" office:value-type="float" office:value="0.0109947" calcext:value-type="float">
            <text:p>0.0109947</text:p>
          </table:table-cell>
          <table:table-cell table:formula="of:=0.0000015*([.G320]-AVERAGE([.$G$29];[.$G$33];[.$G$61];[.$G$65];[.$G$93];[.$G$97]))+ 0.0023022" office:value-type="float" office:value="0.0071337" calcext:value-type="float">
            <text:p>0.007133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13768" calcext:value-type="float">
            <text:p>13768</text:p>
          </table:table-cell>
          <table:table-cell table:formula="of:=0.000000148*[.D321] + 0.000151317" office:value-type="float" office:value="0.002188981" calcext:value-type="float">
            <text:p>0.002188981</text:p>
          </table:table-cell>
          <table:table-cell table:formula="of:=0.000000148*([.D321]-AVERAGE([.$D$29];[.$D$61];[.$D$33];[.$D$65];[.$D$93];[.$D$97])) + 0.000151317" office:value-type="float" office:value="0.000272553666666667" calcext:value-type="float">
            <text:p>0.000272553666667</text:p>
          </table:table-cell>
          <table:table-cell table:style-name="ce94" office:value-type="float" office:value="5005" calcext:value-type="float">
            <text:p>5005</text:p>
          </table:table-cell>
          <table:table-cell table:formula="of:=0.0000015*[.G321]+ 0.0023022" office:value-type="float" office:value="0.0098097" calcext:value-type="float">
            <text:p>0.0098097</text:p>
          </table:table-cell>
          <table:table-cell table:formula="of:=0.0000015*([.G321]-AVERAGE([.$G$29];[.$G$33];[.$G$61];[.$G$65];[.$G$93];[.$G$97]))+ 0.0023022" office:value-type="float" office:value="0.0059487" calcext:value-type="float">
            <text:p>0.00594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503196" calcext:value-type="float">
            <text:p>503196</text:p>
          </table:table-cell>
          <table:table-cell table:formula="of:=0.000000148*[.D322] + 0.000151317" office:value-type="float" office:value="0.074624325" calcext:value-type="float">
            <text:p>0.074624325</text:p>
          </table:table-cell>
          <table:table-cell table:formula="of:=0.000000148*([.D322]-AVERAGE([.$D$29];[.$D$61];[.$D$33];[.$D$65];[.$D$93];[.$D$97])) + 0.000151317" office:value-type="float" office:value="0.0727078976666667" calcext:value-type="float">
            <text:p>0.072707897666667</text:p>
          </table:table-cell>
          <table:table-cell table:style-name="ce95" office:value-type="float" office:value="230745" calcext:value-type="float">
            <text:p>230745</text:p>
          </table:table-cell>
          <table:table-cell table:formula="of:=0.0000015*[.G322]+ 0.0023022" office:value-type="float" office:value="0.3484197" calcext:value-type="float">
            <text:p>0.3484197</text:p>
          </table:table-cell>
          <table:table-cell table:formula="of:=0.0000015*([.G322]-AVERAGE([.$G$29];[.$G$33];[.$G$61];[.$G$65];[.$G$93];[.$G$97]))+ 0.0023022" office:value-type="float" office:value="0.3445587" calcext:value-type="float">
            <text:p>0.34455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29692" calcext:value-type="float">
            <text:p>29692</text:p>
          </table:table-cell>
          <table:table-cell table:formula="of:=0.000000148*[.D323] + 0.000151317" office:value-type="float" office:value="0.004545733" calcext:value-type="float">
            <text:p>0.004545733</text:p>
          </table:table-cell>
          <table:table-cell table:formula="of:=0.000000148*([.D323]-AVERAGE([.$D$29];[.$D$61];[.$D$33];[.$D$65];[.$D$93];[.$D$97])) + 0.000151317" office:value-type="float" office:value="0.00262930566666667" calcext:value-type="float">
            <text:p>0.002629305666667</text:p>
          </table:table-cell>
          <table:table-cell table:style-name="ce95" office:value-type="float" office:value="391506" calcext:value-type="float">
            <text:p>391506</text:p>
          </table:table-cell>
          <table:table-cell table:formula="of:=0.0000015*[.G323]+ 0.0023022" office:value-type="float" office:value="0.5895612" calcext:value-type="float">
            <text:p>0.5895612</text:p>
          </table:table-cell>
          <table:table-cell table:formula="of:=0.0000015*([.G323]-AVERAGE([.$G$29];[.$G$33];[.$G$61];[.$G$65];[.$G$93];[.$G$97]))+ 0.0023022" office:value-type="float" office:value="0.5857002" calcext:value-type="float">
            <text:p>0.585700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20213" calcext:value-type="float">
            <text:p>20213</text:p>
          </table:table-cell>
          <table:table-cell table:formula="of:=0.000000148*[.D324] + 0.000151317" office:value-type="float" office:value="0.003142841" calcext:value-type="float">
            <text:p>0.003142841</text:p>
          </table:table-cell>
          <table:table-cell table:formula="of:=0.000000148*([.D324]-AVERAGE([.$D$29];[.$D$61];[.$D$33];[.$D$65];[.$D$93];[.$D$97])) + 0.000151317" office:value-type="float" office:value="0.00122641366666667" calcext:value-type="float">
            <text:p>0.001226413666667</text:p>
          </table:table-cell>
          <table:table-cell table:style-name="ce95" office:value-type="float" office:value="100541" calcext:value-type="float">
            <text:p>100541</text:p>
          </table:table-cell>
          <table:table-cell table:formula="of:=0.0000015*[.G324]+ 0.0023022" office:value-type="float" office:value="0.1531137" calcext:value-type="float">
            <text:p>0.1531137</text:p>
          </table:table-cell>
          <table:table-cell table:formula="of:=0.0000015*([.G324]-AVERAGE([.$G$29];[.$G$33];[.$G$61];[.$G$65];[.$G$93];[.$G$97]))+ 0.0023022" office:value-type="float" office:value="0.1492527" calcext:value-type="float">
            <text:p>0.149252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22773" calcext:value-type="float">
            <text:p>22773</text:p>
          </table:table-cell>
          <table:table-cell table:formula="of:=0.000000148*[.D325] + 0.000151317" office:value-type="float" office:value="0.003521721" calcext:value-type="float">
            <text:p>0.003521721</text:p>
          </table:table-cell>
          <table:table-cell table:formula="of:=0.000000148*([.D325]-AVERAGE([.$D$29];[.$D$61];[.$D$33];[.$D$65];[.$D$93];[.$D$97])) + 0.000151317" office:value-type="float" office:value="0.00160529366666667" calcext:value-type="float">
            <text:p>0.001605293666667</text:p>
          </table:table-cell>
          <table:table-cell table:style-name="ce95" office:value-type="float" office:value="142139" calcext:value-type="float">
            <text:p>142139</text:p>
          </table:table-cell>
          <table:table-cell table:formula="of:=0.0000015*[.G325]+ 0.0023022" office:value-type="float" office:value="0.2155107" calcext:value-type="float">
            <text:p>0.2155107</text:p>
          </table:table-cell>
          <table:table-cell table:formula="of:=0.0000015*([.G325]-AVERAGE([.$G$29];[.$G$33];[.$G$61];[.$G$65];[.$G$93];[.$G$97]))+ 0.0023022" office:value-type="float" office:value="0.2116497" calcext:value-type="float">
            <text:p>0.211649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258152" calcext:value-type="float">
            <text:p>258152</text:p>
          </table:table-cell>
          <table:table-cell table:formula="of:=0.000000148*[.D326] + 0.000151317" office:value-type="float" office:value="0.038357813" calcext:value-type="float">
            <text:p>0.038357813</text:p>
          </table:table-cell>
          <table:table-cell table:formula="of:=0.000000148*([.D326]-AVERAGE([.$D$29];[.$D$61];[.$D$33];[.$D$65];[.$D$93];[.$D$97])) + 0.000151317" office:value-type="float" office:value="0.0364413856666667" calcext:value-type="float">
            <text:p>0.036441385666667</text:p>
          </table:table-cell>
          <table:table-cell table:style-name="ce95" office:value-type="float" office:value="227562" calcext:value-type="float">
            <text:p>227562</text:p>
          </table:table-cell>
          <table:table-cell table:formula="of:=0.0000015*[.G326]+ 0.0023022" office:value-type="float" office:value="0.3436452" calcext:value-type="float">
            <text:p>0.3436452</text:p>
          </table:table-cell>
          <table:table-cell table:formula="of:=0.0000015*([.G326]-AVERAGE([.$G$29];[.$G$33];[.$G$61];[.$G$65];[.$G$93];[.$G$97]))+ 0.0023022" office:value-type="float" office:value="0.3397842" calcext:value-type="float">
            <text:p>0.339784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40469" calcext:value-type="float">
            <text:p>40469</text:p>
          </table:table-cell>
          <table:table-cell table:formula="of:=0.000000148*[.D327] + 0.000151317" office:value-type="float" office:value="0.006140729" calcext:value-type="float">
            <text:p>0.006140729</text:p>
          </table:table-cell>
          <table:table-cell table:formula="of:=0.000000148*([.D327]-AVERAGE([.$D$29];[.$D$61];[.$D$33];[.$D$65];[.$D$93];[.$D$97])) + 0.000151317" office:value-type="float" office:value="0.00422430166666667" calcext:value-type="float">
            <text:p>0.004224301666667</text:p>
          </table:table-cell>
          <table:table-cell table:style-name="ce95" office:value-type="float" office:value="132748" calcext:value-type="float">
            <text:p>132748</text:p>
          </table:table-cell>
          <table:table-cell table:formula="of:=0.0000015*[.G327]+ 0.0023022" office:value-type="float" office:value="0.2014242" calcext:value-type="float">
            <text:p>0.2014242</text:p>
          </table:table-cell>
          <table:table-cell table:formula="of:=0.0000015*([.G327]-AVERAGE([.$G$29];[.$G$33];[.$G$61];[.$G$65];[.$G$93];[.$G$97]))+ 0.0023022" office:value-type="float" office:value="0.1975632" calcext:value-type="float">
            <text:p>0.197563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17270" calcext:value-type="float">
            <text:p>17270</text:p>
          </table:table-cell>
          <table:table-cell table:formula="of:=0.000000148*[.D328] + 0.000151317" office:value-type="float" office:value="0.002707277" calcext:value-type="float">
            <text:p>0.002707277</text:p>
          </table:table-cell>
          <table:table-cell table:formula="of:=0.000000148*([.D328]-AVERAGE([.$D$29];[.$D$61];[.$D$33];[.$D$65];[.$D$93];[.$D$97])) + 0.000151317" office:value-type="float" office:value="0.000790849666666667" calcext:value-type="float">
            <text:p>0.000790849666667</text:p>
          </table:table-cell>
          <table:table-cell table:style-name="ce95" office:value-type="float" office:value="159857" calcext:value-type="float">
            <text:p>159857</text:p>
          </table:table-cell>
          <table:table-cell table:formula="of:=0.0000015*[.G328]+ 0.0023022" office:value-type="float" office:value="0.2420877" calcext:value-type="float">
            <text:p>0.2420877</text:p>
          </table:table-cell>
          <table:table-cell table:formula="of:=0.0000015*([.G328]-AVERAGE([.$G$29];[.$G$33];[.$G$61];[.$G$65];[.$G$93];[.$G$97]))+ 0.0023022" office:value-type="float" office:value="0.2382267" calcext:value-type="float">
            <text:p>0.238226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18727" calcext:value-type="float">
            <text:p>18727</text:p>
          </table:table-cell>
          <table:table-cell table:formula="of:=0.000000148*[.D329] + 0.000151317" office:value-type="float" office:value="0.002922913" calcext:value-type="float">
            <text:p>0.002922913</text:p>
          </table:table-cell>
          <table:table-cell table:formula="of:=0.000000148*([.D329]-AVERAGE([.$D$29];[.$D$61];[.$D$33];[.$D$65];[.$D$93];[.$D$97])) + 0.000151317" office:value-type="float" office:value="0.00100648566666667" calcext:value-type="float">
            <text:p>0.001006485666667</text:p>
          </table:table-cell>
          <table:table-cell table:style-name="ce95" office:value-type="float" office:value="221317" calcext:value-type="float">
            <text:p>221317</text:p>
          </table:table-cell>
          <table:table-cell table:formula="of:=0.0000015*[.G329]+ 0.0023022" office:value-type="float" office:value="0.3342777" calcext:value-type="float">
            <text:p>0.3342777</text:p>
          </table:table-cell>
          <table:table-cell table:formula="of:=0.0000015*([.G329]-AVERAGE([.$G$29];[.$G$33];[.$G$61];[.$G$65];[.$G$93];[.$G$97]))+ 0.0023022" office:value-type="float" office:value="0.3304167" calcext:value-type="float">
            <text:p>0.330416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339750" calcext:value-type="float">
            <text:p>339750</text:p>
          </table:table-cell>
          <table:table-cell table:formula="of:=0.000000148*[.D330] + 0.000151317" office:value-type="float" office:value="0.050434317" calcext:value-type="float">
            <text:p>0.050434317</text:p>
          </table:table-cell>
          <table:table-cell table:formula="of:=0.000000148*([.D330]-AVERAGE([.$D$29];[.$D$61];[.$D$33];[.$D$65];[.$D$93];[.$D$97])) + 0.000151317" office:value-type="float" office:value="0.0485178896666667" calcext:value-type="float">
            <text:p>0.048517889666667</text:p>
          </table:table-cell>
          <table:table-cell table:style-name="ce96" office:value-type="float" office:value="4727" calcext:value-type="float">
            <text:p>4727</text:p>
          </table:table-cell>
          <table:table-cell table:formula="of:=0.0000015*[.G330]+ 0.0023022" office:value-type="float" office:value="0.0093927" calcext:value-type="float">
            <text:p>0.0093927</text:p>
          </table:table-cell>
          <table:table-cell table:formula="of:=0.0000015*([.G330]-AVERAGE([.$G$29];[.$G$33];[.$G$61];[.$G$65];[.$G$93];[.$G$97]))+ 0.0023022" office:value-type="float" office:value="0.0055317" calcext:value-type="float">
            <text:p>0.005531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123512" calcext:value-type="float">
            <text:p>123512</text:p>
          </table:table-cell>
          <table:table-cell table:formula="of:=0.000000148*[.D331] + 0.000151317" office:value-type="float" office:value="0.018431093" calcext:value-type="float">
            <text:p>0.018431093</text:p>
          </table:table-cell>
          <table:table-cell table:formula="of:=0.000000148*([.D331]-AVERAGE([.$D$29];[.$D$61];[.$D$33];[.$D$65];[.$D$93];[.$D$97])) + 0.000151317" office:value-type="float" office:value="0.0165146656666667" calcext:value-type="float">
            <text:p>0.016514665666667</text:p>
          </table:table-cell>
          <table:table-cell table:style-name="ce96" office:value-type="float" office:value="33416" calcext:value-type="float">
            <text:p>33416</text:p>
          </table:table-cell>
          <table:table-cell table:formula="of:=0.0000015*[.G331]+ 0.0023022" office:value-type="float" office:value="0.0524262" calcext:value-type="float">
            <text:p>0.0524262</text:p>
          </table:table-cell>
          <table:table-cell table:formula="of:=0.0000015*([.G331]-AVERAGE([.$G$29];[.$G$33];[.$G$61];[.$G$65];[.$G$93];[.$G$97]))+ 0.0023022" office:value-type="float" office:value="0.0485652" calcext:value-type="float">
            <text:p>0.048565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29017" calcext:value-type="float">
            <text:p>29017</text:p>
          </table:table-cell>
          <table:table-cell table:formula="of:=0.000000148*[.D332] + 0.000151317" office:value-type="float" office:value="0.004445833" calcext:value-type="float">
            <text:p>0.004445833</text:p>
          </table:table-cell>
          <table:table-cell table:formula="of:=0.000000148*([.D332]-AVERAGE([.$D$29];[.$D$61];[.$D$33];[.$D$65];[.$D$93];[.$D$97])) + 0.000151317" office:value-type="float" office:value="0.00252940566666667" calcext:value-type="float">
            <text:p>0.002529405666667</text:p>
          </table:table-cell>
          <table:table-cell table:style-name="ce96" office:value-type="float" office:value="71865" calcext:value-type="float">
            <text:p>71865</text:p>
          </table:table-cell>
          <table:table-cell table:formula="of:=0.0000015*[.G332]+ 0.0023022" office:value-type="float" office:value="0.1100997" calcext:value-type="float">
            <text:p>0.1100997</text:p>
          </table:table-cell>
          <table:table-cell table:formula="of:=0.0000015*([.G332]-AVERAGE([.$G$29];[.$G$33];[.$G$61];[.$G$65];[.$G$93];[.$G$97]))+ 0.0023022" office:value-type="float" office:value="0.1062387" calcext:value-type="float">
            <text:p>0.10623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16508" calcext:value-type="float">
            <text:p>16508</text:p>
          </table:table-cell>
          <table:table-cell table:formula="of:=0.000000148*[.D333] + 0.000151317" office:value-type="float" office:value="0.002594501" calcext:value-type="float">
            <text:p>0.002594501</text:p>
          </table:table-cell>
          <table:table-cell table:formula="of:=0.000000148*([.D333]-AVERAGE([.$D$29];[.$D$61];[.$D$33];[.$D$65];[.$D$93];[.$D$97])) + 0.000151317" office:value-type="float" office:value="0.000678073666666667" calcext:value-type="float">
            <text:p>0.000678073666667</text:p>
          </table:table-cell>
          <table:table-cell table:style-name="ce96" office:value-type="float" office:value="58699" calcext:value-type="float">
            <text:p>58699</text:p>
          </table:table-cell>
          <table:table-cell table:formula="of:=0.0000015*[.G333]+ 0.0023022" office:value-type="float" office:value="0.0903507" calcext:value-type="float">
            <text:p>0.0903507</text:p>
          </table:table-cell>
          <table:table-cell table:formula="of:=0.0000015*([.G333]-AVERAGE([.$G$29];[.$G$33];[.$G$61];[.$G$65];[.$G$93];[.$G$97]))+ 0.0023022" office:value-type="float" office:value="0.0864897" calcext:value-type="float">
            <text:p>0.086489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333212" calcext:value-type="float">
            <text:p>333212</text:p>
          </table:table-cell>
          <table:table-cell table:formula="of:=0.000000148*[.D334] + 0.000151317" office:value-type="float" office:value="0.049466693" calcext:value-type="float">
            <text:p>0.049466693</text:p>
          </table:table-cell>
          <table:table-cell table:formula="of:=0.000000148*([.D334]-AVERAGE([.$D$29];[.$D$61];[.$D$33];[.$D$65];[.$D$93];[.$D$97])) + 0.000151317" office:value-type="float" office:value="0.0475502656666667" calcext:value-type="float">
            <text:p>0.047550265666667</text:p>
          </table:table-cell>
          <table:table-cell table:style-name="ce96" office:value-type="float" office:value="3687" calcext:value-type="float">
            <text:p>3687</text:p>
          </table:table-cell>
          <table:table-cell table:formula="of:=0.0000015*[.G334]+ 0.0023022" office:value-type="float" office:value="0.0078327" calcext:value-type="float">
            <text:p>0.0078327</text:p>
          </table:table-cell>
          <table:table-cell table:formula="of:=0.0000015*([.G334]-AVERAGE([.$G$29];[.$G$33];[.$G$61];[.$G$65];[.$G$93];[.$G$97]))+ 0.0023022" office:value-type="float" office:value="0.0039717" calcext:value-type="float">
            <text:p>0.003971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191386" calcext:value-type="float">
            <text:p>191386</text:p>
          </table:table-cell>
          <table:table-cell table:formula="of:=0.000000148*[.D335] + 0.000151317" office:value-type="float" office:value="0.028476445" calcext:value-type="float">
            <text:p>0.028476445</text:p>
          </table:table-cell>
          <table:table-cell table:formula="of:=0.000000148*([.D335]-AVERAGE([.$D$29];[.$D$61];[.$D$33];[.$D$65];[.$D$93];[.$D$97])) + 0.000151317" office:value-type="float" office:value="0.0265600176666667" calcext:value-type="float">
            <text:p>0.026560017666667</text:p>
          </table:table-cell>
          <table:table-cell table:style-name="ce96" office:value-type="float" office:value="262033" calcext:value-type="float">
            <text:p>262033</text:p>
          </table:table-cell>
          <table:table-cell table:formula="of:=0.0000015*[.G335]+ 0.0023022" office:value-type="float" office:value="0.3953517" calcext:value-type="float">
            <text:p>0.3953517</text:p>
          </table:table-cell>
          <table:table-cell table:formula="of:=0.0000015*([.G335]-AVERAGE([.$G$29];[.$G$33];[.$G$61];[.$G$65];[.$G$93];[.$G$97]))+ 0.0023022" office:value-type="float" office:value="0.3914907" calcext:value-type="float">
            <text:p>0.391490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23741" calcext:value-type="float">
            <text:p>23741</text:p>
          </table:table-cell>
          <table:table-cell table:formula="of:=0.000000148*[.D336] + 0.000151317" office:value-type="float" office:value="0.003664985" calcext:value-type="float">
            <text:p>0.003664985</text:p>
          </table:table-cell>
          <table:table-cell table:formula="of:=0.000000148*([.D336]-AVERAGE([.$D$29];[.$D$61];[.$D$33];[.$D$65];[.$D$93];[.$D$97])) + 0.000151317" office:value-type="float" office:value="0.00174855766666667" calcext:value-type="float">
            <text:p>0.001748557666667</text:p>
          </table:table-cell>
          <table:table-cell table:style-name="ce96" office:value-type="float" office:value="109055" calcext:value-type="float">
            <text:p>109055</text:p>
          </table:table-cell>
          <table:table-cell table:formula="of:=0.0000015*[.G336]+ 0.0023022" office:value-type="float" office:value="0.1658847" calcext:value-type="float">
            <text:p>0.1658847</text:p>
          </table:table-cell>
          <table:table-cell table:formula="of:=0.0000015*([.G336]-AVERAGE([.$G$29];[.$G$33];[.$G$61];[.$G$65];[.$G$93];[.$G$97]))+ 0.0023022" office:value-type="float" office:value="0.1620237" calcext:value-type="float">
            <text:p>0.162023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20098" calcext:value-type="float">
            <text:p>20098</text:p>
          </table:table-cell>
          <table:table-cell table:formula="of:=0.000000148*[.D337] + 0.000151317" office:value-type="float" office:value="0.003125821" calcext:value-type="float">
            <text:p>0.003125821</text:p>
          </table:table-cell>
          <table:table-cell table:formula="of:=0.000000148*([.D337]-AVERAGE([.$D$29];[.$D$61];[.$D$33];[.$D$65];[.$D$93];[.$D$97])) + 0.000151317" office:value-type="float" office:value="0.00120939366666667" calcext:value-type="float">
            <text:p>0.001209393666667</text:p>
          </table:table-cell>
          <table:table-cell table:style-name="ce96" office:value-type="float" office:value="210207" calcext:value-type="float">
            <text:p>210207</text:p>
          </table:table-cell>
          <table:table-cell table:formula="of:=0.0000015*[.G337]+ 0.0023022" office:value-type="float" office:value="0.3176127" calcext:value-type="float">
            <text:p>0.3176127</text:p>
          </table:table-cell>
          <table:table-cell table:formula="of:=0.0000015*([.G337]-AVERAGE([.$G$29];[.$G$33];[.$G$61];[.$G$65];[.$G$93];[.$G$97]))+ 0.0023022" office:value-type="float" office:value="0.3137517" calcext:value-type="float">
            <text:p>0.313751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style-name="ce47" office:value-type="float" office:value="354694" calcext:value-type="float">
            <text:p>354694</text:p>
          </table:table-cell>
          <table:table-cell table:formula="of:=0.000000148*[.D338] + 0.000151317" office:value-type="float" office:value="0.052646029" calcext:value-type="float">
            <text:p>0.052646029</text:p>
          </table:table-cell>
          <table:table-cell table:formula="of:=0.000000148*([.D338]-AVERAGE([.$D$29];[.$D$61];[.$D$33];[.$D$65];[.$D$93];[.$D$97])) + 0.000151317" office:value-type="float" office:value="0.0507296016666667" calcext:value-type="float">
            <text:p>0.050729601666667</text:p>
          </table:table-cell>
          <table:table-cell table:style-name="ce97" office:value-type="float" office:value="3678" calcext:value-type="float">
            <text:p>3678</text:p>
          </table:table-cell>
          <table:table-cell table:formula="of:=0.0000015*[.G338]+ 0.0023022" office:value-type="float" office:value="0.0078192" calcext:value-type="float">
            <text:p>0.0078192</text:p>
          </table:table-cell>
          <table:table-cell table:formula="of:=0.0000015*([.G338]-AVERAGE([.$G$29];[.$G$33];[.$G$61];[.$G$65];[.$G$93];[.$G$97]))+ 0.0023022" office:value-type="float" office:value="0.0039582" calcext:value-type="float">
            <text:p>0.003958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style-name="ce47" office:value-type="float" office:value="385044" calcext:value-type="float">
            <text:p>385044</text:p>
          </table:table-cell>
          <table:table-cell table:formula="of:=0.000000148*[.D339] + 0.000151317" office:value-type="float" office:value="0.057137829" calcext:value-type="float">
            <text:p>0.057137829</text:p>
          </table:table-cell>
          <table:table-cell table:formula="of:=0.000000148*([.D339]-AVERAGE([.$D$29];[.$D$61];[.$D$33];[.$D$65];[.$D$93];[.$D$97])) + 0.000151317" office:value-type="float" office:value="0.0552214016666667" calcext:value-type="float">
            <text:p>0.055221401666667</text:p>
          </table:table-cell>
          <table:table-cell table:style-name="ce97" office:value-type="float" office:value="2367" calcext:value-type="float">
            <text:p>2367</text:p>
          </table:table-cell>
          <table:table-cell table:formula="of:=0.0000015*[.G339]+ 0.0023022" office:value-type="float" office:value="0.0058527" calcext:value-type="float">
            <text:p>0.0058527</text:p>
          </table:table-cell>
          <table:table-cell table:formula="of:=0.0000015*([.G339]-AVERAGE([.$G$29];[.$G$33];[.$G$61];[.$G$65];[.$G$93];[.$G$97]))+ 0.0023022" office:value-type="float" office:value="0.0019917" calcext:value-type="float">
            <text:p>0.001991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style-name="ce47" office:value-type="float" office:value="201011" calcext:value-type="float">
            <text:p>201011</text:p>
          </table:table-cell>
          <table:table-cell table:formula="of:=0.000000148*[.D340] + 0.000151317" office:value-type="float" office:value="0.029900945" calcext:value-type="float">
            <text:p>0.029900945</text:p>
          </table:table-cell>
          <table:table-cell table:formula="of:=0.000000148*([.D340]-AVERAGE([.$D$29];[.$D$61];[.$D$33];[.$D$65];[.$D$93];[.$D$97])) + 0.000151317" office:value-type="float" office:value="0.0279845176666667" calcext:value-type="float">
            <text:p>0.027984517666667</text:p>
          </table:table-cell>
          <table:table-cell table:style-name="ce97" office:value-type="float" office:value="82645" calcext:value-type="float">
            <text:p>82645</text:p>
          </table:table-cell>
          <table:table-cell table:formula="of:=0.0000015*[.G340]+ 0.0023022" office:value-type="float" office:value="0.1262697" calcext:value-type="float">
            <text:p>0.1262697</text:p>
          </table:table-cell>
          <table:table-cell table:formula="of:=0.0000015*([.G340]-AVERAGE([.$G$29];[.$G$33];[.$G$61];[.$G$65];[.$G$93];[.$G$97]))+ 0.0023022" office:value-type="float" office:value="0.1224087" calcext:value-type="float">
            <text:p>0.12240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47" office:value-type="float" office:value="21114" calcext:value-type="float">
            <text:p>21114</text:p>
          </table:table-cell>
          <table:table-cell table:formula="of:=0.000000148*[.D341] + 0.000151317" office:value-type="float" office:value="0.003276189" calcext:value-type="float">
            <text:p>0.003276189</text:p>
          </table:table-cell>
          <table:table-cell table:formula="of:=0.000000148*([.D341]-AVERAGE([.$D$29];[.$D$61];[.$D$33];[.$D$65];[.$D$93];[.$D$97])) + 0.000151317" office:value-type="float" office:value="0.00135976166666667" calcext:value-type="float">
            <text:p>0.001359761666667</text:p>
          </table:table-cell>
          <table:table-cell table:style-name="ce97" office:value-type="float" office:value="198478" calcext:value-type="float">
            <text:p>198478</text:p>
          </table:table-cell>
          <table:table-cell table:formula="of:=0.0000015*[.G341]+ 0.0023022" office:value-type="float" office:value="0.3000192" calcext:value-type="float">
            <text:p>0.3000192</text:p>
          </table:table-cell>
          <table:table-cell table:formula="of:=0.0000015*([.G341]-AVERAGE([.$G$29];[.$G$33];[.$G$61];[.$G$65];[.$G$93];[.$G$97]))+ 0.0023022" office:value-type="float" office:value="0.2961582" calcext:value-type="float">
            <text:p>0.296158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style-name="ce47" office:value-type="float" office:value="366075" calcext:value-type="float">
            <text:p>366075</text:p>
          </table:table-cell>
          <table:table-cell table:formula="of:=0.000000148*[.D342] + 0.000151317" office:value-type="float" office:value="0.054330417" calcext:value-type="float">
            <text:p>0.054330417</text:p>
          </table:table-cell>
          <table:table-cell table:formula="of:=0.000000148*([.D342]-AVERAGE([.$D$29];[.$D$61];[.$D$33];[.$D$65];[.$D$93];[.$D$97])) + 0.000151317" office:value-type="float" office:value="0.0524139896666667" calcext:value-type="float">
            <text:p>0.052413989666667</text:p>
          </table:table-cell>
          <table:table-cell table:style-name="ce97" office:value-type="float" office:value="3423" calcext:value-type="float">
            <text:p>3423</text:p>
          </table:table-cell>
          <table:table-cell table:formula="of:=0.0000015*[.G342]+ 0.0023022" office:value-type="float" office:value="0.0074367" calcext:value-type="float">
            <text:p>0.0074367</text:p>
          </table:table-cell>
          <table:table-cell table:formula="of:=0.0000015*([.G342]-AVERAGE([.$G$29];[.$G$33];[.$G$61];[.$G$65];[.$G$93];[.$G$97]))+ 0.0023022" office:value-type="float" office:value="0.0035757" calcext:value-type="float">
            <text:p>0.003575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style-name="ce47" office:value-type="float" office:value="254625" calcext:value-type="float">
            <text:p>254625</text:p>
          </table:table-cell>
          <table:table-cell table:formula="of:=0.000000148*[.D343] + 0.000151317" office:value-type="float" office:value="0.037835817" calcext:value-type="float">
            <text:p>0.037835817</text:p>
          </table:table-cell>
          <table:table-cell table:formula="of:=0.000000148*([.D343]-AVERAGE([.$D$29];[.$D$61];[.$D$33];[.$D$65];[.$D$93];[.$D$97])) + 0.000151317" office:value-type="float" office:value="0.0359193896666667" calcext:value-type="float">
            <text:p>0.035919389666667</text:p>
          </table:table-cell>
          <table:table-cell table:style-name="ce97" office:value-type="float" office:value="4477" calcext:value-type="float">
            <text:p>4477</text:p>
          </table:table-cell>
          <table:table-cell table:formula="of:=0.0000015*[.G343]+ 0.0023022" office:value-type="float" office:value="0.0090177" calcext:value-type="float">
            <text:p>0.0090177</text:p>
          </table:table-cell>
          <table:table-cell table:formula="of:=0.0000015*([.G343]-AVERAGE([.$G$29];[.$G$33];[.$G$61];[.$G$65];[.$G$93];[.$G$97]))+ 0.0023022" office:value-type="float" office:value="0.0051567" calcext:value-type="float">
            <text:p>0.005156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style-name="ce47" office:value-type="float" office:value="112264" calcext:value-type="float">
            <text:p>112264</text:p>
          </table:table-cell>
          <table:table-cell table:formula="of:=0.000000148*[.D344] + 0.000151317" office:value-type="float" office:value="0.016766389" calcext:value-type="float">
            <text:p>0.016766389</text:p>
          </table:table-cell>
          <table:table-cell table:formula="of:=0.000000148*([.D344]-AVERAGE([.$D$29];[.$D$61];[.$D$33];[.$D$65];[.$D$93];[.$D$97])) + 0.000151317" office:value-type="float" office:value="0.0148499616666667" calcext:value-type="float">
            <text:p>0.014849961666667</text:p>
          </table:table-cell>
          <table:table-cell table:style-name="ce97" office:value-type="float" office:value="33723" calcext:value-type="float">
            <text:p>33723</text:p>
          </table:table-cell>
          <table:table-cell table:formula="of:=0.0000015*[.G344]+ 0.0023022" office:value-type="float" office:value="0.0528867" calcext:value-type="float">
            <text:p>0.0528867</text:p>
          </table:table-cell>
          <table:table-cell table:formula="of:=0.0000015*([.G344]-AVERAGE([.$G$29];[.$G$33];[.$G$61];[.$G$65];[.$G$93];[.$G$97]))+ 0.0023022" office:value-type="float" office:value="0.0490257" calcext:value-type="float">
            <text:p>0.049025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style-name="ce47" office:value-type="float" office:value="22643" calcext:value-type="float">
            <text:p>22643</text:p>
          </table:table-cell>
          <table:table-cell table:formula="of:=0.000000148*[.D345] + 0.000151317" office:value-type="float" office:value="0.003502481" calcext:value-type="float">
            <text:p>0.003502481</text:p>
          </table:table-cell>
          <table:table-cell table:formula="of:=0.000000148*([.D345]-AVERAGE([.$D$29];[.$D$61];[.$D$33];[.$D$65];[.$D$93];[.$D$97])) + 0.000151317" office:value-type="float" office:value="0.00158605366666667" calcext:value-type="float">
            <text:p>0.001586053666667</text:p>
          </table:table-cell>
          <table:table-cell table:style-name="ce97" office:value-type="float" office:value="474325" calcext:value-type="float">
            <text:p>474325</text:p>
          </table:table-cell>
          <table:table-cell table:formula="of:=0.0000015*[.G345]+ 0.0023022" office:value-type="float" office:value="0.7137897" calcext:value-type="float">
            <text:p>0.7137897</text:p>
          </table:table-cell>
          <table:table-cell table:formula="of:=0.0000015*([.G345]-AVERAGE([.$G$29];[.$G$33];[.$G$61];[.$G$65];[.$G$93];[.$G$97]))+ 0.0023022" office:value-type="float" office:value="0.7099287" calcext:value-type="float">
            <text:p>0.70992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210198" calcext:value-type="float">
            <text:p>210198</text:p>
          </table:table-cell>
          <table:table-cell table:formula="of:=0.000000148*[.D346] + 0.000151317" office:value-type="float" office:value="0.031260621" calcext:value-type="float">
            <text:p>0.031260621</text:p>
          </table:table-cell>
          <table:table-cell table:formula="of:=0.000000148*([.D346]-AVERAGE([.$D$29];[.$D$61];[.$D$33];[.$D$65];[.$D$93];[.$D$97])) + 0.000151317" office:value-type="float" office:value="0.0293441936666667" calcext:value-type="float">
            <text:p>0.029344193666667</text:p>
          </table:table-cell>
          <table:table-cell table:style-name="ce98" office:value-type="float" office:value="4205" calcext:value-type="float">
            <text:p>4205</text:p>
          </table:table-cell>
          <table:table-cell table:formula="of:=0.0000015*[.G346]+ 0.0023022" office:value-type="float" office:value="0.0086097" calcext:value-type="float">
            <text:p>0.0086097</text:p>
          </table:table-cell>
          <table:table-cell table:formula="of:=0.0000015*([.G346]-AVERAGE([.$G$29];[.$G$33];[.$G$61];[.$G$65];[.$G$93];[.$G$97]))+ 0.0023022" office:value-type="float" office:value="0.0047487" calcext:value-type="float">
            <text:p>0.00474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443116" calcext:value-type="float">
            <text:p>443116</text:p>
          </table:table-cell>
          <table:table-cell table:formula="of:=0.000000148*[.D347] + 0.000151317" office:value-type="float" office:value="0.065732485" calcext:value-type="float">
            <text:p>0.065732485</text:p>
          </table:table-cell>
          <table:table-cell table:formula="of:=0.000000148*([.D347]-AVERAGE([.$D$29];[.$D$61];[.$D$33];[.$D$65];[.$D$93];[.$D$97])) + 0.000151317" office:value-type="float" office:value="0.0638160576666667" calcext:value-type="float">
            <text:p>0.063816057666667</text:p>
          </table:table-cell>
          <table:table-cell table:style-name="ce98" office:value-type="float" office:value="3682" calcext:value-type="float">
            <text:p>3682</text:p>
          </table:table-cell>
          <table:table-cell table:formula="of:=0.0000015*[.G347]+ 0.0023022" office:value-type="float" office:value="0.0078252" calcext:value-type="float">
            <text:p>0.0078252</text:p>
          </table:table-cell>
          <table:table-cell table:formula="of:=0.0000015*([.G347]-AVERAGE([.$G$29];[.$G$33];[.$G$61];[.$G$65];[.$G$93];[.$G$97]))+ 0.0023022" office:value-type="float" office:value="0.0039642" calcext:value-type="float">
            <text:p>0.003964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286463" calcext:value-type="float">
            <text:p>286463</text:p>
          </table:table-cell>
          <table:table-cell table:formula="of:=0.000000148*[.D348] + 0.000151317" office:value-type="float" office:value="0.042547841" calcext:value-type="float">
            <text:p>0.042547841</text:p>
          </table:table-cell>
          <table:table-cell table:formula="of:=0.000000148*([.D348]-AVERAGE([.$D$29];[.$D$61];[.$D$33];[.$D$65];[.$D$93];[.$D$97])) + 0.000151317" office:value-type="float" office:value="0.0406314136666667" calcext:value-type="float">
            <text:p>0.040631413666667</text:p>
          </table:table-cell>
          <table:table-cell table:style-name="ce98" office:value-type="float" office:value="4475" calcext:value-type="float">
            <text:p>4475</text:p>
          </table:table-cell>
          <table:table-cell table:formula="of:=0.0000015*[.G348]+ 0.0023022" office:value-type="float" office:value="0.0090147" calcext:value-type="float">
            <text:p>0.0090147</text:p>
          </table:table-cell>
          <table:table-cell table:formula="of:=0.0000015*([.G348]-AVERAGE([.$G$29];[.$G$33];[.$G$61];[.$G$65];[.$G$93];[.$G$97]))+ 0.0023022" office:value-type="float" office:value="0.0051537" calcext:value-type="float">
            <text:p>0.005153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15957" calcext:value-type="float">
            <text:p>15957</text:p>
          </table:table-cell>
          <table:table-cell table:formula="of:=0.000000148*[.D349] + 0.000151317" office:value-type="float" office:value="0.002512953" calcext:value-type="float">
            <text:p>0.002512953</text:p>
          </table:table-cell>
          <table:table-cell table:formula="of:=0.000000148*([.D349]-AVERAGE([.$D$29];[.$D$61];[.$D$33];[.$D$65];[.$D$93];[.$D$97])) + 0.000151317" office:value-type="float" office:value="0.000596525666666667" calcext:value-type="float">
            <text:p>0.000596525666667</text:p>
          </table:table-cell>
          <table:table-cell table:style-name="ce98" office:value-type="float" office:value="3685" calcext:value-type="float">
            <text:p>3685</text:p>
          </table:table-cell>
          <table:table-cell table:formula="of:=0.0000015*[.G349]+ 0.0023022" office:value-type="float" office:value="0.0078297" calcext:value-type="float">
            <text:p>0.0078297</text:p>
          </table:table-cell>
          <table:table-cell table:formula="of:=0.0000015*([.G349]-AVERAGE([.$G$29];[.$G$33];[.$G$61];[.$G$65];[.$G$93];[.$G$97]))+ 0.0023022" office:value-type="float" office:value="0.0039687" calcext:value-type="float">
            <text:p>0.00396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297591" calcext:value-type="float">
            <text:p>297591</text:p>
          </table:table-cell>
          <table:table-cell table:formula="of:=0.000000148*[.D350] + 0.000151317" office:value-type="float" office:value="0.044194785" calcext:value-type="float">
            <text:p>0.044194785</text:p>
          </table:table-cell>
          <table:table-cell table:formula="of:=0.000000148*([.D350]-AVERAGE([.$D$29];[.$D$61];[.$D$33];[.$D$65];[.$D$93];[.$D$97])) + 0.000151317" office:value-type="float" office:value="0.0422783576666667" calcext:value-type="float">
            <text:p>0.042278357666667</text:p>
          </table:table-cell>
          <table:table-cell table:style-name="ce98" office:value-type="float" office:value="4213" calcext:value-type="float">
            <text:p>4213</text:p>
          </table:table-cell>
          <table:table-cell table:formula="of:=0.0000015*[.G350]+ 0.0023022" office:value-type="float" office:value="0.0086217" calcext:value-type="float">
            <text:p>0.0086217</text:p>
          </table:table-cell>
          <table:table-cell table:formula="of:=0.0000015*([.G350]-AVERAGE([.$G$29];[.$G$33];[.$G$61];[.$G$65];[.$G$93];[.$G$97]))+ 0.0023022" office:value-type="float" office:value="0.0047607" calcext:value-type="float">
            <text:p>0.004760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182261" calcext:value-type="float">
            <text:p>182261</text:p>
          </table:table-cell>
          <table:table-cell table:formula="of:=0.000000148*[.D351] + 0.000151317" office:value-type="float" office:value="0.027125945" calcext:value-type="float">
            <text:p>0.027125945</text:p>
          </table:table-cell>
          <table:table-cell table:formula="of:=0.000000148*([.D351]-AVERAGE([.$D$29];[.$D$61];[.$D$33];[.$D$65];[.$D$93];[.$D$97])) + 0.000151317" office:value-type="float" office:value="0.0252095176666667" calcext:value-type="float">
            <text:p>0.025209517666667</text:p>
          </table:table-cell>
          <table:table-cell table:style-name="ce98" office:value-type="float" office:value="4477" calcext:value-type="float">
            <text:p>4477</text:p>
          </table:table-cell>
          <table:table-cell table:formula="of:=0.0000015*[.G351]+ 0.0023022" office:value-type="float" office:value="0.0090177" calcext:value-type="float">
            <text:p>0.0090177</text:p>
          </table:table-cell>
          <table:table-cell table:formula="of:=0.0000015*([.G351]-AVERAGE([.$G$29];[.$G$33];[.$G$61];[.$G$65];[.$G$93];[.$G$97]))+ 0.0023022" office:value-type="float" office:value="0.0051567" calcext:value-type="float">
            <text:p>0.005156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228027" calcext:value-type="float">
            <text:p>228027</text:p>
          </table:table-cell>
          <table:table-cell table:formula="of:=0.000000148*[.D352] + 0.000151317" office:value-type="float" office:value="0.033899313" calcext:value-type="float">
            <text:p>0.033899313</text:p>
          </table:table-cell>
          <table:table-cell table:formula="of:=0.000000148*([.D352]-AVERAGE([.$D$29];[.$D$61];[.$D$33];[.$D$65];[.$D$93];[.$D$97])) + 0.000151317" office:value-type="float" office:value="0.0319828856666667" calcext:value-type="float">
            <text:p>0.031982885666667</text:p>
          </table:table-cell>
          <table:table-cell table:style-name="ce98" office:value-type="float" office:value="4214" calcext:value-type="float">
            <text:p>4214</text:p>
          </table:table-cell>
          <table:table-cell table:formula="of:=0.0000015*[.G352]+ 0.0023022" office:value-type="float" office:value="0.0086232" calcext:value-type="float">
            <text:p>0.0086232</text:p>
          </table:table-cell>
          <table:table-cell table:formula="of:=0.0000015*([.G352]-AVERAGE([.$G$29];[.$G$33];[.$G$61];[.$G$65];[.$G$93];[.$G$97]))+ 0.0023022" office:value-type="float" office:value="0.0047622" calcext:value-type="float">
            <text:p>0.004762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18856" calcext:value-type="float">
            <text:p>18856</text:p>
          </table:table-cell>
          <table:table-cell table:formula="of:=0.000000148*[.D353] + 0.000151317" office:value-type="float" office:value="0.002942005" calcext:value-type="float">
            <text:p>0.002942005</text:p>
          </table:table-cell>
          <table:table-cell table:formula="of:=0.000000148*([.D353]-AVERAGE([.$D$29];[.$D$61];[.$D$33];[.$D$65];[.$D$93];[.$D$97])) + 0.000151317" office:value-type="float" office:value="0.00102557766666667" calcext:value-type="float">
            <text:p>0.001025577666667</text:p>
          </table:table-cell>
          <table:table-cell table:style-name="ce98" office:value-type="float" office:value="2634" calcext:value-type="float">
            <text:p>2634</text:p>
          </table:table-cell>
          <table:table-cell table:formula="of:=0.0000015*[.G353]+ 0.0023022" office:value-type="float" office:value="0.0062532" calcext:value-type="float">
            <text:p>0.0062532</text:p>
          </table:table-cell>
          <table:table-cell table:formula="of:=0.0000015*([.G353]-AVERAGE([.$G$29];[.$G$33];[.$G$61];[.$G$65];[.$G$93];[.$G$97]))+ 0.0023022" office:value-type="float" office:value="0.0023922" calcext:value-type="float">
            <text:p>0.002392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style-name="ce49" office:value-type="float" office:value="290350" calcext:value-type="float">
            <text:p>290350</text:p>
          </table:table-cell>
          <table:table-cell table:formula="of:=0.000000148*[.D354] + 0.000151317" office:value-type="float" office:value="0.043123117" calcext:value-type="float">
            <text:p>0.043123117</text:p>
          </table:table-cell>
          <table:table-cell table:formula="of:=0.000000148*([.D354]-AVERAGE([.$D$29];[.$D$61];[.$D$33];[.$D$65];[.$D$93];[.$D$97])) + 0.000151317" office:value-type="float" office:value="0.0412066896666667" calcext:value-type="float">
            <text:p>0.041206689666667</text:p>
          </table:table-cell>
          <table:table-cell table:style-name="ce99" office:value-type="float" office:value="100153" calcext:value-type="float">
            <text:p>100153</text:p>
          </table:table-cell>
          <table:table-cell table:formula="of:=0.0000015*[.G354]+ 0.0023022" office:value-type="float" office:value="0.1525317" calcext:value-type="float">
            <text:p>0.1525317</text:p>
          </table:table-cell>
          <table:table-cell table:formula="of:=0.0000015*([.G354]-AVERAGE([.$G$29];[.$G$33];[.$G$61];[.$G$65];[.$G$93];[.$G$97]))+ 0.0023022" office:value-type="float" office:value="0.1486707" calcext:value-type="float">
            <text:p>0.148670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style-name="ce49" office:value-type="float" office:value="21101" calcext:value-type="float">
            <text:p>21101</text:p>
          </table:table-cell>
          <table:table-cell table:formula="of:=0.000000148*[.D355] + 0.000151317" office:value-type="float" office:value="0.003274265" calcext:value-type="float">
            <text:p>0.003274265</text:p>
          </table:table-cell>
          <table:table-cell table:formula="of:=0.000000148*([.D355]-AVERAGE([.$D$29];[.$D$61];[.$D$33];[.$D$65];[.$D$93];[.$D$97])) + 0.000151317" office:value-type="float" office:value="0.00135783766666667" calcext:value-type="float">
            <text:p>0.001357837666667</text:p>
          </table:table-cell>
          <table:table-cell table:style-name="ce99" office:value-type="float" office:value="163089" calcext:value-type="float">
            <text:p>163089</text:p>
          </table:table-cell>
          <table:table-cell table:formula="of:=0.0000015*[.G355]+ 0.0023022" office:value-type="float" office:value="0.2469357" calcext:value-type="float">
            <text:p>0.2469357</text:p>
          </table:table-cell>
          <table:table-cell table:formula="of:=0.0000015*([.G355]-AVERAGE([.$G$29];[.$G$33];[.$G$61];[.$G$65];[.$G$93];[.$G$97]))+ 0.0023022" office:value-type="float" office:value="0.2430747" calcext:value-type="float">
            <text:p>0.243074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49" office:value-type="float" office:value="20832" calcext:value-type="float">
            <text:p>20832</text:p>
          </table:table-cell>
          <table:table-cell table:formula="of:=0.000000148*[.D356] + 0.000151317" office:value-type="float" office:value="0.003234453" calcext:value-type="float">
            <text:p>0.003234453</text:p>
          </table:table-cell>
          <table:table-cell table:formula="of:=0.000000148*([.D356]-AVERAGE([.$D$29];[.$D$61];[.$D$33];[.$D$65];[.$D$93];[.$D$97])) + 0.000151317" office:value-type="float" office:value="0.00131802566666667" calcext:value-type="float">
            <text:p>0.001318025666667</text:p>
          </table:table-cell>
          <table:table-cell table:style-name="ce99" office:value-type="float" office:value="196113" calcext:value-type="float">
            <text:p>196113</text:p>
          </table:table-cell>
          <table:table-cell table:formula="of:=0.0000015*[.G356]+ 0.0023022" office:value-type="float" office:value="0.2964717" calcext:value-type="float">
            <text:p>0.2964717</text:p>
          </table:table-cell>
          <table:table-cell table:formula="of:=0.0000015*([.G356]-AVERAGE([.$G$29];[.$G$33];[.$G$61];[.$G$65];[.$G$93];[.$G$97]))+ 0.0023022" office:value-type="float" office:value="0.2926107" calcext:value-type="float">
            <text:p>0.292610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49" office:value-type="float" office:value="22288" calcext:value-type="float">
            <text:p>22288</text:p>
          </table:table-cell>
          <table:table-cell table:formula="of:=0.000000148*[.D357] + 0.000151317" office:value-type="float" office:value="0.003449941" calcext:value-type="float">
            <text:p>0.003449941</text:p>
          </table:table-cell>
          <table:table-cell table:formula="of:=0.000000148*([.D357]-AVERAGE([.$D$29];[.$D$61];[.$D$33];[.$D$65];[.$D$93];[.$D$97])) + 0.000151317" office:value-type="float" office:value="0.00153351366666667" calcext:value-type="float">
            <text:p>0.001533513666667</text:p>
          </table:table-cell>
          <table:table-cell table:style-name="ce99" office:value-type="float" office:value="170832" calcext:value-type="float">
            <text:p>170832</text:p>
          </table:table-cell>
          <table:table-cell table:formula="of:=0.0000015*[.G357]+ 0.0023022" office:value-type="float" office:value="0.2585502" calcext:value-type="float">
            <text:p>0.2585502</text:p>
          </table:table-cell>
          <table:table-cell table:formula="of:=0.0000015*([.G357]-AVERAGE([.$G$29];[.$G$33];[.$G$61];[.$G$65];[.$G$93];[.$G$97]))+ 0.0023022" office:value-type="float" office:value="0.2546892" calcext:value-type="float">
            <text:p>0.254689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style-name="ce49" office:value-type="float" office:value="316160" calcext:value-type="float">
            <text:p>316160</text:p>
          </table:table-cell>
          <table:table-cell table:formula="of:=0.000000148*[.D358] + 0.000151317" office:value-type="float" office:value="0.046942997" calcext:value-type="float">
            <text:p>0.046942997</text:p>
          </table:table-cell>
          <table:table-cell table:formula="of:=0.000000148*([.D358]-AVERAGE([.$D$29];[.$D$61];[.$D$33];[.$D$65];[.$D$93];[.$D$97])) + 0.000151317" office:value-type="float" office:value="0.0450265696666667" calcext:value-type="float">
            <text:p>0.045026569666667</text:p>
          </table:table-cell>
          <table:table-cell table:style-name="ce99" office:value-type="float" office:value="100066" calcext:value-type="float">
            <text:p>100066</text:p>
          </table:table-cell>
          <table:table-cell table:formula="of:=0.0000015*[.G358]+ 0.0023022" office:value-type="float" office:value="0.1524012" calcext:value-type="float">
            <text:p>0.1524012</text:p>
          </table:table-cell>
          <table:table-cell table:formula="of:=0.0000015*([.G358]-AVERAGE([.$G$29];[.$G$33];[.$G$61];[.$G$65];[.$G$93];[.$G$97]))+ 0.0023022" office:value-type="float" office:value="0.1485402" calcext:value-type="float">
            <text:p>0.148540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style-name="ce49" office:value-type="float" office:value="35246" calcext:value-type="float">
            <text:p>35246</text:p>
          </table:table-cell>
          <table:table-cell table:formula="of:=0.000000148*[.D359] + 0.000151317" office:value-type="float" office:value="0.005367725" calcext:value-type="float">
            <text:p>0.005367725</text:p>
          </table:table-cell>
          <table:table-cell table:formula="of:=0.000000148*([.D359]-AVERAGE([.$D$29];[.$D$61];[.$D$33];[.$D$65];[.$D$93];[.$D$97])) + 0.000151317" office:value-type="float" office:value="0.00345129766666667" calcext:value-type="float">
            <text:p>0.003451297666667</text:p>
          </table:table-cell>
          <table:table-cell table:style-name="ce99" office:value-type="float" office:value="379445" calcext:value-type="float">
            <text:p>379445</text:p>
          </table:table-cell>
          <table:table-cell table:formula="of:=0.0000015*[.G359]+ 0.0023022" office:value-type="float" office:value="0.5714697" calcext:value-type="float">
            <text:p>0.5714697</text:p>
          </table:table-cell>
          <table:table-cell table:formula="of:=0.0000015*([.G359]-AVERAGE([.$G$29];[.$G$33];[.$G$61];[.$G$65];[.$G$93];[.$G$97]))+ 0.0023022" office:value-type="float" office:value="0.5676087" calcext:value-type="float">
            <text:p>0.567608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style-name="ce49" office:value-type="float" office:value="20917" calcext:value-type="float">
            <text:p>20917</text:p>
          </table:table-cell>
          <table:table-cell table:formula="of:=0.000000148*[.D360] + 0.000151317" office:value-type="float" office:value="0.003247033" calcext:value-type="float">
            <text:p>0.003247033</text:p>
          </table:table-cell>
          <table:table-cell table:formula="of:=0.000000148*([.D360]-AVERAGE([.$D$29];[.$D$61];[.$D$33];[.$D$65];[.$D$93];[.$D$97])) + 0.000151317" office:value-type="float" office:value="0.00133060566666667" calcext:value-type="float">
            <text:p>0.001330605666667</text:p>
          </table:table-cell>
          <table:table-cell table:style-name="ce99" office:value-type="float" office:value="186247" calcext:value-type="float">
            <text:p>186247</text:p>
          </table:table-cell>
          <table:table-cell table:formula="of:=0.0000015*[.G360]+ 0.0023022" office:value-type="float" office:value="0.2816727" calcext:value-type="float">
            <text:p>0.2816727</text:p>
          </table:table-cell>
          <table:table-cell table:formula="of:=0.0000015*([.G360]-AVERAGE([.$G$29];[.$G$33];[.$G$61];[.$G$65];[.$G$93];[.$G$97]))+ 0.0023022" office:value-type="float" office:value="0.2778117" calcext:value-type="float">
            <text:p>0.277811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style-name="ce49" office:value-type="float" office:value="17759" calcext:value-type="float">
            <text:p>17759</text:p>
          </table:table-cell>
          <table:table-cell table:formula="of:=0.000000148*[.D361] + 0.000151317" office:value-type="float" office:value="0.002779649" calcext:value-type="float">
            <text:p>0.002779649</text:p>
          </table:table-cell>
          <table:table-cell table:formula="of:=0.000000148*([.D361]-AVERAGE([.$D$29];[.$D$61];[.$D$33];[.$D$65];[.$D$93];[.$D$97])) + 0.000151317" office:value-type="float" office:value="0.000863221666666666" calcext:value-type="float">
            <text:p>0.000863221666667</text:p>
          </table:table-cell>
          <table:table-cell table:style-name="ce99" office:value-type="float" office:value="209426" calcext:value-type="float">
            <text:p>209426</text:p>
          </table:table-cell>
          <table:table-cell table:formula="of:=0.0000015*[.G361]+ 0.0023022" office:value-type="float" office:value="0.3164412" calcext:value-type="float">
            <text:p>0.3164412</text:p>
          </table:table-cell>
          <table:table-cell table:formula="of:=0.0000015*([.G361]-AVERAGE([.$G$29];[.$G$33];[.$G$61];[.$G$65];[.$G$93];[.$G$97]))+ 0.0023022" office:value-type="float" office:value="0.3125802" calcext:value-type="float">
            <text:p>0.312580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style-name="ce50" office:value-type="float" office:value="214398" calcext:value-type="float">
            <text:p>214398</text:p>
          </table:table-cell>
          <table:table-cell table:formula="of:=0.000000148*[.D362] + 0.000151317" office:value-type="float" office:value="0.031882221" calcext:value-type="float">
            <text:p>0.031882221</text:p>
          </table:table-cell>
          <table:table-cell table:formula="of:=0.000000148*([.D362]-AVERAGE([.$D$29];[.$D$61];[.$D$33];[.$D$65];[.$D$93];[.$D$97])) + 0.000151317" office:value-type="float" office:value="0.0299657936666667" calcext:value-type="float">
            <text:p>0.029965793666667</text:p>
          </table:table-cell>
          <table:table-cell table:style-name="ce100" office:value-type="float" office:value="2629" calcext:value-type="float">
            <text:p>2629</text:p>
          </table:table-cell>
          <table:table-cell table:formula="of:=0.0000015*[.G362]+ 0.0023022" office:value-type="float" office:value="0.0062457" calcext:value-type="float">
            <text:p>0.0062457</text:p>
          </table:table-cell>
          <table:table-cell table:formula="of:=0.0000015*([.G362]-AVERAGE([.$G$29];[.$G$33];[.$G$61];[.$G$65];[.$G$93];[.$G$97]))+ 0.0023022" office:value-type="float" office:value="0.0023847" calcext:value-type="float">
            <text:p>0.002384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0" office:value-type="float" office:value="176299" calcext:value-type="float">
            <text:p>176299</text:p>
          </table:table-cell>
          <table:table-cell table:formula="of:=0.000000148*[.D363] + 0.000151317" office:value-type="float" office:value="0.026243569" calcext:value-type="float">
            <text:p>0.026243569</text:p>
          </table:table-cell>
          <table:table-cell table:formula="of:=0.000000148*([.D363]-AVERAGE([.$D$29];[.$D$61];[.$D$33];[.$D$65];[.$D$93];[.$D$97])) + 0.000151317" office:value-type="float" office:value="0.0243271416666667" calcext:value-type="float">
            <text:p>0.024327141666667</text:p>
          </table:table-cell>
          <table:table-cell table:style-name="ce100" office:value-type="float" office:value="24453" calcext:value-type="float">
            <text:p>24453</text:p>
          </table:table-cell>
          <table:table-cell table:formula="of:=0.0000015*[.G363]+ 0.0023022" office:value-type="float" office:value="0.0389817" calcext:value-type="float">
            <text:p>0.0389817</text:p>
          </table:table-cell>
          <table:table-cell table:formula="of:=0.0000015*([.G363]-AVERAGE([.$G$29];[.$G$33];[.$G$61];[.$G$65];[.$G$93];[.$G$97]))+ 0.0023022" office:value-type="float" office:value="0.0351207" calcext:value-type="float">
            <text:p>0.035120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50" office:value-type="float" office:value="17944" calcext:value-type="float">
            <text:p>17944</text:p>
          </table:table-cell>
          <table:table-cell table:formula="of:=0.000000148*[.D364] + 0.000151317" office:value-type="float" office:value="0.002807029" calcext:value-type="float">
            <text:p>0.002807029</text:p>
          </table:table-cell>
          <table:table-cell table:formula="of:=0.000000148*([.D364]-AVERAGE([.$D$29];[.$D$61];[.$D$33];[.$D$65];[.$D$93];[.$D$97])) + 0.000151317" office:value-type="float" office:value="0.000890601666666667" calcext:value-type="float">
            <text:p>0.000890601666667</text:p>
          </table:table-cell>
          <table:table-cell table:style-name="ce100" office:value-type="float" office:value="30011" calcext:value-type="float">
            <text:p>30011</text:p>
          </table:table-cell>
          <table:table-cell table:formula="of:=0.0000015*[.G364]+ 0.0023022" office:value-type="float" office:value="0.0473187" calcext:value-type="float">
            <text:p>0.0473187</text:p>
          </table:table-cell>
          <table:table-cell table:formula="of:=0.0000015*([.G364]-AVERAGE([.$G$29];[.$G$33];[.$G$61];[.$G$65];[.$G$93];[.$G$97]))+ 0.0023022" office:value-type="float" office:value="0.0434577" calcext:value-type="float">
            <text:p>0.043457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50" office:value-type="float" office:value="20706" calcext:value-type="float">
            <text:p>20706</text:p>
          </table:table-cell>
          <table:table-cell table:formula="of:=0.000000148*[.D365] + 0.000151317" office:value-type="float" office:value="0.003215805" calcext:value-type="float">
            <text:p>0.003215805</text:p>
          </table:table-cell>
          <table:table-cell table:formula="of:=0.000000148*([.D365]-AVERAGE([.$D$29];[.$D$61];[.$D$33];[.$D$65];[.$D$93];[.$D$97])) + 0.000151317" office:value-type="float" office:value="0.00129937766666667" calcext:value-type="float">
            <text:p>0.001299377666667</text:p>
          </table:table-cell>
          <table:table-cell table:style-name="ce100" office:value-type="float" office:value="159479" calcext:value-type="float">
            <text:p>159479</text:p>
          </table:table-cell>
          <table:table-cell table:formula="of:=0.0000015*[.G365]+ 0.0023022" office:value-type="float" office:value="0.2415207" calcext:value-type="float">
            <text:p>0.2415207</text:p>
          </table:table-cell>
          <table:table-cell table:formula="of:=0.0000015*([.G365]-AVERAGE([.$G$29];[.$G$33];[.$G$61];[.$G$65];[.$G$93];[.$G$97]))+ 0.0023022" office:value-type="float" office:value="0.2376597" calcext:value-type="float">
            <text:p>0.237659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style-name="ce50" office:value-type="float" office:value="307888" calcext:value-type="float">
            <text:p>307888</text:p>
          </table:table-cell>
          <table:table-cell table:formula="of:=0.000000148*[.D366] + 0.000151317" office:value-type="float" office:value="0.045718741" calcext:value-type="float">
            <text:p>0.045718741</text:p>
          </table:table-cell>
          <table:table-cell table:formula="of:=0.000000148*([.D366]-AVERAGE([.$D$29];[.$D$61];[.$D$33];[.$D$65];[.$D$93];[.$D$97])) + 0.000151317" office:value-type="float" office:value="0.0438023136666667" calcext:value-type="float">
            <text:p>0.043802313666667</text:p>
          </table:table-cell>
          <table:table-cell table:style-name="ce100" office:value-type="float" office:value="2897" calcext:value-type="float">
            <text:p>2897</text:p>
          </table:table-cell>
          <table:table-cell table:formula="of:=0.0000015*[.G366]+ 0.0023022" office:value-type="float" office:value="0.0066477" calcext:value-type="float">
            <text:p>0.0066477</text:p>
          </table:table-cell>
          <table:table-cell table:formula="of:=0.0000015*([.G366]-AVERAGE([.$G$29];[.$G$33];[.$G$61];[.$G$65];[.$G$93];[.$G$97]))+ 0.0023022" office:value-type="float" office:value="0.0027867" calcext:value-type="float">
            <text:p>0.002786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style-name="ce50" office:value-type="float" office:value="143526" calcext:value-type="float">
            <text:p>143526</text:p>
          </table:table-cell>
          <table:table-cell table:formula="of:=0.000000148*[.D367] + 0.000151317" office:value-type="float" office:value="0.021393165" calcext:value-type="float">
            <text:p>0.021393165</text:p>
          </table:table-cell>
          <table:table-cell table:formula="of:=0.000000148*([.D367]-AVERAGE([.$D$29];[.$D$61];[.$D$33];[.$D$65];[.$D$93];[.$D$97])) + 0.000151317" office:value-type="float" office:value="0.0194767376666667" calcext:value-type="float">
            <text:p>0.019476737666667</text:p>
          </table:table-cell>
          <table:table-cell table:style-name="ce100" office:value-type="float" office:value="7372" calcext:value-type="float">
            <text:p>7372</text:p>
          </table:table-cell>
          <table:table-cell table:formula="of:=0.0000015*[.G367]+ 0.0023022" office:value-type="float" office:value="0.0133602" calcext:value-type="float">
            <text:p>0.0133602</text:p>
          </table:table-cell>
          <table:table-cell table:formula="of:=0.0000015*([.G367]-AVERAGE([.$G$29];[.$G$33];[.$G$61];[.$G$65];[.$G$93];[.$G$97]))+ 0.0023022" office:value-type="float" office:value="0.0094992" calcext:value-type="float">
            <text:p>0.009499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style-name="ce50" office:value-type="float" office:value="20095" calcext:value-type="float">
            <text:p>20095</text:p>
          </table:table-cell>
          <table:table-cell table:formula="of:=0.000000148*[.D368] + 0.000151317" office:value-type="float" office:value="0.003125377" calcext:value-type="float">
            <text:p>0.003125377</text:p>
          </table:table-cell>
          <table:table-cell table:formula="of:=0.000000148*([.D368]-AVERAGE([.$D$29];[.$D$61];[.$D$33];[.$D$65];[.$D$93];[.$D$97])) + 0.000151317" office:value-type="float" office:value="0.00120894966666667" calcext:value-type="float">
            <text:p>0.001208949666667</text:p>
          </table:table-cell>
          <table:table-cell table:style-name="ce100" office:value-type="float" office:value="110124" calcext:value-type="float">
            <text:p>110124</text:p>
          </table:table-cell>
          <table:table-cell table:formula="of:=0.0000015*[.G368]+ 0.0023022" office:value-type="float" office:value="0.1674882" calcext:value-type="float">
            <text:p>0.1674882</text:p>
          </table:table-cell>
          <table:table-cell table:formula="of:=0.0000015*([.G368]-AVERAGE([.$G$29];[.$G$33];[.$G$61];[.$G$65];[.$G$93];[.$G$97]))+ 0.0023022" office:value-type="float" office:value="0.1636272" calcext:value-type="float">
            <text:p>0.163627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style-name="ce50" office:value-type="float" office:value="15624" calcext:value-type="float">
            <text:p>15624</text:p>
          </table:table-cell>
          <table:table-cell table:formula="of:=0.000000148*[.D369] + 0.000151317" office:value-type="float" office:value="0.002463669" calcext:value-type="float">
            <text:p>0.002463669</text:p>
          </table:table-cell>
          <table:table-cell table:formula="of:=0.000000148*([.D369]-AVERAGE([.$D$29];[.$D$61];[.$D$33];[.$D$65];[.$D$93];[.$D$97])) + 0.000151317" office:value-type="float" office:value="0.000547241666666667" calcext:value-type="float">
            <text:p>0.000547241666667</text:p>
          </table:table-cell>
          <table:table-cell table:style-name="ce100" office:value-type="float" office:value="160106" calcext:value-type="float">
            <text:p>160106</text:p>
          </table:table-cell>
          <table:table-cell table:formula="of:=0.0000015*[.G369]+ 0.0023022" office:value-type="float" office:value="0.2424612" calcext:value-type="float">
            <text:p>0.2424612</text:p>
          </table:table-cell>
          <table:table-cell table:formula="of:=0.0000015*([.G369]-AVERAGE([.$G$29];[.$G$33];[.$G$61];[.$G$65];[.$G$93];[.$G$97]))+ 0.0023022" office:value-type="float" office:value="0.2386002" calcext:value-type="float">
            <text:p>0.238600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style-name="ce51" office:value-type="float" office:value="253069" calcext:value-type="float">
            <text:p>253069</text:p>
          </table:table-cell>
          <table:table-cell table:formula="of:=0.000000148*[.D370] + 0.000151317" office:value-type="float" office:value="0.037605529" calcext:value-type="float">
            <text:p>0.037605529</text:p>
          </table:table-cell>
          <table:table-cell table:formula="of:=0.000000148*([.D370]-AVERAGE([.$D$29];[.$D$61];[.$D$33];[.$D$65];[.$D$93];[.$D$97])) + 0.000151317" office:value-type="float" office:value="0.0356891016666667" calcext:value-type="float">
            <text:p>0.035689101666667</text:p>
          </table:table-cell>
          <table:table-cell table:style-name="ce101" office:value-type="float" office:value="2629" calcext:value-type="float">
            <text:p>2629</text:p>
          </table:table-cell>
          <table:table-cell table:formula="of:=0.0000015*[.G370]+ 0.0023022" office:value-type="float" office:value="0.0062457" calcext:value-type="float">
            <text:p>0.0062457</text:p>
          </table:table-cell>
          <table:table-cell table:formula="of:=0.0000015*([.G370]-AVERAGE([.$G$29];[.$G$33];[.$G$61];[.$G$65];[.$G$93];[.$G$97]))+ 0.0023022" office:value-type="float" office:value="0.0023847" calcext:value-type="float">
            <text:p>0.002384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style-name="ce51" office:value-type="float" office:value="571194" calcext:value-type="float">
            <text:p>571194</text:p>
          </table:table-cell>
          <table:table-cell table:formula="of:=0.000000148*[.D371] + 0.000151317" office:value-type="float" office:value="0.084688029" calcext:value-type="float">
            <text:p>0.084688029</text:p>
          </table:table-cell>
          <table:table-cell table:formula="of:=0.000000148*([.D371]-AVERAGE([.$D$29];[.$D$61];[.$D$33];[.$D$65];[.$D$93];[.$D$97])) + 0.000151317" office:value-type="float" office:value="0.0827716016666667" calcext:value-type="float">
            <text:p>0.082771601666667</text:p>
          </table:table-cell>
          <table:table-cell table:style-name="ce101" office:value-type="float" office:value="3154" calcext:value-type="float">
            <text:p>3154</text:p>
          </table:table-cell>
          <table:table-cell table:formula="of:=0.0000015*[.G371]+ 0.0023022" office:value-type="float" office:value="0.0070332" calcext:value-type="float">
            <text:p>0.0070332</text:p>
          </table:table-cell>
          <table:table-cell table:formula="of:=0.0000015*([.G371]-AVERAGE([.$G$29];[.$G$33];[.$G$61];[.$G$65];[.$G$93];[.$G$97]))+ 0.0023022" office:value-type="float" office:value="0.0031722" calcext:value-type="float">
            <text:p>0.003172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51" office:value-type="float" office:value="197600" calcext:value-type="float">
            <text:p>197600</text:p>
          </table:table-cell>
          <table:table-cell table:formula="of:=0.000000148*[.D372] + 0.000151317" office:value-type="float" office:value="0.029396117" calcext:value-type="float">
            <text:p>0.029396117</text:p>
          </table:table-cell>
          <table:table-cell table:formula="of:=0.000000148*([.D372]-AVERAGE([.$D$29];[.$D$61];[.$D$33];[.$D$65];[.$D$93];[.$D$97])) + 0.000151317" office:value-type="float" office:value="0.0274796896666667" calcext:value-type="float">
            <text:p>0.027479689666667</text:p>
          </table:table-cell>
          <table:table-cell table:style-name="ce101" office:value-type="float" office:value="7107" calcext:value-type="float">
            <text:p>7107</text:p>
          </table:table-cell>
          <table:table-cell table:formula="of:=0.0000015*[.G372]+ 0.0023022" office:value-type="float" office:value="0.0129627" calcext:value-type="float">
            <text:p>0.0129627</text:p>
          </table:table-cell>
          <table:table-cell table:formula="of:=0.0000015*([.G372]-AVERAGE([.$G$29];[.$G$33];[.$G$61];[.$G$65];[.$G$93];[.$G$97]))+ 0.0023022" office:value-type="float" office:value="0.0091017" calcext:value-type="float">
            <text:p>0.009101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51" office:value-type="float" office:value="16785" calcext:value-type="float">
            <text:p>16785</text:p>
          </table:table-cell>
          <table:table-cell table:formula="of:=0.000000148*[.D373] + 0.000151317" office:value-type="float" office:value="0.002635497" calcext:value-type="float">
            <text:p>0.002635497</text:p>
          </table:table-cell>
          <table:table-cell table:formula="of:=0.000000148*([.D373]-AVERAGE([.$D$29];[.$D$61];[.$D$33];[.$D$65];[.$D$93];[.$D$97])) + 0.000151317" office:value-type="float" office:value="0.000719069666666667" calcext:value-type="float">
            <text:p>0.000719069666667</text:p>
          </table:table-cell>
          <table:table-cell table:style-name="ce101" office:value-type="float" office:value="114447" calcext:value-type="float">
            <text:p>114447</text:p>
          </table:table-cell>
          <table:table-cell table:formula="of:=0.0000015*[.G373]+ 0.0023022" office:value-type="float" office:value="0.1739727" calcext:value-type="float">
            <text:p>0.1739727</text:p>
          </table:table-cell>
          <table:table-cell table:formula="of:=0.0000015*([.G373]-AVERAGE([.$G$29];[.$G$33];[.$G$61];[.$G$65];[.$G$93];[.$G$97]))+ 0.0023022" office:value-type="float" office:value="0.1701117" calcext:value-type="float">
            <text:p>0.170111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style-name="ce51" office:value-type="float" office:value="238690" calcext:value-type="float">
            <text:p>238690</text:p>
          </table:table-cell>
          <table:table-cell table:formula="of:=0.000000148*[.D374] + 0.000151317" office:value-type="float" office:value="0.035477437" calcext:value-type="float">
            <text:p>0.035477437</text:p>
          </table:table-cell>
          <table:table-cell table:formula="of:=0.000000148*([.D374]-AVERAGE([.$D$29];[.$D$61];[.$D$33];[.$D$65];[.$D$93];[.$D$97])) + 0.000151317" office:value-type="float" office:value="0.0335610096666667" calcext:value-type="float">
            <text:p>0.033561009666667</text:p>
          </table:table-cell>
          <table:table-cell table:style-name="ce101" office:value-type="float" office:value="1844" calcext:value-type="float">
            <text:p>1844</text:p>
          </table:table-cell>
          <table:table-cell table:formula="of:=0.0000015*[.G374]+ 0.0023022" office:value-type="float" office:value="0.0050682" calcext:value-type="float">
            <text:p>0.0050682</text:p>
          </table:table-cell>
          <table:table-cell table:formula="of:=0.0000015*([.G374]-AVERAGE([.$G$29];[.$G$33];[.$G$61];[.$G$65];[.$G$93];[.$G$97]))+ 0.0023022" office:value-type="float" office:value="0.0012072" calcext:value-type="float">
            <text:p>0.001207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style-name="ce51" office:value-type="float" office:value="227526" calcext:value-type="float">
            <text:p>227526</text:p>
          </table:table-cell>
          <table:table-cell table:formula="of:=0.000000148*[.D375] + 0.000151317" office:value-type="float" office:value="0.033825165" calcext:value-type="float">
            <text:p>0.033825165</text:p>
          </table:table-cell>
          <table:table-cell table:formula="of:=0.000000148*([.D375]-AVERAGE([.$D$29];[.$D$61];[.$D$33];[.$D$65];[.$D$93];[.$D$97])) + 0.000151317" office:value-type="float" office:value="0.0319087376666667" calcext:value-type="float">
            <text:p>0.031908737666667</text:p>
          </table:table-cell>
          <table:table-cell table:style-name="ce101" office:value-type="float" office:value="4211" calcext:value-type="float">
            <text:p>4211</text:p>
          </table:table-cell>
          <table:table-cell table:formula="of:=0.0000015*[.G375]+ 0.0023022" office:value-type="float" office:value="0.0086187" calcext:value-type="float">
            <text:p>0.0086187</text:p>
          </table:table-cell>
          <table:table-cell table:formula="of:=0.0000015*([.G375]-AVERAGE([.$G$29];[.$G$33];[.$G$61];[.$G$65];[.$G$93];[.$G$97]))+ 0.0023022" office:value-type="float" office:value="0.0047577" calcext:value-type="float">
            <text:p>0.004757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style-name="ce51" office:value-type="float" office:value="125541" calcext:value-type="float">
            <text:p>125541</text:p>
          </table:table-cell>
          <table:table-cell table:formula="of:=0.000000148*[.D376] + 0.000151317" office:value-type="float" office:value="0.018731385" calcext:value-type="float">
            <text:p>0.018731385</text:p>
          </table:table-cell>
          <table:table-cell table:formula="of:=0.000000148*([.D376]-AVERAGE([.$D$29];[.$D$61];[.$D$33];[.$D$65];[.$D$93];[.$D$97])) + 0.000151317" office:value-type="float" office:value="0.0168149576666667" calcext:value-type="float">
            <text:p>0.016814957666667</text:p>
          </table:table-cell>
          <table:table-cell table:style-name="ce101" office:value-type="float" office:value="44251" calcext:value-type="float">
            <text:p>44251</text:p>
          </table:table-cell>
          <table:table-cell table:formula="of:=0.0000015*[.G376]+ 0.0023022" office:value-type="float" office:value="0.0686787" calcext:value-type="float">
            <text:p>0.0686787</text:p>
          </table:table-cell>
          <table:table-cell table:formula="of:=0.0000015*([.G376]-AVERAGE([.$G$29];[.$G$33];[.$G$61];[.$G$65];[.$G$93];[.$G$97]))+ 0.0023022" office:value-type="float" office:value="0.0648177" calcext:value-type="float">
            <text:p>0.064817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style-name="ce51" office:value-type="float" office:value="14663" calcext:value-type="float">
            <text:p>14663</text:p>
          </table:table-cell>
          <table:table-cell table:formula="of:=0.000000148*[.D377] + 0.000151317" office:value-type="float" office:value="0.002321441" calcext:value-type="float">
            <text:p>0.002321441</text:p>
          </table:table-cell>
          <table:table-cell table:formula="of:=0.000000148*([.D377]-AVERAGE([.$D$29];[.$D$61];[.$D$33];[.$D$65];[.$D$93];[.$D$97])) + 0.000151317" office:value-type="float" office:value="0.000405013666666667" calcext:value-type="float">
            <text:p>0.000405013666667</text:p>
          </table:table-cell>
          <table:table-cell table:style-name="ce101" office:value-type="float" office:value="127966" calcext:value-type="float">
            <text:p>127966</text:p>
          </table:table-cell>
          <table:table-cell table:formula="of:=0.0000015*[.G377]+ 0.0023022" office:value-type="float" office:value="0.1942512" calcext:value-type="float">
            <text:p>0.1942512</text:p>
          </table:table-cell>
          <table:table-cell table:formula="of:=0.0000015*([.G377]-AVERAGE([.$G$29];[.$G$33];[.$G$61];[.$G$65];[.$G$93];[.$G$97]))+ 0.0023022" office:value-type="float" office:value="0.1903902" calcext:value-type="float">
            <text:p>0.190390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41565" calcext:value-type="float">
            <text:p>141565</text:p>
          </table:table-cell>
          <table:table-cell table:formula="of:=0.000000148*[.D378] + 0.000151317" office:value-type="float" office:value="0.021102937" calcext:value-type="float">
            <text:p>0.021102937</text:p>
          </table:table-cell>
          <table:table-cell table:formula="of:=0.000000148*([.D378]-AVERAGE([.$D$29];[.$D$61];[.$D$33];[.$D$65];[.$D$93];[.$D$97])) + 0.000151317" office:value-type="float" office:value="0.0191865096666667" calcext:value-type="float">
            <text:p>0.019186509666667</text:p>
          </table:table-cell>
          <table:table-cell table:style-name="ce102" office:value-type="float" office:value="2367" calcext:value-type="float">
            <text:p>2367</text:p>
          </table:table-cell>
          <table:table-cell table:formula="of:=0.0000015*[.G378]+ 0.0023022" office:value-type="float" office:value="0.0058527" calcext:value-type="float">
            <text:p>0.0058527</text:p>
          </table:table-cell>
          <table:table-cell table:formula="of:=0.0000015*([.G378]-AVERAGE([.$G$29];[.$G$33];[.$G$61];[.$G$65];[.$G$93];[.$G$97]))+ 0.0023022" office:value-type="float" office:value="0.0019917" calcext:value-type="float">
            <text:p>0.001991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67107" calcext:value-type="float">
            <text:p>167107</text:p>
          </table:table-cell>
          <table:table-cell table:formula="of:=0.000000148*[.D379] + 0.000151317" office:value-type="float" office:value="0.024883153" calcext:value-type="float">
            <text:p>0.024883153</text:p>
          </table:table-cell>
          <table:table-cell table:formula="of:=0.000000148*([.D379]-AVERAGE([.$D$29];[.$D$61];[.$D$33];[.$D$65];[.$D$93];[.$D$97])) + 0.000151317" office:value-type="float" office:value="0.0229667256666667" calcext:value-type="float">
            <text:p>0.022966725666667</text:p>
          </table:table-cell>
          <table:table-cell table:style-name="ce102" office:value-type="float" office:value="3942" calcext:value-type="float">
            <text:p>3942</text:p>
          </table:table-cell>
          <table:table-cell table:formula="of:=0.0000015*[.G379]+ 0.0023022" office:value-type="float" office:value="0.0082152" calcext:value-type="float">
            <text:p>0.0082152</text:p>
          </table:table-cell>
          <table:table-cell table:formula="of:=0.0000015*([.G379]-AVERAGE([.$G$29];[.$G$33];[.$G$61];[.$G$65];[.$G$93];[.$G$97]))+ 0.0023022" office:value-type="float" office:value="0.0043542" calcext:value-type="float">
            <text:p>0.004354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21784" calcext:value-type="float">
            <text:p>121784</text:p>
          </table:table-cell>
          <table:table-cell table:formula="of:=0.000000148*[.D380] + 0.000151317" office:value-type="float" office:value="0.018175349" calcext:value-type="float">
            <text:p>0.018175349</text:p>
          </table:table-cell>
          <table:table-cell table:formula="of:=0.000000148*([.D380]-AVERAGE([.$D$29];[.$D$61];[.$D$33];[.$D$65];[.$D$93];[.$D$97])) + 0.000151317" office:value-type="float" office:value="0.0162589216666667" calcext:value-type="float">
            <text:p>0.016258921666667</text:p>
          </table:table-cell>
          <table:table-cell table:style-name="ce102" office:value-type="float" office:value="4212" calcext:value-type="float">
            <text:p>4212</text:p>
          </table:table-cell>
          <table:table-cell table:formula="of:=0.0000015*[.G380]+ 0.0023022" office:value-type="float" office:value="0.0086202" calcext:value-type="float">
            <text:p>0.0086202</text:p>
          </table:table-cell>
          <table:table-cell table:formula="of:=0.0000015*([.G380]-AVERAGE([.$G$29];[.$G$33];[.$G$61];[.$G$65];[.$G$93];[.$G$97]))+ 0.0023022" office:value-type="float" office:value="0.0047592" calcext:value-type="float">
            <text:p>0.004759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4374" calcext:value-type="float">
            <text:p>14374</text:p>
          </table:table-cell>
          <table:table-cell table:formula="of:=0.000000148*[.D381] + 0.000151317" office:value-type="float" office:value="0.002278669" calcext:value-type="float">
            <text:p>0.002278669</text:p>
          </table:table-cell>
          <table:table-cell table:formula="of:=0.000000148*([.D381]-AVERAGE([.$D$29];[.$D$61];[.$D$33];[.$D$65];[.$D$93];[.$D$97])) + 0.000151317" office:value-type="float" office:value="0.000362241666666667" calcext:value-type="float">
            <text:p>0.000362241666667</text:p>
          </table:table-cell>
          <table:table-cell table:style-name="ce102" office:value-type="float" office:value="3681" calcext:value-type="float">
            <text:p>3681</text:p>
          </table:table-cell>
          <table:table-cell table:formula="of:=0.0000015*[.G381]+ 0.0023022" office:value-type="float" office:value="0.0078237" calcext:value-type="float">
            <text:p>0.0078237</text:p>
          </table:table-cell>
          <table:table-cell table:formula="of:=0.0000015*([.G381]-AVERAGE([.$G$29];[.$G$33];[.$G$61];[.$G$65];[.$G$93];[.$G$97]))+ 0.0023022" office:value-type="float" office:value="0.0039627" calcext:value-type="float">
            <text:p>0.003962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248669" calcext:value-type="float">
            <text:p>248669</text:p>
          </table:table-cell>
          <table:table-cell table:formula="of:=0.000000148*[.D382] + 0.000151317" office:value-type="float" office:value="0.036954329" calcext:value-type="float">
            <text:p>0.036954329</text:p>
          </table:table-cell>
          <table:table-cell table:formula="of:=0.000000148*([.D382]-AVERAGE([.$D$29];[.$D$61];[.$D$33];[.$D$65];[.$D$93];[.$D$97])) + 0.000151317" office:value-type="float" office:value="0.0350379016666667" calcext:value-type="float">
            <text:p>0.035037901666667</text:p>
          </table:table-cell>
          <table:table-cell table:style-name="ce102" office:value-type="float" office:value="4477" calcext:value-type="float">
            <text:p>4477</text:p>
          </table:table-cell>
          <table:table-cell table:formula="of:=0.0000015*[.G382]+ 0.0023022" office:value-type="float" office:value="0.0090177" calcext:value-type="float">
            <text:p>0.0090177</text:p>
          </table:table-cell>
          <table:table-cell table:formula="of:=0.0000015*([.G382]-AVERAGE([.$G$29];[.$G$33];[.$G$61];[.$G$65];[.$G$93];[.$G$97]))+ 0.0023022" office:value-type="float" office:value="0.0051567" calcext:value-type="float">
            <text:p>0.0051567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421300" calcext:value-type="float">
            <text:p>421300</text:p>
          </table:table-cell>
          <table:table-cell table:formula="of:=0.000000148*[.D383] + 0.000151317" office:value-type="float" office:value="0.062503717" calcext:value-type="float">
            <text:p>0.062503717</text:p>
          </table:table-cell>
          <table:table-cell table:formula="of:=0.000000148*([.D383]-AVERAGE([.$D$29];[.$D$61];[.$D$33];[.$D$65];[.$D$93];[.$D$97])) + 0.000151317" office:value-type="float" office:value="0.0605872896666667" calcext:value-type="float">
            <text:p>0.060587289666667</text:p>
          </table:table-cell>
          <table:table-cell table:style-name="ce102" office:value-type="float" office:value="3948" calcext:value-type="float">
            <text:p>3948</text:p>
          </table:table-cell>
          <table:table-cell table:formula="of:=0.0000015*[.G383]+ 0.0023022" office:value-type="float" office:value="0.0082242" calcext:value-type="float">
            <text:p>0.0082242</text:p>
          </table:table-cell>
          <table:table-cell table:formula="of:=0.0000015*([.G383]-AVERAGE([.$G$29];[.$G$33];[.$G$61];[.$G$65];[.$G$93];[.$G$97]))+ 0.0023022" office:value-type="float" office:value="0.0043632" calcext:value-type="float">
            <text:p>0.0043632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328081" calcext:value-type="float">
            <text:p>328081</text:p>
          </table:table-cell>
          <table:table-cell table:formula="of:=0.000000148*[.D384] + 0.000151317" office:value-type="float" office:value="0.048707305" calcext:value-type="float">
            <text:p>0.048707305</text:p>
          </table:table-cell>
          <table:table-cell table:formula="of:=0.000000148*([.D384]-AVERAGE([.$D$29];[.$D$61];[.$D$33];[.$D$65];[.$D$93];[.$D$97])) + 0.000151317" office:value-type="float" office:value="0.0467908776666667" calcext:value-type="float">
            <text:p>0.046790877666667</text:p>
          </table:table-cell>
          <table:table-cell table:style-name="ce102" office:value-type="float" office:value="527" calcext:value-type="float">
            <text:p>527</text:p>
          </table:table-cell>
          <table:table-cell table:formula="of:=0.0000015*[.G384]+ 0.0023022" office:value-type="float" office:value="0.0030927" calcext:value-type="float">
            <text:p>0.0030927</text:p>
          </table:table-cell>
          <table:table-cell table:formula="of:=0.0000015*([.G384]-AVERAGE([.$G$29];[.$G$33];[.$G$61];[.$G$65];[.$G$93];[.$G$97]))+ 0.0023022" office:value-type="float" office:value="-0.0007683" calcext:value-type="float">
            <text:p>-0.0007683</text:p>
          </table:table-cell>
        </table:table-row>
        <table:table-row table:style-name="ro2">
          <table:table-cell office:value-type="string" calcext:value-type="string">
            <text:p>Nneon_WcrimLacZ_B_004_crop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4315" calcext:value-type="float">
            <text:p>14315</text:p>
          </table:table-cell>
          <table:table-cell table:formula="of:=0.000000148*[.D385] + 0.000151317" office:value-type="float" office:value="0.002269937" calcext:value-type="float">
            <text:p>0.002269937</text:p>
          </table:table-cell>
          <table:table-cell table:formula="of:=0.000000148*([.D385]-AVERAGE([.$D$29];[.$D$61];[.$D$33];[.$D$65];[.$D$93];[.$D$97])) + 0.000151317" office:value-type="float" office:value="0.000353509666666667" calcext:value-type="float">
            <text:p>0.000353509666667</text:p>
          </table:table-cell>
          <table:table-cell table:style-name="ce102" office:value-type="float" office:value="2105" calcext:value-type="float">
            <text:p>2105</text:p>
          </table:table-cell>
          <table:table-cell table:formula="of:=0.0000015*[.G385]+ 0.0023022" office:value-type="float" office:value="0.0054597" calcext:value-type="float">
            <text:p>0.0054597</text:p>
          </table:table-cell>
          <table:table-cell table:formula="of:=0.0000015*([.G385]-AVERAGE([.$G$29];[.$G$33];[.$G$61];[.$G$65];[.$G$93];[.$G$97]))+ 0.0023022" office:value-type="float" office:value="0.0015987" calcext:value-type="float">
            <text:p>0.0015987</text:p>
          </table:table-cell>
        </table:table-row>
        <calcext:conditional-formats>
          <calcext:conditional-format calcext:target-range-address="'Data-Trial-3-MYC'.E2:'Data-Trial-3-MYC'.E385">
            <calcext:color-scale>
              <calcext:color-scale-entry calcext:value="0" calcext:type="minimum" calcext:color="#ffffff"/>
              <calcext:color-scale-entry calcext:value="0" calcext:type="maximum" calcext:color="#00b050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:'Data-Trial-3-MYC'.D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0:'Data-Trial-3-MYC'.D1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8:'Data-Trial-3-MYC'.D2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6:'Data-Trial-3-MYC'.D3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4:'Data-Trial-3-MYC'.D41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42:'Data-Trial-3-MYC'.D4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50:'Data-Trial-3-MYC'.D5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58:'Data-Trial-3-MYC'.D6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66:'Data-Trial-3-MYC'.D7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74:'Data-Trial-3-MYC'.D81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82:'Data-Trial-3-MYC'.D8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90:'Data-Trial-3-MYC'.D9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98:'Data-Trial-3-MYC'.D10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06:'Data-Trial-3-MYC'.D11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14:'Data-Trial-3-MYC'.D121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22:'Data-Trial-3-MYC'.D12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30:'Data-Trial-3-MYC'.D13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38:'Data-Trial-3-MYC'.D14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46:'Data-Trial-3-MYC'.D15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54:'Data-Trial-3-MYC'.D161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62:'Data-Trial-3-MYC'.D16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70:'Data-Trial-3-MYC'.D17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78:'Data-Trial-3-MYC'.D18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86:'Data-Trial-3-MYC'.D19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194:'Data-Trial-3-MYC'.D201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02:'Data-Trial-3-MYC'.D20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10:'Data-Trial-3-MYC'.D21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18:'Data-Trial-3-MYC'.D22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26:'Data-Trial-3-MYC'.D23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34:'Data-Trial-3-MYC'.D241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42:'Data-Trial-3-MYC'.D24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50:'Data-Trial-3-MYC'.D25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58:'Data-Trial-3-MYC'.D26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66:'Data-Trial-3-MYC'.D27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74:'Data-Trial-3-MYC'.D281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82:'Data-Trial-3-MYC'.D28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90:'Data-Trial-3-MYC'.D29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298:'Data-Trial-3-MYC'.D30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06:'Data-Trial-3-MYC'.D31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14:'Data-Trial-3-MYC'.D321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22:'Data-Trial-3-MYC'.D32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30:'Data-Trial-3-MYC'.D33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38:'Data-Trial-3-MYC'.D34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46:'Data-Trial-3-MYC'.D35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54:'Data-Trial-3-MYC'.D361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62:'Data-Trial-3-MYC'.D369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70:'Data-Trial-3-MYC'.D377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D378:'Data-Trial-3-MYC'.D385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Data-Trial-3-MYC'.H2:'Data-Trial-3-MYC'.H38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:'Data-Trial-3-MYC'.G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0:'Data-Trial-3-MYC'.G1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8:'Data-Trial-3-MYC'.G2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6:'Data-Trial-3-MYC'.G3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4:'Data-Trial-3-MYC'.G4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42:'Data-Trial-3-MYC'.G4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50:'Data-Trial-3-MYC'.G5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58:'Data-Trial-3-MYC'.G6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66:'Data-Trial-3-MYC'.G7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74:'Data-Trial-3-MYC'.G8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82:'Data-Trial-3-MYC'.G8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90:'Data-Trial-3-MYC'.G9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98:'Data-Trial-3-MYC'.G10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06:'Data-Trial-3-MYC'.G1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14:'Data-Trial-3-MYC'.G12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22:'Data-Trial-3-MYC'.G12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30:'Data-Trial-3-MYC'.G13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38:'Data-Trial-3-MYC'.G14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46:'Data-Trial-3-MYC'.G15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54:'Data-Trial-3-MYC'.G16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62:'Data-Trial-3-MYC'.G16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70:'Data-Trial-3-MYC'.G17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78:'Data-Trial-3-MYC'.G18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86:'Data-Trial-3-MYC'.G19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194:'Data-Trial-3-MYC'.G20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02:'Data-Trial-3-MYC'.G20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10:'Data-Trial-3-MYC'.G21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18:'Data-Trial-3-MYC'.G22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26:'Data-Trial-3-MYC'.G23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34:'Data-Trial-3-MYC'.G24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42:'Data-Trial-3-MYC'.G24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50:'Data-Trial-3-MYC'.G25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58:'Data-Trial-3-MYC'.G26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66:'Data-Trial-3-MYC'.G27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74:'Data-Trial-3-MYC'.G28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82:'Data-Trial-3-MYC'.G28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90:'Data-Trial-3-MYC'.G29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298:'Data-Trial-3-MYC'.G30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06:'Data-Trial-3-MYC'.G3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14:'Data-Trial-3-MYC'.G32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22:'Data-Trial-3-MYC'.G32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30:'Data-Trial-3-MYC'.G33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38:'Data-Trial-3-MYC'.G34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46:'Data-Trial-3-MYC'.G35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54:'Data-Trial-3-MYC'.G36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62:'Data-Trial-3-MYC'.G36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70:'Data-Trial-3-MYC'.G37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Data-Trial-3-MYC'.G378:'Data-Trial-3-MYC'.G38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text> </number:text>
      <number:currency-symbol/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00-00-00</text:date>, <text:time style:data-style-name="N2" text:time-value="14:09:49.233266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1T14:17:44.329438192</dc:date>
    <meta:editing-duration>PT24M13S</meta:editing-duration>
    <meta:editing-cycles>4</meta:editing-cycles>
    <meta:generator>LibreOffice/6.4.7.2$Linux_X86_64 LibreOffice_project/40$Build-2</meta:generator>
    <meta:document-statistic meta:table-count="1" meta:cell-count="3465" meta:object-count="0"/>
  </office:meta>
</office:document-meta>
</file>